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0.3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89cm"/>
    </style:style>
    <style:style style:name="co5" style:family="table-column">
      <style:table-column-properties fo:break-before="auto" style:column-width="3.078cm"/>
    </style:style>
    <style:style style:name="co6" style:family="table-column">
      <style:table-column-properties fo:break-before="auto" style:column-width="2.487cm"/>
    </style:style>
    <style:style style:name="co7" style:family="table-column">
      <style:table-column-properties fo:break-before="auto" style:column-width="3.485cm"/>
    </style:style>
    <style:style style:name="co8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/>
    <style:style style:name="ce63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2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3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47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5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6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0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1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65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74pt solid #000000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0pt" style:font-size-asian="60pt" style:font-size-complex="60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96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9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" fo:font-size="30pt" style:font-size-asian="30pt" style:font-size-complex="30pt"/>
    </style:style>
    <style:style style:name="ce9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 Mono" fo:font-size="30pt" style:font-size-asian="30pt" style:font-size-complex="30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petscii unshifted" fo:font-size="60pt" style:font-size-asian="60pt" style:font-size-complex="60pt"/>
    </style:style>
    <style:style style:name="ce100" style:family="table-cell" style:parent-style-name="Default">
      <style:text-properties style:font-name="Wingdings 3" fo:font-size="30pt" style:font-size-asian="30pt" style:font-size-complex="30pt"/>
    </style:style>
    <style:style style:name="ce10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3" style:family="table-cell" style:parent-style-name="Default">
      <style:table-cell-properties fo:border-bottom="none" fo:border-left="0.74pt solid #000000" fo:border-right="0.74pt solid #000000" fo:border-top="none"/>
    </style:style>
    <style:style style:name="ce10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05" style:family="table-cell" style:parent-style-name="Default">
      <style:table-cell-properties fo:border-bottom="0.74pt solid #000000" fo:border-left="none" fo:border-right="none" fo:border-top="0.74pt solid #000000"/>
    </style:style>
    <style:style style:name="ce10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1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1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1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none" fo:border-top="0.74pt solid #000000"/>
    </style:style>
    <style:style style:name="ce113" style:family="table-cell" style:parent-style-name="Default">
      <style:table-cell-properties fo:border-bottom="none" fo:border-left="0.74pt solid #000000" fo:border-right="none" fo:border-top="none"/>
    </style:style>
    <style:style style:name="ce114" style:family="table-cell" style:parent-style-name="Default">
      <style:table-cell-properties fo:border-bottom="0.74pt solid #000000" fo:border-left="0.74pt solid #000000" fo:border-right="none" fo:border-top="none"/>
    </style:style>
    <style:style style:name="ce115" style:family="table-cell" style:parent-style-name="Default">
      <style:table-cell-properties fo:border-bottom="none" fo:border-left="none" fo:border-right="0.74pt solid #000000" fo:border-top="0.74pt solid #000000"/>
    </style:style>
    <style:style style:name="ce116" style:family="table-cell" style:parent-style-name="Default">
      <style:table-cell-properties fo:border-bottom="none" fo:border-left="none" fo:border-right="0.74pt solid #000000" fo:border-top="none"/>
    </style:style>
    <style:style style:name="ce117" style:family="table-cell" style:parent-style-name="Default">
      <style:table-cell-properties fo:border-bottom="0.74pt solid #000000" fo:border-left="none" fo:border-right="0.74pt solid #000000" fo:border-top="none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ircuitTemplate" table:style-name="ta1"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▎" calcext:value-type="string">
            <text:p>▎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h" calcext:value-type="string">
            <text:p>h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h" calcext:value-type="string">
            <text:p>h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h" calcext:value-type="string">
            <text:p>h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h" calcext:value-type="string">
            <text:p>h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h" calcext:value-type="string">
            <text:p>h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h" calcext:value-type="string">
            <text:p>h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h" calcext:value-type="string">
            <text:p>h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h" calcext:value-type="string">
            <text:p>h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h" calcext:value-type="string">
            <text:p>h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h" calcext:value-type="string">
            <text:p>h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h" calcext:value-type="string">
            <text:p>h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h" calcext:value-type="string">
            <text:p>h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h" calcext:value-type="string">
            <text:p>h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h" calcext:value-type="string">
            <text:p>h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h" calcext:value-type="string">
            <text:p>h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h" calcext:value-type="string">
            <text:p>h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h" calcext:value-type="string">
            <text:p>h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h" calcext:value-type="string">
            <text:p>h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h" calcext:value-type="string">
            <text:p>h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h" calcext:value-type="string">
            <text:p>h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h" calcext:value-type="string">
            <text:p>h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h" calcext:value-type="string">
            <text:p>h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h" calcext:value-type="string">
            <text:p>h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h" calcext:value-type="string">
            <text:p>h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h" calcext:value-type="string">
            <text:p>h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h" calcext:value-type="string">
            <text:p>h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h" calcext:value-type="string">
            <text:p>h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h" calcext:value-type="string">
            <text:p>h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h" calcext:value-type="string">
            <text:p>h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h" calcext:value-type="string">
            <text:p>h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h" calcext:value-type="string">
            <text:p>h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h" calcext:value-type="string">
            <text:p>h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h" calcext:value-type="string">
            <text:p>h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h" calcext:value-type="string">
            <text:p>h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h" calcext:value-type="string">
            <text:p>h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h" calcext:value-type="string">
            <text:p>h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h" calcext:value-type="string">
            <text:p>h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h" calcext:value-type="string">
            <text:p>h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h" calcext:value-type="string">
            <text:p>h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h" calcext:value-type="string">
            <text:p>h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h" calcext:value-type="string">
            <text:p>h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h" calcext:value-type="string">
            <text:p>h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h" calcext:value-type="string">
            <text:p>h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h" calcext:value-type="string">
            <text:p>h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h" calcext:value-type="string">
            <text:p>h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h" calcext:value-type="string">
            <text:p>h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h" calcext:value-type="string">
            <text:p>h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h" calcext:value-type="string">
            <text:p>h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h" calcext:value-type="string">
            <text:p>h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h" calcext:value-type="string">
            <text:p>h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h" calcext:value-type="string">
            <text:p>h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h" calcext:value-type="string">
            <text:p>h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h" calcext:value-type="string">
            <text:p>h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h" calcext:value-type="string">
            <text:p>h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h" calcext:value-type="string">
            <text:p>h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h" calcext:value-type="string">
            <text:p>h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h" calcext:value-type="string">
            <text:p>h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h" calcext:value-type="string">
            <text:p>h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h" calcext:value-type="string">
            <text:p>h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h" calcext:value-type="string">
            <text:p>h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h" calcext:value-type="string">
            <text:p>h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h" calcext:value-type="string">
            <text:p>h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h" calcext:value-type="string">
            <text:p>h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h" calcext:value-type="string">
            <text:p>h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h" calcext:value-type="string">
            <text:p>h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h" calcext:value-type="string">
            <text:p>h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h" calcext:value-type="string">
            <text:p>h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h" calcext:value-type="string">
            <text:p>h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h" calcext:value-type="string">
            <text:p>h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h" calcext:value-type="string">
            <text:p>h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h" calcext:value-type="string">
            <text:p>h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h" calcext:value-type="string">
            <text:p>h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h" calcext:value-type="string">
            <text:p>h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h" calcext:value-type="string">
            <text:p>h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h" calcext:value-type="string">
            <text:p>h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h" calcext:value-type="string">
            <text:p>h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h" calcext:value-type="string">
            <text:p>h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h" calcext:value-type="string">
            <text:p>h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h" calcext:value-type="string">
            <text:p>h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h" calcext:value-type="string">
            <text:p>h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h" calcext:value-type="string">
            <text:p>h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h" calcext:value-type="string">
            <text:p>h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h" calcext:value-type="string">
            <text:p>h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h" calcext:value-type="string">
            <text:p>h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h" calcext:value-type="string">
            <text:p>h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h" calcext:value-type="string">
            <text:p>h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h" calcext:value-type="string">
            <text:p>h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h" calcext:value-type="string">
            <text:p>h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h" calcext:value-type="string">
            <text:p>h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h" calcext:value-type="string">
            <text:p>h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h" calcext:value-type="string">
            <text:p>h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h" calcext:value-type="string">
            <text:p>h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h" calcext:value-type="string">
            <text:p>h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RunForest" table:style-name="ta1"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8*Z+3,$00*Z+4,$00*Z+5,$0A*Z+5,$08*Z+3,$00*Z+4,$00*Z+5,$00*Z+6,$00*Z+5,$02*Z+0,$00*Z+3,$00*Z+4,$00*Z+5,$00*Z+5,$00*Z+6,$0A*Z+6" calcext:value-type="string">
            <text:p><text:tab/>dc.b $08*Z+3,$00*Z+4,$00*Z+5,$0A*Z+5,$08*Z+3,$00*Z+4,$00*Z+5,$00*Z+6,$00*Z+5,$02*Z+0,$00*Z+3,$00*Z+4,$00*Z+5,$00*Z+5,$00*Z+6,$0A*Z+6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4,$00*Z+4,$00*Z+6,$0A*Z+0,$08*Z+3,$0A*Z+4,$07*Z+7,$00*Z+6,$00*Z+6,$02*Z+0,$00*Z+3,$00*Z+4,$0B*Z+6,$00*Z+7,$00*Z+6,$0A*Z+6" calcext:value-type="string">
            <text:p><text:tab/>dc.b $08*Z+4,$00*Z+4,$00*Z+6,$0A*Z+0,$08*Z+3,$0A*Z+4,$07*Z+7,$00*Z+6,$00*Z+6,$02*Z+0,$00*Z+3,$00*Z+4,$0B*Z+6,$00*Z+7,$00*Z+6,$0A*Z+6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4,$0A*Z+5,$08*Z+7,$0A*Z+0,$08*Z+4,$00*Z+4,$02*Z+0,$00*Z+0,$00*Z+7,$02*Z+0,$00*Z+2,$00*Z+3,$05*Z+4,$07*Z+7,$00*Z+6,$0A*Z+7" calcext:value-type="string">
            <text:p><text:tab/>dc.b $08*Z+4,$0A*Z+5,$08*Z+7,$0A*Z+0,$08*Z+4,$00*Z+4,$02*Z+0,$00*Z+0,$00*Z+7,$02*Z+0,$00*Z+2,$00*Z+3,$05*Z+4,$07*Z+7,$00*Z+6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A*Z+4,$08*Z+0,$0A*Z+0,$08*Z+4,$00*Z+5,$02*Z+0,$0C*Z+0,$0C*Z+0,$02*Z+0,$03*Z+0,$07*Z+3,$00*Z+4,$02*Z+0,$00*Z+0,$0A*Z+7" calcext:value-type="string">
            <text:p><text:tab/>dc.b $08*Z+4,$0A*Z+4,$08*Z+0,$0A*Z+0,$08*Z+4,$00*Z+5,$02*Z+0,$0C*Z+0,$0C*Z+0,$02*Z+0,$03*Z+0,$07*Z+3,$00*Z+4,$02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3,$0A*Z+4,$08*Z+0,$0A*Z+0,$08*Z+5,$00*Z+5,$02*Z+0,$00*Z+1,$00*Z+0,$05*Z+7,$03*Z+0,$04*Z+5,$00*Z+5,$02*Z+0,$00*Z+0,$0A*Z+7" calcext:value-type="string">
            <text:p><text:tab/>dc.b $08*Z+3,$0A*Z+4,$08*Z+0,$0A*Z+0,$08*Z+5,$00*Z+5,$02*Z+0,$00*Z+1,$00*Z+0,$05*Z+7,$03*Z+0,$04*Z+5,$00*Z+5,$02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A*Z+4,$08*Z+1,$00*Z+7,$00*Z+6,$00*Z+6,$02*Z+0,$00*Z+1,$00*Z+1,$00*Z+7,$00*Z+6,$00*Z+6,$00*Z+6,$02*Z+0,$00*Z+0,$0A*Z+0" calcext:value-type="string">
            <text:p><text:tab/>dc.b $08*Z+4,$0A*Z+4,$08*Z+1,$00*Z+7,$00*Z+6,$00*Z+6,$02*Z+0,$00*Z+1,$00*Z+1,$00*Z+7,$00*Z+6,$00*Z+6,$00*Z+6,$02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A*Z+4,$07*Z+1,$0B*Z+0,$0B*Z+6,$0B*Z+7,$02*Z+0,$0B*Z+1,$0B*Z+0,$0B*Z+7,$0B*Z+7,$0B*Z+7,$06*Z+7,$02*Z+0,$00*Z+0,$0A*Z+0" calcext:value-type="string">
            <text:p><text:tab/>dc.b $08*Z+4,$0A*Z+4,$07*Z+1,$0B*Z+0,$0B*Z+6,$0B*Z+7,$02*Z+0,$0B*Z+1,$0B*Z+0,$0B*Z+7,$0B*Z+7,$0B*Z+7,$06*Z+7,$02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2,$00*Z+2,$09*Z+2,$09*Z+3,$09*Z+4,$09*Z+4,$02*Z+0,$09*Z+3,$09*Z+3,$09*Z+3,$09*Z+3,$09*Z+4,$02*Z+0,$02*Z+0,$00*Z+0,$0A*Z+0" calcext:value-type="string">
            <text:p><text:tab/>dc.b $08*Z+2,$00*Z+2,$09*Z+2,$09*Z+3,$09*Z+4,$09*Z+4,$02*Z+0,$09*Z+3,$09*Z+3,$09*Z+3,$09*Z+3,$09*Z+4,$02*Z+0,$02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1,$00*Z+2,$00*Z+1,$00*Z+2,$00*Z+3,$00*Z+3,$05*Z+3,$08*Z+2,$00*Z+2,$00*Z+2,$00*Z+3,$00*Z+3,$05*Z+3,$04*Z+0,$00*Z+0,$0A*Z+0" calcext:value-type="string">
            <text:p><text:tab/>dc.b $08*Z+1,$00*Z+2,$00*Z+1,$00*Z+2,$00*Z+3,$00*Z+3,$05*Z+3,$08*Z+2,$00*Z+2,$00*Z+2,$00*Z+3,$00*Z+3,$05*Z+3,$04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8*Z+1,$00*Z+1,$00*Z+1,$06*Z+1,$08*Z+2,$00*Z+2,$00*Z+1,$00*Z+1,$00*Z+1,$00*Z+1,$06*Z+1,$08*Z+2,$00*Z+1,$00*Z+1,$00*Z+0,$0A*Z+0" calcext:value-type="string">
            <text:p><text:tab/>dc.b $08*Z+1,$00*Z+1,$00*Z+1,$06*Z+1,$08*Z+2,$00*Z+2,$00*Z+1,$00*Z+1,$00*Z+1,$00*Z+1,$06*Z+1,$08*Z+2,$00*Z+1,$00*Z+1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▎" calcext:value-type="string">
            <text:p>▎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m" calcext:value-type="string">
            <text:p>m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i" calcext:value-type="string">
            <text:p>i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" calcext:value-type="string">
            <text:p>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l" calcext:value-type="string">
            <text:p>l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▎" calcext:value-type="string">
            <text:p>▎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m" calcext:value-type="string">
            <text:p>m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i" calcext:value-type="string">
            <text:p>i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l" calcext:value-type="string">
            <text:p>l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l" calcext:value-type="string">
            <text:p>l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│" calcext:value-type="string">
            <text:p>│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>
            <text:p/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m" calcext:value-type="string">
            <text:p>m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i" calcext:value-type="string">
            <text:p>i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i" calcext:value-type="string">
            <text:p>i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f" calcext:value-type="string">
            <text:p>f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" calcext:value-type="string">
            <text:p>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▎" calcext:value-type="string">
            <text:p>▎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m" calcext:value-type="string">
            <text:p>m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" calcext:value-type="string">
            <text:p>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i" calcext:value-type="string">
            <text:p>i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◣" calcext:value-type="string">
            <text:p>◣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f" calcext:value-type="string">
            <text:p>f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f" calcext:value-type="string">
            <text:p>f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│" calcext:value-type="string">
            <text:p>│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m" calcext:value-type="string">
            <text:p>m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i" calcext:value-type="string">
            <text:p>i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▂" calcext:value-type="string">
            <text:p>▂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f" calcext:value-type="string">
            <text:p>f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j" calcext:value-type="string">
            <text:p>j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i" calcext:value-type="string">
            <text:p>i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" calcext:value-type="string">
            <text:p>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l" calcext:value-type="string">
            <text:p>l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▎" calcext:value-type="string">
            <text:p>▎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j" calcext:value-type="string">
            <text:p>j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" calcext:value-type="string">
            <text:p>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▎" calcext:value-type="string">
            <text:p>▎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i" calcext:value-type="string">
            <text:p>i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i" calcext:value-type="string">
            <text:p>i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│" calcext:value-type="string">
            <text:p>│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h" calcext:value-type="string">
            <text:p>h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j" calcext:value-type="string">
            <text:p>j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│" calcext:value-type="string">
            <text:p>│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g" calcext:value-type="string">
            <text:p>g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m" calcext:value-type="string">
            <text:p>m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◥" calcext:value-type="string">
            <text:p>◥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i" calcext:value-type="string">
            <text:p>i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j" calcext:value-type="string">
            <text:p>j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f" calcext:value-type="string">
            <text:p>f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j" calcext:value-type="string">
            <text:p>j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" calcext:value-type="string">
            <text:p>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i" calcext:value-type="string">
            <text:p>i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▎" calcext:value-type="string">
            <text:p>▎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h" calcext:value-type="string">
            <text:p>h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" calcext:value-type="string">
            <text:p>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▎" calcext:value-type="string">
            <text:p>▎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i" calcext:value-type="string">
            <text:p>i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l" calcext:value-type="string">
            <text:p>l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│" calcext:value-type="string">
            <text:p>│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>
            <text:p/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▒" calcext:value-type="string">
            <text:p>▒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▒" calcext:value-type="string">
            <text:p>▒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│" calcext:value-type="string">
            <text:p>│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─" calcext:value-type="string">
            <text:p>─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>
            <text:p/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◣" calcext:value-type="string">
            <text:p>◣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m" calcext:value-type="string">
            <text:p>m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i" calcext:value-type="string">
            <text:p>i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m" calcext:value-type="string">
            <text:p>m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" calcext:value-type="string">
            <text:p>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i" calcext:value-type="string">
            <text:p>i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▎" calcext:value-type="string">
            <text:p>▎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h" calcext:value-type="string">
            <text:p>h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" calcext:value-type="string">
            <text:p>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▎" calcext:value-type="string">
            <text:p>▎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l" calcext:value-type="string">
            <text:p>l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l" calcext:value-type="string">
            <text:p>l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│" calcext:value-type="string">
            <text:p>│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>
            <text:p/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k" calcext:value-type="string">
            <text:p>k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◥" calcext:value-type="string">
            <text:p>◥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j" calcext:value-type="string">
            <text:p>j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─" calcext:value-type="string">
            <text:p>─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>
            <text:p/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◤" calcext:value-type="string">
            <text:p>◤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l" calcext:value-type="string">
            <text:p>l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l" calcext:value-type="string">
            <text:p>l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" calcext:value-type="string">
            <text:p>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i" calcext:value-type="string">
            <text:p>i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▎" calcext:value-type="string">
            <text:p>▎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k" calcext:value-type="string">
            <text:p>k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j" calcext:value-type="string">
            <text:p>j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f" calcext:value-type="string">
            <text:p>f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f" calcext:value-type="string">
            <text:p>f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│" calcext:value-type="string">
            <text:p>│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>
            <text:p/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k" calcext:value-type="string">
            <text:p>k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k" calcext:value-type="string">
            <text:p>k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j" calcext:value-type="string">
            <text:p>j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f" calcext:value-type="string">
            <text:p>f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f" calcext:value-type="string">
            <text:p>f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f" calcext:value-type="string">
            <text:p>f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>
            <text:p/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" calcext:value-type="string">
            <text:p>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◣" calcext:value-type="string">
            <text:p>◣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k" calcext:value-type="string">
            <text:p>k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▂" calcext:value-type="string">
            <text:p>▂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▂" calcext:value-type="string">
            <text:p>▂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f" calcext:value-type="string">
            <text:p>f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▂" calcext:value-type="string">
            <text:p>▂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j" calcext:value-type="string">
            <text:p>j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│" calcext:value-type="string">
            <text:p>│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▂" calcext:value-type="string">
            <text:p>▂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k" calcext:value-type="string">
            <text:p>k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▂" calcext:value-type="string">
            <text:p>▂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▂" calcext:value-type="string">
            <text:p>▂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j" calcext:value-type="string">
            <text:p>j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▂" calcext:value-type="string">
            <text:p>▂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j" calcext:value-type="string">
            <text:p>j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▂" calcext:value-type="string">
            <text:p>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j" calcext:value-type="string">
            <text:p>j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◢" calcext:value-type="string">
            <text:p>◢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j" calcext:value-type="string">
            <text:p>j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>
            <text:p/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g" calcext:value-type="string">
            <text:p>g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g" calcext:value-type="string">
            <text:p>g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" calcext:value-type="string">
            <text:p>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g" calcext:value-type="string">
            <text:p>g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" calcext:value-type="string">
            <text:p>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m" calcext:value-type="string">
            <text:p>m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" calcext:value-type="string">
            <text:p>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i" calcext:value-type="string">
            <text:p>i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" calcext:value-type="string">
            <text:p>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i" calcext:value-type="string">
            <text:p>i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│" calcext:value-type="string">
            <text:p>│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" calcext:value-type="string">
            <text:p>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m" calcext:value-type="string">
            <text:p>m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" calcext:value-type="string">
            <text:p>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" calcext:value-type="string">
            <text:p>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m" calcext:value-type="string">
            <text:p>m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" calcext:value-type="string">
            <text:p>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m" calcext:value-type="string">
            <text:p>m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" calcext:value-type="string">
            <text:p>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i" calcext:value-type="string">
            <text:p>i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│" calcext:value-type="string">
            <text:p>│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>
            <text:p/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k" calcext:value-type="string">
            <text:p>k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k" calcext:value-type="string">
            <text:p>k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g" calcext:value-type="string">
            <text:p>g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m" calcext:value-type="string">
            <text:p>m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m" calcext:value-type="string">
            <text:p>m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m" calcext:value-type="string">
            <text:p>m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▎" calcext:value-type="string">
            <text:p>▎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g" calcext:value-type="string">
            <text:p>g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g" calcext:value-type="string">
            <text:p>g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m" calcext:value-type="string">
            <text:p>m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m" calcext:value-type="string">
            <text:p>m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k" calcext:value-type="string">
            <text:p>k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k" calcext:value-type="string">
            <text:p>k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k" calcext:value-type="string">
            <text:p>k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k" calcext:value-type="string">
            <text:p>k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▎" calcext:value-type="string">
            <text:p>▎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g" calcext:value-type="string">
            <text:p>g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g" calcext:value-type="string">
            <text:p>g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k" calcext:value-type="string">
            <text:p>k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k" calcext:value-type="string">
            <text:p>k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k" calcext:value-type="string">
            <text:p>k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k" calcext:value-type="string">
            <text:p>k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k" calcext:value-type="string">
            <text:p>k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▎" calcext:value-type="string">
            <text:p>▎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k" calcext:value-type="string">
            <text:p>k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IceCubeSystem" table:style-name="ta1"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2,$00*Z+2,$00*Z+4,$00*Z+5,$00*Z+5,$00*Z+6,$00*Z+5,$00*Z+5,$00*Z+5,$02*Z+6,$00*Z+4,$00*Z+4,$00*Z+4,$00*Z+4,$00*Z+4,$02*Z+2" calcext:value-type="string">
            <text:p><text:tab/>dc.b $02*Z+2,$00*Z+2,$00*Z+4,$00*Z+5,$00*Z+5,$00*Z+6,$00*Z+5,$00*Z+5,$00*Z+5,$02*Z+6,$00*Z+4,$00*Z+4,$00*Z+4,$00*Z+4,$00*Z+4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2,$00*Z+2,$00*Z+4,$0B*Z+5,$00*Z+6,$00*Z+6,$0B*Z+6,$00*Z+6,$00*Z+6,$09*Z+6,$00*Z+5,$00*Z+5,$0B*Z+6,$00*Z+6,$00*Z+5,$02*Z+2" calcext:value-type="string">
            <text:p><text:tab/>dc.b $02*Z+2,$00*Z+2,$00*Z+4,$0B*Z+5,$00*Z+6,$00*Z+6,$0B*Z+6,$00*Z+6,$00*Z+6,$09*Z+6,$00*Z+5,$00*Z+5,$0B*Z+6,$00*Z+6,$00*Z+5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2,$00*Z+3,$00*Z+4,$02*Z+4,$00*Z+0,$00*Z+7,$02*Z+6,$00*Z+0,$00*Z+0,$00*Z+7,$00*Z+0,$00*Z+7,$02*Z+7,$00*Z+7,$00*Z+6,$02*Z+2" calcext:value-type="string">
            <text:p><text:tab/>dc.b $02*Z+2,$00*Z+3,$00*Z+4,$02*Z+4,$00*Z+0,$00*Z+7,$02*Z+6,$00*Z+0,$00*Z+0,$00*Z+7,$00*Z+0,$00*Z+7,$02*Z+7,$00*Z+7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2,$00*Z+3,$00*Z+5,$09*Z+6,$0B*Z+0,$0B*Z+0,$02*Z+0,$00*Z+7,$0B*Z+0,$0B*Z+0,$0B*Z+0,$00*Z+0,$02*Z+7,$00*Z+7,$00*Z+0,$02*Z+2" calcext:value-type="string">
            <text:p><text:tab/>dc.b $02*Z+2,$00*Z+3,$00*Z+5,$09*Z+6,$0B*Z+0,$0B*Z+0,$02*Z+0,$00*Z+7,$0B*Z+0,$0B*Z+0,$0B*Z+0,$00*Z+0,$02*Z+7,$00*Z+7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2,$00*Z+3,$00*Z+4,$0B*Z+6,$02*Z+0,$02*Z+0,$02*Z+0,$0B*Z+0,$02*Z+0,$02*Z+0,$02*Z+0,$0B*Z+0,$02*Z+0,$00*Z+0,$00*Z+0,$02*Z+2" calcext:value-type="string">
            <text:p><text:tab/>dc.b $02*Z+2,$00*Z+3,$00*Z+4,$0B*Z+6,$02*Z+0,$02*Z+0,$02*Z+0,$0B*Z+0,$02*Z+0,$02*Z+0,$02*Z+0,$0B*Z+0,$02*Z+0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2,$00*Z+3,$00*Z+5,$02*Z+4,$02*Z+0,$09*Z+4,$02*Z+0,$02*Z+0,$09*Z+4,$02*Z+0,$02*Z+0,$02*Z+0,$02*Z+0,$0C*Z+0,$0C*Z+0,$02*Z+2" calcext:value-type="string">
            <text:p><text:tab/>dc.b $02*Z+2,$00*Z+3,$00*Z+5,$02*Z+4,$02*Z+0,$09*Z+4,$02*Z+0,$02*Z+0,$09*Z+4,$02*Z+0,$02*Z+0,$02*Z+0,$02*Z+0,$0C*Z+0,$0C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0*Z+3,$00*Z+4,$02*Z+4,$09*Z+4,$0B*Z+4,$09*Z+4,$09*Z+4,$00*Z+4,$09*Z+4,$09*Z+4,$02*Z+0,$09*Z+1,$00*Z+0,$00*Z+0,$02*Z+2" calcext:value-type="string">
            <text:p><text:tab/>dc.b $02*Z+2,$00*Z+3,$00*Z+4,$02*Z+4,$09*Z+4,$0B*Z+4,$09*Z+4,$09*Z+4,$00*Z+4,$09*Z+4,$09*Z+4,$02*Z+0,$09*Z+1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2,$00*Z+2,$00*Z+3,$09*Z+4,$00*Z+4,$02*Z+3,$00*Z+2,$00*Z+2,$0B*Z+3,$00*Z+3,$00*Z+4,$09*Z+4,$0B*Z+1,$00*Z+0,$00*Z+0,$02*Z+2" calcext:value-type="string">
            <text:p><text:tab/>dc.b $02*Z+2,$00*Z+2,$00*Z+3,$09*Z+4,$00*Z+4,$02*Z+3,$00*Z+2,$00*Z+2,$0B*Z+3,$00*Z+3,$00*Z+4,$09*Z+4,$0B*Z+1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B*Z+2,$00*Z+3,$00*Z+3,$00*Z+4,$02*Z+2,$00*Z+0,$00*Z+0,$02*Z+2,$00*Z+2,$00*Z+3,$00*Z+3,$02*Z+0,$00*Z+0,$00*Z+0,$02*Z+2" calcext:value-type="string">
            <text:p><text:tab/>dc.b $02*Z+2,$0B*Z+2,$00*Z+3,$00*Z+3,$00*Z+4,$02*Z+2,$00*Z+0,$00*Z+0,$02*Z+2,$00*Z+2,$00*Z+3,$00*Z+3,$02*Z+0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2*Z+1,$00*Z+2,$00*Z+1,$00*Z+2,$09*Z+1,$00*Z+0,$00*Z+0,$02*Z+1,$00*Z+1,$00*Z+1,$00*Z+2,$09*Z+1,$00*Z+1,$00*Z+0,$02*Z+2" calcext:value-type="string">
            <text:p><text:tab/>dc.b $02*Z+2,$02*Z+1,$00*Z+2,$00*Z+1,$00*Z+2,$09*Z+1,$00*Z+0,$00*Z+0,$02*Z+1,$00*Z+1,$00*Z+1,$00*Z+2,$09*Z+1,$00*Z+1,$00*Z+0,$02*Z+2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'file:///C:/GitProjects/PHC25Turbo/CircuitHelp%20-%20Copie.ods'#$Caractères.$B$2];IF([.A1]=1;['file:///C:/GitProjects/PHC25Turbo/CircuitHelp%20-%20Copie.ods'#$Caractères.$B$3];IF([.A1]=2;['file:///C:/GitProjects/PHC25Turbo/CircuitHelp%20-%20Copie.ods'#$Caractères.$B$4];IF([.A1]=3;['file:///C:/GitProjects/PHC25Turbo/CircuitHelp%20-%20Copie.ods'#$Caractères.$B$5];IF([.A1]=4;['file:///C:/GitProjects/PHC25Turbo/CircuitHelp%20-%20Copie.ods'#$Caractères.$B$6];IF([.A1]=5;['file:///C:/GitProjects/PHC25Turbo/CircuitHelp%20-%20Copie.ods'#$Caractères.$B$7];IF([.A1]=6;['file:///C:/GitProjects/PHC25Turbo/CircuitHelp%20-%20Copie.ods'#$Caractères.$B$8];IF([.A1]=7;['file:///C:/GitProjects/PHC25Turbo/CircuitHelp%20-%20Copie.ods'#$Caractères.$B$9];IF([.A1]=8;['file:///C:/GitProjects/PHC25Turbo/CircuitHelp%20-%20Copie.ods'#$Caractères.$B$10];IF([.A1]=9;['file:///C:/GitProjects/PHC25Turbo/CircuitHelp%20-%20Copie.ods'#$Caractères.$B$11];IF([.A1]=10;['file:///C:/GitProjects/PHC25Turbo/CircuitHelp%20-%20Copie.ods'#$Caractères.$B$12];IF([.A1]=11;['file:///C:/GitProjects/PHC25Turbo/CircuitHelp%20-%20Copie.ods'#$Caractères.$B$13];IF([.A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'file:///C:/GitProjects/PHC25Turbo/CircuitHelp%20-%20Copie.ods'#$Caractères.$H$2];IF([.B1]=1;['file:///C:/GitProjects/PHC25Turbo/CircuitHelp%20-%20Copie.ods'#$Caractères.$H$3];IF([.B1]=2;['file:///C:/GitProjects/PHC25Turbo/CircuitHelp%20-%20Copie.ods'#$Caractères.$H$4];IF([.B1]=3;['file:///C:/GitProjects/PHC25Turbo/CircuitHelp%20-%20Copie.ods'#$Caractères.$H$5];IF([.B1]=4;['file:///C:/GitProjects/PHC25Turbo/CircuitHelp%20-%20Copie.ods'#$Caractères.$H$6];IF([.B1]=5;['file:///C:/GitProjects/PHC25Turbo/CircuitHelp%20-%20Copie.ods'#$Caractères.$H$7];IF([.B1]=6;['file:///C:/GitProjects/PHC25Turbo/CircuitHelp%20-%20Copie.ods'#$Caractères.$H$8];IF([.B1]=7;['file:///C:/GitProjects/PHC25Turbo/CircuitHelp%20-%20Copie.ods'#$Caractères.$H$9];&quot;x&quot;)))))))))">
            <text:p/>
          </table:table-cell>
          <table:table-cell table:style-name="ce53" table:formula="of:=IF([.C1]=0;['file:///C:/GitProjects/PHC25Turbo/CircuitHelp%20-%20Copie.ods'#$Caractères.$B$2];IF([.C1]=1;['file:///C:/GitProjects/PHC25Turbo/CircuitHelp%20-%20Copie.ods'#$Caractères.$B$3];IF([.C1]=2;['file:///C:/GitProjects/PHC25Turbo/CircuitHelp%20-%20Copie.ods'#$Caractères.$B$4];IF([.C1]=3;['file:///C:/GitProjects/PHC25Turbo/CircuitHelp%20-%20Copie.ods'#$Caractères.$B$5];IF([.C1]=4;['file:///C:/GitProjects/PHC25Turbo/CircuitHelp%20-%20Copie.ods'#$Caractères.$B$6];IF([.C1]=5;['file:///C:/GitProjects/PHC25Turbo/CircuitHelp%20-%20Copie.ods'#$Caractères.$B$7];IF([.C1]=6;['file:///C:/GitProjects/PHC25Turbo/CircuitHelp%20-%20Copie.ods'#$Caractères.$B$8];IF([.C1]=7;['file:///C:/GitProjects/PHC25Turbo/CircuitHelp%20-%20Copie.ods'#$Caractères.$B$9];IF([.C1]=8;['file:///C:/GitProjects/PHC25Turbo/CircuitHelp%20-%20Copie.ods'#$Caractères.$B$10];IF([.C1]=9;['file:///C:/GitProjects/PHC25Turbo/CircuitHelp%20-%20Copie.ods'#$Caractères.$B$11];IF([.C1]=10;['file:///C:/GitProjects/PHC25Turbo/CircuitHelp%20-%20Copie.ods'#$Caractères.$B$12];IF([.C1]=11;['file:///C:/GitProjects/PHC25Turbo/CircuitHelp%20-%20Copie.ods'#$Caractères.$B$13];IF([.C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'file:///C:/GitProjects/PHC25Turbo/CircuitHelp%20-%20Copie.ods'#$Caractères.$H$2];IF([.D1]=1;['file:///C:/GitProjects/PHC25Turbo/CircuitHelp%20-%20Copie.ods'#$Caractères.$H$3];IF([.D1]=2;['file:///C:/GitProjects/PHC25Turbo/CircuitHelp%20-%20Copie.ods'#$Caractères.$H$4];IF([.D1]=3;['file:///C:/GitProjects/PHC25Turbo/CircuitHelp%20-%20Copie.ods'#$Caractères.$H$5];IF([.D1]=4;['file:///C:/GitProjects/PHC25Turbo/CircuitHelp%20-%20Copie.ods'#$Caractères.$H$6];IF([.D1]=5;['file:///C:/GitProjects/PHC25Turbo/CircuitHelp%20-%20Copie.ods'#$Caractères.$H$7];IF([.D1]=6;['file:///C:/GitProjects/PHC25Turbo/CircuitHelp%20-%20Copie.ods'#$Caractères.$H$8];IF([.D1]=7;['file:///C:/GitProjects/PHC25Turbo/CircuitHelp%20-%20Copie.ods'#$Caractères.$H$9];&quot;x&quot;)))))))))">
            <text:p/>
          </table:table-cell>
          <table:table-cell table:style-name="ce59" table:formula="of:=IF([.E1]=0;['file:///C:/GitProjects/PHC25Turbo/CircuitHelp%20-%20Copie.ods'#$Caractères.$B$2];IF([.E1]=1;['file:///C:/GitProjects/PHC25Turbo/CircuitHelp%20-%20Copie.ods'#$Caractères.$B$3];IF([.E1]=2;['file:///C:/GitProjects/PHC25Turbo/CircuitHelp%20-%20Copie.ods'#$Caractères.$B$4];IF([.E1]=3;['file:///C:/GitProjects/PHC25Turbo/CircuitHelp%20-%20Copie.ods'#$Caractères.$B$5];IF([.E1]=4;['file:///C:/GitProjects/PHC25Turbo/CircuitHelp%20-%20Copie.ods'#$Caractères.$B$6];IF([.E1]=5;['file:///C:/GitProjects/PHC25Turbo/CircuitHelp%20-%20Copie.ods'#$Caractères.$B$7];IF([.E1]=6;['file:///C:/GitProjects/PHC25Turbo/CircuitHelp%20-%20Copie.ods'#$Caractères.$B$8];IF([.E1]=7;['file:///C:/GitProjects/PHC25Turbo/CircuitHelp%20-%20Copie.ods'#$Caractères.$B$9];IF([.E1]=8;['file:///C:/GitProjects/PHC25Turbo/CircuitHelp%20-%20Copie.ods'#$Caractères.$B$10];IF([.E1]=9;['file:///C:/GitProjects/PHC25Turbo/CircuitHelp%20-%20Copie.ods'#$Caractères.$B$11];IF([.E1]=10;['file:///C:/GitProjects/PHC25Turbo/CircuitHelp%20-%20Copie.ods'#$Caractères.$B$12];IF([.E1]=11;['file:///C:/GitProjects/PHC25Turbo/CircuitHelp%20-%20Copie.ods'#$Caractères.$B$13];IF([.E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'file:///C:/GitProjects/PHC25Turbo/CircuitHelp%20-%20Copie.ods'#$Caractères.$H$2];IF([.F1]=1;['file:///C:/GitProjects/PHC25Turbo/CircuitHelp%20-%20Copie.ods'#$Caractères.$H$3];IF([.F1]=2;['file:///C:/GitProjects/PHC25Turbo/CircuitHelp%20-%20Copie.ods'#$Caractères.$H$4];IF([.F1]=3;['file:///C:/GitProjects/PHC25Turbo/CircuitHelp%20-%20Copie.ods'#$Caractères.$H$5];IF([.F1]=4;['file:///C:/GitProjects/PHC25Turbo/CircuitHelp%20-%20Copie.ods'#$Caractères.$H$6];IF([.F1]=5;['file:///C:/GitProjects/PHC25Turbo/CircuitHelp%20-%20Copie.ods'#$Caractères.$H$7];IF([.F1]=6;['file:///C:/GitProjects/PHC25Turbo/CircuitHelp%20-%20Copie.ods'#$Caractères.$H$8];IF([.F1]=7;['file:///C:/GitProjects/PHC25Turbo/CircuitHelp%20-%20Copie.ods'#$Caractères.$H$9];&quot;x&quot;)))))))))">
            <text:p/>
          </table:table-cell>
          <table:table-cell table:style-name="ce53" table:formula="of:=IF([.G1]=0;['file:///C:/GitProjects/PHC25Turbo/CircuitHelp%20-%20Copie.ods'#$Caractères.$B$2];IF([.G1]=1;['file:///C:/GitProjects/PHC25Turbo/CircuitHelp%20-%20Copie.ods'#$Caractères.$B$3];IF([.G1]=2;['file:///C:/GitProjects/PHC25Turbo/CircuitHelp%20-%20Copie.ods'#$Caractères.$B$4];IF([.G1]=3;['file:///C:/GitProjects/PHC25Turbo/CircuitHelp%20-%20Copie.ods'#$Caractères.$B$5];IF([.G1]=4;['file:///C:/GitProjects/PHC25Turbo/CircuitHelp%20-%20Copie.ods'#$Caractères.$B$6];IF([.G1]=5;['file:///C:/GitProjects/PHC25Turbo/CircuitHelp%20-%20Copie.ods'#$Caractères.$B$7];IF([.G1]=6;['file:///C:/GitProjects/PHC25Turbo/CircuitHelp%20-%20Copie.ods'#$Caractères.$B$8];IF([.G1]=7;['file:///C:/GitProjects/PHC25Turbo/CircuitHelp%20-%20Copie.ods'#$Caractères.$B$9];IF([.G1]=8;['file:///C:/GitProjects/PHC25Turbo/CircuitHelp%20-%20Copie.ods'#$Caractères.$B$10];IF([.G1]=9;['file:///C:/GitProjects/PHC25Turbo/CircuitHelp%20-%20Copie.ods'#$Caractères.$B$11];IF([.G1]=10;['file:///C:/GitProjects/PHC25Turbo/CircuitHelp%20-%20Copie.ods'#$Caractères.$B$12];IF([.G1]=11;['file:///C:/GitProjects/PHC25Turbo/CircuitHelp%20-%20Copie.ods'#$Caractères.$B$13];IF([.G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'file:///C:/GitProjects/PHC25Turbo/CircuitHelp%20-%20Copie.ods'#$Caractères.$H$2];IF([.H1]=1;['file:///C:/GitProjects/PHC25Turbo/CircuitHelp%20-%20Copie.ods'#$Caractères.$H$3];IF([.H1]=2;['file:///C:/GitProjects/PHC25Turbo/CircuitHelp%20-%20Copie.ods'#$Caractères.$H$4];IF([.H1]=3;['file:///C:/GitProjects/PHC25Turbo/CircuitHelp%20-%20Copie.ods'#$Caractères.$H$5];IF([.H1]=4;['file:///C:/GitProjects/PHC25Turbo/CircuitHelp%20-%20Copie.ods'#$Caractères.$H$6];IF([.H1]=5;['file:///C:/GitProjects/PHC25Turbo/CircuitHelp%20-%20Copie.ods'#$Caractères.$H$7];IF([.H1]=6;['file:///C:/GitProjects/PHC25Turbo/CircuitHelp%20-%20Copie.ods'#$Caractères.$H$8];IF([.H1]=7;['file:///C:/GitProjects/PHC25Turbo/CircuitHelp%20-%20Copie.ods'#$Caractères.$H$9];&quot;x&quot;)))))))))">
            <text:p/>
          </table:table-cell>
          <table:table-cell table:style-name="ce59" table:formula="of:=IF([.I1]=0;['file:///C:/GitProjects/PHC25Turbo/CircuitHelp%20-%20Copie.ods'#$Caractères.$B$2];IF([.I1]=1;['file:///C:/GitProjects/PHC25Turbo/CircuitHelp%20-%20Copie.ods'#$Caractères.$B$3];IF([.I1]=2;['file:///C:/GitProjects/PHC25Turbo/CircuitHelp%20-%20Copie.ods'#$Caractères.$B$4];IF([.I1]=3;['file:///C:/GitProjects/PHC25Turbo/CircuitHelp%20-%20Copie.ods'#$Caractères.$B$5];IF([.I1]=4;['file:///C:/GitProjects/PHC25Turbo/CircuitHelp%20-%20Copie.ods'#$Caractères.$B$6];IF([.I1]=5;['file:///C:/GitProjects/PHC25Turbo/CircuitHelp%20-%20Copie.ods'#$Caractères.$B$7];IF([.I1]=6;['file:///C:/GitProjects/PHC25Turbo/CircuitHelp%20-%20Copie.ods'#$Caractères.$B$8];IF([.I1]=7;['file:///C:/GitProjects/PHC25Turbo/CircuitHelp%20-%20Copie.ods'#$Caractères.$B$9];IF([.I1]=8;['file:///C:/GitProjects/PHC25Turbo/CircuitHelp%20-%20Copie.ods'#$Caractères.$B$10];IF([.I1]=9;['file:///C:/GitProjects/PHC25Turbo/CircuitHelp%20-%20Copie.ods'#$Caractères.$B$11];IF([.I1]=10;['file:///C:/GitProjects/PHC25Turbo/CircuitHelp%20-%20Copie.ods'#$Caractères.$B$12];IF([.I1]=11;['file:///C:/GitProjects/PHC25Turbo/CircuitHelp%20-%20Copie.ods'#$Caractères.$B$13];IF([.I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'file:///C:/GitProjects/PHC25Turbo/CircuitHelp%20-%20Copie.ods'#$Caractères.$H$2];IF([.J1]=1;['file:///C:/GitProjects/PHC25Turbo/CircuitHelp%20-%20Copie.ods'#$Caractères.$H$3];IF([.J1]=2;['file:///C:/GitProjects/PHC25Turbo/CircuitHelp%20-%20Copie.ods'#$Caractères.$H$4];IF([.J1]=3;['file:///C:/GitProjects/PHC25Turbo/CircuitHelp%20-%20Copie.ods'#$Caractères.$H$5];IF([.J1]=4;['file:///C:/GitProjects/PHC25Turbo/CircuitHelp%20-%20Copie.ods'#$Caractères.$H$6];IF([.J1]=5;['file:///C:/GitProjects/PHC25Turbo/CircuitHelp%20-%20Copie.ods'#$Caractères.$H$7];IF([.J1]=6;['file:///C:/GitProjects/PHC25Turbo/CircuitHelp%20-%20Copie.ods'#$Caractères.$H$8];IF([.J1]=7;['file:///C:/GitProjects/PHC25Turbo/CircuitHelp%20-%20Copie.ods'#$Caractères.$H$9];&quot;x&quot;)))))))))">
            <text:p/>
          </table:table-cell>
          <table:table-cell table:style-name="ce53" table:formula="of:=IF([.K1]=0;['file:///C:/GitProjects/PHC25Turbo/CircuitHelp%20-%20Copie.ods'#$Caractères.$B$2];IF([.K1]=1;['file:///C:/GitProjects/PHC25Turbo/CircuitHelp%20-%20Copie.ods'#$Caractères.$B$3];IF([.K1]=2;['file:///C:/GitProjects/PHC25Turbo/CircuitHelp%20-%20Copie.ods'#$Caractères.$B$4];IF([.K1]=3;['file:///C:/GitProjects/PHC25Turbo/CircuitHelp%20-%20Copie.ods'#$Caractères.$B$5];IF([.K1]=4;['file:///C:/GitProjects/PHC25Turbo/CircuitHelp%20-%20Copie.ods'#$Caractères.$B$6];IF([.K1]=5;['file:///C:/GitProjects/PHC25Turbo/CircuitHelp%20-%20Copie.ods'#$Caractères.$B$7];IF([.K1]=6;['file:///C:/GitProjects/PHC25Turbo/CircuitHelp%20-%20Copie.ods'#$Caractères.$B$8];IF([.K1]=7;['file:///C:/GitProjects/PHC25Turbo/CircuitHelp%20-%20Copie.ods'#$Caractères.$B$9];IF([.K1]=8;['file:///C:/GitProjects/PHC25Turbo/CircuitHelp%20-%20Copie.ods'#$Caractères.$B$10];IF([.K1]=9;['file:///C:/GitProjects/PHC25Turbo/CircuitHelp%20-%20Copie.ods'#$Caractères.$B$11];IF([.K1]=10;['file:///C:/GitProjects/PHC25Turbo/CircuitHelp%20-%20Copie.ods'#$Caractères.$B$12];IF([.K1]=11;['file:///C:/GitProjects/PHC25Turbo/CircuitHelp%20-%20Copie.ods'#$Caractères.$B$13];IF([.K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'file:///C:/GitProjects/PHC25Turbo/CircuitHelp%20-%20Copie.ods'#$Caractères.$H$2];IF([.L1]=1;['file:///C:/GitProjects/PHC25Turbo/CircuitHelp%20-%20Copie.ods'#$Caractères.$H$3];IF([.L1]=2;['file:///C:/GitProjects/PHC25Turbo/CircuitHelp%20-%20Copie.ods'#$Caractères.$H$4];IF([.L1]=3;['file:///C:/GitProjects/PHC25Turbo/CircuitHelp%20-%20Copie.ods'#$Caractères.$H$5];IF([.L1]=4;['file:///C:/GitProjects/PHC25Turbo/CircuitHelp%20-%20Copie.ods'#$Caractères.$H$6];IF([.L1]=5;['file:///C:/GitProjects/PHC25Turbo/CircuitHelp%20-%20Copie.ods'#$Caractères.$H$7];IF([.L1]=6;['file:///C:/GitProjects/PHC25Turbo/CircuitHelp%20-%20Copie.ods'#$Caractères.$H$8];IF([.L1]=7;['file:///C:/GitProjects/PHC25Turbo/CircuitHelp%20-%20Copie.ods'#$Caractères.$H$9];&quot;x&quot;)))))))))">
            <text:p/>
          </table:table-cell>
          <table:table-cell table:style-name="ce59" table:formula="of:=IF([.M1]=0;['file:///C:/GitProjects/PHC25Turbo/CircuitHelp%20-%20Copie.ods'#$Caractères.$B$2];IF([.M1]=1;['file:///C:/GitProjects/PHC25Turbo/CircuitHelp%20-%20Copie.ods'#$Caractères.$B$3];IF([.M1]=2;['file:///C:/GitProjects/PHC25Turbo/CircuitHelp%20-%20Copie.ods'#$Caractères.$B$4];IF([.M1]=3;['file:///C:/GitProjects/PHC25Turbo/CircuitHelp%20-%20Copie.ods'#$Caractères.$B$5];IF([.M1]=4;['file:///C:/GitProjects/PHC25Turbo/CircuitHelp%20-%20Copie.ods'#$Caractères.$B$6];IF([.M1]=5;['file:///C:/GitProjects/PHC25Turbo/CircuitHelp%20-%20Copie.ods'#$Caractères.$B$7];IF([.M1]=6;['file:///C:/GitProjects/PHC25Turbo/CircuitHelp%20-%20Copie.ods'#$Caractères.$B$8];IF([.M1]=7;['file:///C:/GitProjects/PHC25Turbo/CircuitHelp%20-%20Copie.ods'#$Caractères.$B$9];IF([.M1]=8;['file:///C:/GitProjects/PHC25Turbo/CircuitHelp%20-%20Copie.ods'#$Caractères.$B$10];IF([.M1]=9;['file:///C:/GitProjects/PHC25Turbo/CircuitHelp%20-%20Copie.ods'#$Caractères.$B$11];IF([.M1]=10;['file:///C:/GitProjects/PHC25Turbo/CircuitHelp%20-%20Copie.ods'#$Caractères.$B$12];IF([.M1]=11;['file:///C:/GitProjects/PHC25Turbo/CircuitHelp%20-%20Copie.ods'#$Caractères.$B$13];IF([.M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'file:///C:/GitProjects/PHC25Turbo/CircuitHelp%20-%20Copie.ods'#$Caractères.$H$2];IF([.N1]=1;['file:///C:/GitProjects/PHC25Turbo/CircuitHelp%20-%20Copie.ods'#$Caractères.$H$3];IF([.N1]=2;['file:///C:/GitProjects/PHC25Turbo/CircuitHelp%20-%20Copie.ods'#$Caractères.$H$4];IF([.N1]=3;['file:///C:/GitProjects/PHC25Turbo/CircuitHelp%20-%20Copie.ods'#$Caractères.$H$5];IF([.N1]=4;['file:///C:/GitProjects/PHC25Turbo/CircuitHelp%20-%20Copie.ods'#$Caractères.$H$6];IF([.N1]=5;['file:///C:/GitProjects/PHC25Turbo/CircuitHelp%20-%20Copie.ods'#$Caractères.$H$7];IF([.N1]=6;['file:///C:/GitProjects/PHC25Turbo/CircuitHelp%20-%20Copie.ods'#$Caractères.$H$8];IF([.N1]=7;['file:///C:/GitProjects/PHC25Turbo/CircuitHelp%20-%20Copie.ods'#$Caractères.$H$9];&quot;x&quot;)))))))))">
            <text:p/>
          </table:table-cell>
          <table:table-cell table:style-name="ce53" table:formula="of:=IF([.O1]=0;['file:///C:/GitProjects/PHC25Turbo/CircuitHelp%20-%20Copie.ods'#$Caractères.$B$2];IF([.O1]=1;['file:///C:/GitProjects/PHC25Turbo/CircuitHelp%20-%20Copie.ods'#$Caractères.$B$3];IF([.O1]=2;['file:///C:/GitProjects/PHC25Turbo/CircuitHelp%20-%20Copie.ods'#$Caractères.$B$4];IF([.O1]=3;['file:///C:/GitProjects/PHC25Turbo/CircuitHelp%20-%20Copie.ods'#$Caractères.$B$5];IF([.O1]=4;['file:///C:/GitProjects/PHC25Turbo/CircuitHelp%20-%20Copie.ods'#$Caractères.$B$6];IF([.O1]=5;['file:///C:/GitProjects/PHC25Turbo/CircuitHelp%20-%20Copie.ods'#$Caractères.$B$7];IF([.O1]=6;['file:///C:/GitProjects/PHC25Turbo/CircuitHelp%20-%20Copie.ods'#$Caractères.$B$8];IF([.O1]=7;['file:///C:/GitProjects/PHC25Turbo/CircuitHelp%20-%20Copie.ods'#$Caractères.$B$9];IF([.O1]=8;['file:///C:/GitProjects/PHC25Turbo/CircuitHelp%20-%20Copie.ods'#$Caractères.$B$10];IF([.O1]=9;['file:///C:/GitProjects/PHC25Turbo/CircuitHelp%20-%20Copie.ods'#$Caractères.$B$11];IF([.O1]=10;['file:///C:/GitProjects/PHC25Turbo/CircuitHelp%20-%20Copie.ods'#$Caractères.$B$12];IF([.O1]=11;['file:///C:/GitProjects/PHC25Turbo/CircuitHelp%20-%20Copie.ods'#$Caractères.$B$13];IF([.O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'file:///C:/GitProjects/PHC25Turbo/CircuitHelp%20-%20Copie.ods'#$Caractères.$H$2];IF([.P1]=1;['file:///C:/GitProjects/PHC25Turbo/CircuitHelp%20-%20Copie.ods'#$Caractères.$H$3];IF([.P1]=2;['file:///C:/GitProjects/PHC25Turbo/CircuitHelp%20-%20Copie.ods'#$Caractères.$H$4];IF([.P1]=3;['file:///C:/GitProjects/PHC25Turbo/CircuitHelp%20-%20Copie.ods'#$Caractères.$H$5];IF([.P1]=4;['file:///C:/GitProjects/PHC25Turbo/CircuitHelp%20-%20Copie.ods'#$Caractères.$H$6];IF([.P1]=5;['file:///C:/GitProjects/PHC25Turbo/CircuitHelp%20-%20Copie.ods'#$Caractères.$H$7];IF([.P1]=6;['file:///C:/GitProjects/PHC25Turbo/CircuitHelp%20-%20Copie.ods'#$Caractères.$H$8];IF([.P1]=7;['file:///C:/GitProjects/PHC25Turbo/CircuitHelp%20-%20Copie.ods'#$Caractères.$H$9];&quot;x&quot;)))))))))">
            <text:p/>
          </table:table-cell>
          <table:table-cell table:style-name="ce59" table:formula="of:=IF([.Q1]=0;['file:///C:/GitProjects/PHC25Turbo/CircuitHelp%20-%20Copie.ods'#$Caractères.$B$2];IF([.Q1]=1;['file:///C:/GitProjects/PHC25Turbo/CircuitHelp%20-%20Copie.ods'#$Caractères.$B$3];IF([.Q1]=2;['file:///C:/GitProjects/PHC25Turbo/CircuitHelp%20-%20Copie.ods'#$Caractères.$B$4];IF([.Q1]=3;['file:///C:/GitProjects/PHC25Turbo/CircuitHelp%20-%20Copie.ods'#$Caractères.$B$5];IF([.Q1]=4;['file:///C:/GitProjects/PHC25Turbo/CircuitHelp%20-%20Copie.ods'#$Caractères.$B$6];IF([.Q1]=5;['file:///C:/GitProjects/PHC25Turbo/CircuitHelp%20-%20Copie.ods'#$Caractères.$B$7];IF([.Q1]=6;['file:///C:/GitProjects/PHC25Turbo/CircuitHelp%20-%20Copie.ods'#$Caractères.$B$8];IF([.Q1]=7;['file:///C:/GitProjects/PHC25Turbo/CircuitHelp%20-%20Copie.ods'#$Caractères.$B$9];IF([.Q1]=8;['file:///C:/GitProjects/PHC25Turbo/CircuitHelp%20-%20Copie.ods'#$Caractères.$B$10];IF([.Q1]=9;['file:///C:/GitProjects/PHC25Turbo/CircuitHelp%20-%20Copie.ods'#$Caractères.$B$11];IF([.Q1]=10;['file:///C:/GitProjects/PHC25Turbo/CircuitHelp%20-%20Copie.ods'#$Caractères.$B$12];IF([.Q1]=11;['file:///C:/GitProjects/PHC25Turbo/CircuitHelp%20-%20Copie.ods'#$Caractères.$B$13];IF([.Q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'file:///C:/GitProjects/PHC25Turbo/CircuitHelp%20-%20Copie.ods'#$Caractères.$H$2];IF([.R1]=1;['file:///C:/GitProjects/PHC25Turbo/CircuitHelp%20-%20Copie.ods'#$Caractères.$H$3];IF([.R1]=2;['file:///C:/GitProjects/PHC25Turbo/CircuitHelp%20-%20Copie.ods'#$Caractères.$H$4];IF([.R1]=3;['file:///C:/GitProjects/PHC25Turbo/CircuitHelp%20-%20Copie.ods'#$Caractères.$H$5];IF([.R1]=4;['file:///C:/GitProjects/PHC25Turbo/CircuitHelp%20-%20Copie.ods'#$Caractères.$H$6];IF([.R1]=5;['file:///C:/GitProjects/PHC25Turbo/CircuitHelp%20-%20Copie.ods'#$Caractères.$H$7];IF([.R1]=6;['file:///C:/GitProjects/PHC25Turbo/CircuitHelp%20-%20Copie.ods'#$Caractères.$H$8];IF([.R1]=7;['file:///C:/GitProjects/PHC25Turbo/CircuitHelp%20-%20Copie.ods'#$Caractères.$H$9];&quot;x&quot;)))))))))">
            <text:p/>
          </table:table-cell>
          <table:table-cell table:style-name="ce53" table:formula="of:=IF([.S1]=0;['file:///C:/GitProjects/PHC25Turbo/CircuitHelp%20-%20Copie.ods'#$Caractères.$B$2];IF([.S1]=1;['file:///C:/GitProjects/PHC25Turbo/CircuitHelp%20-%20Copie.ods'#$Caractères.$B$3];IF([.S1]=2;['file:///C:/GitProjects/PHC25Turbo/CircuitHelp%20-%20Copie.ods'#$Caractères.$B$4];IF([.S1]=3;['file:///C:/GitProjects/PHC25Turbo/CircuitHelp%20-%20Copie.ods'#$Caractères.$B$5];IF([.S1]=4;['file:///C:/GitProjects/PHC25Turbo/CircuitHelp%20-%20Copie.ods'#$Caractères.$B$6];IF([.S1]=5;['file:///C:/GitProjects/PHC25Turbo/CircuitHelp%20-%20Copie.ods'#$Caractères.$B$7];IF([.S1]=6;['file:///C:/GitProjects/PHC25Turbo/CircuitHelp%20-%20Copie.ods'#$Caractères.$B$8];IF([.S1]=7;['file:///C:/GitProjects/PHC25Turbo/CircuitHelp%20-%20Copie.ods'#$Caractères.$B$9];IF([.S1]=8;['file:///C:/GitProjects/PHC25Turbo/CircuitHelp%20-%20Copie.ods'#$Caractères.$B$10];IF([.S1]=9;['file:///C:/GitProjects/PHC25Turbo/CircuitHelp%20-%20Copie.ods'#$Caractères.$B$11];IF([.S1]=10;['file:///C:/GitProjects/PHC25Turbo/CircuitHelp%20-%20Copie.ods'#$Caractères.$B$12];IF([.S1]=11;['file:///C:/GitProjects/PHC25Turbo/CircuitHelp%20-%20Copie.ods'#$Caractères.$B$13];IF([.S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'file:///C:/GitProjects/PHC25Turbo/CircuitHelp%20-%20Copie.ods'#$Caractères.$H$2];IF([.T1]=1;['file:///C:/GitProjects/PHC25Turbo/CircuitHelp%20-%20Copie.ods'#$Caractères.$H$3];IF([.T1]=2;['file:///C:/GitProjects/PHC25Turbo/CircuitHelp%20-%20Copie.ods'#$Caractères.$H$4];IF([.T1]=3;['file:///C:/GitProjects/PHC25Turbo/CircuitHelp%20-%20Copie.ods'#$Caractères.$H$5];IF([.T1]=4;['file:///C:/GitProjects/PHC25Turbo/CircuitHelp%20-%20Copie.ods'#$Caractères.$H$6];IF([.T1]=5;['file:///C:/GitProjects/PHC25Turbo/CircuitHelp%20-%20Copie.ods'#$Caractères.$H$7];IF([.T1]=6;['file:///C:/GitProjects/PHC25Turbo/CircuitHelp%20-%20Copie.ods'#$Caractères.$H$8];IF([.T1]=7;['file:///C:/GitProjects/PHC25Turbo/CircuitHelp%20-%20Copie.ods'#$Caractères.$H$9];&quot;x&quot;)))))))))">
            <text:p/>
          </table:table-cell>
          <table:table-cell table:style-name="ce59" table:formula="of:=IF([.U1]=0;['file:///C:/GitProjects/PHC25Turbo/CircuitHelp%20-%20Copie.ods'#$Caractères.$B$2];IF([.U1]=1;['file:///C:/GitProjects/PHC25Turbo/CircuitHelp%20-%20Copie.ods'#$Caractères.$B$3];IF([.U1]=2;['file:///C:/GitProjects/PHC25Turbo/CircuitHelp%20-%20Copie.ods'#$Caractères.$B$4];IF([.U1]=3;['file:///C:/GitProjects/PHC25Turbo/CircuitHelp%20-%20Copie.ods'#$Caractères.$B$5];IF([.U1]=4;['file:///C:/GitProjects/PHC25Turbo/CircuitHelp%20-%20Copie.ods'#$Caractères.$B$6];IF([.U1]=5;['file:///C:/GitProjects/PHC25Turbo/CircuitHelp%20-%20Copie.ods'#$Caractères.$B$7];IF([.U1]=6;['file:///C:/GitProjects/PHC25Turbo/CircuitHelp%20-%20Copie.ods'#$Caractères.$B$8];IF([.U1]=7;['file:///C:/GitProjects/PHC25Turbo/CircuitHelp%20-%20Copie.ods'#$Caractères.$B$9];IF([.U1]=8;['file:///C:/GitProjects/PHC25Turbo/CircuitHelp%20-%20Copie.ods'#$Caractères.$B$10];IF([.U1]=9;['file:///C:/GitProjects/PHC25Turbo/CircuitHelp%20-%20Copie.ods'#$Caractères.$B$11];IF([.U1]=10;['file:///C:/GitProjects/PHC25Turbo/CircuitHelp%20-%20Copie.ods'#$Caractères.$B$12];IF([.U1]=11;['file:///C:/GitProjects/PHC25Turbo/CircuitHelp%20-%20Copie.ods'#$Caractères.$B$13];IF([.U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'file:///C:/GitProjects/PHC25Turbo/CircuitHelp%20-%20Copie.ods'#$Caractères.$H$2];IF([.V1]=1;['file:///C:/GitProjects/PHC25Turbo/CircuitHelp%20-%20Copie.ods'#$Caractères.$H$3];IF([.V1]=2;['file:///C:/GitProjects/PHC25Turbo/CircuitHelp%20-%20Copie.ods'#$Caractères.$H$4];IF([.V1]=3;['file:///C:/GitProjects/PHC25Turbo/CircuitHelp%20-%20Copie.ods'#$Caractères.$H$5];IF([.V1]=4;['file:///C:/GitProjects/PHC25Turbo/CircuitHelp%20-%20Copie.ods'#$Caractères.$H$6];IF([.V1]=5;['file:///C:/GitProjects/PHC25Turbo/CircuitHelp%20-%20Copie.ods'#$Caractères.$H$7];IF([.V1]=6;['file:///C:/GitProjects/PHC25Turbo/CircuitHelp%20-%20Copie.ods'#$Caractères.$H$8];IF([.V1]=7;['file:///C:/GitProjects/PHC25Turbo/CircuitHelp%20-%20Copie.ods'#$Caractères.$H$9];&quot;x&quot;)))))))))">
            <text:p/>
          </table:table-cell>
          <table:table-cell table:style-name="ce53" table:formula="of:=IF([.W1]=0;['file:///C:/GitProjects/PHC25Turbo/CircuitHelp%20-%20Copie.ods'#$Caractères.$B$2];IF([.W1]=1;['file:///C:/GitProjects/PHC25Turbo/CircuitHelp%20-%20Copie.ods'#$Caractères.$B$3];IF([.W1]=2;['file:///C:/GitProjects/PHC25Turbo/CircuitHelp%20-%20Copie.ods'#$Caractères.$B$4];IF([.W1]=3;['file:///C:/GitProjects/PHC25Turbo/CircuitHelp%20-%20Copie.ods'#$Caractères.$B$5];IF([.W1]=4;['file:///C:/GitProjects/PHC25Turbo/CircuitHelp%20-%20Copie.ods'#$Caractères.$B$6];IF([.W1]=5;['file:///C:/GitProjects/PHC25Turbo/CircuitHelp%20-%20Copie.ods'#$Caractères.$B$7];IF([.W1]=6;['file:///C:/GitProjects/PHC25Turbo/CircuitHelp%20-%20Copie.ods'#$Caractères.$B$8];IF([.W1]=7;['file:///C:/GitProjects/PHC25Turbo/CircuitHelp%20-%20Copie.ods'#$Caractères.$B$9];IF([.W1]=8;['file:///C:/GitProjects/PHC25Turbo/CircuitHelp%20-%20Copie.ods'#$Caractères.$B$10];IF([.W1]=9;['file:///C:/GitProjects/PHC25Turbo/CircuitHelp%20-%20Copie.ods'#$Caractères.$B$11];IF([.W1]=10;['file:///C:/GitProjects/PHC25Turbo/CircuitHelp%20-%20Copie.ods'#$Caractères.$B$12];IF([.W1]=11;['file:///C:/GitProjects/PHC25Turbo/CircuitHelp%20-%20Copie.ods'#$Caractères.$B$13];IF([.W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'file:///C:/GitProjects/PHC25Turbo/CircuitHelp%20-%20Copie.ods'#$Caractères.$H$2];IF([.X1]=1;['file:///C:/GitProjects/PHC25Turbo/CircuitHelp%20-%20Copie.ods'#$Caractères.$H$3];IF([.X1]=2;['file:///C:/GitProjects/PHC25Turbo/CircuitHelp%20-%20Copie.ods'#$Caractères.$H$4];IF([.X1]=3;['file:///C:/GitProjects/PHC25Turbo/CircuitHelp%20-%20Copie.ods'#$Caractères.$H$5];IF([.X1]=4;['file:///C:/GitProjects/PHC25Turbo/CircuitHelp%20-%20Copie.ods'#$Caractères.$H$6];IF([.X1]=5;['file:///C:/GitProjects/PHC25Turbo/CircuitHelp%20-%20Copie.ods'#$Caractères.$H$7];IF([.X1]=6;['file:///C:/GitProjects/PHC25Turbo/CircuitHelp%20-%20Copie.ods'#$Caractères.$H$8];IF([.X1]=7;['file:///C:/GitProjects/PHC25Turbo/CircuitHelp%20-%20Copie.ods'#$Caractères.$H$9];&quot;x&quot;)))))))))">
            <text:p/>
          </table:table-cell>
          <table:table-cell table:style-name="ce59" table:formula="of:=IF([.Y1]=0;['file:///C:/GitProjects/PHC25Turbo/CircuitHelp%20-%20Copie.ods'#$Caractères.$B$2];IF([.Y1]=1;['file:///C:/GitProjects/PHC25Turbo/CircuitHelp%20-%20Copie.ods'#$Caractères.$B$3];IF([.Y1]=2;['file:///C:/GitProjects/PHC25Turbo/CircuitHelp%20-%20Copie.ods'#$Caractères.$B$4];IF([.Y1]=3;['file:///C:/GitProjects/PHC25Turbo/CircuitHelp%20-%20Copie.ods'#$Caractères.$B$5];IF([.Y1]=4;['file:///C:/GitProjects/PHC25Turbo/CircuitHelp%20-%20Copie.ods'#$Caractères.$B$6];IF([.Y1]=5;['file:///C:/GitProjects/PHC25Turbo/CircuitHelp%20-%20Copie.ods'#$Caractères.$B$7];IF([.Y1]=6;['file:///C:/GitProjects/PHC25Turbo/CircuitHelp%20-%20Copie.ods'#$Caractères.$B$8];IF([.Y1]=7;['file:///C:/GitProjects/PHC25Turbo/CircuitHelp%20-%20Copie.ods'#$Caractères.$B$9];IF([.Y1]=8;['file:///C:/GitProjects/PHC25Turbo/CircuitHelp%20-%20Copie.ods'#$Caractères.$B$10];IF([.Y1]=9;['file:///C:/GitProjects/PHC25Turbo/CircuitHelp%20-%20Copie.ods'#$Caractères.$B$11];IF([.Y1]=10;['file:///C:/GitProjects/PHC25Turbo/CircuitHelp%20-%20Copie.ods'#$Caractères.$B$12];IF([.Y1]=11;['file:///C:/GitProjects/PHC25Turbo/CircuitHelp%20-%20Copie.ods'#$Caractères.$B$13];IF([.Y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'file:///C:/GitProjects/PHC25Turbo/CircuitHelp%20-%20Copie.ods'#$Caractères.$H$2];IF([.Z1]=1;['file:///C:/GitProjects/PHC25Turbo/CircuitHelp%20-%20Copie.ods'#$Caractères.$H$3];IF([.Z1]=2;['file:///C:/GitProjects/PHC25Turbo/CircuitHelp%20-%20Copie.ods'#$Caractères.$H$4];IF([.Z1]=3;['file:///C:/GitProjects/PHC25Turbo/CircuitHelp%20-%20Copie.ods'#$Caractères.$H$5];IF([.Z1]=4;['file:///C:/GitProjects/PHC25Turbo/CircuitHelp%20-%20Copie.ods'#$Caractères.$H$6];IF([.Z1]=5;['file:///C:/GitProjects/PHC25Turbo/CircuitHelp%20-%20Copie.ods'#$Caractères.$H$7];IF([.Z1]=6;['file:///C:/GitProjects/PHC25Turbo/CircuitHelp%20-%20Copie.ods'#$Caractères.$H$8];IF([.Z1]=7;['file:///C:/GitProjects/PHC25Turbo/CircuitHelp%20-%20Copie.ods'#$Caractères.$H$9];&quot;x&quot;)))))))))">
            <text:p/>
          </table:table-cell>
          <table:table-cell table:style-name="ce53" table:formula="of:=IF([.AA1]=0;['file:///C:/GitProjects/PHC25Turbo/CircuitHelp%20-%20Copie.ods'#$Caractères.$B$2];IF([.AA1]=1;['file:///C:/GitProjects/PHC25Turbo/CircuitHelp%20-%20Copie.ods'#$Caractères.$B$3];IF([.AA1]=2;['file:///C:/GitProjects/PHC25Turbo/CircuitHelp%20-%20Copie.ods'#$Caractères.$B$4];IF([.AA1]=3;['file:///C:/GitProjects/PHC25Turbo/CircuitHelp%20-%20Copie.ods'#$Caractères.$B$5];IF([.AA1]=4;['file:///C:/GitProjects/PHC25Turbo/CircuitHelp%20-%20Copie.ods'#$Caractères.$B$6];IF([.AA1]=5;['file:///C:/GitProjects/PHC25Turbo/CircuitHelp%20-%20Copie.ods'#$Caractères.$B$7];IF([.AA1]=6;['file:///C:/GitProjects/PHC25Turbo/CircuitHelp%20-%20Copie.ods'#$Caractères.$B$8];IF([.AA1]=7;['file:///C:/GitProjects/PHC25Turbo/CircuitHelp%20-%20Copie.ods'#$Caractères.$B$9];IF([.AA1]=8;['file:///C:/GitProjects/PHC25Turbo/CircuitHelp%20-%20Copie.ods'#$Caractères.$B$10];IF([.AA1]=9;['file:///C:/GitProjects/PHC25Turbo/CircuitHelp%20-%20Copie.ods'#$Caractères.$B$11];IF([.AA1]=10;['file:///C:/GitProjects/PHC25Turbo/CircuitHelp%20-%20Copie.ods'#$Caractères.$B$12];IF([.AA1]=11;['file:///C:/GitProjects/PHC25Turbo/CircuitHelp%20-%20Copie.ods'#$Caractères.$B$13];IF([.AA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'file:///C:/GitProjects/PHC25Turbo/CircuitHelp%20-%20Copie.ods'#$Caractères.$H$2];IF([.AB1]=1;['file:///C:/GitProjects/PHC25Turbo/CircuitHelp%20-%20Copie.ods'#$Caractères.$H$3];IF([.AB1]=2;['file:///C:/GitProjects/PHC25Turbo/CircuitHelp%20-%20Copie.ods'#$Caractères.$H$4];IF([.AB1]=3;['file:///C:/GitProjects/PHC25Turbo/CircuitHelp%20-%20Copie.ods'#$Caractères.$H$5];IF([.AB1]=4;['file:///C:/GitProjects/PHC25Turbo/CircuitHelp%20-%20Copie.ods'#$Caractères.$H$6];IF([.AB1]=5;['file:///C:/GitProjects/PHC25Turbo/CircuitHelp%20-%20Copie.ods'#$Caractères.$H$7];IF([.AB1]=6;['file:///C:/GitProjects/PHC25Turbo/CircuitHelp%20-%20Copie.ods'#$Caractères.$H$8];IF([.AB1]=7;['file:///C:/GitProjects/PHC25Turbo/CircuitHelp%20-%20Copie.ods'#$Caractères.$H$9];&quot;x&quot;)))))))))">
            <text:p/>
          </table:table-cell>
          <table:table-cell table:style-name="ce59" table:formula="of:=IF([.AC1]=0;['file:///C:/GitProjects/PHC25Turbo/CircuitHelp%20-%20Copie.ods'#$Caractères.$B$2];IF([.AC1]=1;['file:///C:/GitProjects/PHC25Turbo/CircuitHelp%20-%20Copie.ods'#$Caractères.$B$3];IF([.AC1]=2;['file:///C:/GitProjects/PHC25Turbo/CircuitHelp%20-%20Copie.ods'#$Caractères.$B$4];IF([.AC1]=3;['file:///C:/GitProjects/PHC25Turbo/CircuitHelp%20-%20Copie.ods'#$Caractères.$B$5];IF([.AC1]=4;['file:///C:/GitProjects/PHC25Turbo/CircuitHelp%20-%20Copie.ods'#$Caractères.$B$6];IF([.AC1]=5;['file:///C:/GitProjects/PHC25Turbo/CircuitHelp%20-%20Copie.ods'#$Caractères.$B$7];IF([.AC1]=6;['file:///C:/GitProjects/PHC25Turbo/CircuitHelp%20-%20Copie.ods'#$Caractères.$B$8];IF([.AC1]=7;['file:///C:/GitProjects/PHC25Turbo/CircuitHelp%20-%20Copie.ods'#$Caractères.$B$9];IF([.AC1]=8;['file:///C:/GitProjects/PHC25Turbo/CircuitHelp%20-%20Copie.ods'#$Caractères.$B$10];IF([.AC1]=9;['file:///C:/GitProjects/PHC25Turbo/CircuitHelp%20-%20Copie.ods'#$Caractères.$B$11];IF([.AC1]=10;['file:///C:/GitProjects/PHC25Turbo/CircuitHelp%20-%20Copie.ods'#$Caractères.$B$12];IF([.AC1]=11;['file:///C:/GitProjects/PHC25Turbo/CircuitHelp%20-%20Copie.ods'#$Caractères.$B$13];IF([.AC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'file:///C:/GitProjects/PHC25Turbo/CircuitHelp%20-%20Copie.ods'#$Caractères.$H$2];IF([.AD1]=1;['file:///C:/GitProjects/PHC25Turbo/CircuitHelp%20-%20Copie.ods'#$Caractères.$H$3];IF([.AD1]=2;['file:///C:/GitProjects/PHC25Turbo/CircuitHelp%20-%20Copie.ods'#$Caractères.$H$4];IF([.AD1]=3;['file:///C:/GitProjects/PHC25Turbo/CircuitHelp%20-%20Copie.ods'#$Caractères.$H$5];IF([.AD1]=4;['file:///C:/GitProjects/PHC25Turbo/CircuitHelp%20-%20Copie.ods'#$Caractères.$H$6];IF([.AD1]=5;['file:///C:/GitProjects/PHC25Turbo/CircuitHelp%20-%20Copie.ods'#$Caractères.$H$7];IF([.AD1]=6;['file:///C:/GitProjects/PHC25Turbo/CircuitHelp%20-%20Copie.ods'#$Caractères.$H$8];IF([.AD1]=7;['file:///C:/GitProjects/PHC25Turbo/CircuitHelp%20-%20Copie.ods'#$Caractères.$H$9];&quot;x&quot;)))))))))">
            <text:p/>
          </table:table-cell>
          <table:table-cell table:style-name="ce53" table:formula="of:=IF([.AE1]=0;['file:///C:/GitProjects/PHC25Turbo/CircuitHelp%20-%20Copie.ods'#$Caractères.$B$2];IF([.AE1]=1;['file:///C:/GitProjects/PHC25Turbo/CircuitHelp%20-%20Copie.ods'#$Caractères.$B$3];IF([.AE1]=2;['file:///C:/GitProjects/PHC25Turbo/CircuitHelp%20-%20Copie.ods'#$Caractères.$B$4];IF([.AE1]=3;['file:///C:/GitProjects/PHC25Turbo/CircuitHelp%20-%20Copie.ods'#$Caractères.$B$5];IF([.AE1]=4;['file:///C:/GitProjects/PHC25Turbo/CircuitHelp%20-%20Copie.ods'#$Caractères.$B$6];IF([.AE1]=5;['file:///C:/GitProjects/PHC25Turbo/CircuitHelp%20-%20Copie.ods'#$Caractères.$B$7];IF([.AE1]=6;['file:///C:/GitProjects/PHC25Turbo/CircuitHelp%20-%20Copie.ods'#$Caractères.$B$8];IF([.AE1]=7;['file:///C:/GitProjects/PHC25Turbo/CircuitHelp%20-%20Copie.ods'#$Caractères.$B$9];IF([.AE1]=8;['file:///C:/GitProjects/PHC25Turbo/CircuitHelp%20-%20Copie.ods'#$Caractères.$B$10];IF([.AE1]=9;['file:///C:/GitProjects/PHC25Turbo/CircuitHelp%20-%20Copie.ods'#$Caractères.$B$11];IF([.AE1]=10;['file:///C:/GitProjects/PHC25Turbo/CircuitHelp%20-%20Copie.ods'#$Caractères.$B$12];IF([.AE1]=11;['file:///C:/GitProjects/PHC25Turbo/CircuitHelp%20-%20Copie.ods'#$Caractères.$B$13];IF([.AE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'file:///C:/GitProjects/PHC25Turbo/CircuitHelp%20-%20Copie.ods'#$Caractères.$H$2];IF([.AF1]=1;['file:///C:/GitProjects/PHC25Turbo/CircuitHelp%20-%20Copie.ods'#$Caractères.$H$3];IF([.AF1]=2;['file:///C:/GitProjects/PHC25Turbo/CircuitHelp%20-%20Copie.ods'#$Caractères.$H$4];IF([.AF1]=3;['file:///C:/GitProjects/PHC25Turbo/CircuitHelp%20-%20Copie.ods'#$Caractères.$H$5];IF([.AF1]=4;['file:///C:/GitProjects/PHC25Turbo/CircuitHelp%20-%20Copie.ods'#$Caractères.$H$6];IF([.AF1]=5;['file:///C:/GitProjects/PHC25Turbo/CircuitHelp%20-%20Copie.ods'#$Caractères.$H$7];IF([.AF1]=6;['file:///C:/GitProjects/PHC25Turbo/CircuitHelp%20-%20Copie.ods'#$Caractères.$H$8];IF([.AF1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'file:///C:/GitProjects/PHC25Turbo/CircuitHelp%20-%20Copie.ods'#$Caractères.$B$2];IF([.A2]=1;['file:///C:/GitProjects/PHC25Turbo/CircuitHelp%20-%20Copie.ods'#$Caractères.$B$3];IF([.A2]=2;['file:///C:/GitProjects/PHC25Turbo/CircuitHelp%20-%20Copie.ods'#$Caractères.$B$4];IF([.A2]=3;['file:///C:/GitProjects/PHC25Turbo/CircuitHelp%20-%20Copie.ods'#$Caractères.$B$5];IF([.A2]=4;['file:///C:/GitProjects/PHC25Turbo/CircuitHelp%20-%20Copie.ods'#$Caractères.$B$6];IF([.A2]=5;['file:///C:/GitProjects/PHC25Turbo/CircuitHelp%20-%20Copie.ods'#$Caractères.$B$7];IF([.A2]=6;['file:///C:/GitProjects/PHC25Turbo/CircuitHelp%20-%20Copie.ods'#$Caractères.$B$8];IF([.A2]=7;['file:///C:/GitProjects/PHC25Turbo/CircuitHelp%20-%20Copie.ods'#$Caractères.$B$9];IF([.A2]=8;['file:///C:/GitProjects/PHC25Turbo/CircuitHelp%20-%20Copie.ods'#$Caractères.$B$10];IF([.A2]=9;['file:///C:/GitProjects/PHC25Turbo/CircuitHelp%20-%20Copie.ods'#$Caractères.$B$11];IF([.A2]=10;['file:///C:/GitProjects/PHC25Turbo/CircuitHelp%20-%20Copie.ods'#$Caractères.$B$12];IF([.A2]=11;['file:///C:/GitProjects/PHC25Turbo/CircuitHelp%20-%20Copie.ods'#$Caractères.$B$13];IF([.A2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'file:///C:/GitProjects/PHC25Turbo/CircuitHelp%20-%20Copie.ods'#$Caractères.$H$2];IF([.B2]=1;['file:///C:/GitProjects/PHC25Turbo/CircuitHelp%20-%20Copie.ods'#$Caractères.$H$3];IF([.B2]=2;['file:///C:/GitProjects/PHC25Turbo/CircuitHelp%20-%20Copie.ods'#$Caractères.$H$4];IF([.B2]=3;['file:///C:/GitProjects/PHC25Turbo/CircuitHelp%20-%20Copie.ods'#$Caractères.$H$5];IF([.B2]=4;['file:///C:/GitProjects/PHC25Turbo/CircuitHelp%20-%20Copie.ods'#$Caractères.$H$6];IF([.B2]=5;['file:///C:/GitProjects/PHC25Turbo/CircuitHelp%20-%20Copie.ods'#$Caractères.$H$7];IF([.B2]=6;['file:///C:/GitProjects/PHC25Turbo/CircuitHelp%20-%20Copie.ods'#$Caractères.$H$8];IF([.B2]=7;['file:///C:/GitProjects/PHC25Turbo/CircuitHelp%20-%20Copie.ods'#$Caractères.$H$9];&quot;x&quot;)))))))))">
            <text:p/>
          </table:table-cell>
          <table:table-cell table:style-name="ce54" table:formula="of:=IF([.C2]=0;['file:///C:/GitProjects/PHC25Turbo/CircuitHelp%20-%20Copie.ods'#$Caractères.$B$2];IF([.C2]=1;['file:///C:/GitProjects/PHC25Turbo/CircuitHelp%20-%20Copie.ods'#$Caractères.$B$3];IF([.C2]=2;['file:///C:/GitProjects/PHC25Turbo/CircuitHelp%20-%20Copie.ods'#$Caractères.$B$4];IF([.C2]=3;['file:///C:/GitProjects/PHC25Turbo/CircuitHelp%20-%20Copie.ods'#$Caractères.$B$5];IF([.C2]=4;['file:///C:/GitProjects/PHC25Turbo/CircuitHelp%20-%20Copie.ods'#$Caractères.$B$6];IF([.C2]=5;['file:///C:/GitProjects/PHC25Turbo/CircuitHelp%20-%20Copie.ods'#$Caractères.$B$7];IF([.C2]=6;['file:///C:/GitProjects/PHC25Turbo/CircuitHelp%20-%20Copie.ods'#$Caractères.$B$8];IF([.C2]=7;['file:///C:/GitProjects/PHC25Turbo/CircuitHelp%20-%20Copie.ods'#$Caractères.$B$9];IF([.C2]=8;['file:///C:/GitProjects/PHC25Turbo/CircuitHelp%20-%20Copie.ods'#$Caractères.$B$10];IF([.C2]=9;['file:///C:/GitProjects/PHC25Turbo/CircuitHelp%20-%20Copie.ods'#$Caractères.$B$11];IF([.C2]=10;['file:///C:/GitProjects/PHC25Turbo/CircuitHelp%20-%20Copie.ods'#$Caractères.$B$12];IF([.C2]=11;['file:///C:/GitProjects/PHC25Turbo/CircuitHelp%20-%20Copie.ods'#$Caractères.$B$13];IF([.C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'file:///C:/GitProjects/PHC25Turbo/CircuitHelp%20-%20Copie.ods'#$Caractères.$H$2];IF([.D2]=1;['file:///C:/GitProjects/PHC25Turbo/CircuitHelp%20-%20Copie.ods'#$Caractères.$H$3];IF([.D2]=2;['file:///C:/GitProjects/PHC25Turbo/CircuitHelp%20-%20Copie.ods'#$Caractères.$H$4];IF([.D2]=3;['file:///C:/GitProjects/PHC25Turbo/CircuitHelp%20-%20Copie.ods'#$Caractères.$H$5];IF([.D2]=4;['file:///C:/GitProjects/PHC25Turbo/CircuitHelp%20-%20Copie.ods'#$Caractères.$H$6];IF([.D2]=5;['file:///C:/GitProjects/PHC25Turbo/CircuitHelp%20-%20Copie.ods'#$Caractères.$H$7];IF([.D2]=6;['file:///C:/GitProjects/PHC25Turbo/CircuitHelp%20-%20Copie.ods'#$Caractères.$H$8];IF([.D2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E2]=0;['file:///C:/GitProjects/PHC25Turbo/CircuitHelp%20-%20Copie.ods'#$Caractères.$B$2];IF([.E2]=1;['file:///C:/GitProjects/PHC25Turbo/CircuitHelp%20-%20Copie.ods'#$Caractères.$B$3];IF([.E2]=2;['file:///C:/GitProjects/PHC25Turbo/CircuitHelp%20-%20Copie.ods'#$Caractères.$B$4];IF([.E2]=3;['file:///C:/GitProjects/PHC25Turbo/CircuitHelp%20-%20Copie.ods'#$Caractères.$B$5];IF([.E2]=4;['file:///C:/GitProjects/PHC25Turbo/CircuitHelp%20-%20Copie.ods'#$Caractères.$B$6];IF([.E2]=5;['file:///C:/GitProjects/PHC25Turbo/CircuitHelp%20-%20Copie.ods'#$Caractères.$B$7];IF([.E2]=6;['file:///C:/GitProjects/PHC25Turbo/CircuitHelp%20-%20Copie.ods'#$Caractères.$B$8];IF([.E2]=7;['file:///C:/GitProjects/PHC25Turbo/CircuitHelp%20-%20Copie.ods'#$Caractères.$B$9];IF([.E2]=8;['file:///C:/GitProjects/PHC25Turbo/CircuitHelp%20-%20Copie.ods'#$Caractères.$B$10];IF([.E2]=9;['file:///C:/GitProjects/PHC25Turbo/CircuitHelp%20-%20Copie.ods'#$Caractères.$B$11];IF([.E2]=10;['file:///C:/GitProjects/PHC25Turbo/CircuitHelp%20-%20Copie.ods'#$Caractères.$B$12];IF([.E2]=11;['file:///C:/GitProjects/PHC25Turbo/CircuitHelp%20-%20Copie.ods'#$Caractères.$B$13];IF([.E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'file:///C:/GitProjects/PHC25Turbo/CircuitHelp%20-%20Copie.ods'#$Caractères.$H$2];IF([.F2]=1;['file:///C:/GitProjects/PHC25Turbo/CircuitHelp%20-%20Copie.ods'#$Caractères.$H$3];IF([.F2]=2;['file:///C:/GitProjects/PHC25Turbo/CircuitHelp%20-%20Copie.ods'#$Caractères.$H$4];IF([.F2]=3;['file:///C:/GitProjects/PHC25Turbo/CircuitHelp%20-%20Copie.ods'#$Caractères.$H$5];IF([.F2]=4;['file:///C:/GitProjects/PHC25Turbo/CircuitHelp%20-%20Copie.ods'#$Caractères.$H$6];IF([.F2]=5;['file:///C:/GitProjects/PHC25Turbo/CircuitHelp%20-%20Copie.ods'#$Caractères.$H$7];IF([.F2]=6;['file:///C:/GitProjects/PHC25Turbo/CircuitHelp%20-%20Copie.ods'#$Caractères.$H$8];IF([.F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2]=0;['file:///C:/GitProjects/PHC25Turbo/CircuitHelp%20-%20Copie.ods'#$Caractères.$B$2];IF([.G2]=1;['file:///C:/GitProjects/PHC25Turbo/CircuitHelp%20-%20Copie.ods'#$Caractères.$B$3];IF([.G2]=2;['file:///C:/GitProjects/PHC25Turbo/CircuitHelp%20-%20Copie.ods'#$Caractères.$B$4];IF([.G2]=3;['file:///C:/GitProjects/PHC25Turbo/CircuitHelp%20-%20Copie.ods'#$Caractères.$B$5];IF([.G2]=4;['file:///C:/GitProjects/PHC25Turbo/CircuitHelp%20-%20Copie.ods'#$Caractères.$B$6];IF([.G2]=5;['file:///C:/GitProjects/PHC25Turbo/CircuitHelp%20-%20Copie.ods'#$Caractères.$B$7];IF([.G2]=6;['file:///C:/GitProjects/PHC25Turbo/CircuitHelp%20-%20Copie.ods'#$Caractères.$B$8];IF([.G2]=7;['file:///C:/GitProjects/PHC25Turbo/CircuitHelp%20-%20Copie.ods'#$Caractères.$B$9];IF([.G2]=8;['file:///C:/GitProjects/PHC25Turbo/CircuitHelp%20-%20Copie.ods'#$Caractères.$B$10];IF([.G2]=9;['file:///C:/GitProjects/PHC25Turbo/CircuitHelp%20-%20Copie.ods'#$Caractères.$B$11];IF([.G2]=10;['file:///C:/GitProjects/PHC25Turbo/CircuitHelp%20-%20Copie.ods'#$Caractères.$B$12];IF([.G2]=11;['file:///C:/GitProjects/PHC25Turbo/CircuitHelp%20-%20Copie.ods'#$Caractères.$B$13];IF([.G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'file:///C:/GitProjects/PHC25Turbo/CircuitHelp%20-%20Copie.ods'#$Caractères.$H$2];IF([.H2]=1;['file:///C:/GitProjects/PHC25Turbo/CircuitHelp%20-%20Copie.ods'#$Caractères.$H$3];IF([.H2]=2;['file:///C:/GitProjects/PHC25Turbo/CircuitHelp%20-%20Copie.ods'#$Caractères.$H$4];IF([.H2]=3;['file:///C:/GitProjects/PHC25Turbo/CircuitHelp%20-%20Copie.ods'#$Caractères.$H$5];IF([.H2]=4;['file:///C:/GitProjects/PHC25Turbo/CircuitHelp%20-%20Copie.ods'#$Caractères.$H$6];IF([.H2]=5;['file:///C:/GitProjects/PHC25Turbo/CircuitHelp%20-%20Copie.ods'#$Caractères.$H$7];IF([.H2]=6;['file:///C:/GitProjects/PHC25Turbo/CircuitHelp%20-%20Copie.ods'#$Caractères.$H$8];IF([.H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60" table:formula="of:=IF([.I2]=0;['file:///C:/GitProjects/PHC25Turbo/CircuitHelp%20-%20Copie.ods'#$Caractères.$B$2];IF([.I2]=1;['file:///C:/GitProjects/PHC25Turbo/CircuitHelp%20-%20Copie.ods'#$Caractères.$B$3];IF([.I2]=2;['file:///C:/GitProjects/PHC25Turbo/CircuitHelp%20-%20Copie.ods'#$Caractères.$B$4];IF([.I2]=3;['file:///C:/GitProjects/PHC25Turbo/CircuitHelp%20-%20Copie.ods'#$Caractères.$B$5];IF([.I2]=4;['file:///C:/GitProjects/PHC25Turbo/CircuitHelp%20-%20Copie.ods'#$Caractères.$B$6];IF([.I2]=5;['file:///C:/GitProjects/PHC25Turbo/CircuitHelp%20-%20Copie.ods'#$Caractères.$B$7];IF([.I2]=6;['file:///C:/GitProjects/PHC25Turbo/CircuitHelp%20-%20Copie.ods'#$Caractères.$B$8];IF([.I2]=7;['file:///C:/GitProjects/PHC25Turbo/CircuitHelp%20-%20Copie.ods'#$Caractères.$B$9];IF([.I2]=8;['file:///C:/GitProjects/PHC25Turbo/CircuitHelp%20-%20Copie.ods'#$Caractères.$B$10];IF([.I2]=9;['file:///C:/GitProjects/PHC25Turbo/CircuitHelp%20-%20Copie.ods'#$Caractères.$B$11];IF([.I2]=10;['file:///C:/GitProjects/PHC25Turbo/CircuitHelp%20-%20Copie.ods'#$Caractères.$B$12];IF([.I2]=11;['file:///C:/GitProjects/PHC25Turbo/CircuitHelp%20-%20Copie.ods'#$Caractères.$B$13];IF([.I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'file:///C:/GitProjects/PHC25Turbo/CircuitHelp%20-%20Copie.ods'#$Caractères.$H$2];IF([.J2]=1;['file:///C:/GitProjects/PHC25Turbo/CircuitHelp%20-%20Copie.ods'#$Caractères.$H$3];IF([.J2]=2;['file:///C:/GitProjects/PHC25Turbo/CircuitHelp%20-%20Copie.ods'#$Caractères.$H$4];IF([.J2]=3;['file:///C:/GitProjects/PHC25Turbo/CircuitHelp%20-%20Copie.ods'#$Caractères.$H$5];IF([.J2]=4;['file:///C:/GitProjects/PHC25Turbo/CircuitHelp%20-%20Copie.ods'#$Caractères.$H$6];IF([.J2]=5;['file:///C:/GitProjects/PHC25Turbo/CircuitHelp%20-%20Copie.ods'#$Caractères.$H$7];IF([.J2]=6;['file:///C:/GitProjects/PHC25Turbo/CircuitHelp%20-%20Copie.ods'#$Caractères.$H$8];IF([.J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K2]=0;['file:///C:/GitProjects/PHC25Turbo/CircuitHelp%20-%20Copie.ods'#$Caractères.$B$2];IF([.K2]=1;['file:///C:/GitProjects/PHC25Turbo/CircuitHelp%20-%20Copie.ods'#$Caractères.$B$3];IF([.K2]=2;['file:///C:/GitProjects/PHC25Turbo/CircuitHelp%20-%20Copie.ods'#$Caractères.$B$4];IF([.K2]=3;['file:///C:/GitProjects/PHC25Turbo/CircuitHelp%20-%20Copie.ods'#$Caractères.$B$5];IF([.K2]=4;['file:///C:/GitProjects/PHC25Turbo/CircuitHelp%20-%20Copie.ods'#$Caractères.$B$6];IF([.K2]=5;['file:///C:/GitProjects/PHC25Turbo/CircuitHelp%20-%20Copie.ods'#$Caractères.$B$7];IF([.K2]=6;['file:///C:/GitProjects/PHC25Turbo/CircuitHelp%20-%20Copie.ods'#$Caractères.$B$8];IF([.K2]=7;['file:///C:/GitProjects/PHC25Turbo/CircuitHelp%20-%20Copie.ods'#$Caractères.$B$9];IF([.K2]=8;['file:///C:/GitProjects/PHC25Turbo/CircuitHelp%20-%20Copie.ods'#$Caractères.$B$10];IF([.K2]=9;['file:///C:/GitProjects/PHC25Turbo/CircuitHelp%20-%20Copie.ods'#$Caractères.$B$11];IF([.K2]=10;['file:///C:/GitProjects/PHC25Turbo/CircuitHelp%20-%20Copie.ods'#$Caractères.$B$12];IF([.K2]=11;['file:///C:/GitProjects/PHC25Turbo/CircuitHelp%20-%20Copie.ods'#$Caractères.$B$13];IF([.K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'file:///C:/GitProjects/PHC25Turbo/CircuitHelp%20-%20Copie.ods'#$Caractères.$H$2];IF([.L2]=1;['file:///C:/GitProjects/PHC25Turbo/CircuitHelp%20-%20Copie.ods'#$Caractères.$H$3];IF([.L2]=2;['file:///C:/GitProjects/PHC25Turbo/CircuitHelp%20-%20Copie.ods'#$Caractères.$H$4];IF([.L2]=3;['file:///C:/GitProjects/PHC25Turbo/CircuitHelp%20-%20Copie.ods'#$Caractères.$H$5];IF([.L2]=4;['file:///C:/GitProjects/PHC25Turbo/CircuitHelp%20-%20Copie.ods'#$Caractères.$H$6];IF([.L2]=5;['file:///C:/GitProjects/PHC25Turbo/CircuitHelp%20-%20Copie.ods'#$Caractères.$H$7];IF([.L2]=6;['file:///C:/GitProjects/PHC25Turbo/CircuitHelp%20-%20Copie.ods'#$Caractères.$H$8];IF([.L2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M2]=0;['file:///C:/GitProjects/PHC25Turbo/CircuitHelp%20-%20Copie.ods'#$Caractères.$B$2];IF([.M2]=1;['file:///C:/GitProjects/PHC25Turbo/CircuitHelp%20-%20Copie.ods'#$Caractères.$B$3];IF([.M2]=2;['file:///C:/GitProjects/PHC25Turbo/CircuitHelp%20-%20Copie.ods'#$Caractères.$B$4];IF([.M2]=3;['file:///C:/GitProjects/PHC25Turbo/CircuitHelp%20-%20Copie.ods'#$Caractères.$B$5];IF([.M2]=4;['file:///C:/GitProjects/PHC25Turbo/CircuitHelp%20-%20Copie.ods'#$Caractères.$B$6];IF([.M2]=5;['file:///C:/GitProjects/PHC25Turbo/CircuitHelp%20-%20Copie.ods'#$Caractères.$B$7];IF([.M2]=6;['file:///C:/GitProjects/PHC25Turbo/CircuitHelp%20-%20Copie.ods'#$Caractères.$B$8];IF([.M2]=7;['file:///C:/GitProjects/PHC25Turbo/CircuitHelp%20-%20Copie.ods'#$Caractères.$B$9];IF([.M2]=8;['file:///C:/GitProjects/PHC25Turbo/CircuitHelp%20-%20Copie.ods'#$Caractères.$B$10];IF([.M2]=9;['file:///C:/GitProjects/PHC25Turbo/CircuitHelp%20-%20Copie.ods'#$Caractères.$B$11];IF([.M2]=10;['file:///C:/GitProjects/PHC25Turbo/CircuitHelp%20-%20Copie.ods'#$Caractères.$B$12];IF([.M2]=11;['file:///C:/GitProjects/PHC25Turbo/CircuitHelp%20-%20Copie.ods'#$Caractères.$B$13];IF([.M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'file:///C:/GitProjects/PHC25Turbo/CircuitHelp%20-%20Copie.ods'#$Caractères.$H$2];IF([.N2]=1;['file:///C:/GitProjects/PHC25Turbo/CircuitHelp%20-%20Copie.ods'#$Caractères.$H$3];IF([.N2]=2;['file:///C:/GitProjects/PHC25Turbo/CircuitHelp%20-%20Copie.ods'#$Caractères.$H$4];IF([.N2]=3;['file:///C:/GitProjects/PHC25Turbo/CircuitHelp%20-%20Copie.ods'#$Caractères.$H$5];IF([.N2]=4;['file:///C:/GitProjects/PHC25Turbo/CircuitHelp%20-%20Copie.ods'#$Caractères.$H$6];IF([.N2]=5;['file:///C:/GitProjects/PHC25Turbo/CircuitHelp%20-%20Copie.ods'#$Caractères.$H$7];IF([.N2]=6;['file:///C:/GitProjects/PHC25Turbo/CircuitHelp%20-%20Copie.ods'#$Caractères.$H$8];IF([.N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O2]=0;['file:///C:/GitProjects/PHC25Turbo/CircuitHelp%20-%20Copie.ods'#$Caractères.$B$2];IF([.O2]=1;['file:///C:/GitProjects/PHC25Turbo/CircuitHelp%20-%20Copie.ods'#$Caractères.$B$3];IF([.O2]=2;['file:///C:/GitProjects/PHC25Turbo/CircuitHelp%20-%20Copie.ods'#$Caractères.$B$4];IF([.O2]=3;['file:///C:/GitProjects/PHC25Turbo/CircuitHelp%20-%20Copie.ods'#$Caractères.$B$5];IF([.O2]=4;['file:///C:/GitProjects/PHC25Turbo/CircuitHelp%20-%20Copie.ods'#$Caractères.$B$6];IF([.O2]=5;['file:///C:/GitProjects/PHC25Turbo/CircuitHelp%20-%20Copie.ods'#$Caractères.$B$7];IF([.O2]=6;['file:///C:/GitProjects/PHC25Turbo/CircuitHelp%20-%20Copie.ods'#$Caractères.$B$8];IF([.O2]=7;['file:///C:/GitProjects/PHC25Turbo/CircuitHelp%20-%20Copie.ods'#$Caractères.$B$9];IF([.O2]=8;['file:///C:/GitProjects/PHC25Turbo/CircuitHelp%20-%20Copie.ods'#$Caractères.$B$10];IF([.O2]=9;['file:///C:/GitProjects/PHC25Turbo/CircuitHelp%20-%20Copie.ods'#$Caractères.$B$11];IF([.O2]=10;['file:///C:/GitProjects/PHC25Turbo/CircuitHelp%20-%20Copie.ods'#$Caractères.$B$12];IF([.O2]=11;['file:///C:/GitProjects/PHC25Turbo/CircuitHelp%20-%20Copie.ods'#$Caractères.$B$13];IF([.O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'file:///C:/GitProjects/PHC25Turbo/CircuitHelp%20-%20Copie.ods'#$Caractères.$H$2];IF([.P2]=1;['file:///C:/GitProjects/PHC25Turbo/CircuitHelp%20-%20Copie.ods'#$Caractères.$H$3];IF([.P2]=2;['file:///C:/GitProjects/PHC25Turbo/CircuitHelp%20-%20Copie.ods'#$Caractères.$H$4];IF([.P2]=3;['file:///C:/GitProjects/PHC25Turbo/CircuitHelp%20-%20Copie.ods'#$Caractères.$H$5];IF([.P2]=4;['file:///C:/GitProjects/PHC25Turbo/CircuitHelp%20-%20Copie.ods'#$Caractères.$H$6];IF([.P2]=5;['file:///C:/GitProjects/PHC25Turbo/CircuitHelp%20-%20Copie.ods'#$Caractères.$H$7];IF([.P2]=6;['file:///C:/GitProjects/PHC25Turbo/CircuitHelp%20-%20Copie.ods'#$Caractères.$H$8];IF([.P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60" table:formula="of:=IF([.Q2]=0;['file:///C:/GitProjects/PHC25Turbo/CircuitHelp%20-%20Copie.ods'#$Caractères.$B$2];IF([.Q2]=1;['file:///C:/GitProjects/PHC25Turbo/CircuitHelp%20-%20Copie.ods'#$Caractères.$B$3];IF([.Q2]=2;['file:///C:/GitProjects/PHC25Turbo/CircuitHelp%20-%20Copie.ods'#$Caractères.$B$4];IF([.Q2]=3;['file:///C:/GitProjects/PHC25Turbo/CircuitHelp%20-%20Copie.ods'#$Caractères.$B$5];IF([.Q2]=4;['file:///C:/GitProjects/PHC25Turbo/CircuitHelp%20-%20Copie.ods'#$Caractères.$B$6];IF([.Q2]=5;['file:///C:/GitProjects/PHC25Turbo/CircuitHelp%20-%20Copie.ods'#$Caractères.$B$7];IF([.Q2]=6;['file:///C:/GitProjects/PHC25Turbo/CircuitHelp%20-%20Copie.ods'#$Caractères.$B$8];IF([.Q2]=7;['file:///C:/GitProjects/PHC25Turbo/CircuitHelp%20-%20Copie.ods'#$Caractères.$B$9];IF([.Q2]=8;['file:///C:/GitProjects/PHC25Turbo/CircuitHelp%20-%20Copie.ods'#$Caractères.$B$10];IF([.Q2]=9;['file:///C:/GitProjects/PHC25Turbo/CircuitHelp%20-%20Copie.ods'#$Caractères.$B$11];IF([.Q2]=10;['file:///C:/GitProjects/PHC25Turbo/CircuitHelp%20-%20Copie.ods'#$Caractères.$B$12];IF([.Q2]=11;['file:///C:/GitProjects/PHC25Turbo/CircuitHelp%20-%20Copie.ods'#$Caractères.$B$13];IF([.Q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'file:///C:/GitProjects/PHC25Turbo/CircuitHelp%20-%20Copie.ods'#$Caractères.$H$2];IF([.R2]=1;['file:///C:/GitProjects/PHC25Turbo/CircuitHelp%20-%20Copie.ods'#$Caractères.$H$3];IF([.R2]=2;['file:///C:/GitProjects/PHC25Turbo/CircuitHelp%20-%20Copie.ods'#$Caractères.$H$4];IF([.R2]=3;['file:///C:/GitProjects/PHC25Turbo/CircuitHelp%20-%20Copie.ods'#$Caractères.$H$5];IF([.R2]=4;['file:///C:/GitProjects/PHC25Turbo/CircuitHelp%20-%20Copie.ods'#$Caractères.$H$6];IF([.R2]=5;['file:///C:/GitProjects/PHC25Turbo/CircuitHelp%20-%20Copie.ods'#$Caractères.$H$7];IF([.R2]=6;['file:///C:/GitProjects/PHC25Turbo/CircuitHelp%20-%20Copie.ods'#$Caractères.$H$8];IF([.R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S2]=0;['file:///C:/GitProjects/PHC25Turbo/CircuitHelp%20-%20Copie.ods'#$Caractères.$B$2];IF([.S2]=1;['file:///C:/GitProjects/PHC25Turbo/CircuitHelp%20-%20Copie.ods'#$Caractères.$B$3];IF([.S2]=2;['file:///C:/GitProjects/PHC25Turbo/CircuitHelp%20-%20Copie.ods'#$Caractères.$B$4];IF([.S2]=3;['file:///C:/GitProjects/PHC25Turbo/CircuitHelp%20-%20Copie.ods'#$Caractères.$B$5];IF([.S2]=4;['file:///C:/GitProjects/PHC25Turbo/CircuitHelp%20-%20Copie.ods'#$Caractères.$B$6];IF([.S2]=5;['file:///C:/GitProjects/PHC25Turbo/CircuitHelp%20-%20Copie.ods'#$Caractères.$B$7];IF([.S2]=6;['file:///C:/GitProjects/PHC25Turbo/CircuitHelp%20-%20Copie.ods'#$Caractères.$B$8];IF([.S2]=7;['file:///C:/GitProjects/PHC25Turbo/CircuitHelp%20-%20Copie.ods'#$Caractères.$B$9];IF([.S2]=8;['file:///C:/GitProjects/PHC25Turbo/CircuitHelp%20-%20Copie.ods'#$Caractères.$B$10];IF([.S2]=9;['file:///C:/GitProjects/PHC25Turbo/CircuitHelp%20-%20Copie.ods'#$Caractères.$B$11];IF([.S2]=10;['file:///C:/GitProjects/PHC25Turbo/CircuitHelp%20-%20Copie.ods'#$Caractères.$B$12];IF([.S2]=11;['file:///C:/GitProjects/PHC25Turbo/CircuitHelp%20-%20Copie.ods'#$Caractères.$B$13];IF([.S2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S2]&gt;0;[.S2]&lt;4);&quot;&quot;;IF([.T2]=0;['file:///C:/GitProjects/PHC25Turbo/CircuitHelp%20-%20Copie.ods'#$Caractères.$H$2];IF([.T2]=1;['file:///C:/GitProjects/PHC25Turbo/CircuitHelp%20-%20Copie.ods'#$Caractères.$H$3];IF([.T2]=2;['file:///C:/GitProjects/PHC25Turbo/CircuitHelp%20-%20Copie.ods'#$Caractères.$H$4];IF([.T2]=3;['file:///C:/GitProjects/PHC25Turbo/CircuitHelp%20-%20Copie.ods'#$Caractères.$H$5];IF([.T2]=4;['file:///C:/GitProjects/PHC25Turbo/CircuitHelp%20-%20Copie.ods'#$Caractères.$H$6];IF([.T2]=5;['file:///C:/GitProjects/PHC25Turbo/CircuitHelp%20-%20Copie.ods'#$Caractères.$H$7];IF([.T2]=6;['file:///C:/GitProjects/PHC25Turbo/CircuitHelp%20-%20Copie.ods'#$Caractères.$H$8];IF([.T2]=7;['file:///C:/GitProjects/PHC25Turbo/CircuitHelp%20-%20Copie.ods'#$Caractères.$H$9];&quot;x&quot;)))))))))">
            <text:p/>
          </table:table-cell>
          <table:table-cell table:style-name="ce60" table:formula="of:=IF([.U2]=0;['file:///C:/GitProjects/PHC25Turbo/CircuitHelp%20-%20Copie.ods'#$Caractères.$B$2];IF([.U2]=1;['file:///C:/GitProjects/PHC25Turbo/CircuitHelp%20-%20Copie.ods'#$Caractères.$B$3];IF([.U2]=2;['file:///C:/GitProjects/PHC25Turbo/CircuitHelp%20-%20Copie.ods'#$Caractères.$B$4];IF([.U2]=3;['file:///C:/GitProjects/PHC25Turbo/CircuitHelp%20-%20Copie.ods'#$Caractères.$B$5];IF([.U2]=4;['file:///C:/GitProjects/PHC25Turbo/CircuitHelp%20-%20Copie.ods'#$Caractères.$B$6];IF([.U2]=5;['file:///C:/GitProjects/PHC25Turbo/CircuitHelp%20-%20Copie.ods'#$Caractères.$B$7];IF([.U2]=6;['file:///C:/GitProjects/PHC25Turbo/CircuitHelp%20-%20Copie.ods'#$Caractères.$B$8];IF([.U2]=7;['file:///C:/GitProjects/PHC25Turbo/CircuitHelp%20-%20Copie.ods'#$Caractères.$B$9];IF([.U2]=8;['file:///C:/GitProjects/PHC25Turbo/CircuitHelp%20-%20Copie.ods'#$Caractères.$B$10];IF([.U2]=9;['file:///C:/GitProjects/PHC25Turbo/CircuitHelp%20-%20Copie.ods'#$Caractères.$B$11];IF([.U2]=10;['file:///C:/GitProjects/PHC25Turbo/CircuitHelp%20-%20Copie.ods'#$Caractères.$B$12];IF([.U2]=11;['file:///C:/GitProjects/PHC25Turbo/CircuitHelp%20-%20Copie.ods'#$Caractères.$B$13];IF([.U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'file:///C:/GitProjects/PHC25Turbo/CircuitHelp%20-%20Copie.ods'#$Caractères.$H$2];IF([.V2]=1;['file:///C:/GitProjects/PHC25Turbo/CircuitHelp%20-%20Copie.ods'#$Caractères.$H$3];IF([.V2]=2;['file:///C:/GitProjects/PHC25Turbo/CircuitHelp%20-%20Copie.ods'#$Caractères.$H$4];IF([.V2]=3;['file:///C:/GitProjects/PHC25Turbo/CircuitHelp%20-%20Copie.ods'#$Caractères.$H$5];IF([.V2]=4;['file:///C:/GitProjects/PHC25Turbo/CircuitHelp%20-%20Copie.ods'#$Caractères.$H$6];IF([.V2]=5;['file:///C:/GitProjects/PHC25Turbo/CircuitHelp%20-%20Copie.ods'#$Caractères.$H$7];IF([.V2]=6;['file:///C:/GitProjects/PHC25Turbo/CircuitHelp%20-%20Copie.ods'#$Caractères.$H$8];IF([.V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W2]=0;['file:///C:/GitProjects/PHC25Turbo/CircuitHelp%20-%20Copie.ods'#$Caractères.$B$2];IF([.W2]=1;['file:///C:/GitProjects/PHC25Turbo/CircuitHelp%20-%20Copie.ods'#$Caractères.$B$3];IF([.W2]=2;['file:///C:/GitProjects/PHC25Turbo/CircuitHelp%20-%20Copie.ods'#$Caractères.$B$4];IF([.W2]=3;['file:///C:/GitProjects/PHC25Turbo/CircuitHelp%20-%20Copie.ods'#$Caractères.$B$5];IF([.W2]=4;['file:///C:/GitProjects/PHC25Turbo/CircuitHelp%20-%20Copie.ods'#$Caractères.$B$6];IF([.W2]=5;['file:///C:/GitProjects/PHC25Turbo/CircuitHelp%20-%20Copie.ods'#$Caractères.$B$7];IF([.W2]=6;['file:///C:/GitProjects/PHC25Turbo/CircuitHelp%20-%20Copie.ods'#$Caractères.$B$8];IF([.W2]=7;['file:///C:/GitProjects/PHC25Turbo/CircuitHelp%20-%20Copie.ods'#$Caractères.$B$9];IF([.W2]=8;['file:///C:/GitProjects/PHC25Turbo/CircuitHelp%20-%20Copie.ods'#$Caractères.$B$10];IF([.W2]=9;['file:///C:/GitProjects/PHC25Turbo/CircuitHelp%20-%20Copie.ods'#$Caractères.$B$11];IF([.W2]=10;['file:///C:/GitProjects/PHC25Turbo/CircuitHelp%20-%20Copie.ods'#$Caractères.$B$12];IF([.W2]=11;['file:///C:/GitProjects/PHC25Turbo/CircuitHelp%20-%20Copie.ods'#$Caractères.$B$13];IF([.W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'file:///C:/GitProjects/PHC25Turbo/CircuitHelp%20-%20Copie.ods'#$Caractères.$H$2];IF([.X2]=1;['file:///C:/GitProjects/PHC25Turbo/CircuitHelp%20-%20Copie.ods'#$Caractères.$H$3];IF([.X2]=2;['file:///C:/GitProjects/PHC25Turbo/CircuitHelp%20-%20Copie.ods'#$Caractères.$H$4];IF([.X2]=3;['file:///C:/GitProjects/PHC25Turbo/CircuitHelp%20-%20Copie.ods'#$Caractères.$H$5];IF([.X2]=4;['file:///C:/GitProjects/PHC25Turbo/CircuitHelp%20-%20Copie.ods'#$Caractères.$H$6];IF([.X2]=5;['file:///C:/GitProjects/PHC25Turbo/CircuitHelp%20-%20Copie.ods'#$Caractères.$H$7];IF([.X2]=6;['file:///C:/GitProjects/PHC25Turbo/CircuitHelp%20-%20Copie.ods'#$Caractères.$H$8];IF([.X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Y2]=0;['file:///C:/GitProjects/PHC25Turbo/CircuitHelp%20-%20Copie.ods'#$Caractères.$B$2];IF([.Y2]=1;['file:///C:/GitProjects/PHC25Turbo/CircuitHelp%20-%20Copie.ods'#$Caractères.$B$3];IF([.Y2]=2;['file:///C:/GitProjects/PHC25Turbo/CircuitHelp%20-%20Copie.ods'#$Caractères.$B$4];IF([.Y2]=3;['file:///C:/GitProjects/PHC25Turbo/CircuitHelp%20-%20Copie.ods'#$Caractères.$B$5];IF([.Y2]=4;['file:///C:/GitProjects/PHC25Turbo/CircuitHelp%20-%20Copie.ods'#$Caractères.$B$6];IF([.Y2]=5;['file:///C:/GitProjects/PHC25Turbo/CircuitHelp%20-%20Copie.ods'#$Caractères.$B$7];IF([.Y2]=6;['file:///C:/GitProjects/PHC25Turbo/CircuitHelp%20-%20Copie.ods'#$Caractères.$B$8];IF([.Y2]=7;['file:///C:/GitProjects/PHC25Turbo/CircuitHelp%20-%20Copie.ods'#$Caractères.$B$9];IF([.Y2]=8;['file:///C:/GitProjects/PHC25Turbo/CircuitHelp%20-%20Copie.ods'#$Caractères.$B$10];IF([.Y2]=9;['file:///C:/GitProjects/PHC25Turbo/CircuitHelp%20-%20Copie.ods'#$Caractères.$B$11];IF([.Y2]=10;['file:///C:/GitProjects/PHC25Turbo/CircuitHelp%20-%20Copie.ods'#$Caractères.$B$12];IF([.Y2]=11;['file:///C:/GitProjects/PHC25Turbo/CircuitHelp%20-%20Copie.ods'#$Caractères.$B$13];IF([.Y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'file:///C:/GitProjects/PHC25Turbo/CircuitHelp%20-%20Copie.ods'#$Caractères.$H$2];IF([.Z2]=1;['file:///C:/GitProjects/PHC25Turbo/CircuitHelp%20-%20Copie.ods'#$Caractères.$H$3];IF([.Z2]=2;['file:///C:/GitProjects/PHC25Turbo/CircuitHelp%20-%20Copie.ods'#$Caractères.$H$4];IF([.Z2]=3;['file:///C:/GitProjects/PHC25Turbo/CircuitHelp%20-%20Copie.ods'#$Caractères.$H$5];IF([.Z2]=4;['file:///C:/GitProjects/PHC25Turbo/CircuitHelp%20-%20Copie.ods'#$Caractères.$H$6];IF([.Z2]=5;['file:///C:/GitProjects/PHC25Turbo/CircuitHelp%20-%20Copie.ods'#$Caractères.$H$7];IF([.Z2]=6;['file:///C:/GitProjects/PHC25Turbo/CircuitHelp%20-%20Copie.ods'#$Caractères.$H$8];IF([.Z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AA2]=0;['file:///C:/GitProjects/PHC25Turbo/CircuitHelp%20-%20Copie.ods'#$Caractères.$B$2];IF([.AA2]=1;['file:///C:/GitProjects/PHC25Turbo/CircuitHelp%20-%20Copie.ods'#$Caractères.$B$3];IF([.AA2]=2;['file:///C:/GitProjects/PHC25Turbo/CircuitHelp%20-%20Copie.ods'#$Caractères.$B$4];IF([.AA2]=3;['file:///C:/GitProjects/PHC25Turbo/CircuitHelp%20-%20Copie.ods'#$Caractères.$B$5];IF([.AA2]=4;['file:///C:/GitProjects/PHC25Turbo/CircuitHelp%20-%20Copie.ods'#$Caractères.$B$6];IF([.AA2]=5;['file:///C:/GitProjects/PHC25Turbo/CircuitHelp%20-%20Copie.ods'#$Caractères.$B$7];IF([.AA2]=6;['file:///C:/GitProjects/PHC25Turbo/CircuitHelp%20-%20Copie.ods'#$Caractères.$B$8];IF([.AA2]=7;['file:///C:/GitProjects/PHC25Turbo/CircuitHelp%20-%20Copie.ods'#$Caractères.$B$9];IF([.AA2]=8;['file:///C:/GitProjects/PHC25Turbo/CircuitHelp%20-%20Copie.ods'#$Caractères.$B$10];IF([.AA2]=9;['file:///C:/GitProjects/PHC25Turbo/CircuitHelp%20-%20Copie.ods'#$Caractères.$B$11];IF([.AA2]=10;['file:///C:/GitProjects/PHC25Turbo/CircuitHelp%20-%20Copie.ods'#$Caractères.$B$12];IF([.AA2]=11;['file:///C:/GitProjects/PHC25Turbo/CircuitHelp%20-%20Copie.ods'#$Caractères.$B$13];IF([.AA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'file:///C:/GitProjects/PHC25Turbo/CircuitHelp%20-%20Copie.ods'#$Caractères.$H$2];IF([.AB2]=1;['file:///C:/GitProjects/PHC25Turbo/CircuitHelp%20-%20Copie.ods'#$Caractères.$H$3];IF([.AB2]=2;['file:///C:/GitProjects/PHC25Turbo/CircuitHelp%20-%20Copie.ods'#$Caractères.$H$4];IF([.AB2]=3;['file:///C:/GitProjects/PHC25Turbo/CircuitHelp%20-%20Copie.ods'#$Caractères.$H$5];IF([.AB2]=4;['file:///C:/GitProjects/PHC25Turbo/CircuitHelp%20-%20Copie.ods'#$Caractères.$H$6];IF([.AB2]=5;['file:///C:/GitProjects/PHC25Turbo/CircuitHelp%20-%20Copie.ods'#$Caractères.$H$7];IF([.AB2]=6;['file:///C:/GitProjects/PHC25Turbo/CircuitHelp%20-%20Copie.ods'#$Caractères.$H$8];IF([.AB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AC2]=0;['file:///C:/GitProjects/PHC25Turbo/CircuitHelp%20-%20Copie.ods'#$Caractères.$B$2];IF([.AC2]=1;['file:///C:/GitProjects/PHC25Turbo/CircuitHelp%20-%20Copie.ods'#$Caractères.$B$3];IF([.AC2]=2;['file:///C:/GitProjects/PHC25Turbo/CircuitHelp%20-%20Copie.ods'#$Caractères.$B$4];IF([.AC2]=3;['file:///C:/GitProjects/PHC25Turbo/CircuitHelp%20-%20Copie.ods'#$Caractères.$B$5];IF([.AC2]=4;['file:///C:/GitProjects/PHC25Turbo/CircuitHelp%20-%20Copie.ods'#$Caractères.$B$6];IF([.AC2]=5;['file:///C:/GitProjects/PHC25Turbo/CircuitHelp%20-%20Copie.ods'#$Caractères.$B$7];IF([.AC2]=6;['file:///C:/GitProjects/PHC25Turbo/CircuitHelp%20-%20Copie.ods'#$Caractères.$B$8];IF([.AC2]=7;['file:///C:/GitProjects/PHC25Turbo/CircuitHelp%20-%20Copie.ods'#$Caractères.$B$9];IF([.AC2]=8;['file:///C:/GitProjects/PHC25Turbo/CircuitHelp%20-%20Copie.ods'#$Caractères.$B$10];IF([.AC2]=9;['file:///C:/GitProjects/PHC25Turbo/CircuitHelp%20-%20Copie.ods'#$Caractères.$B$11];IF([.AC2]=10;['file:///C:/GitProjects/PHC25Turbo/CircuitHelp%20-%20Copie.ods'#$Caractères.$B$12];IF([.AC2]=11;['file:///C:/GitProjects/PHC25Turbo/CircuitHelp%20-%20Copie.ods'#$Caractères.$B$13];IF([.AC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'file:///C:/GitProjects/PHC25Turbo/CircuitHelp%20-%20Copie.ods'#$Caractères.$H$2];IF([.AD2]=1;['file:///C:/GitProjects/PHC25Turbo/CircuitHelp%20-%20Copie.ods'#$Caractères.$H$3];IF([.AD2]=2;['file:///C:/GitProjects/PHC25Turbo/CircuitHelp%20-%20Copie.ods'#$Caractères.$H$4];IF([.AD2]=3;['file:///C:/GitProjects/PHC25Turbo/CircuitHelp%20-%20Copie.ods'#$Caractères.$H$5];IF([.AD2]=4;['file:///C:/GitProjects/PHC25Turbo/CircuitHelp%20-%20Copie.ods'#$Caractères.$H$6];IF([.AD2]=5;['file:///C:/GitProjects/PHC25Turbo/CircuitHelp%20-%20Copie.ods'#$Caractères.$H$7];IF([.AD2]=6;['file:///C:/GitProjects/PHC25Turbo/CircuitHelp%20-%20Copie.ods'#$Caractères.$H$8];IF([.AD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AE2]=0;['file:///C:/GitProjects/PHC25Turbo/CircuitHelp%20-%20Copie.ods'#$Caractères.$B$2];IF([.AE2]=1;['file:///C:/GitProjects/PHC25Turbo/CircuitHelp%20-%20Copie.ods'#$Caractères.$B$3];IF([.AE2]=2;['file:///C:/GitProjects/PHC25Turbo/CircuitHelp%20-%20Copie.ods'#$Caractères.$B$4];IF([.AE2]=3;['file:///C:/GitProjects/PHC25Turbo/CircuitHelp%20-%20Copie.ods'#$Caractères.$B$5];IF([.AE2]=4;['file:///C:/GitProjects/PHC25Turbo/CircuitHelp%20-%20Copie.ods'#$Caractères.$B$6];IF([.AE2]=5;['file:///C:/GitProjects/PHC25Turbo/CircuitHelp%20-%20Copie.ods'#$Caractères.$B$7];IF([.AE2]=6;['file:///C:/GitProjects/PHC25Turbo/CircuitHelp%20-%20Copie.ods'#$Caractères.$B$8];IF([.AE2]=7;['file:///C:/GitProjects/PHC25Turbo/CircuitHelp%20-%20Copie.ods'#$Caractères.$B$9];IF([.AE2]=8;['file:///C:/GitProjects/PHC25Turbo/CircuitHelp%20-%20Copie.ods'#$Caractères.$B$10];IF([.AE2]=9;['file:///C:/GitProjects/PHC25Turbo/CircuitHelp%20-%20Copie.ods'#$Caractères.$B$11];IF([.AE2]=10;['file:///C:/GitProjects/PHC25Turbo/CircuitHelp%20-%20Copie.ods'#$Caractères.$B$12];IF([.AE2]=11;['file:///C:/GitProjects/PHC25Turbo/CircuitHelp%20-%20Copie.ods'#$Caractères.$B$13];IF([.AE2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'file:///C:/GitProjects/PHC25Turbo/CircuitHelp%20-%20Copie.ods'#$Caractères.$H$2];IF([.AF2]=1;['file:///C:/GitProjects/PHC25Turbo/CircuitHelp%20-%20Copie.ods'#$Caractères.$H$3];IF([.AF2]=2;['file:///C:/GitProjects/PHC25Turbo/CircuitHelp%20-%20Copie.ods'#$Caractères.$H$4];IF([.AF2]=3;['file:///C:/GitProjects/PHC25Turbo/CircuitHelp%20-%20Copie.ods'#$Caractères.$H$5];IF([.AF2]=4;['file:///C:/GitProjects/PHC25Turbo/CircuitHelp%20-%20Copie.ods'#$Caractères.$H$6];IF([.AF2]=5;['file:///C:/GitProjects/PHC25Turbo/CircuitHelp%20-%20Copie.ods'#$Caractères.$H$7];IF([.AF2]=6;['file:///C:/GitProjects/PHC25Turbo/CircuitHelp%20-%20Copie.ods'#$Caractères.$H$8];IF([.AF2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'file:///C:/GitProjects/PHC25Turbo/CircuitHelp%20-%20Copie.ods'#$Caractères.$B$2];IF([.A3]=1;['file:///C:/GitProjects/PHC25Turbo/CircuitHelp%20-%20Copie.ods'#$Caractères.$B$3];IF([.A3]=2;['file:///C:/GitProjects/PHC25Turbo/CircuitHelp%20-%20Copie.ods'#$Caractères.$B$4];IF([.A3]=3;['file:///C:/GitProjects/PHC25Turbo/CircuitHelp%20-%20Copie.ods'#$Caractères.$B$5];IF([.A3]=4;['file:///C:/GitProjects/PHC25Turbo/CircuitHelp%20-%20Copie.ods'#$Caractères.$B$6];IF([.A3]=5;['file:///C:/GitProjects/PHC25Turbo/CircuitHelp%20-%20Copie.ods'#$Caractères.$B$7];IF([.A3]=6;['file:///C:/GitProjects/PHC25Turbo/CircuitHelp%20-%20Copie.ods'#$Caractères.$B$8];IF([.A3]=7;['file:///C:/GitProjects/PHC25Turbo/CircuitHelp%20-%20Copie.ods'#$Caractères.$B$9];IF([.A3]=8;['file:///C:/GitProjects/PHC25Turbo/CircuitHelp%20-%20Copie.ods'#$Caractères.$B$10];IF([.A3]=9;['file:///C:/GitProjects/PHC25Turbo/CircuitHelp%20-%20Copie.ods'#$Caractères.$B$11];IF([.A3]=10;['file:///C:/GitProjects/PHC25Turbo/CircuitHelp%20-%20Copie.ods'#$Caractères.$B$12];IF([.A3]=11;['file:///C:/GitProjects/PHC25Turbo/CircuitHelp%20-%20Copie.ods'#$Caractères.$B$13];IF([.A3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'file:///C:/GitProjects/PHC25Turbo/CircuitHelp%20-%20Copie.ods'#$Caractères.$H$2];IF([.B3]=1;['file:///C:/GitProjects/PHC25Turbo/CircuitHelp%20-%20Copie.ods'#$Caractères.$H$3];IF([.B3]=2;['file:///C:/GitProjects/PHC25Turbo/CircuitHelp%20-%20Copie.ods'#$Caractères.$H$4];IF([.B3]=3;['file:///C:/GitProjects/PHC25Turbo/CircuitHelp%20-%20Copie.ods'#$Caractères.$H$5];IF([.B3]=4;['file:///C:/GitProjects/PHC25Turbo/CircuitHelp%20-%20Copie.ods'#$Caractères.$H$6];IF([.B3]=5;['file:///C:/GitProjects/PHC25Turbo/CircuitHelp%20-%20Copie.ods'#$Caractères.$H$7];IF([.B3]=6;['file:///C:/GitProjects/PHC25Turbo/CircuitHelp%20-%20Copie.ods'#$Caractères.$H$8];IF([.B3]=7;['file:///C:/GitProjects/PHC25Turbo/CircuitHelp%20-%20Copie.ods'#$Caractères.$H$9];&quot;x&quot;)))))))))">
            <text:p/>
          </table:table-cell>
          <table:table-cell table:style-name="ce54" table:formula="of:=IF([.C3]=0;['file:///C:/GitProjects/PHC25Turbo/CircuitHelp%20-%20Copie.ods'#$Caractères.$B$2];IF([.C3]=1;['file:///C:/GitProjects/PHC25Turbo/CircuitHelp%20-%20Copie.ods'#$Caractères.$B$3];IF([.C3]=2;['file:///C:/GitProjects/PHC25Turbo/CircuitHelp%20-%20Copie.ods'#$Caractères.$B$4];IF([.C3]=3;['file:///C:/GitProjects/PHC25Turbo/CircuitHelp%20-%20Copie.ods'#$Caractères.$B$5];IF([.C3]=4;['file:///C:/GitProjects/PHC25Turbo/CircuitHelp%20-%20Copie.ods'#$Caractères.$B$6];IF([.C3]=5;['file:///C:/GitProjects/PHC25Turbo/CircuitHelp%20-%20Copie.ods'#$Caractères.$B$7];IF([.C3]=6;['file:///C:/GitProjects/PHC25Turbo/CircuitHelp%20-%20Copie.ods'#$Caractères.$B$8];IF([.C3]=7;['file:///C:/GitProjects/PHC25Turbo/CircuitHelp%20-%20Copie.ods'#$Caractères.$B$9];IF([.C3]=8;['file:///C:/GitProjects/PHC25Turbo/CircuitHelp%20-%20Copie.ods'#$Caractères.$B$10];IF([.C3]=9;['file:///C:/GitProjects/PHC25Turbo/CircuitHelp%20-%20Copie.ods'#$Caractères.$B$11];IF([.C3]=10;['file:///C:/GitProjects/PHC25Turbo/CircuitHelp%20-%20Copie.ods'#$Caractères.$B$12];IF([.C3]=11;['file:///C:/GitProjects/PHC25Turbo/CircuitHelp%20-%20Copie.ods'#$Caractères.$B$13];IF([.C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'file:///C:/GitProjects/PHC25Turbo/CircuitHelp%20-%20Copie.ods'#$Caractères.$H$2];IF([.D3]=1;['file:///C:/GitProjects/PHC25Turbo/CircuitHelp%20-%20Copie.ods'#$Caractères.$H$3];IF([.D3]=2;['file:///C:/GitProjects/PHC25Turbo/CircuitHelp%20-%20Copie.ods'#$Caractères.$H$4];IF([.D3]=3;['file:///C:/GitProjects/PHC25Turbo/CircuitHelp%20-%20Copie.ods'#$Caractères.$H$5];IF([.D3]=4;['file:///C:/GitProjects/PHC25Turbo/CircuitHelp%20-%20Copie.ods'#$Caractères.$H$6];IF([.D3]=5;['file:///C:/GitProjects/PHC25Turbo/CircuitHelp%20-%20Copie.ods'#$Caractères.$H$7];IF([.D3]=6;['file:///C:/GitProjects/PHC25Turbo/CircuitHelp%20-%20Copie.ods'#$Caractères.$H$8];IF([.D3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E3]=0;['file:///C:/GitProjects/PHC25Turbo/CircuitHelp%20-%20Copie.ods'#$Caractères.$B$2];IF([.E3]=1;['file:///C:/GitProjects/PHC25Turbo/CircuitHelp%20-%20Copie.ods'#$Caractères.$B$3];IF([.E3]=2;['file:///C:/GitProjects/PHC25Turbo/CircuitHelp%20-%20Copie.ods'#$Caractères.$B$4];IF([.E3]=3;['file:///C:/GitProjects/PHC25Turbo/CircuitHelp%20-%20Copie.ods'#$Caractères.$B$5];IF([.E3]=4;['file:///C:/GitProjects/PHC25Turbo/CircuitHelp%20-%20Copie.ods'#$Caractères.$B$6];IF([.E3]=5;['file:///C:/GitProjects/PHC25Turbo/CircuitHelp%20-%20Copie.ods'#$Caractères.$B$7];IF([.E3]=6;['file:///C:/GitProjects/PHC25Turbo/CircuitHelp%20-%20Copie.ods'#$Caractères.$B$8];IF([.E3]=7;['file:///C:/GitProjects/PHC25Turbo/CircuitHelp%20-%20Copie.ods'#$Caractères.$B$9];IF([.E3]=8;['file:///C:/GitProjects/PHC25Turbo/CircuitHelp%20-%20Copie.ods'#$Caractères.$B$10];IF([.E3]=9;['file:///C:/GitProjects/PHC25Turbo/CircuitHelp%20-%20Copie.ods'#$Caractères.$B$11];IF([.E3]=10;['file:///C:/GitProjects/PHC25Turbo/CircuitHelp%20-%20Copie.ods'#$Caractères.$B$12];IF([.E3]=11;['file:///C:/GitProjects/PHC25Turbo/CircuitHelp%20-%20Copie.ods'#$Caractères.$B$13];IF([.E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'file:///C:/GitProjects/PHC25Turbo/CircuitHelp%20-%20Copie.ods'#$Caractères.$H$2];IF([.F3]=1;['file:///C:/GitProjects/PHC25Turbo/CircuitHelp%20-%20Copie.ods'#$Caractères.$H$3];IF([.F3]=2;['file:///C:/GitProjects/PHC25Turbo/CircuitHelp%20-%20Copie.ods'#$Caractères.$H$4];IF([.F3]=3;['file:///C:/GitProjects/PHC25Turbo/CircuitHelp%20-%20Copie.ods'#$Caractères.$H$5];IF([.F3]=4;['file:///C:/GitProjects/PHC25Turbo/CircuitHelp%20-%20Copie.ods'#$Caractères.$H$6];IF([.F3]=5;['file:///C:/GitProjects/PHC25Turbo/CircuitHelp%20-%20Copie.ods'#$Caractères.$H$7];IF([.F3]=6;['file:///C:/GitProjects/PHC25Turbo/CircuitHelp%20-%20Copie.ods'#$Caractères.$H$8];IF([.F3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3]=0;['file:///C:/GitProjects/PHC25Turbo/CircuitHelp%20-%20Copie.ods'#$Caractères.$B$2];IF([.G3]=1;['file:///C:/GitProjects/PHC25Turbo/CircuitHelp%20-%20Copie.ods'#$Caractères.$B$3];IF([.G3]=2;['file:///C:/GitProjects/PHC25Turbo/CircuitHelp%20-%20Copie.ods'#$Caractères.$B$4];IF([.G3]=3;['file:///C:/GitProjects/PHC25Turbo/CircuitHelp%20-%20Copie.ods'#$Caractères.$B$5];IF([.G3]=4;['file:///C:/GitProjects/PHC25Turbo/CircuitHelp%20-%20Copie.ods'#$Caractères.$B$6];IF([.G3]=5;['file:///C:/GitProjects/PHC25Turbo/CircuitHelp%20-%20Copie.ods'#$Caractères.$B$7];IF([.G3]=6;['file:///C:/GitProjects/PHC25Turbo/CircuitHelp%20-%20Copie.ods'#$Caractères.$B$8];IF([.G3]=7;['file:///C:/GitProjects/PHC25Turbo/CircuitHelp%20-%20Copie.ods'#$Caractères.$B$9];IF([.G3]=8;['file:///C:/GitProjects/PHC25Turbo/CircuitHelp%20-%20Copie.ods'#$Caractères.$B$10];IF([.G3]=9;['file:///C:/GitProjects/PHC25Turbo/CircuitHelp%20-%20Copie.ods'#$Caractères.$B$11];IF([.G3]=10;['file:///C:/GitProjects/PHC25Turbo/CircuitHelp%20-%20Copie.ods'#$Caractères.$B$12];IF([.G3]=11;['file:///C:/GitProjects/PHC25Turbo/CircuitHelp%20-%20Copie.ods'#$Caractères.$B$13];IF([.G3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G3]&gt;0;[.G3]&lt;4);&quot;&quot;;IF([.H3]=0;['file:///C:/GitProjects/PHC25Turbo/CircuitHelp%20-%20Copie.ods'#$Caractères.$H$2];IF([.H3]=1;['file:///C:/GitProjects/PHC25Turbo/CircuitHelp%20-%20Copie.ods'#$Caractères.$H$3];IF([.H3]=2;['file:///C:/GitProjects/PHC25Turbo/CircuitHelp%20-%20Copie.ods'#$Caractères.$H$4];IF([.H3]=3;['file:///C:/GitProjects/PHC25Turbo/CircuitHelp%20-%20Copie.ods'#$Caractères.$H$5];IF([.H3]=4;['file:///C:/GitProjects/PHC25Turbo/CircuitHelp%20-%20Copie.ods'#$Caractères.$H$6];IF([.H3]=5;['file:///C:/GitProjects/PHC25Turbo/CircuitHelp%20-%20Copie.ods'#$Caractères.$H$7];IF([.H3]=6;['file:///C:/GitProjects/PHC25Turbo/CircuitHelp%20-%20Copie.ods'#$Caractères.$H$8];IF([.H3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60" table:formula="of:=IF([.I3]=0;['file:///C:/GitProjects/PHC25Turbo/CircuitHelp%20-%20Copie.ods'#$Caractères.$B$2];IF([.I3]=1;['file:///C:/GitProjects/PHC25Turbo/CircuitHelp%20-%20Copie.ods'#$Caractères.$B$3];IF([.I3]=2;['file:///C:/GitProjects/PHC25Turbo/CircuitHelp%20-%20Copie.ods'#$Caractères.$B$4];IF([.I3]=3;['file:///C:/GitProjects/PHC25Turbo/CircuitHelp%20-%20Copie.ods'#$Caractères.$B$5];IF([.I3]=4;['file:///C:/GitProjects/PHC25Turbo/CircuitHelp%20-%20Copie.ods'#$Caractères.$B$6];IF([.I3]=5;['file:///C:/GitProjects/PHC25Turbo/CircuitHelp%20-%20Copie.ods'#$Caractères.$B$7];IF([.I3]=6;['file:///C:/GitProjects/PHC25Turbo/CircuitHelp%20-%20Copie.ods'#$Caractères.$B$8];IF([.I3]=7;['file:///C:/GitProjects/PHC25Turbo/CircuitHelp%20-%20Copie.ods'#$Caractères.$B$9];IF([.I3]=8;['file:///C:/GitProjects/PHC25Turbo/CircuitHelp%20-%20Copie.ods'#$Caractères.$B$10];IF([.I3]=9;['file:///C:/GitProjects/PHC25Turbo/CircuitHelp%20-%20Copie.ods'#$Caractères.$B$11];IF([.I3]=10;['file:///C:/GitProjects/PHC25Turbo/CircuitHelp%20-%20Copie.ods'#$Caractères.$B$12];IF([.I3]=11;['file:///C:/GitProjects/PHC25Turbo/CircuitHelp%20-%20Copie.ods'#$Caractères.$B$13];IF([.I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'file:///C:/GitProjects/PHC25Turbo/CircuitHelp%20-%20Copie.ods'#$Caractères.$H$2];IF([.J3]=1;['file:///C:/GitProjects/PHC25Turbo/CircuitHelp%20-%20Copie.ods'#$Caractères.$H$3];IF([.J3]=2;['file:///C:/GitProjects/PHC25Turbo/CircuitHelp%20-%20Copie.ods'#$Caractères.$H$4];IF([.J3]=3;['file:///C:/GitProjects/PHC25Turbo/CircuitHelp%20-%20Copie.ods'#$Caractères.$H$5];IF([.J3]=4;['file:///C:/GitProjects/PHC25Turbo/CircuitHelp%20-%20Copie.ods'#$Caractères.$H$6];IF([.J3]=5;['file:///C:/GitProjects/PHC25Turbo/CircuitHelp%20-%20Copie.ods'#$Caractères.$H$7];IF([.J3]=6;['file:///C:/GitProjects/PHC25Turbo/CircuitHelp%20-%20Copie.ods'#$Caractères.$H$8];IF([.J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K3]=0;['file:///C:/GitProjects/PHC25Turbo/CircuitHelp%20-%20Copie.ods'#$Caractères.$B$2];IF([.K3]=1;['file:///C:/GitProjects/PHC25Turbo/CircuitHelp%20-%20Copie.ods'#$Caractères.$B$3];IF([.K3]=2;['file:///C:/GitProjects/PHC25Turbo/CircuitHelp%20-%20Copie.ods'#$Caractères.$B$4];IF([.K3]=3;['file:///C:/GitProjects/PHC25Turbo/CircuitHelp%20-%20Copie.ods'#$Caractères.$B$5];IF([.K3]=4;['file:///C:/GitProjects/PHC25Turbo/CircuitHelp%20-%20Copie.ods'#$Caractères.$B$6];IF([.K3]=5;['file:///C:/GitProjects/PHC25Turbo/CircuitHelp%20-%20Copie.ods'#$Caractères.$B$7];IF([.K3]=6;['file:///C:/GitProjects/PHC25Turbo/CircuitHelp%20-%20Copie.ods'#$Caractères.$B$8];IF([.K3]=7;['file:///C:/GitProjects/PHC25Turbo/CircuitHelp%20-%20Copie.ods'#$Caractères.$B$9];IF([.K3]=8;['file:///C:/GitProjects/PHC25Turbo/CircuitHelp%20-%20Copie.ods'#$Caractères.$B$10];IF([.K3]=9;['file:///C:/GitProjects/PHC25Turbo/CircuitHelp%20-%20Copie.ods'#$Caractères.$B$11];IF([.K3]=10;['file:///C:/GitProjects/PHC25Turbo/CircuitHelp%20-%20Copie.ods'#$Caractères.$B$12];IF([.K3]=11;['file:///C:/GitProjects/PHC25Turbo/CircuitHelp%20-%20Copie.ods'#$Caractères.$B$13];IF([.K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'file:///C:/GitProjects/PHC25Turbo/CircuitHelp%20-%20Copie.ods'#$Caractères.$H$2];IF([.L3]=1;['file:///C:/GitProjects/PHC25Turbo/CircuitHelp%20-%20Copie.ods'#$Caractères.$H$3];IF([.L3]=2;['file:///C:/GitProjects/PHC25Turbo/CircuitHelp%20-%20Copie.ods'#$Caractères.$H$4];IF([.L3]=3;['file:///C:/GitProjects/PHC25Turbo/CircuitHelp%20-%20Copie.ods'#$Caractères.$H$5];IF([.L3]=4;['file:///C:/GitProjects/PHC25Turbo/CircuitHelp%20-%20Copie.ods'#$Caractères.$H$6];IF([.L3]=5;['file:///C:/GitProjects/PHC25Turbo/CircuitHelp%20-%20Copie.ods'#$Caractères.$H$7];IF([.L3]=6;['file:///C:/GitProjects/PHC25Turbo/CircuitHelp%20-%20Copie.ods'#$Caractères.$H$8];IF([.L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M3]=0;['file:///C:/GitProjects/PHC25Turbo/CircuitHelp%20-%20Copie.ods'#$Caractères.$B$2];IF([.M3]=1;['file:///C:/GitProjects/PHC25Turbo/CircuitHelp%20-%20Copie.ods'#$Caractères.$B$3];IF([.M3]=2;['file:///C:/GitProjects/PHC25Turbo/CircuitHelp%20-%20Copie.ods'#$Caractères.$B$4];IF([.M3]=3;['file:///C:/GitProjects/PHC25Turbo/CircuitHelp%20-%20Copie.ods'#$Caractères.$B$5];IF([.M3]=4;['file:///C:/GitProjects/PHC25Turbo/CircuitHelp%20-%20Copie.ods'#$Caractères.$B$6];IF([.M3]=5;['file:///C:/GitProjects/PHC25Turbo/CircuitHelp%20-%20Copie.ods'#$Caractères.$B$7];IF([.M3]=6;['file:///C:/GitProjects/PHC25Turbo/CircuitHelp%20-%20Copie.ods'#$Caractères.$B$8];IF([.M3]=7;['file:///C:/GitProjects/PHC25Turbo/CircuitHelp%20-%20Copie.ods'#$Caractères.$B$9];IF([.M3]=8;['file:///C:/GitProjects/PHC25Turbo/CircuitHelp%20-%20Copie.ods'#$Caractères.$B$10];IF([.M3]=9;['file:///C:/GitProjects/PHC25Turbo/CircuitHelp%20-%20Copie.ods'#$Caractères.$B$11];IF([.M3]=10;['file:///C:/GitProjects/PHC25Turbo/CircuitHelp%20-%20Copie.ods'#$Caractères.$B$12];IF([.M3]=11;['file:///C:/GitProjects/PHC25Turbo/CircuitHelp%20-%20Copie.ods'#$Caractères.$B$13];IF([.M3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M3]&gt;0;[.M3]&lt;4);&quot;&quot;;IF([.N3]=0;['file:///C:/GitProjects/PHC25Turbo/CircuitHelp%20-%20Copie.ods'#$Caractères.$H$2];IF([.N3]=1;['file:///C:/GitProjects/PHC25Turbo/CircuitHelp%20-%20Copie.ods'#$Caractères.$H$3];IF([.N3]=2;['file:///C:/GitProjects/PHC25Turbo/CircuitHelp%20-%20Copie.ods'#$Caractères.$H$4];IF([.N3]=3;['file:///C:/GitProjects/PHC25Turbo/CircuitHelp%20-%20Copie.ods'#$Caractères.$H$5];IF([.N3]=4;['file:///C:/GitProjects/PHC25Turbo/CircuitHelp%20-%20Copie.ods'#$Caractères.$H$6];IF([.N3]=5;['file:///C:/GitProjects/PHC25Turbo/CircuitHelp%20-%20Copie.ods'#$Caractères.$H$7];IF([.N3]=6;['file:///C:/GitProjects/PHC25Turbo/CircuitHelp%20-%20Copie.ods'#$Caractères.$H$8];IF([.N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O3]=0;['file:///C:/GitProjects/PHC25Turbo/CircuitHelp%20-%20Copie.ods'#$Caractères.$B$2];IF([.O3]=1;['file:///C:/GitProjects/PHC25Turbo/CircuitHelp%20-%20Copie.ods'#$Caractères.$B$3];IF([.O3]=2;['file:///C:/GitProjects/PHC25Turbo/CircuitHelp%20-%20Copie.ods'#$Caractères.$B$4];IF([.O3]=3;['file:///C:/GitProjects/PHC25Turbo/CircuitHelp%20-%20Copie.ods'#$Caractères.$B$5];IF([.O3]=4;['file:///C:/GitProjects/PHC25Turbo/CircuitHelp%20-%20Copie.ods'#$Caractères.$B$6];IF([.O3]=5;['file:///C:/GitProjects/PHC25Turbo/CircuitHelp%20-%20Copie.ods'#$Caractères.$B$7];IF([.O3]=6;['file:///C:/GitProjects/PHC25Turbo/CircuitHelp%20-%20Copie.ods'#$Caractères.$B$8];IF([.O3]=7;['file:///C:/GitProjects/PHC25Turbo/CircuitHelp%20-%20Copie.ods'#$Caractères.$B$9];IF([.O3]=8;['file:///C:/GitProjects/PHC25Turbo/CircuitHelp%20-%20Copie.ods'#$Caractères.$B$10];IF([.O3]=9;['file:///C:/GitProjects/PHC25Turbo/CircuitHelp%20-%20Copie.ods'#$Caractères.$B$11];IF([.O3]=10;['file:///C:/GitProjects/PHC25Turbo/CircuitHelp%20-%20Copie.ods'#$Caractères.$B$12];IF([.O3]=11;['file:///C:/GitProjects/PHC25Turbo/CircuitHelp%20-%20Copie.ods'#$Caractères.$B$13];IF([.O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'file:///C:/GitProjects/PHC25Turbo/CircuitHelp%20-%20Copie.ods'#$Caractères.$H$2];IF([.P3]=1;['file:///C:/GitProjects/PHC25Turbo/CircuitHelp%20-%20Copie.ods'#$Caractères.$H$3];IF([.P3]=2;['file:///C:/GitProjects/PHC25Turbo/CircuitHelp%20-%20Copie.ods'#$Caractères.$H$4];IF([.P3]=3;['file:///C:/GitProjects/PHC25Turbo/CircuitHelp%20-%20Copie.ods'#$Caractères.$H$5];IF([.P3]=4;['file:///C:/GitProjects/PHC25Turbo/CircuitHelp%20-%20Copie.ods'#$Caractères.$H$6];IF([.P3]=5;['file:///C:/GitProjects/PHC25Turbo/CircuitHelp%20-%20Copie.ods'#$Caractères.$H$7];IF([.P3]=6;['file:///C:/GitProjects/PHC25Turbo/CircuitHelp%20-%20Copie.ods'#$Caractères.$H$8];IF([.P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Q3]=0;['file:///C:/GitProjects/PHC25Turbo/CircuitHelp%20-%20Copie.ods'#$Caractères.$B$2];IF([.Q3]=1;['file:///C:/GitProjects/PHC25Turbo/CircuitHelp%20-%20Copie.ods'#$Caractères.$B$3];IF([.Q3]=2;['file:///C:/GitProjects/PHC25Turbo/CircuitHelp%20-%20Copie.ods'#$Caractères.$B$4];IF([.Q3]=3;['file:///C:/GitProjects/PHC25Turbo/CircuitHelp%20-%20Copie.ods'#$Caractères.$B$5];IF([.Q3]=4;['file:///C:/GitProjects/PHC25Turbo/CircuitHelp%20-%20Copie.ods'#$Caractères.$B$6];IF([.Q3]=5;['file:///C:/GitProjects/PHC25Turbo/CircuitHelp%20-%20Copie.ods'#$Caractères.$B$7];IF([.Q3]=6;['file:///C:/GitProjects/PHC25Turbo/CircuitHelp%20-%20Copie.ods'#$Caractères.$B$8];IF([.Q3]=7;['file:///C:/GitProjects/PHC25Turbo/CircuitHelp%20-%20Copie.ods'#$Caractères.$B$9];IF([.Q3]=8;['file:///C:/GitProjects/PHC25Turbo/CircuitHelp%20-%20Copie.ods'#$Caractères.$B$10];IF([.Q3]=9;['file:///C:/GitProjects/PHC25Turbo/CircuitHelp%20-%20Copie.ods'#$Caractères.$B$11];IF([.Q3]=10;['file:///C:/GitProjects/PHC25Turbo/CircuitHelp%20-%20Copie.ods'#$Caractères.$B$12];IF([.Q3]=11;['file:///C:/GitProjects/PHC25Turbo/CircuitHelp%20-%20Copie.ods'#$Caractères.$B$13];IF([.Q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'file:///C:/GitProjects/PHC25Turbo/CircuitHelp%20-%20Copie.ods'#$Caractères.$H$2];IF([.R3]=1;['file:///C:/GitProjects/PHC25Turbo/CircuitHelp%20-%20Copie.ods'#$Caractères.$H$3];IF([.R3]=2;['file:///C:/GitProjects/PHC25Turbo/CircuitHelp%20-%20Copie.ods'#$Caractères.$H$4];IF([.R3]=3;['file:///C:/GitProjects/PHC25Turbo/CircuitHelp%20-%20Copie.ods'#$Caractères.$H$5];IF([.R3]=4;['file:///C:/GitProjects/PHC25Turbo/CircuitHelp%20-%20Copie.ods'#$Caractères.$H$6];IF([.R3]=5;['file:///C:/GitProjects/PHC25Turbo/CircuitHelp%20-%20Copie.ods'#$Caractères.$H$7];IF([.R3]=6;['file:///C:/GitProjects/PHC25Turbo/CircuitHelp%20-%20Copie.ods'#$Caractères.$H$8];IF([.R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S3]=0;['file:///C:/GitProjects/PHC25Turbo/CircuitHelp%20-%20Copie.ods'#$Caractères.$B$2];IF([.S3]=1;['file:///C:/GitProjects/PHC25Turbo/CircuitHelp%20-%20Copie.ods'#$Caractères.$B$3];IF([.S3]=2;['file:///C:/GitProjects/PHC25Turbo/CircuitHelp%20-%20Copie.ods'#$Caractères.$B$4];IF([.S3]=3;['file:///C:/GitProjects/PHC25Turbo/CircuitHelp%20-%20Copie.ods'#$Caractères.$B$5];IF([.S3]=4;['file:///C:/GitProjects/PHC25Turbo/CircuitHelp%20-%20Copie.ods'#$Caractères.$B$6];IF([.S3]=5;['file:///C:/GitProjects/PHC25Turbo/CircuitHelp%20-%20Copie.ods'#$Caractères.$B$7];IF([.S3]=6;['file:///C:/GitProjects/PHC25Turbo/CircuitHelp%20-%20Copie.ods'#$Caractères.$B$8];IF([.S3]=7;['file:///C:/GitProjects/PHC25Turbo/CircuitHelp%20-%20Copie.ods'#$Caractères.$B$9];IF([.S3]=8;['file:///C:/GitProjects/PHC25Turbo/CircuitHelp%20-%20Copie.ods'#$Caractères.$B$10];IF([.S3]=9;['file:///C:/GitProjects/PHC25Turbo/CircuitHelp%20-%20Copie.ods'#$Caractères.$B$11];IF([.S3]=10;['file:///C:/GitProjects/PHC25Turbo/CircuitHelp%20-%20Copie.ods'#$Caractères.$B$12];IF([.S3]=11;['file:///C:/GitProjects/PHC25Turbo/CircuitHelp%20-%20Copie.ods'#$Caractères.$B$13];IF([.S3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S3]&gt;0;[.S3]&lt;4);&quot;&quot;;IF([.T3]=0;['file:///C:/GitProjects/PHC25Turbo/CircuitHelp%20-%20Copie.ods'#$Caractères.$H$2];IF([.T3]=1;['file:///C:/GitProjects/PHC25Turbo/CircuitHelp%20-%20Copie.ods'#$Caractères.$H$3];IF([.T3]=2;['file:///C:/GitProjects/PHC25Turbo/CircuitHelp%20-%20Copie.ods'#$Caractères.$H$4];IF([.T3]=3;['file:///C:/GitProjects/PHC25Turbo/CircuitHelp%20-%20Copie.ods'#$Caractères.$H$5];IF([.T3]=4;['file:///C:/GitProjects/PHC25Turbo/CircuitHelp%20-%20Copie.ods'#$Caractères.$H$6];IF([.T3]=5;['file:///C:/GitProjects/PHC25Turbo/CircuitHelp%20-%20Copie.ods'#$Caractères.$H$7];IF([.T3]=6;['file:///C:/GitProjects/PHC25Turbo/CircuitHelp%20-%20Copie.ods'#$Caractères.$H$8];IF([.T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U3]=0;['file:///C:/GitProjects/PHC25Turbo/CircuitHelp%20-%20Copie.ods'#$Caractères.$B$2];IF([.U3]=1;['file:///C:/GitProjects/PHC25Turbo/CircuitHelp%20-%20Copie.ods'#$Caractères.$B$3];IF([.U3]=2;['file:///C:/GitProjects/PHC25Turbo/CircuitHelp%20-%20Copie.ods'#$Caractères.$B$4];IF([.U3]=3;['file:///C:/GitProjects/PHC25Turbo/CircuitHelp%20-%20Copie.ods'#$Caractères.$B$5];IF([.U3]=4;['file:///C:/GitProjects/PHC25Turbo/CircuitHelp%20-%20Copie.ods'#$Caractères.$B$6];IF([.U3]=5;['file:///C:/GitProjects/PHC25Turbo/CircuitHelp%20-%20Copie.ods'#$Caractères.$B$7];IF([.U3]=6;['file:///C:/GitProjects/PHC25Turbo/CircuitHelp%20-%20Copie.ods'#$Caractères.$B$8];IF([.U3]=7;['file:///C:/GitProjects/PHC25Turbo/CircuitHelp%20-%20Copie.ods'#$Caractères.$B$9];IF([.U3]=8;['file:///C:/GitProjects/PHC25Turbo/CircuitHelp%20-%20Copie.ods'#$Caractères.$B$10];IF([.U3]=9;['file:///C:/GitProjects/PHC25Turbo/CircuitHelp%20-%20Copie.ods'#$Caractères.$B$11];IF([.U3]=10;['file:///C:/GitProjects/PHC25Turbo/CircuitHelp%20-%20Copie.ods'#$Caractères.$B$12];IF([.U3]=11;['file:///C:/GitProjects/PHC25Turbo/CircuitHelp%20-%20Copie.ods'#$Caractères.$B$13];IF([.U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'file:///C:/GitProjects/PHC25Turbo/CircuitHelp%20-%20Copie.ods'#$Caractères.$H$2];IF([.V3]=1;['file:///C:/GitProjects/PHC25Turbo/CircuitHelp%20-%20Copie.ods'#$Caractères.$H$3];IF([.V3]=2;['file:///C:/GitProjects/PHC25Turbo/CircuitHelp%20-%20Copie.ods'#$Caractères.$H$4];IF([.V3]=3;['file:///C:/GitProjects/PHC25Turbo/CircuitHelp%20-%20Copie.ods'#$Caractères.$H$5];IF([.V3]=4;['file:///C:/GitProjects/PHC25Turbo/CircuitHelp%20-%20Copie.ods'#$Caractères.$H$6];IF([.V3]=5;['file:///C:/GitProjects/PHC25Turbo/CircuitHelp%20-%20Copie.ods'#$Caractères.$H$7];IF([.V3]=6;['file:///C:/GitProjects/PHC25Turbo/CircuitHelp%20-%20Copie.ods'#$Caractères.$H$8];IF([.V3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W3]=0;['file:///C:/GitProjects/PHC25Turbo/CircuitHelp%20-%20Copie.ods'#$Caractères.$B$2];IF([.W3]=1;['file:///C:/GitProjects/PHC25Turbo/CircuitHelp%20-%20Copie.ods'#$Caractères.$B$3];IF([.W3]=2;['file:///C:/GitProjects/PHC25Turbo/CircuitHelp%20-%20Copie.ods'#$Caractères.$B$4];IF([.W3]=3;['file:///C:/GitProjects/PHC25Turbo/CircuitHelp%20-%20Copie.ods'#$Caractères.$B$5];IF([.W3]=4;['file:///C:/GitProjects/PHC25Turbo/CircuitHelp%20-%20Copie.ods'#$Caractères.$B$6];IF([.W3]=5;['file:///C:/GitProjects/PHC25Turbo/CircuitHelp%20-%20Copie.ods'#$Caractères.$B$7];IF([.W3]=6;['file:///C:/GitProjects/PHC25Turbo/CircuitHelp%20-%20Copie.ods'#$Caractères.$B$8];IF([.W3]=7;['file:///C:/GitProjects/PHC25Turbo/CircuitHelp%20-%20Copie.ods'#$Caractères.$B$9];IF([.W3]=8;['file:///C:/GitProjects/PHC25Turbo/CircuitHelp%20-%20Copie.ods'#$Caractères.$B$10];IF([.W3]=9;['file:///C:/GitProjects/PHC25Turbo/CircuitHelp%20-%20Copie.ods'#$Caractères.$B$11];IF([.W3]=10;['file:///C:/GitProjects/PHC25Turbo/CircuitHelp%20-%20Copie.ods'#$Caractères.$B$12];IF([.W3]=11;['file:///C:/GitProjects/PHC25Turbo/CircuitHelp%20-%20Copie.ods'#$Caractères.$B$13];IF([.W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'file:///C:/GitProjects/PHC25Turbo/CircuitHelp%20-%20Copie.ods'#$Caractères.$H$2];IF([.X3]=1;['file:///C:/GitProjects/PHC25Turbo/CircuitHelp%20-%20Copie.ods'#$Caractères.$H$3];IF([.X3]=2;['file:///C:/GitProjects/PHC25Turbo/CircuitHelp%20-%20Copie.ods'#$Caractères.$H$4];IF([.X3]=3;['file:///C:/GitProjects/PHC25Turbo/CircuitHelp%20-%20Copie.ods'#$Caractères.$H$5];IF([.X3]=4;['file:///C:/GitProjects/PHC25Turbo/CircuitHelp%20-%20Copie.ods'#$Caractères.$H$6];IF([.X3]=5;['file:///C:/GitProjects/PHC25Turbo/CircuitHelp%20-%20Copie.ods'#$Caractères.$H$7];IF([.X3]=6;['file:///C:/GitProjects/PHC25Turbo/CircuitHelp%20-%20Copie.ods'#$Caractères.$H$8];IF([.X3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60" table:formula="of:=IF([.Y3]=0;['file:///C:/GitProjects/PHC25Turbo/CircuitHelp%20-%20Copie.ods'#$Caractères.$B$2];IF([.Y3]=1;['file:///C:/GitProjects/PHC25Turbo/CircuitHelp%20-%20Copie.ods'#$Caractères.$B$3];IF([.Y3]=2;['file:///C:/GitProjects/PHC25Turbo/CircuitHelp%20-%20Copie.ods'#$Caractères.$B$4];IF([.Y3]=3;['file:///C:/GitProjects/PHC25Turbo/CircuitHelp%20-%20Copie.ods'#$Caractères.$B$5];IF([.Y3]=4;['file:///C:/GitProjects/PHC25Turbo/CircuitHelp%20-%20Copie.ods'#$Caractères.$B$6];IF([.Y3]=5;['file:///C:/GitProjects/PHC25Turbo/CircuitHelp%20-%20Copie.ods'#$Caractères.$B$7];IF([.Y3]=6;['file:///C:/GitProjects/PHC25Turbo/CircuitHelp%20-%20Copie.ods'#$Caractères.$B$8];IF([.Y3]=7;['file:///C:/GitProjects/PHC25Turbo/CircuitHelp%20-%20Copie.ods'#$Caractères.$B$9];IF([.Y3]=8;['file:///C:/GitProjects/PHC25Turbo/CircuitHelp%20-%20Copie.ods'#$Caractères.$B$10];IF([.Y3]=9;['file:///C:/GitProjects/PHC25Turbo/CircuitHelp%20-%20Copie.ods'#$Caractères.$B$11];IF([.Y3]=10;['file:///C:/GitProjects/PHC25Turbo/CircuitHelp%20-%20Copie.ods'#$Caractères.$B$12];IF([.Y3]=11;['file:///C:/GitProjects/PHC25Turbo/CircuitHelp%20-%20Copie.ods'#$Caractères.$B$13];IF([.Y3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Y3]&gt;0;[.Y3]&lt;4);&quot;&quot;;IF([.Z3]=0;['file:///C:/GitProjects/PHC25Turbo/CircuitHelp%20-%20Copie.ods'#$Caractères.$H$2];IF([.Z3]=1;['file:///C:/GitProjects/PHC25Turbo/CircuitHelp%20-%20Copie.ods'#$Caractères.$H$3];IF([.Z3]=2;['file:///C:/GitProjects/PHC25Turbo/CircuitHelp%20-%20Copie.ods'#$Caractères.$H$4];IF([.Z3]=3;['file:///C:/GitProjects/PHC25Turbo/CircuitHelp%20-%20Copie.ods'#$Caractères.$H$5];IF([.Z3]=4;['file:///C:/GitProjects/PHC25Turbo/CircuitHelp%20-%20Copie.ods'#$Caractères.$H$6];IF([.Z3]=5;['file:///C:/GitProjects/PHC25Turbo/CircuitHelp%20-%20Copie.ods'#$Caractères.$H$7];IF([.Z3]=6;['file:///C:/GitProjects/PHC25Turbo/CircuitHelp%20-%20Copie.ods'#$Caractères.$H$8];IF([.Z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AA3]=0;['file:///C:/GitProjects/PHC25Turbo/CircuitHelp%20-%20Copie.ods'#$Caractères.$B$2];IF([.AA3]=1;['file:///C:/GitProjects/PHC25Turbo/CircuitHelp%20-%20Copie.ods'#$Caractères.$B$3];IF([.AA3]=2;['file:///C:/GitProjects/PHC25Turbo/CircuitHelp%20-%20Copie.ods'#$Caractères.$B$4];IF([.AA3]=3;['file:///C:/GitProjects/PHC25Turbo/CircuitHelp%20-%20Copie.ods'#$Caractères.$B$5];IF([.AA3]=4;['file:///C:/GitProjects/PHC25Turbo/CircuitHelp%20-%20Copie.ods'#$Caractères.$B$6];IF([.AA3]=5;['file:///C:/GitProjects/PHC25Turbo/CircuitHelp%20-%20Copie.ods'#$Caractères.$B$7];IF([.AA3]=6;['file:///C:/GitProjects/PHC25Turbo/CircuitHelp%20-%20Copie.ods'#$Caractères.$B$8];IF([.AA3]=7;['file:///C:/GitProjects/PHC25Turbo/CircuitHelp%20-%20Copie.ods'#$Caractères.$B$9];IF([.AA3]=8;['file:///C:/GitProjects/PHC25Turbo/CircuitHelp%20-%20Copie.ods'#$Caractères.$B$10];IF([.AA3]=9;['file:///C:/GitProjects/PHC25Turbo/CircuitHelp%20-%20Copie.ods'#$Caractères.$B$11];IF([.AA3]=10;['file:///C:/GitProjects/PHC25Turbo/CircuitHelp%20-%20Copie.ods'#$Caractères.$B$12];IF([.AA3]=11;['file:///C:/GitProjects/PHC25Turbo/CircuitHelp%20-%20Copie.ods'#$Caractères.$B$13];IF([.AA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'file:///C:/GitProjects/PHC25Turbo/CircuitHelp%20-%20Copie.ods'#$Caractères.$H$2];IF([.AB3]=1;['file:///C:/GitProjects/PHC25Turbo/CircuitHelp%20-%20Copie.ods'#$Caractères.$H$3];IF([.AB3]=2;['file:///C:/GitProjects/PHC25Turbo/CircuitHelp%20-%20Copie.ods'#$Caractères.$H$4];IF([.AB3]=3;['file:///C:/GitProjects/PHC25Turbo/CircuitHelp%20-%20Copie.ods'#$Caractères.$H$5];IF([.AB3]=4;['file:///C:/GitProjects/PHC25Turbo/CircuitHelp%20-%20Copie.ods'#$Caractères.$H$6];IF([.AB3]=5;['file:///C:/GitProjects/PHC25Turbo/CircuitHelp%20-%20Copie.ods'#$Caractères.$H$7];IF([.AB3]=6;['file:///C:/GitProjects/PHC25Turbo/CircuitHelp%20-%20Copie.ods'#$Caractères.$H$8];IF([.AB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AC3]=0;['file:///C:/GitProjects/PHC25Turbo/CircuitHelp%20-%20Copie.ods'#$Caractères.$B$2];IF([.AC3]=1;['file:///C:/GitProjects/PHC25Turbo/CircuitHelp%20-%20Copie.ods'#$Caractères.$B$3];IF([.AC3]=2;['file:///C:/GitProjects/PHC25Turbo/CircuitHelp%20-%20Copie.ods'#$Caractères.$B$4];IF([.AC3]=3;['file:///C:/GitProjects/PHC25Turbo/CircuitHelp%20-%20Copie.ods'#$Caractères.$B$5];IF([.AC3]=4;['file:///C:/GitProjects/PHC25Turbo/CircuitHelp%20-%20Copie.ods'#$Caractères.$B$6];IF([.AC3]=5;['file:///C:/GitProjects/PHC25Turbo/CircuitHelp%20-%20Copie.ods'#$Caractères.$B$7];IF([.AC3]=6;['file:///C:/GitProjects/PHC25Turbo/CircuitHelp%20-%20Copie.ods'#$Caractères.$B$8];IF([.AC3]=7;['file:///C:/GitProjects/PHC25Turbo/CircuitHelp%20-%20Copie.ods'#$Caractères.$B$9];IF([.AC3]=8;['file:///C:/GitProjects/PHC25Turbo/CircuitHelp%20-%20Copie.ods'#$Caractères.$B$10];IF([.AC3]=9;['file:///C:/GitProjects/PHC25Turbo/CircuitHelp%20-%20Copie.ods'#$Caractères.$B$11];IF([.AC3]=10;['file:///C:/GitProjects/PHC25Turbo/CircuitHelp%20-%20Copie.ods'#$Caractères.$B$12];IF([.AC3]=11;['file:///C:/GitProjects/PHC25Turbo/CircuitHelp%20-%20Copie.ods'#$Caractères.$B$13];IF([.AC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'file:///C:/GitProjects/PHC25Turbo/CircuitHelp%20-%20Copie.ods'#$Caractères.$H$2];IF([.AD3]=1;['file:///C:/GitProjects/PHC25Turbo/CircuitHelp%20-%20Copie.ods'#$Caractères.$H$3];IF([.AD3]=2;['file:///C:/GitProjects/PHC25Turbo/CircuitHelp%20-%20Copie.ods'#$Caractères.$H$4];IF([.AD3]=3;['file:///C:/GitProjects/PHC25Turbo/CircuitHelp%20-%20Copie.ods'#$Caractères.$H$5];IF([.AD3]=4;['file:///C:/GitProjects/PHC25Turbo/CircuitHelp%20-%20Copie.ods'#$Caractères.$H$6];IF([.AD3]=5;['file:///C:/GitProjects/PHC25Turbo/CircuitHelp%20-%20Copie.ods'#$Caractères.$H$7];IF([.AD3]=6;['file:///C:/GitProjects/PHC25Turbo/CircuitHelp%20-%20Copie.ods'#$Caractères.$H$8];IF([.AD3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AE3]=0;['file:///C:/GitProjects/PHC25Turbo/CircuitHelp%20-%20Copie.ods'#$Caractères.$B$2];IF([.AE3]=1;['file:///C:/GitProjects/PHC25Turbo/CircuitHelp%20-%20Copie.ods'#$Caractères.$B$3];IF([.AE3]=2;['file:///C:/GitProjects/PHC25Turbo/CircuitHelp%20-%20Copie.ods'#$Caractères.$B$4];IF([.AE3]=3;['file:///C:/GitProjects/PHC25Turbo/CircuitHelp%20-%20Copie.ods'#$Caractères.$B$5];IF([.AE3]=4;['file:///C:/GitProjects/PHC25Turbo/CircuitHelp%20-%20Copie.ods'#$Caractères.$B$6];IF([.AE3]=5;['file:///C:/GitProjects/PHC25Turbo/CircuitHelp%20-%20Copie.ods'#$Caractères.$B$7];IF([.AE3]=6;['file:///C:/GitProjects/PHC25Turbo/CircuitHelp%20-%20Copie.ods'#$Caractères.$B$8];IF([.AE3]=7;['file:///C:/GitProjects/PHC25Turbo/CircuitHelp%20-%20Copie.ods'#$Caractères.$B$9];IF([.AE3]=8;['file:///C:/GitProjects/PHC25Turbo/CircuitHelp%20-%20Copie.ods'#$Caractères.$B$10];IF([.AE3]=9;['file:///C:/GitProjects/PHC25Turbo/CircuitHelp%20-%20Copie.ods'#$Caractères.$B$11];IF([.AE3]=10;['file:///C:/GitProjects/PHC25Turbo/CircuitHelp%20-%20Copie.ods'#$Caractères.$B$12];IF([.AE3]=11;['file:///C:/GitProjects/PHC25Turbo/CircuitHelp%20-%20Copie.ods'#$Caractères.$B$13];IF([.AE3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'file:///C:/GitProjects/PHC25Turbo/CircuitHelp%20-%20Copie.ods'#$Caractères.$H$2];IF([.AF3]=1;['file:///C:/GitProjects/PHC25Turbo/CircuitHelp%20-%20Copie.ods'#$Caractères.$H$3];IF([.AF3]=2;['file:///C:/GitProjects/PHC25Turbo/CircuitHelp%20-%20Copie.ods'#$Caractères.$H$4];IF([.AF3]=3;['file:///C:/GitProjects/PHC25Turbo/CircuitHelp%20-%20Copie.ods'#$Caractères.$H$5];IF([.AF3]=4;['file:///C:/GitProjects/PHC25Turbo/CircuitHelp%20-%20Copie.ods'#$Caractères.$H$6];IF([.AF3]=5;['file:///C:/GitProjects/PHC25Turbo/CircuitHelp%20-%20Copie.ods'#$Caractères.$H$7];IF([.AF3]=6;['file:///C:/GitProjects/PHC25Turbo/CircuitHelp%20-%20Copie.ods'#$Caractères.$H$8];IF([.AF3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'file:///C:/GitProjects/PHC25Turbo/CircuitHelp%20-%20Copie.ods'#$Caractères.$B$2];IF([.A4]=1;['file:///C:/GitProjects/PHC25Turbo/CircuitHelp%20-%20Copie.ods'#$Caractères.$B$3];IF([.A4]=2;['file:///C:/GitProjects/PHC25Turbo/CircuitHelp%20-%20Copie.ods'#$Caractères.$B$4];IF([.A4]=3;['file:///C:/GitProjects/PHC25Turbo/CircuitHelp%20-%20Copie.ods'#$Caractères.$B$5];IF([.A4]=4;['file:///C:/GitProjects/PHC25Turbo/CircuitHelp%20-%20Copie.ods'#$Caractères.$B$6];IF([.A4]=5;['file:///C:/GitProjects/PHC25Turbo/CircuitHelp%20-%20Copie.ods'#$Caractères.$B$7];IF([.A4]=6;['file:///C:/GitProjects/PHC25Turbo/CircuitHelp%20-%20Copie.ods'#$Caractères.$B$8];IF([.A4]=7;['file:///C:/GitProjects/PHC25Turbo/CircuitHelp%20-%20Copie.ods'#$Caractères.$B$9];IF([.A4]=8;['file:///C:/GitProjects/PHC25Turbo/CircuitHelp%20-%20Copie.ods'#$Caractères.$B$10];IF([.A4]=9;['file:///C:/GitProjects/PHC25Turbo/CircuitHelp%20-%20Copie.ods'#$Caractères.$B$11];IF([.A4]=10;['file:///C:/GitProjects/PHC25Turbo/CircuitHelp%20-%20Copie.ods'#$Caractères.$B$12];IF([.A4]=11;['file:///C:/GitProjects/PHC25Turbo/CircuitHelp%20-%20Copie.ods'#$Caractères.$B$13];IF([.A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'file:///C:/GitProjects/PHC25Turbo/CircuitHelp%20-%20Copie.ods'#$Caractères.$H$2];IF([.B4]=1;['file:///C:/GitProjects/PHC25Turbo/CircuitHelp%20-%20Copie.ods'#$Caractères.$H$3];IF([.B4]=2;['file:///C:/GitProjects/PHC25Turbo/CircuitHelp%20-%20Copie.ods'#$Caractères.$H$4];IF([.B4]=3;['file:///C:/GitProjects/PHC25Turbo/CircuitHelp%20-%20Copie.ods'#$Caractères.$H$5];IF([.B4]=4;['file:///C:/GitProjects/PHC25Turbo/CircuitHelp%20-%20Copie.ods'#$Caractères.$H$6];IF([.B4]=5;['file:///C:/GitProjects/PHC25Turbo/CircuitHelp%20-%20Copie.ods'#$Caractères.$H$7];IF([.B4]=6;['file:///C:/GitProjects/PHC25Turbo/CircuitHelp%20-%20Copie.ods'#$Caractères.$H$8];IF([.B4]=7;['file:///C:/GitProjects/PHC25Turbo/CircuitHelp%20-%20Copie.ods'#$Caractères.$H$9];&quot;x&quot;)))))))))">
            <text:p/>
          </table:table-cell>
          <table:table-cell table:style-name="ce54" table:formula="of:=IF([.C4]=0;['file:///C:/GitProjects/PHC25Turbo/CircuitHelp%20-%20Copie.ods'#$Caractères.$B$2];IF([.C4]=1;['file:///C:/GitProjects/PHC25Turbo/CircuitHelp%20-%20Copie.ods'#$Caractères.$B$3];IF([.C4]=2;['file:///C:/GitProjects/PHC25Turbo/CircuitHelp%20-%20Copie.ods'#$Caractères.$B$4];IF([.C4]=3;['file:///C:/GitProjects/PHC25Turbo/CircuitHelp%20-%20Copie.ods'#$Caractères.$B$5];IF([.C4]=4;['file:///C:/GitProjects/PHC25Turbo/CircuitHelp%20-%20Copie.ods'#$Caractères.$B$6];IF([.C4]=5;['file:///C:/GitProjects/PHC25Turbo/CircuitHelp%20-%20Copie.ods'#$Caractères.$B$7];IF([.C4]=6;['file:///C:/GitProjects/PHC25Turbo/CircuitHelp%20-%20Copie.ods'#$Caractères.$B$8];IF([.C4]=7;['file:///C:/GitProjects/PHC25Turbo/CircuitHelp%20-%20Copie.ods'#$Caractères.$B$9];IF([.C4]=8;['file:///C:/GitProjects/PHC25Turbo/CircuitHelp%20-%20Copie.ods'#$Caractères.$B$10];IF([.C4]=9;['file:///C:/GitProjects/PHC25Turbo/CircuitHelp%20-%20Copie.ods'#$Caractères.$B$11];IF([.C4]=10;['file:///C:/GitProjects/PHC25Turbo/CircuitHelp%20-%20Copie.ods'#$Caractères.$B$12];IF([.C4]=11;['file:///C:/GitProjects/PHC25Turbo/CircuitHelp%20-%20Copie.ods'#$Caractères.$B$13];IF([.C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'file:///C:/GitProjects/PHC25Turbo/CircuitHelp%20-%20Copie.ods'#$Caractères.$H$2];IF([.D4]=1;['file:///C:/GitProjects/PHC25Turbo/CircuitHelp%20-%20Copie.ods'#$Caractères.$H$3];IF([.D4]=2;['file:///C:/GitProjects/PHC25Turbo/CircuitHelp%20-%20Copie.ods'#$Caractères.$H$4];IF([.D4]=3;['file:///C:/GitProjects/PHC25Turbo/CircuitHelp%20-%20Copie.ods'#$Caractères.$H$5];IF([.D4]=4;['file:///C:/GitProjects/PHC25Turbo/CircuitHelp%20-%20Copie.ods'#$Caractères.$H$6];IF([.D4]=5;['file:///C:/GitProjects/PHC25Turbo/CircuitHelp%20-%20Copie.ods'#$Caractères.$H$7];IF([.D4]=6;['file:///C:/GitProjects/PHC25Turbo/CircuitHelp%20-%20Copie.ods'#$Caractères.$H$8];IF([.D4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4]=0;['file:///C:/GitProjects/PHC25Turbo/CircuitHelp%20-%20Copie.ods'#$Caractères.$B$2];IF([.E4]=1;['file:///C:/GitProjects/PHC25Turbo/CircuitHelp%20-%20Copie.ods'#$Caractères.$B$3];IF([.E4]=2;['file:///C:/GitProjects/PHC25Turbo/CircuitHelp%20-%20Copie.ods'#$Caractères.$B$4];IF([.E4]=3;['file:///C:/GitProjects/PHC25Turbo/CircuitHelp%20-%20Copie.ods'#$Caractères.$B$5];IF([.E4]=4;['file:///C:/GitProjects/PHC25Turbo/CircuitHelp%20-%20Copie.ods'#$Caractères.$B$6];IF([.E4]=5;['file:///C:/GitProjects/PHC25Turbo/CircuitHelp%20-%20Copie.ods'#$Caractères.$B$7];IF([.E4]=6;['file:///C:/GitProjects/PHC25Turbo/CircuitHelp%20-%20Copie.ods'#$Caractères.$B$8];IF([.E4]=7;['file:///C:/GitProjects/PHC25Turbo/CircuitHelp%20-%20Copie.ods'#$Caractères.$B$9];IF([.E4]=8;['file:///C:/GitProjects/PHC25Turbo/CircuitHelp%20-%20Copie.ods'#$Caractères.$B$10];IF([.E4]=9;['file:///C:/GitProjects/PHC25Turbo/CircuitHelp%20-%20Copie.ods'#$Caractères.$B$11];IF([.E4]=10;['file:///C:/GitProjects/PHC25Turbo/CircuitHelp%20-%20Copie.ods'#$Caractères.$B$12];IF([.E4]=11;['file:///C:/GitProjects/PHC25Turbo/CircuitHelp%20-%20Copie.ods'#$Caractères.$B$13];IF([.E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'file:///C:/GitProjects/PHC25Turbo/CircuitHelp%20-%20Copie.ods'#$Caractères.$H$2];IF([.F4]=1;['file:///C:/GitProjects/PHC25Turbo/CircuitHelp%20-%20Copie.ods'#$Caractères.$H$3];IF([.F4]=2;['file:///C:/GitProjects/PHC25Turbo/CircuitHelp%20-%20Copie.ods'#$Caractères.$H$4];IF([.F4]=3;['file:///C:/GitProjects/PHC25Turbo/CircuitHelp%20-%20Copie.ods'#$Caractères.$H$5];IF([.F4]=4;['file:///C:/GitProjects/PHC25Turbo/CircuitHelp%20-%20Copie.ods'#$Caractères.$H$6];IF([.F4]=5;['file:///C:/GitProjects/PHC25Turbo/CircuitHelp%20-%20Copie.ods'#$Caractères.$H$7];IF([.F4]=6;['file:///C:/GitProjects/PHC25Turbo/CircuitHelp%20-%20Copie.ods'#$Caractères.$H$8];IF([.F4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4]=0;['file:///C:/GitProjects/PHC25Turbo/CircuitHelp%20-%20Copie.ods'#$Caractères.$B$2];IF([.G4]=1;['file:///C:/GitProjects/PHC25Turbo/CircuitHelp%20-%20Copie.ods'#$Caractères.$B$3];IF([.G4]=2;['file:///C:/GitProjects/PHC25Turbo/CircuitHelp%20-%20Copie.ods'#$Caractères.$B$4];IF([.G4]=3;['file:///C:/GitProjects/PHC25Turbo/CircuitHelp%20-%20Copie.ods'#$Caractères.$B$5];IF([.G4]=4;['file:///C:/GitProjects/PHC25Turbo/CircuitHelp%20-%20Copie.ods'#$Caractères.$B$6];IF([.G4]=5;['file:///C:/GitProjects/PHC25Turbo/CircuitHelp%20-%20Copie.ods'#$Caractères.$B$7];IF([.G4]=6;['file:///C:/GitProjects/PHC25Turbo/CircuitHelp%20-%20Copie.ods'#$Caractères.$B$8];IF([.G4]=7;['file:///C:/GitProjects/PHC25Turbo/CircuitHelp%20-%20Copie.ods'#$Caractères.$B$9];IF([.G4]=8;['file:///C:/GitProjects/PHC25Turbo/CircuitHelp%20-%20Copie.ods'#$Caractères.$B$10];IF([.G4]=9;['file:///C:/GitProjects/PHC25Turbo/CircuitHelp%20-%20Copie.ods'#$Caractères.$B$11];IF([.G4]=10;['file:///C:/GitProjects/PHC25Turbo/CircuitHelp%20-%20Copie.ods'#$Caractères.$B$12];IF([.G4]=11;['file:///C:/GitProjects/PHC25Turbo/CircuitHelp%20-%20Copie.ods'#$Caractères.$B$13];IF([.G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G4]&gt;0;[.G4]&lt;4);&quot;&quot;;IF([.H4]=0;['file:///C:/GitProjects/PHC25Turbo/CircuitHelp%20-%20Copie.ods'#$Caractères.$H$2];IF([.H4]=1;['file:///C:/GitProjects/PHC25Turbo/CircuitHelp%20-%20Copie.ods'#$Caractères.$H$3];IF([.H4]=2;['file:///C:/GitProjects/PHC25Turbo/CircuitHelp%20-%20Copie.ods'#$Caractères.$H$4];IF([.H4]=3;['file:///C:/GitProjects/PHC25Turbo/CircuitHelp%20-%20Copie.ods'#$Caractères.$H$5];IF([.H4]=4;['file:///C:/GitProjects/PHC25Turbo/CircuitHelp%20-%20Copie.ods'#$Caractères.$H$6];IF([.H4]=5;['file:///C:/GitProjects/PHC25Turbo/CircuitHelp%20-%20Copie.ods'#$Caractères.$H$7];IF([.H4]=6;['file:///C:/GitProjects/PHC25Turbo/CircuitHelp%20-%20Copie.ods'#$Caractères.$H$8];IF([.H4]=7;['file:///C:/GitProjects/PHC25Turbo/CircuitHelp%20-%20Copie.ods'#$Caractères.$H$9];&quot;x&quot;)))))))))">
            <text:p/>
          </table:table-cell>
          <table:table-cell table:style-name="ce60" table:formula="of:=IF([.I4]=0;['file:///C:/GitProjects/PHC25Turbo/CircuitHelp%20-%20Copie.ods'#$Caractères.$B$2];IF([.I4]=1;['file:///C:/GitProjects/PHC25Turbo/CircuitHelp%20-%20Copie.ods'#$Caractères.$B$3];IF([.I4]=2;['file:///C:/GitProjects/PHC25Turbo/CircuitHelp%20-%20Copie.ods'#$Caractères.$B$4];IF([.I4]=3;['file:///C:/GitProjects/PHC25Turbo/CircuitHelp%20-%20Copie.ods'#$Caractères.$B$5];IF([.I4]=4;['file:///C:/GitProjects/PHC25Turbo/CircuitHelp%20-%20Copie.ods'#$Caractères.$B$6];IF([.I4]=5;['file:///C:/GitProjects/PHC25Turbo/CircuitHelp%20-%20Copie.ods'#$Caractères.$B$7];IF([.I4]=6;['file:///C:/GitProjects/PHC25Turbo/CircuitHelp%20-%20Copie.ods'#$Caractères.$B$8];IF([.I4]=7;['file:///C:/GitProjects/PHC25Turbo/CircuitHelp%20-%20Copie.ods'#$Caractères.$B$9];IF([.I4]=8;['file:///C:/GitProjects/PHC25Turbo/CircuitHelp%20-%20Copie.ods'#$Caractères.$B$10];IF([.I4]=9;['file:///C:/GitProjects/PHC25Turbo/CircuitHelp%20-%20Copie.ods'#$Caractères.$B$11];IF([.I4]=10;['file:///C:/GitProjects/PHC25Turbo/CircuitHelp%20-%20Copie.ods'#$Caractères.$B$12];IF([.I4]=11;['file:///C:/GitProjects/PHC25Turbo/CircuitHelp%20-%20Copie.ods'#$Caractères.$B$13];IF([.I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4]&gt;0;[.I4]&lt;4);&quot;&quot;;IF([.J4]=0;['file:///C:/GitProjects/PHC25Turbo/CircuitHelp%20-%20Copie.ods'#$Caractères.$H$2];IF([.J4]=1;['file:///C:/GitProjects/PHC25Turbo/CircuitHelp%20-%20Copie.ods'#$Caractères.$H$3];IF([.J4]=2;['file:///C:/GitProjects/PHC25Turbo/CircuitHelp%20-%20Copie.ods'#$Caractères.$H$4];IF([.J4]=3;['file:///C:/GitProjects/PHC25Turbo/CircuitHelp%20-%20Copie.ods'#$Caractères.$H$5];IF([.J4]=4;['file:///C:/GitProjects/PHC25Turbo/CircuitHelp%20-%20Copie.ods'#$Caractères.$H$6];IF([.J4]=5;['file:///C:/GitProjects/PHC25Turbo/CircuitHelp%20-%20Copie.ods'#$Caractères.$H$7];IF([.J4]=6;['file:///C:/GitProjects/PHC25Turbo/CircuitHelp%20-%20Copie.ods'#$Caractères.$H$8];IF([.J4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K4]=0;['file:///C:/GitProjects/PHC25Turbo/CircuitHelp%20-%20Copie.ods'#$Caractères.$B$2];IF([.K4]=1;['file:///C:/GitProjects/PHC25Turbo/CircuitHelp%20-%20Copie.ods'#$Caractères.$B$3];IF([.K4]=2;['file:///C:/GitProjects/PHC25Turbo/CircuitHelp%20-%20Copie.ods'#$Caractères.$B$4];IF([.K4]=3;['file:///C:/GitProjects/PHC25Turbo/CircuitHelp%20-%20Copie.ods'#$Caractères.$B$5];IF([.K4]=4;['file:///C:/GitProjects/PHC25Turbo/CircuitHelp%20-%20Copie.ods'#$Caractères.$B$6];IF([.K4]=5;['file:///C:/GitProjects/PHC25Turbo/CircuitHelp%20-%20Copie.ods'#$Caractères.$B$7];IF([.K4]=6;['file:///C:/GitProjects/PHC25Turbo/CircuitHelp%20-%20Copie.ods'#$Caractères.$B$8];IF([.K4]=7;['file:///C:/GitProjects/PHC25Turbo/CircuitHelp%20-%20Copie.ods'#$Caractères.$B$9];IF([.K4]=8;['file:///C:/GitProjects/PHC25Turbo/CircuitHelp%20-%20Copie.ods'#$Caractères.$B$10];IF([.K4]=9;['file:///C:/GitProjects/PHC25Turbo/CircuitHelp%20-%20Copie.ods'#$Caractères.$B$11];IF([.K4]=10;['file:///C:/GitProjects/PHC25Turbo/CircuitHelp%20-%20Copie.ods'#$Caractères.$B$12];IF([.K4]=11;['file:///C:/GitProjects/PHC25Turbo/CircuitHelp%20-%20Copie.ods'#$Caractères.$B$13];IF([.K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'file:///C:/GitProjects/PHC25Turbo/CircuitHelp%20-%20Copie.ods'#$Caractères.$H$2];IF([.L4]=1;['file:///C:/GitProjects/PHC25Turbo/CircuitHelp%20-%20Copie.ods'#$Caractères.$H$3];IF([.L4]=2;['file:///C:/GitProjects/PHC25Turbo/CircuitHelp%20-%20Copie.ods'#$Caractères.$H$4];IF([.L4]=3;['file:///C:/GitProjects/PHC25Turbo/CircuitHelp%20-%20Copie.ods'#$Caractères.$H$5];IF([.L4]=4;['file:///C:/GitProjects/PHC25Turbo/CircuitHelp%20-%20Copie.ods'#$Caractères.$H$6];IF([.L4]=5;['file:///C:/GitProjects/PHC25Turbo/CircuitHelp%20-%20Copie.ods'#$Caractères.$H$7];IF([.L4]=6;['file:///C:/GitProjects/PHC25Turbo/CircuitHelp%20-%20Copie.ods'#$Caractères.$H$8];IF([.L4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M4]=0;['file:///C:/GitProjects/PHC25Turbo/CircuitHelp%20-%20Copie.ods'#$Caractères.$B$2];IF([.M4]=1;['file:///C:/GitProjects/PHC25Turbo/CircuitHelp%20-%20Copie.ods'#$Caractères.$B$3];IF([.M4]=2;['file:///C:/GitProjects/PHC25Turbo/CircuitHelp%20-%20Copie.ods'#$Caractères.$B$4];IF([.M4]=3;['file:///C:/GitProjects/PHC25Turbo/CircuitHelp%20-%20Copie.ods'#$Caractères.$B$5];IF([.M4]=4;['file:///C:/GitProjects/PHC25Turbo/CircuitHelp%20-%20Copie.ods'#$Caractères.$B$6];IF([.M4]=5;['file:///C:/GitProjects/PHC25Turbo/CircuitHelp%20-%20Copie.ods'#$Caractères.$B$7];IF([.M4]=6;['file:///C:/GitProjects/PHC25Turbo/CircuitHelp%20-%20Copie.ods'#$Caractères.$B$8];IF([.M4]=7;['file:///C:/GitProjects/PHC25Turbo/CircuitHelp%20-%20Copie.ods'#$Caractères.$B$9];IF([.M4]=8;['file:///C:/GitProjects/PHC25Turbo/CircuitHelp%20-%20Copie.ods'#$Caractères.$B$10];IF([.M4]=9;['file:///C:/GitProjects/PHC25Turbo/CircuitHelp%20-%20Copie.ods'#$Caractères.$B$11];IF([.M4]=10;['file:///C:/GitProjects/PHC25Turbo/CircuitHelp%20-%20Copie.ods'#$Caractères.$B$12];IF([.M4]=11;['file:///C:/GitProjects/PHC25Turbo/CircuitHelp%20-%20Copie.ods'#$Caractères.$B$13];IF([.M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M4]&gt;0;[.M4]&lt;4);&quot;&quot;;IF([.N4]=0;['file:///C:/GitProjects/PHC25Turbo/CircuitHelp%20-%20Copie.ods'#$Caractères.$H$2];IF([.N4]=1;['file:///C:/GitProjects/PHC25Turbo/CircuitHelp%20-%20Copie.ods'#$Caractères.$H$3];IF([.N4]=2;['file:///C:/GitProjects/PHC25Turbo/CircuitHelp%20-%20Copie.ods'#$Caractères.$H$4];IF([.N4]=3;['file:///C:/GitProjects/PHC25Turbo/CircuitHelp%20-%20Copie.ods'#$Caractères.$H$5];IF([.N4]=4;['file:///C:/GitProjects/PHC25Turbo/CircuitHelp%20-%20Copie.ods'#$Caractères.$H$6];IF([.N4]=5;['file:///C:/GitProjects/PHC25Turbo/CircuitHelp%20-%20Copie.ods'#$Caractères.$H$7];IF([.N4]=6;['file:///C:/GitProjects/PHC25Turbo/CircuitHelp%20-%20Copie.ods'#$Caractères.$H$8];IF([.N4]=7;['file:///C:/GitProjects/PHC25Turbo/CircuitHelp%20-%20Copie.ods'#$Caractères.$H$9];&quot;x&quot;)))))))))">
            <text:p/>
          </table:table-cell>
          <table:table-cell table:style-name="ce54" table:formula="of:=IF([.O4]=0;['file:///C:/GitProjects/PHC25Turbo/CircuitHelp%20-%20Copie.ods'#$Caractères.$B$2];IF([.O4]=1;['file:///C:/GitProjects/PHC25Turbo/CircuitHelp%20-%20Copie.ods'#$Caractères.$B$3];IF([.O4]=2;['file:///C:/GitProjects/PHC25Turbo/CircuitHelp%20-%20Copie.ods'#$Caractères.$B$4];IF([.O4]=3;['file:///C:/GitProjects/PHC25Turbo/CircuitHelp%20-%20Copie.ods'#$Caractères.$B$5];IF([.O4]=4;['file:///C:/GitProjects/PHC25Turbo/CircuitHelp%20-%20Copie.ods'#$Caractères.$B$6];IF([.O4]=5;['file:///C:/GitProjects/PHC25Turbo/CircuitHelp%20-%20Copie.ods'#$Caractères.$B$7];IF([.O4]=6;['file:///C:/GitProjects/PHC25Turbo/CircuitHelp%20-%20Copie.ods'#$Caractères.$B$8];IF([.O4]=7;['file:///C:/GitProjects/PHC25Turbo/CircuitHelp%20-%20Copie.ods'#$Caractères.$B$9];IF([.O4]=8;['file:///C:/GitProjects/PHC25Turbo/CircuitHelp%20-%20Copie.ods'#$Caractères.$B$10];IF([.O4]=9;['file:///C:/GitProjects/PHC25Turbo/CircuitHelp%20-%20Copie.ods'#$Caractères.$B$11];IF([.O4]=10;['file:///C:/GitProjects/PHC25Turbo/CircuitHelp%20-%20Copie.ods'#$Caractères.$B$12];IF([.O4]=11;['file:///C:/GitProjects/PHC25Turbo/CircuitHelp%20-%20Copie.ods'#$Caractères.$B$13];IF([.O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'file:///C:/GitProjects/PHC25Turbo/CircuitHelp%20-%20Copie.ods'#$Caractères.$H$2];IF([.P4]=1;['file:///C:/GitProjects/PHC25Turbo/CircuitHelp%20-%20Copie.ods'#$Caractères.$H$3];IF([.P4]=2;['file:///C:/GitProjects/PHC25Turbo/CircuitHelp%20-%20Copie.ods'#$Caractères.$H$4];IF([.P4]=3;['file:///C:/GitProjects/PHC25Turbo/CircuitHelp%20-%20Copie.ods'#$Caractères.$H$5];IF([.P4]=4;['file:///C:/GitProjects/PHC25Turbo/CircuitHelp%20-%20Copie.ods'#$Caractères.$H$6];IF([.P4]=5;['file:///C:/GitProjects/PHC25Turbo/CircuitHelp%20-%20Copie.ods'#$Caractères.$H$7];IF([.P4]=6;['file:///C:/GitProjects/PHC25Turbo/CircuitHelp%20-%20Copie.ods'#$Caractères.$H$8];IF([.P4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Q4]=0;['file:///C:/GitProjects/PHC25Turbo/CircuitHelp%20-%20Copie.ods'#$Caractères.$B$2];IF([.Q4]=1;['file:///C:/GitProjects/PHC25Turbo/CircuitHelp%20-%20Copie.ods'#$Caractères.$B$3];IF([.Q4]=2;['file:///C:/GitProjects/PHC25Turbo/CircuitHelp%20-%20Copie.ods'#$Caractères.$B$4];IF([.Q4]=3;['file:///C:/GitProjects/PHC25Turbo/CircuitHelp%20-%20Copie.ods'#$Caractères.$B$5];IF([.Q4]=4;['file:///C:/GitProjects/PHC25Turbo/CircuitHelp%20-%20Copie.ods'#$Caractères.$B$6];IF([.Q4]=5;['file:///C:/GitProjects/PHC25Turbo/CircuitHelp%20-%20Copie.ods'#$Caractères.$B$7];IF([.Q4]=6;['file:///C:/GitProjects/PHC25Turbo/CircuitHelp%20-%20Copie.ods'#$Caractères.$B$8];IF([.Q4]=7;['file:///C:/GitProjects/PHC25Turbo/CircuitHelp%20-%20Copie.ods'#$Caractères.$B$9];IF([.Q4]=8;['file:///C:/GitProjects/PHC25Turbo/CircuitHelp%20-%20Copie.ods'#$Caractères.$B$10];IF([.Q4]=9;['file:///C:/GitProjects/PHC25Turbo/CircuitHelp%20-%20Copie.ods'#$Caractères.$B$11];IF([.Q4]=10;['file:///C:/GitProjects/PHC25Turbo/CircuitHelp%20-%20Copie.ods'#$Caractères.$B$12];IF([.Q4]=11;['file:///C:/GitProjects/PHC25Turbo/CircuitHelp%20-%20Copie.ods'#$Caractères.$B$13];IF([.Q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'file:///C:/GitProjects/PHC25Turbo/CircuitHelp%20-%20Copie.ods'#$Caractères.$H$2];IF([.R4]=1;['file:///C:/GitProjects/PHC25Turbo/CircuitHelp%20-%20Copie.ods'#$Caractères.$H$3];IF([.R4]=2;['file:///C:/GitProjects/PHC25Turbo/CircuitHelp%20-%20Copie.ods'#$Caractères.$H$4];IF([.R4]=3;['file:///C:/GitProjects/PHC25Turbo/CircuitHelp%20-%20Copie.ods'#$Caractères.$H$5];IF([.R4]=4;['file:///C:/GitProjects/PHC25Turbo/CircuitHelp%20-%20Copie.ods'#$Caractères.$H$6];IF([.R4]=5;['file:///C:/GitProjects/PHC25Turbo/CircuitHelp%20-%20Copie.ods'#$Caractères.$H$7];IF([.R4]=6;['file:///C:/GitProjects/PHC25Turbo/CircuitHelp%20-%20Copie.ods'#$Caractères.$H$8];IF([.R4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S4]=0;['file:///C:/GitProjects/PHC25Turbo/CircuitHelp%20-%20Copie.ods'#$Caractères.$B$2];IF([.S4]=1;['file:///C:/GitProjects/PHC25Turbo/CircuitHelp%20-%20Copie.ods'#$Caractères.$B$3];IF([.S4]=2;['file:///C:/GitProjects/PHC25Turbo/CircuitHelp%20-%20Copie.ods'#$Caractères.$B$4];IF([.S4]=3;['file:///C:/GitProjects/PHC25Turbo/CircuitHelp%20-%20Copie.ods'#$Caractères.$B$5];IF([.S4]=4;['file:///C:/GitProjects/PHC25Turbo/CircuitHelp%20-%20Copie.ods'#$Caractères.$B$6];IF([.S4]=5;['file:///C:/GitProjects/PHC25Turbo/CircuitHelp%20-%20Copie.ods'#$Caractères.$B$7];IF([.S4]=6;['file:///C:/GitProjects/PHC25Turbo/CircuitHelp%20-%20Copie.ods'#$Caractères.$B$8];IF([.S4]=7;['file:///C:/GitProjects/PHC25Turbo/CircuitHelp%20-%20Copie.ods'#$Caractères.$B$9];IF([.S4]=8;['file:///C:/GitProjects/PHC25Turbo/CircuitHelp%20-%20Copie.ods'#$Caractères.$B$10];IF([.S4]=9;['file:///C:/GitProjects/PHC25Turbo/CircuitHelp%20-%20Copie.ods'#$Caractères.$B$11];IF([.S4]=10;['file:///C:/GitProjects/PHC25Turbo/CircuitHelp%20-%20Copie.ods'#$Caractères.$B$12];IF([.S4]=11;['file:///C:/GitProjects/PHC25Turbo/CircuitHelp%20-%20Copie.ods'#$Caractères.$B$13];IF([.S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'file:///C:/GitProjects/PHC25Turbo/CircuitHelp%20-%20Copie.ods'#$Caractères.$H$2];IF([.T4]=1;['file:///C:/GitProjects/PHC25Turbo/CircuitHelp%20-%20Copie.ods'#$Caractères.$H$3];IF([.T4]=2;['file:///C:/GitProjects/PHC25Turbo/CircuitHelp%20-%20Copie.ods'#$Caractères.$H$4];IF([.T4]=3;['file:///C:/GitProjects/PHC25Turbo/CircuitHelp%20-%20Copie.ods'#$Caractères.$H$5];IF([.T4]=4;['file:///C:/GitProjects/PHC25Turbo/CircuitHelp%20-%20Copie.ods'#$Caractères.$H$6];IF([.T4]=5;['file:///C:/GitProjects/PHC25Turbo/CircuitHelp%20-%20Copie.ods'#$Caractères.$H$7];IF([.T4]=6;['file:///C:/GitProjects/PHC25Turbo/CircuitHelp%20-%20Copie.ods'#$Caractères.$H$8];IF([.T4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U4]=0;['file:///C:/GitProjects/PHC25Turbo/CircuitHelp%20-%20Copie.ods'#$Caractères.$B$2];IF([.U4]=1;['file:///C:/GitProjects/PHC25Turbo/CircuitHelp%20-%20Copie.ods'#$Caractères.$B$3];IF([.U4]=2;['file:///C:/GitProjects/PHC25Turbo/CircuitHelp%20-%20Copie.ods'#$Caractères.$B$4];IF([.U4]=3;['file:///C:/GitProjects/PHC25Turbo/CircuitHelp%20-%20Copie.ods'#$Caractères.$B$5];IF([.U4]=4;['file:///C:/GitProjects/PHC25Turbo/CircuitHelp%20-%20Copie.ods'#$Caractères.$B$6];IF([.U4]=5;['file:///C:/GitProjects/PHC25Turbo/CircuitHelp%20-%20Copie.ods'#$Caractères.$B$7];IF([.U4]=6;['file:///C:/GitProjects/PHC25Turbo/CircuitHelp%20-%20Copie.ods'#$Caractères.$B$8];IF([.U4]=7;['file:///C:/GitProjects/PHC25Turbo/CircuitHelp%20-%20Copie.ods'#$Caractères.$B$9];IF([.U4]=8;['file:///C:/GitProjects/PHC25Turbo/CircuitHelp%20-%20Copie.ods'#$Caractères.$B$10];IF([.U4]=9;['file:///C:/GitProjects/PHC25Turbo/CircuitHelp%20-%20Copie.ods'#$Caractères.$B$11];IF([.U4]=10;['file:///C:/GitProjects/PHC25Turbo/CircuitHelp%20-%20Copie.ods'#$Caractères.$B$12];IF([.U4]=11;['file:///C:/GitProjects/PHC25Turbo/CircuitHelp%20-%20Copie.ods'#$Caractères.$B$13];IF([.U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'file:///C:/GitProjects/PHC25Turbo/CircuitHelp%20-%20Copie.ods'#$Caractères.$H$2];IF([.V4]=1;['file:///C:/GitProjects/PHC25Turbo/CircuitHelp%20-%20Copie.ods'#$Caractères.$H$3];IF([.V4]=2;['file:///C:/GitProjects/PHC25Turbo/CircuitHelp%20-%20Copie.ods'#$Caractères.$H$4];IF([.V4]=3;['file:///C:/GitProjects/PHC25Turbo/CircuitHelp%20-%20Copie.ods'#$Caractères.$H$5];IF([.V4]=4;['file:///C:/GitProjects/PHC25Turbo/CircuitHelp%20-%20Copie.ods'#$Caractères.$H$6];IF([.V4]=5;['file:///C:/GitProjects/PHC25Turbo/CircuitHelp%20-%20Copie.ods'#$Caractères.$H$7];IF([.V4]=6;['file:///C:/GitProjects/PHC25Turbo/CircuitHelp%20-%20Copie.ods'#$Caractères.$H$8];IF([.V4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W4]=0;['file:///C:/GitProjects/PHC25Turbo/CircuitHelp%20-%20Copie.ods'#$Caractères.$B$2];IF([.W4]=1;['file:///C:/GitProjects/PHC25Turbo/CircuitHelp%20-%20Copie.ods'#$Caractères.$B$3];IF([.W4]=2;['file:///C:/GitProjects/PHC25Turbo/CircuitHelp%20-%20Copie.ods'#$Caractères.$B$4];IF([.W4]=3;['file:///C:/GitProjects/PHC25Turbo/CircuitHelp%20-%20Copie.ods'#$Caractères.$B$5];IF([.W4]=4;['file:///C:/GitProjects/PHC25Turbo/CircuitHelp%20-%20Copie.ods'#$Caractères.$B$6];IF([.W4]=5;['file:///C:/GitProjects/PHC25Turbo/CircuitHelp%20-%20Copie.ods'#$Caractères.$B$7];IF([.W4]=6;['file:///C:/GitProjects/PHC25Turbo/CircuitHelp%20-%20Copie.ods'#$Caractères.$B$8];IF([.W4]=7;['file:///C:/GitProjects/PHC25Turbo/CircuitHelp%20-%20Copie.ods'#$Caractères.$B$9];IF([.W4]=8;['file:///C:/GitProjects/PHC25Turbo/CircuitHelp%20-%20Copie.ods'#$Caractères.$B$10];IF([.W4]=9;['file:///C:/GitProjects/PHC25Turbo/CircuitHelp%20-%20Copie.ods'#$Caractères.$B$11];IF([.W4]=10;['file:///C:/GitProjects/PHC25Turbo/CircuitHelp%20-%20Copie.ods'#$Caractères.$B$12];IF([.W4]=11;['file:///C:/GitProjects/PHC25Turbo/CircuitHelp%20-%20Copie.ods'#$Caractères.$B$13];IF([.W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'file:///C:/GitProjects/PHC25Turbo/CircuitHelp%20-%20Copie.ods'#$Caractères.$H$2];IF([.X4]=1;['file:///C:/GitProjects/PHC25Turbo/CircuitHelp%20-%20Copie.ods'#$Caractères.$H$3];IF([.X4]=2;['file:///C:/GitProjects/PHC25Turbo/CircuitHelp%20-%20Copie.ods'#$Caractères.$H$4];IF([.X4]=3;['file:///C:/GitProjects/PHC25Turbo/CircuitHelp%20-%20Copie.ods'#$Caractères.$H$5];IF([.X4]=4;['file:///C:/GitProjects/PHC25Turbo/CircuitHelp%20-%20Copie.ods'#$Caractères.$H$6];IF([.X4]=5;['file:///C:/GitProjects/PHC25Turbo/CircuitHelp%20-%20Copie.ods'#$Caractères.$H$7];IF([.X4]=6;['file:///C:/GitProjects/PHC25Turbo/CircuitHelp%20-%20Copie.ods'#$Caractères.$H$8];IF([.X4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Y4]=0;['file:///C:/GitProjects/PHC25Turbo/CircuitHelp%20-%20Copie.ods'#$Caractères.$B$2];IF([.Y4]=1;['file:///C:/GitProjects/PHC25Turbo/CircuitHelp%20-%20Copie.ods'#$Caractères.$B$3];IF([.Y4]=2;['file:///C:/GitProjects/PHC25Turbo/CircuitHelp%20-%20Copie.ods'#$Caractères.$B$4];IF([.Y4]=3;['file:///C:/GitProjects/PHC25Turbo/CircuitHelp%20-%20Copie.ods'#$Caractères.$B$5];IF([.Y4]=4;['file:///C:/GitProjects/PHC25Turbo/CircuitHelp%20-%20Copie.ods'#$Caractères.$B$6];IF([.Y4]=5;['file:///C:/GitProjects/PHC25Turbo/CircuitHelp%20-%20Copie.ods'#$Caractères.$B$7];IF([.Y4]=6;['file:///C:/GitProjects/PHC25Turbo/CircuitHelp%20-%20Copie.ods'#$Caractères.$B$8];IF([.Y4]=7;['file:///C:/GitProjects/PHC25Turbo/CircuitHelp%20-%20Copie.ods'#$Caractères.$B$9];IF([.Y4]=8;['file:///C:/GitProjects/PHC25Turbo/CircuitHelp%20-%20Copie.ods'#$Caractères.$B$10];IF([.Y4]=9;['file:///C:/GitProjects/PHC25Turbo/CircuitHelp%20-%20Copie.ods'#$Caractères.$B$11];IF([.Y4]=10;['file:///C:/GitProjects/PHC25Turbo/CircuitHelp%20-%20Copie.ods'#$Caractères.$B$12];IF([.Y4]=11;['file:///C:/GitProjects/PHC25Turbo/CircuitHelp%20-%20Copie.ods'#$Caractères.$B$13];IF([.Y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4]&gt;0;[.Y4]&lt;4);&quot;&quot;;IF([.Z4]=0;['file:///C:/GitProjects/PHC25Turbo/CircuitHelp%20-%20Copie.ods'#$Caractères.$H$2];IF([.Z4]=1;['file:///C:/GitProjects/PHC25Turbo/CircuitHelp%20-%20Copie.ods'#$Caractères.$H$3];IF([.Z4]=2;['file:///C:/GitProjects/PHC25Turbo/CircuitHelp%20-%20Copie.ods'#$Caractères.$H$4];IF([.Z4]=3;['file:///C:/GitProjects/PHC25Turbo/CircuitHelp%20-%20Copie.ods'#$Caractères.$H$5];IF([.Z4]=4;['file:///C:/GitProjects/PHC25Turbo/CircuitHelp%20-%20Copie.ods'#$Caractères.$H$6];IF([.Z4]=5;['file:///C:/GitProjects/PHC25Turbo/CircuitHelp%20-%20Copie.ods'#$Caractères.$H$7];IF([.Z4]=6;['file:///C:/GitProjects/PHC25Turbo/CircuitHelp%20-%20Copie.ods'#$Caractères.$H$8];IF([.Z4]=7;['file:///C:/GitProjects/PHC25Turbo/CircuitHelp%20-%20Copie.ods'#$Caractères.$H$9];&quot;x&quot;)))))))))">
            <text:p/>
          </table:table-cell>
          <table:table-cell table:style-name="ce54" table:formula="of:=IF([.AA4]=0;['file:///C:/GitProjects/PHC25Turbo/CircuitHelp%20-%20Copie.ods'#$Caractères.$B$2];IF([.AA4]=1;['file:///C:/GitProjects/PHC25Turbo/CircuitHelp%20-%20Copie.ods'#$Caractères.$B$3];IF([.AA4]=2;['file:///C:/GitProjects/PHC25Turbo/CircuitHelp%20-%20Copie.ods'#$Caractères.$B$4];IF([.AA4]=3;['file:///C:/GitProjects/PHC25Turbo/CircuitHelp%20-%20Copie.ods'#$Caractères.$B$5];IF([.AA4]=4;['file:///C:/GitProjects/PHC25Turbo/CircuitHelp%20-%20Copie.ods'#$Caractères.$B$6];IF([.AA4]=5;['file:///C:/GitProjects/PHC25Turbo/CircuitHelp%20-%20Copie.ods'#$Caractères.$B$7];IF([.AA4]=6;['file:///C:/GitProjects/PHC25Turbo/CircuitHelp%20-%20Copie.ods'#$Caractères.$B$8];IF([.AA4]=7;['file:///C:/GitProjects/PHC25Turbo/CircuitHelp%20-%20Copie.ods'#$Caractères.$B$9];IF([.AA4]=8;['file:///C:/GitProjects/PHC25Turbo/CircuitHelp%20-%20Copie.ods'#$Caractères.$B$10];IF([.AA4]=9;['file:///C:/GitProjects/PHC25Turbo/CircuitHelp%20-%20Copie.ods'#$Caractères.$B$11];IF([.AA4]=10;['file:///C:/GitProjects/PHC25Turbo/CircuitHelp%20-%20Copie.ods'#$Caractères.$B$12];IF([.AA4]=11;['file:///C:/GitProjects/PHC25Turbo/CircuitHelp%20-%20Copie.ods'#$Caractères.$B$13];IF([.AA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'file:///C:/GitProjects/PHC25Turbo/CircuitHelp%20-%20Copie.ods'#$Caractères.$H$2];IF([.AB4]=1;['file:///C:/GitProjects/PHC25Turbo/CircuitHelp%20-%20Copie.ods'#$Caractères.$H$3];IF([.AB4]=2;['file:///C:/GitProjects/PHC25Turbo/CircuitHelp%20-%20Copie.ods'#$Caractères.$H$4];IF([.AB4]=3;['file:///C:/GitProjects/PHC25Turbo/CircuitHelp%20-%20Copie.ods'#$Caractères.$H$5];IF([.AB4]=4;['file:///C:/GitProjects/PHC25Turbo/CircuitHelp%20-%20Copie.ods'#$Caractères.$H$6];IF([.AB4]=5;['file:///C:/GitProjects/PHC25Turbo/CircuitHelp%20-%20Copie.ods'#$Caractères.$H$7];IF([.AB4]=6;['file:///C:/GitProjects/PHC25Turbo/CircuitHelp%20-%20Copie.ods'#$Caractères.$H$8];IF([.AB4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AC4]=0;['file:///C:/GitProjects/PHC25Turbo/CircuitHelp%20-%20Copie.ods'#$Caractères.$B$2];IF([.AC4]=1;['file:///C:/GitProjects/PHC25Turbo/CircuitHelp%20-%20Copie.ods'#$Caractères.$B$3];IF([.AC4]=2;['file:///C:/GitProjects/PHC25Turbo/CircuitHelp%20-%20Copie.ods'#$Caractères.$B$4];IF([.AC4]=3;['file:///C:/GitProjects/PHC25Turbo/CircuitHelp%20-%20Copie.ods'#$Caractères.$B$5];IF([.AC4]=4;['file:///C:/GitProjects/PHC25Turbo/CircuitHelp%20-%20Copie.ods'#$Caractères.$B$6];IF([.AC4]=5;['file:///C:/GitProjects/PHC25Turbo/CircuitHelp%20-%20Copie.ods'#$Caractères.$B$7];IF([.AC4]=6;['file:///C:/GitProjects/PHC25Turbo/CircuitHelp%20-%20Copie.ods'#$Caractères.$B$8];IF([.AC4]=7;['file:///C:/GitProjects/PHC25Turbo/CircuitHelp%20-%20Copie.ods'#$Caractères.$B$9];IF([.AC4]=8;['file:///C:/GitProjects/PHC25Turbo/CircuitHelp%20-%20Copie.ods'#$Caractères.$B$10];IF([.AC4]=9;['file:///C:/GitProjects/PHC25Turbo/CircuitHelp%20-%20Copie.ods'#$Caractères.$B$11];IF([.AC4]=10;['file:///C:/GitProjects/PHC25Turbo/CircuitHelp%20-%20Copie.ods'#$Caractères.$B$12];IF([.AC4]=11;['file:///C:/GitProjects/PHC25Turbo/CircuitHelp%20-%20Copie.ods'#$Caractères.$B$13];IF([.AC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'file:///C:/GitProjects/PHC25Turbo/CircuitHelp%20-%20Copie.ods'#$Caractères.$H$2];IF([.AD4]=1;['file:///C:/GitProjects/PHC25Turbo/CircuitHelp%20-%20Copie.ods'#$Caractères.$H$3];IF([.AD4]=2;['file:///C:/GitProjects/PHC25Turbo/CircuitHelp%20-%20Copie.ods'#$Caractères.$H$4];IF([.AD4]=3;['file:///C:/GitProjects/PHC25Turbo/CircuitHelp%20-%20Copie.ods'#$Caractères.$H$5];IF([.AD4]=4;['file:///C:/GitProjects/PHC25Turbo/CircuitHelp%20-%20Copie.ods'#$Caractères.$H$6];IF([.AD4]=5;['file:///C:/GitProjects/PHC25Turbo/CircuitHelp%20-%20Copie.ods'#$Caractères.$H$7];IF([.AD4]=6;['file:///C:/GitProjects/PHC25Turbo/CircuitHelp%20-%20Copie.ods'#$Caractères.$H$8];IF([.AD4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AE4]=0;['file:///C:/GitProjects/PHC25Turbo/CircuitHelp%20-%20Copie.ods'#$Caractères.$B$2];IF([.AE4]=1;['file:///C:/GitProjects/PHC25Turbo/CircuitHelp%20-%20Copie.ods'#$Caractères.$B$3];IF([.AE4]=2;['file:///C:/GitProjects/PHC25Turbo/CircuitHelp%20-%20Copie.ods'#$Caractères.$B$4];IF([.AE4]=3;['file:///C:/GitProjects/PHC25Turbo/CircuitHelp%20-%20Copie.ods'#$Caractères.$B$5];IF([.AE4]=4;['file:///C:/GitProjects/PHC25Turbo/CircuitHelp%20-%20Copie.ods'#$Caractères.$B$6];IF([.AE4]=5;['file:///C:/GitProjects/PHC25Turbo/CircuitHelp%20-%20Copie.ods'#$Caractères.$B$7];IF([.AE4]=6;['file:///C:/GitProjects/PHC25Turbo/CircuitHelp%20-%20Copie.ods'#$Caractères.$B$8];IF([.AE4]=7;['file:///C:/GitProjects/PHC25Turbo/CircuitHelp%20-%20Copie.ods'#$Caractères.$B$9];IF([.AE4]=8;['file:///C:/GitProjects/PHC25Turbo/CircuitHelp%20-%20Copie.ods'#$Caractères.$B$10];IF([.AE4]=9;['file:///C:/GitProjects/PHC25Turbo/CircuitHelp%20-%20Copie.ods'#$Caractères.$B$11];IF([.AE4]=10;['file:///C:/GitProjects/PHC25Turbo/CircuitHelp%20-%20Copie.ods'#$Caractères.$B$12];IF([.AE4]=11;['file:///C:/GitProjects/PHC25Turbo/CircuitHelp%20-%20Copie.ods'#$Caractères.$B$13];IF([.AE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'file:///C:/GitProjects/PHC25Turbo/CircuitHelp%20-%20Copie.ods'#$Caractères.$H$2];IF([.AF4]=1;['file:///C:/GitProjects/PHC25Turbo/CircuitHelp%20-%20Copie.ods'#$Caractères.$H$3];IF([.AF4]=2;['file:///C:/GitProjects/PHC25Turbo/CircuitHelp%20-%20Copie.ods'#$Caractères.$H$4];IF([.AF4]=3;['file:///C:/GitProjects/PHC25Turbo/CircuitHelp%20-%20Copie.ods'#$Caractères.$H$5];IF([.AF4]=4;['file:///C:/GitProjects/PHC25Turbo/CircuitHelp%20-%20Copie.ods'#$Caractères.$H$6];IF([.AF4]=5;['file:///C:/GitProjects/PHC25Turbo/CircuitHelp%20-%20Copie.ods'#$Caractères.$H$7];IF([.AF4]=6;['file:///C:/GitProjects/PHC25Turbo/CircuitHelp%20-%20Copie.ods'#$Caractères.$H$8];IF([.AF4]=7;['file:///C:/GitProjects/PHC25Turbo/CircuitHelp%20-%20Copie.ods'#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'file:///C:/GitProjects/PHC25Turbo/CircuitHelp%20-%20Copie.ods'#$Caractères.$B$2];IF([.A5]=1;['file:///C:/GitProjects/PHC25Turbo/CircuitHelp%20-%20Copie.ods'#$Caractères.$B$3];IF([.A5]=2;['file:///C:/GitProjects/PHC25Turbo/CircuitHelp%20-%20Copie.ods'#$Caractères.$B$4];IF([.A5]=3;['file:///C:/GitProjects/PHC25Turbo/CircuitHelp%20-%20Copie.ods'#$Caractères.$B$5];IF([.A5]=4;['file:///C:/GitProjects/PHC25Turbo/CircuitHelp%20-%20Copie.ods'#$Caractères.$B$6];IF([.A5]=5;['file:///C:/GitProjects/PHC25Turbo/CircuitHelp%20-%20Copie.ods'#$Caractères.$B$7];IF([.A5]=6;['file:///C:/GitProjects/PHC25Turbo/CircuitHelp%20-%20Copie.ods'#$Caractères.$B$8];IF([.A5]=7;['file:///C:/GitProjects/PHC25Turbo/CircuitHelp%20-%20Copie.ods'#$Caractères.$B$9];IF([.A5]=8;['file:///C:/GitProjects/PHC25Turbo/CircuitHelp%20-%20Copie.ods'#$Caractères.$B$10];IF([.A5]=9;['file:///C:/GitProjects/PHC25Turbo/CircuitHelp%20-%20Copie.ods'#$Caractères.$B$11];IF([.A5]=10;['file:///C:/GitProjects/PHC25Turbo/CircuitHelp%20-%20Copie.ods'#$Caractères.$B$12];IF([.A5]=11;['file:///C:/GitProjects/PHC25Turbo/CircuitHelp%20-%20Copie.ods'#$Caractères.$B$13];IF([.A5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'file:///C:/GitProjects/PHC25Turbo/CircuitHelp%20-%20Copie.ods'#$Caractères.$H$2];IF([.B5]=1;['file:///C:/GitProjects/PHC25Turbo/CircuitHelp%20-%20Copie.ods'#$Caractères.$H$3];IF([.B5]=2;['file:///C:/GitProjects/PHC25Turbo/CircuitHelp%20-%20Copie.ods'#$Caractères.$H$4];IF([.B5]=3;['file:///C:/GitProjects/PHC25Turbo/CircuitHelp%20-%20Copie.ods'#$Caractères.$H$5];IF([.B5]=4;['file:///C:/GitProjects/PHC25Turbo/CircuitHelp%20-%20Copie.ods'#$Caractères.$H$6];IF([.B5]=5;['file:///C:/GitProjects/PHC25Turbo/CircuitHelp%20-%20Copie.ods'#$Caractères.$H$7];IF([.B5]=6;['file:///C:/GitProjects/PHC25Turbo/CircuitHelp%20-%20Copie.ods'#$Caractères.$H$8];IF([.B5]=7;['file:///C:/GitProjects/PHC25Turbo/CircuitHelp%20-%20Copie.ods'#$Caractères.$H$9];&quot;x&quot;)))))))))">
            <text:p/>
          </table:table-cell>
          <table:table-cell table:style-name="ce54" table:formula="of:=IF([.C5]=0;['file:///C:/GitProjects/PHC25Turbo/CircuitHelp%20-%20Copie.ods'#$Caractères.$B$2];IF([.C5]=1;['file:///C:/GitProjects/PHC25Turbo/CircuitHelp%20-%20Copie.ods'#$Caractères.$B$3];IF([.C5]=2;['file:///C:/GitProjects/PHC25Turbo/CircuitHelp%20-%20Copie.ods'#$Caractères.$B$4];IF([.C5]=3;['file:///C:/GitProjects/PHC25Turbo/CircuitHelp%20-%20Copie.ods'#$Caractères.$B$5];IF([.C5]=4;['file:///C:/GitProjects/PHC25Turbo/CircuitHelp%20-%20Copie.ods'#$Caractères.$B$6];IF([.C5]=5;['file:///C:/GitProjects/PHC25Turbo/CircuitHelp%20-%20Copie.ods'#$Caractères.$B$7];IF([.C5]=6;['file:///C:/GitProjects/PHC25Turbo/CircuitHelp%20-%20Copie.ods'#$Caractères.$B$8];IF([.C5]=7;['file:///C:/GitProjects/PHC25Turbo/CircuitHelp%20-%20Copie.ods'#$Caractères.$B$9];IF([.C5]=8;['file:///C:/GitProjects/PHC25Turbo/CircuitHelp%20-%20Copie.ods'#$Caractères.$B$10];IF([.C5]=9;['file:///C:/GitProjects/PHC25Turbo/CircuitHelp%20-%20Copie.ods'#$Caractères.$B$11];IF([.C5]=10;['file:///C:/GitProjects/PHC25Turbo/CircuitHelp%20-%20Copie.ods'#$Caractères.$B$12];IF([.C5]=11;['file:///C:/GitProjects/PHC25Turbo/CircuitHelp%20-%20Copie.ods'#$Caractères.$B$13];IF([.C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'file:///C:/GitProjects/PHC25Turbo/CircuitHelp%20-%20Copie.ods'#$Caractères.$H$2];IF([.D5]=1;['file:///C:/GitProjects/PHC25Turbo/CircuitHelp%20-%20Copie.ods'#$Caractères.$H$3];IF([.D5]=2;['file:///C:/GitProjects/PHC25Turbo/CircuitHelp%20-%20Copie.ods'#$Caractères.$H$4];IF([.D5]=3;['file:///C:/GitProjects/PHC25Turbo/CircuitHelp%20-%20Copie.ods'#$Caractères.$H$5];IF([.D5]=4;['file:///C:/GitProjects/PHC25Turbo/CircuitHelp%20-%20Copie.ods'#$Caractères.$H$6];IF([.D5]=5;['file:///C:/GitProjects/PHC25Turbo/CircuitHelp%20-%20Copie.ods'#$Caractères.$H$7];IF([.D5]=6;['file:///C:/GitProjects/PHC25Turbo/CircuitHelp%20-%20Copie.ods'#$Caractères.$H$8];IF([.D5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5]=0;['file:///C:/GitProjects/PHC25Turbo/CircuitHelp%20-%20Copie.ods'#$Caractères.$B$2];IF([.E5]=1;['file:///C:/GitProjects/PHC25Turbo/CircuitHelp%20-%20Copie.ods'#$Caractères.$B$3];IF([.E5]=2;['file:///C:/GitProjects/PHC25Turbo/CircuitHelp%20-%20Copie.ods'#$Caractères.$B$4];IF([.E5]=3;['file:///C:/GitProjects/PHC25Turbo/CircuitHelp%20-%20Copie.ods'#$Caractères.$B$5];IF([.E5]=4;['file:///C:/GitProjects/PHC25Turbo/CircuitHelp%20-%20Copie.ods'#$Caractères.$B$6];IF([.E5]=5;['file:///C:/GitProjects/PHC25Turbo/CircuitHelp%20-%20Copie.ods'#$Caractères.$B$7];IF([.E5]=6;['file:///C:/GitProjects/PHC25Turbo/CircuitHelp%20-%20Copie.ods'#$Caractères.$B$8];IF([.E5]=7;['file:///C:/GitProjects/PHC25Turbo/CircuitHelp%20-%20Copie.ods'#$Caractères.$B$9];IF([.E5]=8;['file:///C:/GitProjects/PHC25Turbo/CircuitHelp%20-%20Copie.ods'#$Caractères.$B$10];IF([.E5]=9;['file:///C:/GitProjects/PHC25Turbo/CircuitHelp%20-%20Copie.ods'#$Caractères.$B$11];IF([.E5]=10;['file:///C:/GitProjects/PHC25Turbo/CircuitHelp%20-%20Copie.ods'#$Caractères.$B$12];IF([.E5]=11;['file:///C:/GitProjects/PHC25Turbo/CircuitHelp%20-%20Copie.ods'#$Caractères.$B$13];IF([.E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'file:///C:/GitProjects/PHC25Turbo/CircuitHelp%20-%20Copie.ods'#$Caractères.$H$2];IF([.F5]=1;['file:///C:/GitProjects/PHC25Turbo/CircuitHelp%20-%20Copie.ods'#$Caractères.$H$3];IF([.F5]=2;['file:///C:/GitProjects/PHC25Turbo/CircuitHelp%20-%20Copie.ods'#$Caractères.$H$4];IF([.F5]=3;['file:///C:/GitProjects/PHC25Turbo/CircuitHelp%20-%20Copie.ods'#$Caractères.$H$5];IF([.F5]=4;['file:///C:/GitProjects/PHC25Turbo/CircuitHelp%20-%20Copie.ods'#$Caractères.$H$6];IF([.F5]=5;['file:///C:/GitProjects/PHC25Turbo/CircuitHelp%20-%20Copie.ods'#$Caractères.$H$7];IF([.F5]=6;['file:///C:/GitProjects/PHC25Turbo/CircuitHelp%20-%20Copie.ods'#$Caractères.$H$8];IF([.F5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G5]=0;['file:///C:/GitProjects/PHC25Turbo/CircuitHelp%20-%20Copie.ods'#$Caractères.$B$2];IF([.G5]=1;['file:///C:/GitProjects/PHC25Turbo/CircuitHelp%20-%20Copie.ods'#$Caractères.$B$3];IF([.G5]=2;['file:///C:/GitProjects/PHC25Turbo/CircuitHelp%20-%20Copie.ods'#$Caractères.$B$4];IF([.G5]=3;['file:///C:/GitProjects/PHC25Turbo/CircuitHelp%20-%20Copie.ods'#$Caractères.$B$5];IF([.G5]=4;['file:///C:/GitProjects/PHC25Turbo/CircuitHelp%20-%20Copie.ods'#$Caractères.$B$6];IF([.G5]=5;['file:///C:/GitProjects/PHC25Turbo/CircuitHelp%20-%20Copie.ods'#$Caractères.$B$7];IF([.G5]=6;['file:///C:/GitProjects/PHC25Turbo/CircuitHelp%20-%20Copie.ods'#$Caractères.$B$8];IF([.G5]=7;['file:///C:/GitProjects/PHC25Turbo/CircuitHelp%20-%20Copie.ods'#$Caractères.$B$9];IF([.G5]=8;['file:///C:/GitProjects/PHC25Turbo/CircuitHelp%20-%20Copie.ods'#$Caractères.$B$10];IF([.G5]=9;['file:///C:/GitProjects/PHC25Turbo/CircuitHelp%20-%20Copie.ods'#$Caractères.$B$11];IF([.G5]=10;['file:///C:/GitProjects/PHC25Turbo/CircuitHelp%20-%20Copie.ods'#$Caractères.$B$12];IF([.G5]=11;['file:///C:/GitProjects/PHC25Turbo/CircuitHelp%20-%20Copie.ods'#$Caractères.$B$13];IF([.G5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G5]&gt;0;[.G5]&lt;4);&quot;&quot;;IF([.H5]=0;['file:///C:/GitProjects/PHC25Turbo/CircuitHelp%20-%20Copie.ods'#$Caractères.$H$2];IF([.H5]=1;['file:///C:/GitProjects/PHC25Turbo/CircuitHelp%20-%20Copie.ods'#$Caractères.$H$3];IF([.H5]=2;['file:///C:/GitProjects/PHC25Turbo/CircuitHelp%20-%20Copie.ods'#$Caractères.$H$4];IF([.H5]=3;['file:///C:/GitProjects/PHC25Turbo/CircuitHelp%20-%20Copie.ods'#$Caractères.$H$5];IF([.H5]=4;['file:///C:/GitProjects/PHC25Turbo/CircuitHelp%20-%20Copie.ods'#$Caractères.$H$6];IF([.H5]=5;['file:///C:/GitProjects/PHC25Turbo/CircuitHelp%20-%20Copie.ods'#$Caractères.$H$7];IF([.H5]=6;['file:///C:/GitProjects/PHC25Turbo/CircuitHelp%20-%20Copie.ods'#$Caractères.$H$8];IF([.H5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I5]=0;['file:///C:/GitProjects/PHC25Turbo/CircuitHelp%20-%20Copie.ods'#$Caractères.$B$2];IF([.I5]=1;['file:///C:/GitProjects/PHC25Turbo/CircuitHelp%20-%20Copie.ods'#$Caractères.$B$3];IF([.I5]=2;['file:///C:/GitProjects/PHC25Turbo/CircuitHelp%20-%20Copie.ods'#$Caractères.$B$4];IF([.I5]=3;['file:///C:/GitProjects/PHC25Turbo/CircuitHelp%20-%20Copie.ods'#$Caractères.$B$5];IF([.I5]=4;['file:///C:/GitProjects/PHC25Turbo/CircuitHelp%20-%20Copie.ods'#$Caractères.$B$6];IF([.I5]=5;['file:///C:/GitProjects/PHC25Turbo/CircuitHelp%20-%20Copie.ods'#$Caractères.$B$7];IF([.I5]=6;['file:///C:/GitProjects/PHC25Turbo/CircuitHelp%20-%20Copie.ods'#$Caractères.$B$8];IF([.I5]=7;['file:///C:/GitProjects/PHC25Turbo/CircuitHelp%20-%20Copie.ods'#$Caractères.$B$9];IF([.I5]=8;['file:///C:/GitProjects/PHC25Turbo/CircuitHelp%20-%20Copie.ods'#$Caractères.$B$10];IF([.I5]=9;['file:///C:/GitProjects/PHC25Turbo/CircuitHelp%20-%20Copie.ods'#$Caractères.$B$11];IF([.I5]=10;['file:///C:/GitProjects/PHC25Turbo/CircuitHelp%20-%20Copie.ods'#$Caractères.$B$12];IF([.I5]=11;['file:///C:/GitProjects/PHC25Turbo/CircuitHelp%20-%20Copie.ods'#$Caractères.$B$13];IF([.I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I5]&gt;0;[.I5]&lt;4);&quot;&quot;;IF([.J5]=0;['file:///C:/GitProjects/PHC25Turbo/CircuitHelp%20-%20Copie.ods'#$Caractères.$H$2];IF([.J5]=1;['file:///C:/GitProjects/PHC25Turbo/CircuitHelp%20-%20Copie.ods'#$Caractères.$H$3];IF([.J5]=2;['file:///C:/GitProjects/PHC25Turbo/CircuitHelp%20-%20Copie.ods'#$Caractères.$H$4];IF([.J5]=3;['file:///C:/GitProjects/PHC25Turbo/CircuitHelp%20-%20Copie.ods'#$Caractères.$H$5];IF([.J5]=4;['file:///C:/GitProjects/PHC25Turbo/CircuitHelp%20-%20Copie.ods'#$Caractères.$H$6];IF([.J5]=5;['file:///C:/GitProjects/PHC25Turbo/CircuitHelp%20-%20Copie.ods'#$Caractères.$H$7];IF([.J5]=6;['file:///C:/GitProjects/PHC25Turbo/CircuitHelp%20-%20Copie.ods'#$Caractères.$H$8];IF([.J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K5]=0;['file:///C:/GitProjects/PHC25Turbo/CircuitHelp%20-%20Copie.ods'#$Caractères.$B$2];IF([.K5]=1;['file:///C:/GitProjects/PHC25Turbo/CircuitHelp%20-%20Copie.ods'#$Caractères.$B$3];IF([.K5]=2;['file:///C:/GitProjects/PHC25Turbo/CircuitHelp%20-%20Copie.ods'#$Caractères.$B$4];IF([.K5]=3;['file:///C:/GitProjects/PHC25Turbo/CircuitHelp%20-%20Copie.ods'#$Caractères.$B$5];IF([.K5]=4;['file:///C:/GitProjects/PHC25Turbo/CircuitHelp%20-%20Copie.ods'#$Caractères.$B$6];IF([.K5]=5;['file:///C:/GitProjects/PHC25Turbo/CircuitHelp%20-%20Copie.ods'#$Caractères.$B$7];IF([.K5]=6;['file:///C:/GitProjects/PHC25Turbo/CircuitHelp%20-%20Copie.ods'#$Caractères.$B$8];IF([.K5]=7;['file:///C:/GitProjects/PHC25Turbo/CircuitHelp%20-%20Copie.ods'#$Caractères.$B$9];IF([.K5]=8;['file:///C:/GitProjects/PHC25Turbo/CircuitHelp%20-%20Copie.ods'#$Caractères.$B$10];IF([.K5]=9;['file:///C:/GitProjects/PHC25Turbo/CircuitHelp%20-%20Copie.ods'#$Caractères.$B$11];IF([.K5]=10;['file:///C:/GitProjects/PHC25Turbo/CircuitHelp%20-%20Copie.ods'#$Caractères.$B$12];IF([.K5]=11;['file:///C:/GitProjects/PHC25Turbo/CircuitHelp%20-%20Copie.ods'#$Caractères.$B$13];IF([.K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K5]&gt;0;[.K5]&lt;4);&quot;&quot;;IF([.L5]=0;['file:///C:/GitProjects/PHC25Turbo/CircuitHelp%20-%20Copie.ods'#$Caractères.$H$2];IF([.L5]=1;['file:///C:/GitProjects/PHC25Turbo/CircuitHelp%20-%20Copie.ods'#$Caractères.$H$3];IF([.L5]=2;['file:///C:/GitProjects/PHC25Turbo/CircuitHelp%20-%20Copie.ods'#$Caractères.$H$4];IF([.L5]=3;['file:///C:/GitProjects/PHC25Turbo/CircuitHelp%20-%20Copie.ods'#$Caractères.$H$5];IF([.L5]=4;['file:///C:/GitProjects/PHC25Turbo/CircuitHelp%20-%20Copie.ods'#$Caractères.$H$6];IF([.L5]=5;['file:///C:/GitProjects/PHC25Turbo/CircuitHelp%20-%20Copie.ods'#$Caractères.$H$7];IF([.L5]=6;['file:///C:/GitProjects/PHC25Turbo/CircuitHelp%20-%20Copie.ods'#$Caractères.$H$8];IF([.L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M5]=0;['file:///C:/GitProjects/PHC25Turbo/CircuitHelp%20-%20Copie.ods'#$Caractères.$B$2];IF([.M5]=1;['file:///C:/GitProjects/PHC25Turbo/CircuitHelp%20-%20Copie.ods'#$Caractères.$B$3];IF([.M5]=2;['file:///C:/GitProjects/PHC25Turbo/CircuitHelp%20-%20Copie.ods'#$Caractères.$B$4];IF([.M5]=3;['file:///C:/GitProjects/PHC25Turbo/CircuitHelp%20-%20Copie.ods'#$Caractères.$B$5];IF([.M5]=4;['file:///C:/GitProjects/PHC25Turbo/CircuitHelp%20-%20Copie.ods'#$Caractères.$B$6];IF([.M5]=5;['file:///C:/GitProjects/PHC25Turbo/CircuitHelp%20-%20Copie.ods'#$Caractères.$B$7];IF([.M5]=6;['file:///C:/GitProjects/PHC25Turbo/CircuitHelp%20-%20Copie.ods'#$Caractères.$B$8];IF([.M5]=7;['file:///C:/GitProjects/PHC25Turbo/CircuitHelp%20-%20Copie.ods'#$Caractères.$B$9];IF([.M5]=8;['file:///C:/GitProjects/PHC25Turbo/CircuitHelp%20-%20Copie.ods'#$Caractères.$B$10];IF([.M5]=9;['file:///C:/GitProjects/PHC25Turbo/CircuitHelp%20-%20Copie.ods'#$Caractères.$B$11];IF([.M5]=10;['file:///C:/GitProjects/PHC25Turbo/CircuitHelp%20-%20Copie.ods'#$Caractères.$B$12];IF([.M5]=11;['file:///C:/GitProjects/PHC25Turbo/CircuitHelp%20-%20Copie.ods'#$Caractères.$B$13];IF([.M5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M5]&gt;0;[.M5]&lt;4);&quot;&quot;;IF([.N5]=0;['file:///C:/GitProjects/PHC25Turbo/CircuitHelp%20-%20Copie.ods'#$Caractères.$H$2];IF([.N5]=1;['file:///C:/GitProjects/PHC25Turbo/CircuitHelp%20-%20Copie.ods'#$Caractères.$H$3];IF([.N5]=2;['file:///C:/GitProjects/PHC25Turbo/CircuitHelp%20-%20Copie.ods'#$Caractères.$H$4];IF([.N5]=3;['file:///C:/GitProjects/PHC25Turbo/CircuitHelp%20-%20Copie.ods'#$Caractères.$H$5];IF([.N5]=4;['file:///C:/GitProjects/PHC25Turbo/CircuitHelp%20-%20Copie.ods'#$Caractères.$H$6];IF([.N5]=5;['file:///C:/GitProjects/PHC25Turbo/CircuitHelp%20-%20Copie.ods'#$Caractères.$H$7];IF([.N5]=6;['file:///C:/GitProjects/PHC25Turbo/CircuitHelp%20-%20Copie.ods'#$Caractères.$H$8];IF([.N5]=7;['file:///C:/GitProjects/PHC25Turbo/CircuitHelp%20-%20Copie.ods'#$Caractères.$H$9];&quot;x&quot;)))))))))">
            <text:p/>
          </table:table-cell>
          <table:table-cell table:style-name="ce54" table:formula="of:=IF([.O5]=0;['file:///C:/GitProjects/PHC25Turbo/CircuitHelp%20-%20Copie.ods'#$Caractères.$B$2];IF([.O5]=1;['file:///C:/GitProjects/PHC25Turbo/CircuitHelp%20-%20Copie.ods'#$Caractères.$B$3];IF([.O5]=2;['file:///C:/GitProjects/PHC25Turbo/CircuitHelp%20-%20Copie.ods'#$Caractères.$B$4];IF([.O5]=3;['file:///C:/GitProjects/PHC25Turbo/CircuitHelp%20-%20Copie.ods'#$Caractères.$B$5];IF([.O5]=4;['file:///C:/GitProjects/PHC25Turbo/CircuitHelp%20-%20Copie.ods'#$Caractères.$B$6];IF([.O5]=5;['file:///C:/GitProjects/PHC25Turbo/CircuitHelp%20-%20Copie.ods'#$Caractères.$B$7];IF([.O5]=6;['file:///C:/GitProjects/PHC25Turbo/CircuitHelp%20-%20Copie.ods'#$Caractères.$B$8];IF([.O5]=7;['file:///C:/GitProjects/PHC25Turbo/CircuitHelp%20-%20Copie.ods'#$Caractères.$B$9];IF([.O5]=8;['file:///C:/GitProjects/PHC25Turbo/CircuitHelp%20-%20Copie.ods'#$Caractères.$B$10];IF([.O5]=9;['file:///C:/GitProjects/PHC25Turbo/CircuitHelp%20-%20Copie.ods'#$Caractères.$B$11];IF([.O5]=10;['file:///C:/GitProjects/PHC25Turbo/CircuitHelp%20-%20Copie.ods'#$Caractères.$B$12];IF([.O5]=11;['file:///C:/GitProjects/PHC25Turbo/CircuitHelp%20-%20Copie.ods'#$Caractères.$B$13];IF([.O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'file:///C:/GitProjects/PHC25Turbo/CircuitHelp%20-%20Copie.ods'#$Caractères.$H$2];IF([.P5]=1;['file:///C:/GitProjects/PHC25Turbo/CircuitHelp%20-%20Copie.ods'#$Caractères.$H$3];IF([.P5]=2;['file:///C:/GitProjects/PHC25Turbo/CircuitHelp%20-%20Copie.ods'#$Caractères.$H$4];IF([.P5]=3;['file:///C:/GitProjects/PHC25Turbo/CircuitHelp%20-%20Copie.ods'#$Caractères.$H$5];IF([.P5]=4;['file:///C:/GitProjects/PHC25Turbo/CircuitHelp%20-%20Copie.ods'#$Caractères.$H$6];IF([.P5]=5;['file:///C:/GitProjects/PHC25Turbo/CircuitHelp%20-%20Copie.ods'#$Caractères.$H$7];IF([.P5]=6;['file:///C:/GitProjects/PHC25Turbo/CircuitHelp%20-%20Copie.ods'#$Caractères.$H$8];IF([.P5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Q5]=0;['file:///C:/GitProjects/PHC25Turbo/CircuitHelp%20-%20Copie.ods'#$Caractères.$B$2];IF([.Q5]=1;['file:///C:/GitProjects/PHC25Turbo/CircuitHelp%20-%20Copie.ods'#$Caractères.$B$3];IF([.Q5]=2;['file:///C:/GitProjects/PHC25Turbo/CircuitHelp%20-%20Copie.ods'#$Caractères.$B$4];IF([.Q5]=3;['file:///C:/GitProjects/PHC25Turbo/CircuitHelp%20-%20Copie.ods'#$Caractères.$B$5];IF([.Q5]=4;['file:///C:/GitProjects/PHC25Turbo/CircuitHelp%20-%20Copie.ods'#$Caractères.$B$6];IF([.Q5]=5;['file:///C:/GitProjects/PHC25Turbo/CircuitHelp%20-%20Copie.ods'#$Caractères.$B$7];IF([.Q5]=6;['file:///C:/GitProjects/PHC25Turbo/CircuitHelp%20-%20Copie.ods'#$Caractères.$B$8];IF([.Q5]=7;['file:///C:/GitProjects/PHC25Turbo/CircuitHelp%20-%20Copie.ods'#$Caractères.$B$9];IF([.Q5]=8;['file:///C:/GitProjects/PHC25Turbo/CircuitHelp%20-%20Copie.ods'#$Caractères.$B$10];IF([.Q5]=9;['file:///C:/GitProjects/PHC25Turbo/CircuitHelp%20-%20Copie.ods'#$Caractères.$B$11];IF([.Q5]=10;['file:///C:/GitProjects/PHC25Turbo/CircuitHelp%20-%20Copie.ods'#$Caractères.$B$12];IF([.Q5]=11;['file:///C:/GitProjects/PHC25Turbo/CircuitHelp%20-%20Copie.ods'#$Caractères.$B$13];IF([.Q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Q5]&gt;0;[.Q5]&lt;4);&quot;&quot;;IF([.R5]=0;['file:///C:/GitProjects/PHC25Turbo/CircuitHelp%20-%20Copie.ods'#$Caractères.$H$2];IF([.R5]=1;['file:///C:/GitProjects/PHC25Turbo/CircuitHelp%20-%20Copie.ods'#$Caractères.$H$3];IF([.R5]=2;['file:///C:/GitProjects/PHC25Turbo/CircuitHelp%20-%20Copie.ods'#$Caractères.$H$4];IF([.R5]=3;['file:///C:/GitProjects/PHC25Turbo/CircuitHelp%20-%20Copie.ods'#$Caractères.$H$5];IF([.R5]=4;['file:///C:/GitProjects/PHC25Turbo/CircuitHelp%20-%20Copie.ods'#$Caractères.$H$6];IF([.R5]=5;['file:///C:/GitProjects/PHC25Turbo/CircuitHelp%20-%20Copie.ods'#$Caractères.$H$7];IF([.R5]=6;['file:///C:/GitProjects/PHC25Turbo/CircuitHelp%20-%20Copie.ods'#$Caractères.$H$8];IF([.R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S5]=0;['file:///C:/GitProjects/PHC25Turbo/CircuitHelp%20-%20Copie.ods'#$Caractères.$B$2];IF([.S5]=1;['file:///C:/GitProjects/PHC25Turbo/CircuitHelp%20-%20Copie.ods'#$Caractères.$B$3];IF([.S5]=2;['file:///C:/GitProjects/PHC25Turbo/CircuitHelp%20-%20Copie.ods'#$Caractères.$B$4];IF([.S5]=3;['file:///C:/GitProjects/PHC25Turbo/CircuitHelp%20-%20Copie.ods'#$Caractères.$B$5];IF([.S5]=4;['file:///C:/GitProjects/PHC25Turbo/CircuitHelp%20-%20Copie.ods'#$Caractères.$B$6];IF([.S5]=5;['file:///C:/GitProjects/PHC25Turbo/CircuitHelp%20-%20Copie.ods'#$Caractères.$B$7];IF([.S5]=6;['file:///C:/GitProjects/PHC25Turbo/CircuitHelp%20-%20Copie.ods'#$Caractères.$B$8];IF([.S5]=7;['file:///C:/GitProjects/PHC25Turbo/CircuitHelp%20-%20Copie.ods'#$Caractères.$B$9];IF([.S5]=8;['file:///C:/GitProjects/PHC25Turbo/CircuitHelp%20-%20Copie.ods'#$Caractères.$B$10];IF([.S5]=9;['file:///C:/GitProjects/PHC25Turbo/CircuitHelp%20-%20Copie.ods'#$Caractères.$B$11];IF([.S5]=10;['file:///C:/GitProjects/PHC25Turbo/CircuitHelp%20-%20Copie.ods'#$Caractères.$B$12];IF([.S5]=11;['file:///C:/GitProjects/PHC25Turbo/CircuitHelp%20-%20Copie.ods'#$Caractères.$B$13];IF([.S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S5]&gt;0;[.S5]&lt;4);&quot;&quot;;IF([.T5]=0;['file:///C:/GitProjects/PHC25Turbo/CircuitHelp%20-%20Copie.ods'#$Caractères.$H$2];IF([.T5]=1;['file:///C:/GitProjects/PHC25Turbo/CircuitHelp%20-%20Copie.ods'#$Caractères.$H$3];IF([.T5]=2;['file:///C:/GitProjects/PHC25Turbo/CircuitHelp%20-%20Copie.ods'#$Caractères.$H$4];IF([.T5]=3;['file:///C:/GitProjects/PHC25Turbo/CircuitHelp%20-%20Copie.ods'#$Caractères.$H$5];IF([.T5]=4;['file:///C:/GitProjects/PHC25Turbo/CircuitHelp%20-%20Copie.ods'#$Caractères.$H$6];IF([.T5]=5;['file:///C:/GitProjects/PHC25Turbo/CircuitHelp%20-%20Copie.ods'#$Caractères.$H$7];IF([.T5]=6;['file:///C:/GitProjects/PHC25Turbo/CircuitHelp%20-%20Copie.ods'#$Caractères.$H$8];IF([.T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U5]=0;['file:///C:/GitProjects/PHC25Turbo/CircuitHelp%20-%20Copie.ods'#$Caractères.$B$2];IF([.U5]=1;['file:///C:/GitProjects/PHC25Turbo/CircuitHelp%20-%20Copie.ods'#$Caractères.$B$3];IF([.U5]=2;['file:///C:/GitProjects/PHC25Turbo/CircuitHelp%20-%20Copie.ods'#$Caractères.$B$4];IF([.U5]=3;['file:///C:/GitProjects/PHC25Turbo/CircuitHelp%20-%20Copie.ods'#$Caractères.$B$5];IF([.U5]=4;['file:///C:/GitProjects/PHC25Turbo/CircuitHelp%20-%20Copie.ods'#$Caractères.$B$6];IF([.U5]=5;['file:///C:/GitProjects/PHC25Turbo/CircuitHelp%20-%20Copie.ods'#$Caractères.$B$7];IF([.U5]=6;['file:///C:/GitProjects/PHC25Turbo/CircuitHelp%20-%20Copie.ods'#$Caractères.$B$8];IF([.U5]=7;['file:///C:/GitProjects/PHC25Turbo/CircuitHelp%20-%20Copie.ods'#$Caractères.$B$9];IF([.U5]=8;['file:///C:/GitProjects/PHC25Turbo/CircuitHelp%20-%20Copie.ods'#$Caractères.$B$10];IF([.U5]=9;['file:///C:/GitProjects/PHC25Turbo/CircuitHelp%20-%20Copie.ods'#$Caractères.$B$11];IF([.U5]=10;['file:///C:/GitProjects/PHC25Turbo/CircuitHelp%20-%20Copie.ods'#$Caractères.$B$12];IF([.U5]=11;['file:///C:/GitProjects/PHC25Turbo/CircuitHelp%20-%20Copie.ods'#$Caractères.$B$13];IF([.U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U5]&gt;0;[.U5]&lt;4);&quot;&quot;;IF([.V5]=0;['file:///C:/GitProjects/PHC25Turbo/CircuitHelp%20-%20Copie.ods'#$Caractères.$H$2];IF([.V5]=1;['file:///C:/GitProjects/PHC25Turbo/CircuitHelp%20-%20Copie.ods'#$Caractères.$H$3];IF([.V5]=2;['file:///C:/GitProjects/PHC25Turbo/CircuitHelp%20-%20Copie.ods'#$Caractères.$H$4];IF([.V5]=3;['file:///C:/GitProjects/PHC25Turbo/CircuitHelp%20-%20Copie.ods'#$Caractères.$H$5];IF([.V5]=4;['file:///C:/GitProjects/PHC25Turbo/CircuitHelp%20-%20Copie.ods'#$Caractères.$H$6];IF([.V5]=5;['file:///C:/GitProjects/PHC25Turbo/CircuitHelp%20-%20Copie.ods'#$Caractères.$H$7];IF([.V5]=6;['file:///C:/GitProjects/PHC25Turbo/CircuitHelp%20-%20Copie.ods'#$Caractères.$H$8];IF([.V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W5]=0;['file:///C:/GitProjects/PHC25Turbo/CircuitHelp%20-%20Copie.ods'#$Caractères.$B$2];IF([.W5]=1;['file:///C:/GitProjects/PHC25Turbo/CircuitHelp%20-%20Copie.ods'#$Caractères.$B$3];IF([.W5]=2;['file:///C:/GitProjects/PHC25Turbo/CircuitHelp%20-%20Copie.ods'#$Caractères.$B$4];IF([.W5]=3;['file:///C:/GitProjects/PHC25Turbo/CircuitHelp%20-%20Copie.ods'#$Caractères.$B$5];IF([.W5]=4;['file:///C:/GitProjects/PHC25Turbo/CircuitHelp%20-%20Copie.ods'#$Caractères.$B$6];IF([.W5]=5;['file:///C:/GitProjects/PHC25Turbo/CircuitHelp%20-%20Copie.ods'#$Caractères.$B$7];IF([.W5]=6;['file:///C:/GitProjects/PHC25Turbo/CircuitHelp%20-%20Copie.ods'#$Caractères.$B$8];IF([.W5]=7;['file:///C:/GitProjects/PHC25Turbo/CircuitHelp%20-%20Copie.ods'#$Caractères.$B$9];IF([.W5]=8;['file:///C:/GitProjects/PHC25Turbo/CircuitHelp%20-%20Copie.ods'#$Caractères.$B$10];IF([.W5]=9;['file:///C:/GitProjects/PHC25Turbo/CircuitHelp%20-%20Copie.ods'#$Caractères.$B$11];IF([.W5]=10;['file:///C:/GitProjects/PHC25Turbo/CircuitHelp%20-%20Copie.ods'#$Caractères.$B$12];IF([.W5]=11;['file:///C:/GitProjects/PHC25Turbo/CircuitHelp%20-%20Copie.ods'#$Caractères.$B$13];IF([.W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'file:///C:/GitProjects/PHC25Turbo/CircuitHelp%20-%20Copie.ods'#$Caractères.$H$2];IF([.X5]=1;['file:///C:/GitProjects/PHC25Turbo/CircuitHelp%20-%20Copie.ods'#$Caractères.$H$3];IF([.X5]=2;['file:///C:/GitProjects/PHC25Turbo/CircuitHelp%20-%20Copie.ods'#$Caractères.$H$4];IF([.X5]=3;['file:///C:/GitProjects/PHC25Turbo/CircuitHelp%20-%20Copie.ods'#$Caractères.$H$5];IF([.X5]=4;['file:///C:/GitProjects/PHC25Turbo/CircuitHelp%20-%20Copie.ods'#$Caractères.$H$6];IF([.X5]=5;['file:///C:/GitProjects/PHC25Turbo/CircuitHelp%20-%20Copie.ods'#$Caractères.$H$7];IF([.X5]=6;['file:///C:/GitProjects/PHC25Turbo/CircuitHelp%20-%20Copie.ods'#$Caractères.$H$8];IF([.X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Y5]=0;['file:///C:/GitProjects/PHC25Turbo/CircuitHelp%20-%20Copie.ods'#$Caractères.$B$2];IF([.Y5]=1;['file:///C:/GitProjects/PHC25Turbo/CircuitHelp%20-%20Copie.ods'#$Caractères.$B$3];IF([.Y5]=2;['file:///C:/GitProjects/PHC25Turbo/CircuitHelp%20-%20Copie.ods'#$Caractères.$B$4];IF([.Y5]=3;['file:///C:/GitProjects/PHC25Turbo/CircuitHelp%20-%20Copie.ods'#$Caractères.$B$5];IF([.Y5]=4;['file:///C:/GitProjects/PHC25Turbo/CircuitHelp%20-%20Copie.ods'#$Caractères.$B$6];IF([.Y5]=5;['file:///C:/GitProjects/PHC25Turbo/CircuitHelp%20-%20Copie.ods'#$Caractères.$B$7];IF([.Y5]=6;['file:///C:/GitProjects/PHC25Turbo/CircuitHelp%20-%20Copie.ods'#$Caractères.$B$8];IF([.Y5]=7;['file:///C:/GitProjects/PHC25Turbo/CircuitHelp%20-%20Copie.ods'#$Caractères.$B$9];IF([.Y5]=8;['file:///C:/GitProjects/PHC25Turbo/CircuitHelp%20-%20Copie.ods'#$Caractères.$B$10];IF([.Y5]=9;['file:///C:/GitProjects/PHC25Turbo/CircuitHelp%20-%20Copie.ods'#$Caractères.$B$11];IF([.Y5]=10;['file:///C:/GitProjects/PHC25Turbo/CircuitHelp%20-%20Copie.ods'#$Caractères.$B$12];IF([.Y5]=11;['file:///C:/GitProjects/PHC25Turbo/CircuitHelp%20-%20Copie.ods'#$Caractères.$B$13];IF([.Y5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5]&gt;0;[.Y5]&lt;4);&quot;&quot;;IF([.Z5]=0;['file:///C:/GitProjects/PHC25Turbo/CircuitHelp%20-%20Copie.ods'#$Caractères.$H$2];IF([.Z5]=1;['file:///C:/GitProjects/PHC25Turbo/CircuitHelp%20-%20Copie.ods'#$Caractères.$H$3];IF([.Z5]=2;['file:///C:/GitProjects/PHC25Turbo/CircuitHelp%20-%20Copie.ods'#$Caractères.$H$4];IF([.Z5]=3;['file:///C:/GitProjects/PHC25Turbo/CircuitHelp%20-%20Copie.ods'#$Caractères.$H$5];IF([.Z5]=4;['file:///C:/GitProjects/PHC25Turbo/CircuitHelp%20-%20Copie.ods'#$Caractères.$H$6];IF([.Z5]=5;['file:///C:/GitProjects/PHC25Turbo/CircuitHelp%20-%20Copie.ods'#$Caractères.$H$7];IF([.Z5]=6;['file:///C:/GitProjects/PHC25Turbo/CircuitHelp%20-%20Copie.ods'#$Caractères.$H$8];IF([.Z5]=7;['file:///C:/GitProjects/PHC25Turbo/CircuitHelp%20-%20Copie.ods'#$Caractères.$H$9];&quot;x&quot;)))))))))">
            <text:p/>
          </table:table-cell>
          <table:table-cell table:style-name="ce54" table:formula="of:=IF([.AA5]=0;['file:///C:/GitProjects/PHC25Turbo/CircuitHelp%20-%20Copie.ods'#$Caractères.$B$2];IF([.AA5]=1;['file:///C:/GitProjects/PHC25Turbo/CircuitHelp%20-%20Copie.ods'#$Caractères.$B$3];IF([.AA5]=2;['file:///C:/GitProjects/PHC25Turbo/CircuitHelp%20-%20Copie.ods'#$Caractères.$B$4];IF([.AA5]=3;['file:///C:/GitProjects/PHC25Turbo/CircuitHelp%20-%20Copie.ods'#$Caractères.$B$5];IF([.AA5]=4;['file:///C:/GitProjects/PHC25Turbo/CircuitHelp%20-%20Copie.ods'#$Caractères.$B$6];IF([.AA5]=5;['file:///C:/GitProjects/PHC25Turbo/CircuitHelp%20-%20Copie.ods'#$Caractères.$B$7];IF([.AA5]=6;['file:///C:/GitProjects/PHC25Turbo/CircuitHelp%20-%20Copie.ods'#$Caractères.$B$8];IF([.AA5]=7;['file:///C:/GitProjects/PHC25Turbo/CircuitHelp%20-%20Copie.ods'#$Caractères.$B$9];IF([.AA5]=8;['file:///C:/GitProjects/PHC25Turbo/CircuitHelp%20-%20Copie.ods'#$Caractères.$B$10];IF([.AA5]=9;['file:///C:/GitProjects/PHC25Turbo/CircuitHelp%20-%20Copie.ods'#$Caractères.$B$11];IF([.AA5]=10;['file:///C:/GitProjects/PHC25Turbo/CircuitHelp%20-%20Copie.ods'#$Caractères.$B$12];IF([.AA5]=11;['file:///C:/GitProjects/PHC25Turbo/CircuitHelp%20-%20Copie.ods'#$Caractères.$B$13];IF([.AA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'file:///C:/GitProjects/PHC25Turbo/CircuitHelp%20-%20Copie.ods'#$Caractères.$H$2];IF([.AB5]=1;['file:///C:/GitProjects/PHC25Turbo/CircuitHelp%20-%20Copie.ods'#$Caractères.$H$3];IF([.AB5]=2;['file:///C:/GitProjects/PHC25Turbo/CircuitHelp%20-%20Copie.ods'#$Caractères.$H$4];IF([.AB5]=3;['file:///C:/GitProjects/PHC25Turbo/CircuitHelp%20-%20Copie.ods'#$Caractères.$H$5];IF([.AB5]=4;['file:///C:/GitProjects/PHC25Turbo/CircuitHelp%20-%20Copie.ods'#$Caractères.$H$6];IF([.AB5]=5;['file:///C:/GitProjects/PHC25Turbo/CircuitHelp%20-%20Copie.ods'#$Caractères.$H$7];IF([.AB5]=6;['file:///C:/GitProjects/PHC25Turbo/CircuitHelp%20-%20Copie.ods'#$Caractères.$H$8];IF([.AB5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AC5]=0;['file:///C:/GitProjects/PHC25Turbo/CircuitHelp%20-%20Copie.ods'#$Caractères.$B$2];IF([.AC5]=1;['file:///C:/GitProjects/PHC25Turbo/CircuitHelp%20-%20Copie.ods'#$Caractères.$B$3];IF([.AC5]=2;['file:///C:/GitProjects/PHC25Turbo/CircuitHelp%20-%20Copie.ods'#$Caractères.$B$4];IF([.AC5]=3;['file:///C:/GitProjects/PHC25Turbo/CircuitHelp%20-%20Copie.ods'#$Caractères.$B$5];IF([.AC5]=4;['file:///C:/GitProjects/PHC25Turbo/CircuitHelp%20-%20Copie.ods'#$Caractères.$B$6];IF([.AC5]=5;['file:///C:/GitProjects/PHC25Turbo/CircuitHelp%20-%20Copie.ods'#$Caractères.$B$7];IF([.AC5]=6;['file:///C:/GitProjects/PHC25Turbo/CircuitHelp%20-%20Copie.ods'#$Caractères.$B$8];IF([.AC5]=7;['file:///C:/GitProjects/PHC25Turbo/CircuitHelp%20-%20Copie.ods'#$Caractères.$B$9];IF([.AC5]=8;['file:///C:/GitProjects/PHC25Turbo/CircuitHelp%20-%20Copie.ods'#$Caractères.$B$10];IF([.AC5]=9;['file:///C:/GitProjects/PHC25Turbo/CircuitHelp%20-%20Copie.ods'#$Caractères.$B$11];IF([.AC5]=10;['file:///C:/GitProjects/PHC25Turbo/CircuitHelp%20-%20Copie.ods'#$Caractères.$B$12];IF([.AC5]=11;['file:///C:/GitProjects/PHC25Turbo/CircuitHelp%20-%20Copie.ods'#$Caractères.$B$13];IF([.AC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'file:///C:/GitProjects/PHC25Turbo/CircuitHelp%20-%20Copie.ods'#$Caractères.$H$2];IF([.AD5]=1;['file:///C:/GitProjects/PHC25Turbo/CircuitHelp%20-%20Copie.ods'#$Caractères.$H$3];IF([.AD5]=2;['file:///C:/GitProjects/PHC25Turbo/CircuitHelp%20-%20Copie.ods'#$Caractères.$H$4];IF([.AD5]=3;['file:///C:/GitProjects/PHC25Turbo/CircuitHelp%20-%20Copie.ods'#$Caractères.$H$5];IF([.AD5]=4;['file:///C:/GitProjects/PHC25Turbo/CircuitHelp%20-%20Copie.ods'#$Caractères.$H$6];IF([.AD5]=5;['file:///C:/GitProjects/PHC25Turbo/CircuitHelp%20-%20Copie.ods'#$Caractères.$H$7];IF([.AD5]=6;['file:///C:/GitProjects/PHC25Turbo/CircuitHelp%20-%20Copie.ods'#$Caractères.$H$8];IF([.AD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5]=0;['file:///C:/GitProjects/PHC25Turbo/CircuitHelp%20-%20Copie.ods'#$Caractères.$B$2];IF([.AE5]=1;['file:///C:/GitProjects/PHC25Turbo/CircuitHelp%20-%20Copie.ods'#$Caractères.$B$3];IF([.AE5]=2;['file:///C:/GitProjects/PHC25Turbo/CircuitHelp%20-%20Copie.ods'#$Caractères.$B$4];IF([.AE5]=3;['file:///C:/GitProjects/PHC25Turbo/CircuitHelp%20-%20Copie.ods'#$Caractères.$B$5];IF([.AE5]=4;['file:///C:/GitProjects/PHC25Turbo/CircuitHelp%20-%20Copie.ods'#$Caractères.$B$6];IF([.AE5]=5;['file:///C:/GitProjects/PHC25Turbo/CircuitHelp%20-%20Copie.ods'#$Caractères.$B$7];IF([.AE5]=6;['file:///C:/GitProjects/PHC25Turbo/CircuitHelp%20-%20Copie.ods'#$Caractères.$B$8];IF([.AE5]=7;['file:///C:/GitProjects/PHC25Turbo/CircuitHelp%20-%20Copie.ods'#$Caractères.$B$9];IF([.AE5]=8;['file:///C:/GitProjects/PHC25Turbo/CircuitHelp%20-%20Copie.ods'#$Caractères.$B$10];IF([.AE5]=9;['file:///C:/GitProjects/PHC25Turbo/CircuitHelp%20-%20Copie.ods'#$Caractères.$B$11];IF([.AE5]=10;['file:///C:/GitProjects/PHC25Turbo/CircuitHelp%20-%20Copie.ods'#$Caractères.$B$12];IF([.AE5]=11;['file:///C:/GitProjects/PHC25Turbo/CircuitHelp%20-%20Copie.ods'#$Caractères.$B$13];IF([.AE5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'file:///C:/GitProjects/PHC25Turbo/CircuitHelp%20-%20Copie.ods'#$Caractères.$H$2];IF([.AF5]=1;['file:///C:/GitProjects/PHC25Turbo/CircuitHelp%20-%20Copie.ods'#$Caractères.$H$3];IF([.AF5]=2;['file:///C:/GitProjects/PHC25Turbo/CircuitHelp%20-%20Copie.ods'#$Caractères.$H$4];IF([.AF5]=3;['file:///C:/GitProjects/PHC25Turbo/CircuitHelp%20-%20Copie.ods'#$Caractères.$H$5];IF([.AF5]=4;['file:///C:/GitProjects/PHC25Turbo/CircuitHelp%20-%20Copie.ods'#$Caractères.$H$6];IF([.AF5]=5;['file:///C:/GitProjects/PHC25Turbo/CircuitHelp%20-%20Copie.ods'#$Caractères.$H$7];IF([.AF5]=6;['file:///C:/GitProjects/PHC25Turbo/CircuitHelp%20-%20Copie.ods'#$Caractères.$H$8];IF([.AF5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'file:///C:/GitProjects/PHC25Turbo/CircuitHelp%20-%20Copie.ods'#$Caractères.$B$2];IF([.A6]=1;['file:///C:/GitProjects/PHC25Turbo/CircuitHelp%20-%20Copie.ods'#$Caractères.$B$3];IF([.A6]=2;['file:///C:/GitProjects/PHC25Turbo/CircuitHelp%20-%20Copie.ods'#$Caractères.$B$4];IF([.A6]=3;['file:///C:/GitProjects/PHC25Turbo/CircuitHelp%20-%20Copie.ods'#$Caractères.$B$5];IF([.A6]=4;['file:///C:/GitProjects/PHC25Turbo/CircuitHelp%20-%20Copie.ods'#$Caractères.$B$6];IF([.A6]=5;['file:///C:/GitProjects/PHC25Turbo/CircuitHelp%20-%20Copie.ods'#$Caractères.$B$7];IF([.A6]=6;['file:///C:/GitProjects/PHC25Turbo/CircuitHelp%20-%20Copie.ods'#$Caractères.$B$8];IF([.A6]=7;['file:///C:/GitProjects/PHC25Turbo/CircuitHelp%20-%20Copie.ods'#$Caractères.$B$9];IF([.A6]=8;['file:///C:/GitProjects/PHC25Turbo/CircuitHelp%20-%20Copie.ods'#$Caractères.$B$10];IF([.A6]=9;['file:///C:/GitProjects/PHC25Turbo/CircuitHelp%20-%20Copie.ods'#$Caractères.$B$11];IF([.A6]=10;['file:///C:/GitProjects/PHC25Turbo/CircuitHelp%20-%20Copie.ods'#$Caractères.$B$12];IF([.A6]=11;['file:///C:/GitProjects/PHC25Turbo/CircuitHelp%20-%20Copie.ods'#$Caractères.$B$13];IF([.A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'file:///C:/GitProjects/PHC25Turbo/CircuitHelp%20-%20Copie.ods'#$Caractères.$H$2];IF([.B6]=1;['file:///C:/GitProjects/PHC25Turbo/CircuitHelp%20-%20Copie.ods'#$Caractères.$H$3];IF([.B6]=2;['file:///C:/GitProjects/PHC25Turbo/CircuitHelp%20-%20Copie.ods'#$Caractères.$H$4];IF([.B6]=3;['file:///C:/GitProjects/PHC25Turbo/CircuitHelp%20-%20Copie.ods'#$Caractères.$H$5];IF([.B6]=4;['file:///C:/GitProjects/PHC25Turbo/CircuitHelp%20-%20Copie.ods'#$Caractères.$H$6];IF([.B6]=5;['file:///C:/GitProjects/PHC25Turbo/CircuitHelp%20-%20Copie.ods'#$Caractères.$H$7];IF([.B6]=6;['file:///C:/GitProjects/PHC25Turbo/CircuitHelp%20-%20Copie.ods'#$Caractères.$H$8];IF([.B6]=7;['file:///C:/GitProjects/PHC25Turbo/CircuitHelp%20-%20Copie.ods'#$Caractères.$H$9];&quot;x&quot;)))))))))">
            <text:p/>
          </table:table-cell>
          <table:table-cell table:style-name="ce54" table:formula="of:=IF([.C6]=0;['file:///C:/GitProjects/PHC25Turbo/CircuitHelp%20-%20Copie.ods'#$Caractères.$B$2];IF([.C6]=1;['file:///C:/GitProjects/PHC25Turbo/CircuitHelp%20-%20Copie.ods'#$Caractères.$B$3];IF([.C6]=2;['file:///C:/GitProjects/PHC25Turbo/CircuitHelp%20-%20Copie.ods'#$Caractères.$B$4];IF([.C6]=3;['file:///C:/GitProjects/PHC25Turbo/CircuitHelp%20-%20Copie.ods'#$Caractères.$B$5];IF([.C6]=4;['file:///C:/GitProjects/PHC25Turbo/CircuitHelp%20-%20Copie.ods'#$Caractères.$B$6];IF([.C6]=5;['file:///C:/GitProjects/PHC25Turbo/CircuitHelp%20-%20Copie.ods'#$Caractères.$B$7];IF([.C6]=6;['file:///C:/GitProjects/PHC25Turbo/CircuitHelp%20-%20Copie.ods'#$Caractères.$B$8];IF([.C6]=7;['file:///C:/GitProjects/PHC25Turbo/CircuitHelp%20-%20Copie.ods'#$Caractères.$B$9];IF([.C6]=8;['file:///C:/GitProjects/PHC25Turbo/CircuitHelp%20-%20Copie.ods'#$Caractères.$B$10];IF([.C6]=9;['file:///C:/GitProjects/PHC25Turbo/CircuitHelp%20-%20Copie.ods'#$Caractères.$B$11];IF([.C6]=10;['file:///C:/GitProjects/PHC25Turbo/CircuitHelp%20-%20Copie.ods'#$Caractères.$B$12];IF([.C6]=11;['file:///C:/GitProjects/PHC25Turbo/CircuitHelp%20-%20Copie.ods'#$Caractères.$B$13];IF([.C6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'file:///C:/GitProjects/PHC25Turbo/CircuitHelp%20-%20Copie.ods'#$Caractères.$H$2];IF([.D6]=1;['file:///C:/GitProjects/PHC25Turbo/CircuitHelp%20-%20Copie.ods'#$Caractères.$H$3];IF([.D6]=2;['file:///C:/GitProjects/PHC25Turbo/CircuitHelp%20-%20Copie.ods'#$Caractères.$H$4];IF([.D6]=3;['file:///C:/GitProjects/PHC25Turbo/CircuitHelp%20-%20Copie.ods'#$Caractères.$H$5];IF([.D6]=4;['file:///C:/GitProjects/PHC25Turbo/CircuitHelp%20-%20Copie.ods'#$Caractères.$H$6];IF([.D6]=5;['file:///C:/GitProjects/PHC25Turbo/CircuitHelp%20-%20Copie.ods'#$Caractères.$H$7];IF([.D6]=6;['file:///C:/GitProjects/PHC25Turbo/CircuitHelp%20-%20Copie.ods'#$Caractères.$H$8];IF([.D6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6]=0;['file:///C:/GitProjects/PHC25Turbo/CircuitHelp%20-%20Copie.ods'#$Caractères.$B$2];IF([.E6]=1;['file:///C:/GitProjects/PHC25Turbo/CircuitHelp%20-%20Copie.ods'#$Caractères.$B$3];IF([.E6]=2;['file:///C:/GitProjects/PHC25Turbo/CircuitHelp%20-%20Copie.ods'#$Caractères.$B$4];IF([.E6]=3;['file:///C:/GitProjects/PHC25Turbo/CircuitHelp%20-%20Copie.ods'#$Caractères.$B$5];IF([.E6]=4;['file:///C:/GitProjects/PHC25Turbo/CircuitHelp%20-%20Copie.ods'#$Caractères.$B$6];IF([.E6]=5;['file:///C:/GitProjects/PHC25Turbo/CircuitHelp%20-%20Copie.ods'#$Caractères.$B$7];IF([.E6]=6;['file:///C:/GitProjects/PHC25Turbo/CircuitHelp%20-%20Copie.ods'#$Caractères.$B$8];IF([.E6]=7;['file:///C:/GitProjects/PHC25Turbo/CircuitHelp%20-%20Copie.ods'#$Caractères.$B$9];IF([.E6]=8;['file:///C:/GitProjects/PHC25Turbo/CircuitHelp%20-%20Copie.ods'#$Caractères.$B$10];IF([.E6]=9;['file:///C:/GitProjects/PHC25Turbo/CircuitHelp%20-%20Copie.ods'#$Caractères.$B$11];IF([.E6]=10;['file:///C:/GitProjects/PHC25Turbo/CircuitHelp%20-%20Copie.ods'#$Caractères.$B$12];IF([.E6]=11;['file:///C:/GitProjects/PHC25Turbo/CircuitHelp%20-%20Copie.ods'#$Caractères.$B$13];IF([.E6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'file:///C:/GitProjects/PHC25Turbo/CircuitHelp%20-%20Copie.ods'#$Caractères.$H$2];IF([.F6]=1;['file:///C:/GitProjects/PHC25Turbo/CircuitHelp%20-%20Copie.ods'#$Caractères.$H$3];IF([.F6]=2;['file:///C:/GitProjects/PHC25Turbo/CircuitHelp%20-%20Copie.ods'#$Caractères.$H$4];IF([.F6]=3;['file:///C:/GitProjects/PHC25Turbo/CircuitHelp%20-%20Copie.ods'#$Caractères.$H$5];IF([.F6]=4;['file:///C:/GitProjects/PHC25Turbo/CircuitHelp%20-%20Copie.ods'#$Caractères.$H$6];IF([.F6]=5;['file:///C:/GitProjects/PHC25Turbo/CircuitHelp%20-%20Copie.ods'#$Caractères.$H$7];IF([.F6]=6;['file:///C:/GitProjects/PHC25Turbo/CircuitHelp%20-%20Copie.ods'#$Caractères.$H$8];IF([.F6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6]=0;['file:///C:/GitProjects/PHC25Turbo/CircuitHelp%20-%20Copie.ods'#$Caractères.$B$2];IF([.G6]=1;['file:///C:/GitProjects/PHC25Turbo/CircuitHelp%20-%20Copie.ods'#$Caractères.$B$3];IF([.G6]=2;['file:///C:/GitProjects/PHC25Turbo/CircuitHelp%20-%20Copie.ods'#$Caractères.$B$4];IF([.G6]=3;['file:///C:/GitProjects/PHC25Turbo/CircuitHelp%20-%20Copie.ods'#$Caractères.$B$5];IF([.G6]=4;['file:///C:/GitProjects/PHC25Turbo/CircuitHelp%20-%20Copie.ods'#$Caractères.$B$6];IF([.G6]=5;['file:///C:/GitProjects/PHC25Turbo/CircuitHelp%20-%20Copie.ods'#$Caractères.$B$7];IF([.G6]=6;['file:///C:/GitProjects/PHC25Turbo/CircuitHelp%20-%20Copie.ods'#$Caractères.$B$8];IF([.G6]=7;['file:///C:/GitProjects/PHC25Turbo/CircuitHelp%20-%20Copie.ods'#$Caractères.$B$9];IF([.G6]=8;['file:///C:/GitProjects/PHC25Turbo/CircuitHelp%20-%20Copie.ods'#$Caractères.$B$10];IF([.G6]=9;['file:///C:/GitProjects/PHC25Turbo/CircuitHelp%20-%20Copie.ods'#$Caractères.$B$11];IF([.G6]=10;['file:///C:/GitProjects/PHC25Turbo/CircuitHelp%20-%20Copie.ods'#$Caractères.$B$12];IF([.G6]=11;['file:///C:/GitProjects/PHC25Turbo/CircuitHelp%20-%20Copie.ods'#$Caractères.$B$13];IF([.G6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G6]&gt;0;[.G6]&lt;4);&quot;&quot;;IF([.H6]=0;['file:///C:/GitProjects/PHC25Turbo/CircuitHelp%20-%20Copie.ods'#$Caractères.$H$2];IF([.H6]=1;['file:///C:/GitProjects/PHC25Turbo/CircuitHelp%20-%20Copie.ods'#$Caractères.$H$3];IF([.H6]=2;['file:///C:/GitProjects/PHC25Turbo/CircuitHelp%20-%20Copie.ods'#$Caractères.$H$4];IF([.H6]=3;['file:///C:/GitProjects/PHC25Turbo/CircuitHelp%20-%20Copie.ods'#$Caractères.$H$5];IF([.H6]=4;['file:///C:/GitProjects/PHC25Turbo/CircuitHelp%20-%20Copie.ods'#$Caractères.$H$6];IF([.H6]=5;['file:///C:/GitProjects/PHC25Turbo/CircuitHelp%20-%20Copie.ods'#$Caractères.$H$7];IF([.H6]=6;['file:///C:/GitProjects/PHC25Turbo/CircuitHelp%20-%20Copie.ods'#$Caractères.$H$8];IF([.H6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I6]=0;['file:///C:/GitProjects/PHC25Turbo/CircuitHelp%20-%20Copie.ods'#$Caractères.$B$2];IF([.I6]=1;['file:///C:/GitProjects/PHC25Turbo/CircuitHelp%20-%20Copie.ods'#$Caractères.$B$3];IF([.I6]=2;['file:///C:/GitProjects/PHC25Turbo/CircuitHelp%20-%20Copie.ods'#$Caractères.$B$4];IF([.I6]=3;['file:///C:/GitProjects/PHC25Turbo/CircuitHelp%20-%20Copie.ods'#$Caractères.$B$5];IF([.I6]=4;['file:///C:/GitProjects/PHC25Turbo/CircuitHelp%20-%20Copie.ods'#$Caractères.$B$6];IF([.I6]=5;['file:///C:/GitProjects/PHC25Turbo/CircuitHelp%20-%20Copie.ods'#$Caractères.$B$7];IF([.I6]=6;['file:///C:/GitProjects/PHC25Turbo/CircuitHelp%20-%20Copie.ods'#$Caractères.$B$8];IF([.I6]=7;['file:///C:/GitProjects/PHC25Turbo/CircuitHelp%20-%20Copie.ods'#$Caractères.$B$9];IF([.I6]=8;['file:///C:/GitProjects/PHC25Turbo/CircuitHelp%20-%20Copie.ods'#$Caractères.$B$10];IF([.I6]=9;['file:///C:/GitProjects/PHC25Turbo/CircuitHelp%20-%20Copie.ods'#$Caractères.$B$11];IF([.I6]=10;['file:///C:/GitProjects/PHC25Turbo/CircuitHelp%20-%20Copie.ods'#$Caractères.$B$12];IF([.I6]=11;['file:///C:/GitProjects/PHC25Turbo/CircuitHelp%20-%20Copie.ods'#$Caractères.$B$13];IF([.I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I6]&gt;0;[.I6]&lt;4);&quot;&quot;;IF([.J6]=0;['file:///C:/GitProjects/PHC25Turbo/CircuitHelp%20-%20Copie.ods'#$Caractères.$H$2];IF([.J6]=1;['file:///C:/GitProjects/PHC25Turbo/CircuitHelp%20-%20Copie.ods'#$Caractères.$H$3];IF([.J6]=2;['file:///C:/GitProjects/PHC25Turbo/CircuitHelp%20-%20Copie.ods'#$Caractères.$H$4];IF([.J6]=3;['file:///C:/GitProjects/PHC25Turbo/CircuitHelp%20-%20Copie.ods'#$Caractères.$H$5];IF([.J6]=4;['file:///C:/GitProjects/PHC25Turbo/CircuitHelp%20-%20Copie.ods'#$Caractères.$H$6];IF([.J6]=5;['file:///C:/GitProjects/PHC25Turbo/CircuitHelp%20-%20Copie.ods'#$Caractères.$H$7];IF([.J6]=6;['file:///C:/GitProjects/PHC25Turbo/CircuitHelp%20-%20Copie.ods'#$Caractères.$H$8];IF([.J6]=7;['file:///C:/GitProjects/PHC25Turbo/CircuitHelp%20-%20Copie.ods'#$Caractères.$H$9];&quot;x&quot;)))))))))">
            <text:p/>
          </table:table-cell>
          <table:table-cell table:style-name="ce54" table:formula="of:=IF([.K6]=0;['file:///C:/GitProjects/PHC25Turbo/CircuitHelp%20-%20Copie.ods'#$Caractères.$B$2];IF([.K6]=1;['file:///C:/GitProjects/PHC25Turbo/CircuitHelp%20-%20Copie.ods'#$Caractères.$B$3];IF([.K6]=2;['file:///C:/GitProjects/PHC25Turbo/CircuitHelp%20-%20Copie.ods'#$Caractères.$B$4];IF([.K6]=3;['file:///C:/GitProjects/PHC25Turbo/CircuitHelp%20-%20Copie.ods'#$Caractères.$B$5];IF([.K6]=4;['file:///C:/GitProjects/PHC25Turbo/CircuitHelp%20-%20Copie.ods'#$Caractères.$B$6];IF([.K6]=5;['file:///C:/GitProjects/PHC25Turbo/CircuitHelp%20-%20Copie.ods'#$Caractères.$B$7];IF([.K6]=6;['file:///C:/GitProjects/PHC25Turbo/CircuitHelp%20-%20Copie.ods'#$Caractères.$B$8];IF([.K6]=7;['file:///C:/GitProjects/PHC25Turbo/CircuitHelp%20-%20Copie.ods'#$Caractères.$B$9];IF([.K6]=8;['file:///C:/GitProjects/PHC25Turbo/CircuitHelp%20-%20Copie.ods'#$Caractères.$B$10];IF([.K6]=9;['file:///C:/GitProjects/PHC25Turbo/CircuitHelp%20-%20Copie.ods'#$Caractères.$B$11];IF([.K6]=10;['file:///C:/GitProjects/PHC25Turbo/CircuitHelp%20-%20Copie.ods'#$Caractères.$B$12];IF([.K6]=11;['file:///C:/GitProjects/PHC25Turbo/CircuitHelp%20-%20Copie.ods'#$Caractères.$B$13];IF([.K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K6]&gt;0;[.K6]&lt;4);&quot;&quot;;IF([.L6]=0;['file:///C:/GitProjects/PHC25Turbo/CircuitHelp%20-%20Copie.ods'#$Caractères.$H$2];IF([.L6]=1;['file:///C:/GitProjects/PHC25Turbo/CircuitHelp%20-%20Copie.ods'#$Caractères.$H$3];IF([.L6]=2;['file:///C:/GitProjects/PHC25Turbo/CircuitHelp%20-%20Copie.ods'#$Caractères.$H$4];IF([.L6]=3;['file:///C:/GitProjects/PHC25Turbo/CircuitHelp%20-%20Copie.ods'#$Caractères.$H$5];IF([.L6]=4;['file:///C:/GitProjects/PHC25Turbo/CircuitHelp%20-%20Copie.ods'#$Caractères.$H$6];IF([.L6]=5;['file:///C:/GitProjects/PHC25Turbo/CircuitHelp%20-%20Copie.ods'#$Caractères.$H$7];IF([.L6]=6;['file:///C:/GitProjects/PHC25Turbo/CircuitHelp%20-%20Copie.ods'#$Caractères.$H$8];IF([.L6]=7;['file:///C:/GitProjects/PHC25Turbo/CircuitHelp%20-%20Copie.ods'#$Caractères.$H$9];&quot;x&quot;)))))))))">
            <text:p/>
          </table:table-cell>
          <table:table-cell table:style-name="ce60" table:formula="of:=IF([.M6]=0;['file:///C:/GitProjects/PHC25Turbo/CircuitHelp%20-%20Copie.ods'#$Caractères.$B$2];IF([.M6]=1;['file:///C:/GitProjects/PHC25Turbo/CircuitHelp%20-%20Copie.ods'#$Caractères.$B$3];IF([.M6]=2;['file:///C:/GitProjects/PHC25Turbo/CircuitHelp%20-%20Copie.ods'#$Caractères.$B$4];IF([.M6]=3;['file:///C:/GitProjects/PHC25Turbo/CircuitHelp%20-%20Copie.ods'#$Caractères.$B$5];IF([.M6]=4;['file:///C:/GitProjects/PHC25Turbo/CircuitHelp%20-%20Copie.ods'#$Caractères.$B$6];IF([.M6]=5;['file:///C:/GitProjects/PHC25Turbo/CircuitHelp%20-%20Copie.ods'#$Caractères.$B$7];IF([.M6]=6;['file:///C:/GitProjects/PHC25Turbo/CircuitHelp%20-%20Copie.ods'#$Caractères.$B$8];IF([.M6]=7;['file:///C:/GitProjects/PHC25Turbo/CircuitHelp%20-%20Copie.ods'#$Caractères.$B$9];IF([.M6]=8;['file:///C:/GitProjects/PHC25Turbo/CircuitHelp%20-%20Copie.ods'#$Caractères.$B$10];IF([.M6]=9;['file:///C:/GitProjects/PHC25Turbo/CircuitHelp%20-%20Copie.ods'#$Caractères.$B$11];IF([.M6]=10;['file:///C:/GitProjects/PHC25Turbo/CircuitHelp%20-%20Copie.ods'#$Caractères.$B$12];IF([.M6]=11;['file:///C:/GitProjects/PHC25Turbo/CircuitHelp%20-%20Copie.ods'#$Caractères.$B$13];IF([.M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M6]&gt;0;[.M6]&lt;4);&quot;&quot;;IF([.N6]=0;['file:///C:/GitProjects/PHC25Turbo/CircuitHelp%20-%20Copie.ods'#$Caractères.$H$2];IF([.N6]=1;['file:///C:/GitProjects/PHC25Turbo/CircuitHelp%20-%20Copie.ods'#$Caractères.$H$3];IF([.N6]=2;['file:///C:/GitProjects/PHC25Turbo/CircuitHelp%20-%20Copie.ods'#$Caractères.$H$4];IF([.N6]=3;['file:///C:/GitProjects/PHC25Turbo/CircuitHelp%20-%20Copie.ods'#$Caractères.$H$5];IF([.N6]=4;['file:///C:/GitProjects/PHC25Turbo/CircuitHelp%20-%20Copie.ods'#$Caractères.$H$6];IF([.N6]=5;['file:///C:/GitProjects/PHC25Turbo/CircuitHelp%20-%20Copie.ods'#$Caractères.$H$7];IF([.N6]=6;['file:///C:/GitProjects/PHC25Turbo/CircuitHelp%20-%20Copie.ods'#$Caractères.$H$8];IF([.N6]=7;['file:///C:/GitProjects/PHC25Turbo/CircuitHelp%20-%20Copie.ods'#$Caractères.$H$9];&quot;x&quot;)))))))))">
            <text:p/>
          </table:table-cell>
          <table:table-cell table:style-name="ce54" table:formula="of:=IF([.O6]=0;['file:///C:/GitProjects/PHC25Turbo/CircuitHelp%20-%20Copie.ods'#$Caractères.$B$2];IF([.O6]=1;['file:///C:/GitProjects/PHC25Turbo/CircuitHelp%20-%20Copie.ods'#$Caractères.$B$3];IF([.O6]=2;['file:///C:/GitProjects/PHC25Turbo/CircuitHelp%20-%20Copie.ods'#$Caractères.$B$4];IF([.O6]=3;['file:///C:/GitProjects/PHC25Turbo/CircuitHelp%20-%20Copie.ods'#$Caractères.$B$5];IF([.O6]=4;['file:///C:/GitProjects/PHC25Turbo/CircuitHelp%20-%20Copie.ods'#$Caractères.$B$6];IF([.O6]=5;['file:///C:/GitProjects/PHC25Turbo/CircuitHelp%20-%20Copie.ods'#$Caractères.$B$7];IF([.O6]=6;['file:///C:/GitProjects/PHC25Turbo/CircuitHelp%20-%20Copie.ods'#$Caractères.$B$8];IF([.O6]=7;['file:///C:/GitProjects/PHC25Turbo/CircuitHelp%20-%20Copie.ods'#$Caractères.$B$9];IF([.O6]=8;['file:///C:/GitProjects/PHC25Turbo/CircuitHelp%20-%20Copie.ods'#$Caractères.$B$10];IF([.O6]=9;['file:///C:/GitProjects/PHC25Turbo/CircuitHelp%20-%20Copie.ods'#$Caractères.$B$11];IF([.O6]=10;['file:///C:/GitProjects/PHC25Turbo/CircuitHelp%20-%20Copie.ods'#$Caractères.$B$12];IF([.O6]=11;['file:///C:/GitProjects/PHC25Turbo/CircuitHelp%20-%20Copie.ods'#$Caractères.$B$13];IF([.O6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O6]&gt;0;[.O6]&lt;4);&quot;&quot;;IF([.P6]=0;['file:///C:/GitProjects/PHC25Turbo/CircuitHelp%20-%20Copie.ods'#$Caractères.$H$2];IF([.P6]=1;['file:///C:/GitProjects/PHC25Turbo/CircuitHelp%20-%20Copie.ods'#$Caractères.$H$3];IF([.P6]=2;['file:///C:/GitProjects/PHC25Turbo/CircuitHelp%20-%20Copie.ods'#$Caractères.$H$4];IF([.P6]=3;['file:///C:/GitProjects/PHC25Turbo/CircuitHelp%20-%20Copie.ods'#$Caractères.$H$5];IF([.P6]=4;['file:///C:/GitProjects/PHC25Turbo/CircuitHelp%20-%20Copie.ods'#$Caractères.$H$6];IF([.P6]=5;['file:///C:/GitProjects/PHC25Turbo/CircuitHelp%20-%20Copie.ods'#$Caractères.$H$7];IF([.P6]=6;['file:///C:/GitProjects/PHC25Turbo/CircuitHelp%20-%20Copie.ods'#$Caractères.$H$8];IF([.P6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Q6]=0;['file:///C:/GitProjects/PHC25Turbo/CircuitHelp%20-%20Copie.ods'#$Caractères.$B$2];IF([.Q6]=1;['file:///C:/GitProjects/PHC25Turbo/CircuitHelp%20-%20Copie.ods'#$Caractères.$B$3];IF([.Q6]=2;['file:///C:/GitProjects/PHC25Turbo/CircuitHelp%20-%20Copie.ods'#$Caractères.$B$4];IF([.Q6]=3;['file:///C:/GitProjects/PHC25Turbo/CircuitHelp%20-%20Copie.ods'#$Caractères.$B$5];IF([.Q6]=4;['file:///C:/GitProjects/PHC25Turbo/CircuitHelp%20-%20Copie.ods'#$Caractères.$B$6];IF([.Q6]=5;['file:///C:/GitProjects/PHC25Turbo/CircuitHelp%20-%20Copie.ods'#$Caractères.$B$7];IF([.Q6]=6;['file:///C:/GitProjects/PHC25Turbo/CircuitHelp%20-%20Copie.ods'#$Caractères.$B$8];IF([.Q6]=7;['file:///C:/GitProjects/PHC25Turbo/CircuitHelp%20-%20Copie.ods'#$Caractères.$B$9];IF([.Q6]=8;['file:///C:/GitProjects/PHC25Turbo/CircuitHelp%20-%20Copie.ods'#$Caractères.$B$10];IF([.Q6]=9;['file:///C:/GitProjects/PHC25Turbo/CircuitHelp%20-%20Copie.ods'#$Caractères.$B$11];IF([.Q6]=10;['file:///C:/GitProjects/PHC25Turbo/CircuitHelp%20-%20Copie.ods'#$Caractères.$B$12];IF([.Q6]=11;['file:///C:/GitProjects/PHC25Turbo/CircuitHelp%20-%20Copie.ods'#$Caractères.$B$13];IF([.Q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'file:///C:/GitProjects/PHC25Turbo/CircuitHelp%20-%20Copie.ods'#$Caractères.$H$2];IF([.R6]=1;['file:///C:/GitProjects/PHC25Turbo/CircuitHelp%20-%20Copie.ods'#$Caractères.$H$3];IF([.R6]=2;['file:///C:/GitProjects/PHC25Turbo/CircuitHelp%20-%20Copie.ods'#$Caractères.$H$4];IF([.R6]=3;['file:///C:/GitProjects/PHC25Turbo/CircuitHelp%20-%20Copie.ods'#$Caractères.$H$5];IF([.R6]=4;['file:///C:/GitProjects/PHC25Turbo/CircuitHelp%20-%20Copie.ods'#$Caractères.$H$6];IF([.R6]=5;['file:///C:/GitProjects/PHC25Turbo/CircuitHelp%20-%20Copie.ods'#$Caractères.$H$7];IF([.R6]=6;['file:///C:/GitProjects/PHC25Turbo/CircuitHelp%20-%20Copie.ods'#$Caractères.$H$8];IF([.R6]=7;['file:///C:/GitProjects/PHC25Turbo/CircuitHelp%20-%20Copie.ods'#$Caractères.$H$9];&quot;x&quot;)))))))))">
            <text:p/>
          </table:table-cell>
          <table:table-cell table:style-name="ce54" table:formula="of:=IF([.S6]=0;['file:///C:/GitProjects/PHC25Turbo/CircuitHelp%20-%20Copie.ods'#$Caractères.$B$2];IF([.S6]=1;['file:///C:/GitProjects/PHC25Turbo/CircuitHelp%20-%20Copie.ods'#$Caractères.$B$3];IF([.S6]=2;['file:///C:/GitProjects/PHC25Turbo/CircuitHelp%20-%20Copie.ods'#$Caractères.$B$4];IF([.S6]=3;['file:///C:/GitProjects/PHC25Turbo/CircuitHelp%20-%20Copie.ods'#$Caractères.$B$5];IF([.S6]=4;['file:///C:/GitProjects/PHC25Turbo/CircuitHelp%20-%20Copie.ods'#$Caractères.$B$6];IF([.S6]=5;['file:///C:/GitProjects/PHC25Turbo/CircuitHelp%20-%20Copie.ods'#$Caractères.$B$7];IF([.S6]=6;['file:///C:/GitProjects/PHC25Turbo/CircuitHelp%20-%20Copie.ods'#$Caractères.$B$8];IF([.S6]=7;['file:///C:/GitProjects/PHC25Turbo/CircuitHelp%20-%20Copie.ods'#$Caractères.$B$9];IF([.S6]=8;['file:///C:/GitProjects/PHC25Turbo/CircuitHelp%20-%20Copie.ods'#$Caractères.$B$10];IF([.S6]=9;['file:///C:/GitProjects/PHC25Turbo/CircuitHelp%20-%20Copie.ods'#$Caractères.$B$11];IF([.S6]=10;['file:///C:/GitProjects/PHC25Turbo/CircuitHelp%20-%20Copie.ods'#$Caractères.$B$12];IF([.S6]=11;['file:///C:/GitProjects/PHC25Turbo/CircuitHelp%20-%20Copie.ods'#$Caractères.$B$13];IF([.S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'file:///C:/GitProjects/PHC25Turbo/CircuitHelp%20-%20Copie.ods'#$Caractères.$H$2];IF([.T6]=1;['file:///C:/GitProjects/PHC25Turbo/CircuitHelp%20-%20Copie.ods'#$Caractères.$H$3];IF([.T6]=2;['file:///C:/GitProjects/PHC25Turbo/CircuitHelp%20-%20Copie.ods'#$Caractères.$H$4];IF([.T6]=3;['file:///C:/GitProjects/PHC25Turbo/CircuitHelp%20-%20Copie.ods'#$Caractères.$H$5];IF([.T6]=4;['file:///C:/GitProjects/PHC25Turbo/CircuitHelp%20-%20Copie.ods'#$Caractères.$H$6];IF([.T6]=5;['file:///C:/GitProjects/PHC25Turbo/CircuitHelp%20-%20Copie.ods'#$Caractères.$H$7];IF([.T6]=6;['file:///C:/GitProjects/PHC25Turbo/CircuitHelp%20-%20Copie.ods'#$Caractères.$H$8];IF([.T6]=7;['file:///C:/GitProjects/PHC25Turbo/CircuitHelp%20-%20Copie.ods'#$Caractères.$H$9];&quot;x&quot;)))))))))">
            <text:p/>
          </table:table-cell>
          <table:table-cell table:style-name="ce60" table:formula="of:=IF([.U6]=0;['file:///C:/GitProjects/PHC25Turbo/CircuitHelp%20-%20Copie.ods'#$Caractères.$B$2];IF([.U6]=1;['file:///C:/GitProjects/PHC25Turbo/CircuitHelp%20-%20Copie.ods'#$Caractères.$B$3];IF([.U6]=2;['file:///C:/GitProjects/PHC25Turbo/CircuitHelp%20-%20Copie.ods'#$Caractères.$B$4];IF([.U6]=3;['file:///C:/GitProjects/PHC25Turbo/CircuitHelp%20-%20Copie.ods'#$Caractères.$B$5];IF([.U6]=4;['file:///C:/GitProjects/PHC25Turbo/CircuitHelp%20-%20Copie.ods'#$Caractères.$B$6];IF([.U6]=5;['file:///C:/GitProjects/PHC25Turbo/CircuitHelp%20-%20Copie.ods'#$Caractères.$B$7];IF([.U6]=6;['file:///C:/GitProjects/PHC25Turbo/CircuitHelp%20-%20Copie.ods'#$Caractères.$B$8];IF([.U6]=7;['file:///C:/GitProjects/PHC25Turbo/CircuitHelp%20-%20Copie.ods'#$Caractères.$B$9];IF([.U6]=8;['file:///C:/GitProjects/PHC25Turbo/CircuitHelp%20-%20Copie.ods'#$Caractères.$B$10];IF([.U6]=9;['file:///C:/GitProjects/PHC25Turbo/CircuitHelp%20-%20Copie.ods'#$Caractères.$B$11];IF([.U6]=10;['file:///C:/GitProjects/PHC25Turbo/CircuitHelp%20-%20Copie.ods'#$Caractères.$B$12];IF([.U6]=11;['file:///C:/GitProjects/PHC25Turbo/CircuitHelp%20-%20Copie.ods'#$Caractères.$B$13];IF([.U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U6]&gt;0;[.U6]&lt;4);&quot;&quot;;IF([.V6]=0;['file:///C:/GitProjects/PHC25Turbo/CircuitHelp%20-%20Copie.ods'#$Caractères.$H$2];IF([.V6]=1;['file:///C:/GitProjects/PHC25Turbo/CircuitHelp%20-%20Copie.ods'#$Caractères.$H$3];IF([.V6]=2;['file:///C:/GitProjects/PHC25Turbo/CircuitHelp%20-%20Copie.ods'#$Caractères.$H$4];IF([.V6]=3;['file:///C:/GitProjects/PHC25Turbo/CircuitHelp%20-%20Copie.ods'#$Caractères.$H$5];IF([.V6]=4;['file:///C:/GitProjects/PHC25Turbo/CircuitHelp%20-%20Copie.ods'#$Caractères.$H$6];IF([.V6]=5;['file:///C:/GitProjects/PHC25Turbo/CircuitHelp%20-%20Copie.ods'#$Caractères.$H$7];IF([.V6]=6;['file:///C:/GitProjects/PHC25Turbo/CircuitHelp%20-%20Copie.ods'#$Caractères.$H$8];IF([.V6]=7;['file:///C:/GitProjects/PHC25Turbo/CircuitHelp%20-%20Copie.ods'#$Caractères.$H$9];&quot;x&quot;)))))))))">
            <text:p/>
          </table:table-cell>
          <table:table-cell table:style-name="ce54" table:formula="of:=IF([.W6]=0;['file:///C:/GitProjects/PHC25Turbo/CircuitHelp%20-%20Copie.ods'#$Caractères.$B$2];IF([.W6]=1;['file:///C:/GitProjects/PHC25Turbo/CircuitHelp%20-%20Copie.ods'#$Caractères.$B$3];IF([.W6]=2;['file:///C:/GitProjects/PHC25Turbo/CircuitHelp%20-%20Copie.ods'#$Caractères.$B$4];IF([.W6]=3;['file:///C:/GitProjects/PHC25Turbo/CircuitHelp%20-%20Copie.ods'#$Caractères.$B$5];IF([.W6]=4;['file:///C:/GitProjects/PHC25Turbo/CircuitHelp%20-%20Copie.ods'#$Caractères.$B$6];IF([.W6]=5;['file:///C:/GitProjects/PHC25Turbo/CircuitHelp%20-%20Copie.ods'#$Caractères.$B$7];IF([.W6]=6;['file:///C:/GitProjects/PHC25Turbo/CircuitHelp%20-%20Copie.ods'#$Caractères.$B$8];IF([.W6]=7;['file:///C:/GitProjects/PHC25Turbo/CircuitHelp%20-%20Copie.ods'#$Caractères.$B$9];IF([.W6]=8;['file:///C:/GitProjects/PHC25Turbo/CircuitHelp%20-%20Copie.ods'#$Caractères.$B$10];IF([.W6]=9;['file:///C:/GitProjects/PHC25Turbo/CircuitHelp%20-%20Copie.ods'#$Caractères.$B$11];IF([.W6]=10;['file:///C:/GitProjects/PHC25Turbo/CircuitHelp%20-%20Copie.ods'#$Caractères.$B$12];IF([.W6]=11;['file:///C:/GitProjects/PHC25Turbo/CircuitHelp%20-%20Copie.ods'#$Caractères.$B$13];IF([.W6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W6]&gt;0;[.W6]&lt;4);&quot;&quot;;IF([.X6]=0;['file:///C:/GitProjects/PHC25Turbo/CircuitHelp%20-%20Copie.ods'#$Caractères.$H$2];IF([.X6]=1;['file:///C:/GitProjects/PHC25Turbo/CircuitHelp%20-%20Copie.ods'#$Caractères.$H$3];IF([.X6]=2;['file:///C:/GitProjects/PHC25Turbo/CircuitHelp%20-%20Copie.ods'#$Caractères.$H$4];IF([.X6]=3;['file:///C:/GitProjects/PHC25Turbo/CircuitHelp%20-%20Copie.ods'#$Caractères.$H$5];IF([.X6]=4;['file:///C:/GitProjects/PHC25Turbo/CircuitHelp%20-%20Copie.ods'#$Caractères.$H$6];IF([.X6]=5;['file:///C:/GitProjects/PHC25Turbo/CircuitHelp%20-%20Copie.ods'#$Caractères.$H$7];IF([.X6]=6;['file:///C:/GitProjects/PHC25Turbo/CircuitHelp%20-%20Copie.ods'#$Caractères.$H$8];IF([.X6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Y6]=0;['file:///C:/GitProjects/PHC25Turbo/CircuitHelp%20-%20Copie.ods'#$Caractères.$B$2];IF([.Y6]=1;['file:///C:/GitProjects/PHC25Turbo/CircuitHelp%20-%20Copie.ods'#$Caractères.$B$3];IF([.Y6]=2;['file:///C:/GitProjects/PHC25Turbo/CircuitHelp%20-%20Copie.ods'#$Caractères.$B$4];IF([.Y6]=3;['file:///C:/GitProjects/PHC25Turbo/CircuitHelp%20-%20Copie.ods'#$Caractères.$B$5];IF([.Y6]=4;['file:///C:/GitProjects/PHC25Turbo/CircuitHelp%20-%20Copie.ods'#$Caractères.$B$6];IF([.Y6]=5;['file:///C:/GitProjects/PHC25Turbo/CircuitHelp%20-%20Copie.ods'#$Caractères.$B$7];IF([.Y6]=6;['file:///C:/GitProjects/PHC25Turbo/CircuitHelp%20-%20Copie.ods'#$Caractères.$B$8];IF([.Y6]=7;['file:///C:/GitProjects/PHC25Turbo/CircuitHelp%20-%20Copie.ods'#$Caractères.$B$9];IF([.Y6]=8;['file:///C:/GitProjects/PHC25Turbo/CircuitHelp%20-%20Copie.ods'#$Caractères.$B$10];IF([.Y6]=9;['file:///C:/GitProjects/PHC25Turbo/CircuitHelp%20-%20Copie.ods'#$Caractères.$B$11];IF([.Y6]=10;['file:///C:/GitProjects/PHC25Turbo/CircuitHelp%20-%20Copie.ods'#$Caractères.$B$12];IF([.Y6]=11;['file:///C:/GitProjects/PHC25Turbo/CircuitHelp%20-%20Copie.ods'#$Caractères.$B$13];IF([.Y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6]&gt;0;[.Y6]&lt;4);&quot;&quot;;IF([.Z6]=0;['file:///C:/GitProjects/PHC25Turbo/CircuitHelp%20-%20Copie.ods'#$Caractères.$H$2];IF([.Z6]=1;['file:///C:/GitProjects/PHC25Turbo/CircuitHelp%20-%20Copie.ods'#$Caractères.$H$3];IF([.Z6]=2;['file:///C:/GitProjects/PHC25Turbo/CircuitHelp%20-%20Copie.ods'#$Caractères.$H$4];IF([.Z6]=3;['file:///C:/GitProjects/PHC25Turbo/CircuitHelp%20-%20Copie.ods'#$Caractères.$H$5];IF([.Z6]=4;['file:///C:/GitProjects/PHC25Turbo/CircuitHelp%20-%20Copie.ods'#$Caractères.$H$6];IF([.Z6]=5;['file:///C:/GitProjects/PHC25Turbo/CircuitHelp%20-%20Copie.ods'#$Caractères.$H$7];IF([.Z6]=6;['file:///C:/GitProjects/PHC25Turbo/CircuitHelp%20-%20Copie.ods'#$Caractères.$H$8];IF([.Z6]=7;['file:///C:/GitProjects/PHC25Turbo/CircuitHelp%20-%20Copie.ods'#$Caractères.$H$9];&quot;x&quot;)))))))))">
            <text:p/>
          </table:table-cell>
          <table:table-cell table:style-name="ce54" table:formula="of:=IF([.AA6]=0;['file:///C:/GitProjects/PHC25Turbo/CircuitHelp%20-%20Copie.ods'#$Caractères.$B$2];IF([.AA6]=1;['file:///C:/GitProjects/PHC25Turbo/CircuitHelp%20-%20Copie.ods'#$Caractères.$B$3];IF([.AA6]=2;['file:///C:/GitProjects/PHC25Turbo/CircuitHelp%20-%20Copie.ods'#$Caractères.$B$4];IF([.AA6]=3;['file:///C:/GitProjects/PHC25Turbo/CircuitHelp%20-%20Copie.ods'#$Caractères.$B$5];IF([.AA6]=4;['file:///C:/GitProjects/PHC25Turbo/CircuitHelp%20-%20Copie.ods'#$Caractères.$B$6];IF([.AA6]=5;['file:///C:/GitProjects/PHC25Turbo/CircuitHelp%20-%20Copie.ods'#$Caractères.$B$7];IF([.AA6]=6;['file:///C:/GitProjects/PHC25Turbo/CircuitHelp%20-%20Copie.ods'#$Caractères.$B$8];IF([.AA6]=7;['file:///C:/GitProjects/PHC25Turbo/CircuitHelp%20-%20Copie.ods'#$Caractères.$B$9];IF([.AA6]=8;['file:///C:/GitProjects/PHC25Turbo/CircuitHelp%20-%20Copie.ods'#$Caractères.$B$10];IF([.AA6]=9;['file:///C:/GitProjects/PHC25Turbo/CircuitHelp%20-%20Copie.ods'#$Caractères.$B$11];IF([.AA6]=10;['file:///C:/GitProjects/PHC25Turbo/CircuitHelp%20-%20Copie.ods'#$Caractères.$B$12];IF([.AA6]=11;['file:///C:/GitProjects/PHC25Turbo/CircuitHelp%20-%20Copie.ods'#$Caractères.$B$13];IF([.AA6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'file:///C:/GitProjects/PHC25Turbo/CircuitHelp%20-%20Copie.ods'#$Caractères.$H$2];IF([.AB6]=1;['file:///C:/GitProjects/PHC25Turbo/CircuitHelp%20-%20Copie.ods'#$Caractères.$H$3];IF([.AB6]=2;['file:///C:/GitProjects/PHC25Turbo/CircuitHelp%20-%20Copie.ods'#$Caractères.$H$4];IF([.AB6]=3;['file:///C:/GitProjects/PHC25Turbo/CircuitHelp%20-%20Copie.ods'#$Caractères.$H$5];IF([.AB6]=4;['file:///C:/GitProjects/PHC25Turbo/CircuitHelp%20-%20Copie.ods'#$Caractères.$H$6];IF([.AB6]=5;['file:///C:/GitProjects/PHC25Turbo/CircuitHelp%20-%20Copie.ods'#$Caractères.$H$7];IF([.AB6]=6;['file:///C:/GitProjects/PHC25Turbo/CircuitHelp%20-%20Copie.ods'#$Caractères.$H$8];IF([.AB6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6]=0;['file:///C:/GitProjects/PHC25Turbo/CircuitHelp%20-%20Copie.ods'#$Caractères.$B$2];IF([.AC6]=1;['file:///C:/GitProjects/PHC25Turbo/CircuitHelp%20-%20Copie.ods'#$Caractères.$B$3];IF([.AC6]=2;['file:///C:/GitProjects/PHC25Turbo/CircuitHelp%20-%20Copie.ods'#$Caractères.$B$4];IF([.AC6]=3;['file:///C:/GitProjects/PHC25Turbo/CircuitHelp%20-%20Copie.ods'#$Caractères.$B$5];IF([.AC6]=4;['file:///C:/GitProjects/PHC25Turbo/CircuitHelp%20-%20Copie.ods'#$Caractères.$B$6];IF([.AC6]=5;['file:///C:/GitProjects/PHC25Turbo/CircuitHelp%20-%20Copie.ods'#$Caractères.$B$7];IF([.AC6]=6;['file:///C:/GitProjects/PHC25Turbo/CircuitHelp%20-%20Copie.ods'#$Caractères.$B$8];IF([.AC6]=7;['file:///C:/GitProjects/PHC25Turbo/CircuitHelp%20-%20Copie.ods'#$Caractères.$B$9];IF([.AC6]=8;['file:///C:/GitProjects/PHC25Turbo/CircuitHelp%20-%20Copie.ods'#$Caractères.$B$10];IF([.AC6]=9;['file:///C:/GitProjects/PHC25Turbo/CircuitHelp%20-%20Copie.ods'#$Caractères.$B$11];IF([.AC6]=10;['file:///C:/GitProjects/PHC25Turbo/CircuitHelp%20-%20Copie.ods'#$Caractères.$B$12];IF([.AC6]=11;['file:///C:/GitProjects/PHC25Turbo/CircuitHelp%20-%20Copie.ods'#$Caractères.$B$13];IF([.AC6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'file:///C:/GitProjects/PHC25Turbo/CircuitHelp%20-%20Copie.ods'#$Caractères.$H$2];IF([.AD6]=1;['file:///C:/GitProjects/PHC25Turbo/CircuitHelp%20-%20Copie.ods'#$Caractères.$H$3];IF([.AD6]=2;['file:///C:/GitProjects/PHC25Turbo/CircuitHelp%20-%20Copie.ods'#$Caractères.$H$4];IF([.AD6]=3;['file:///C:/GitProjects/PHC25Turbo/CircuitHelp%20-%20Copie.ods'#$Caractères.$H$5];IF([.AD6]=4;['file:///C:/GitProjects/PHC25Turbo/CircuitHelp%20-%20Copie.ods'#$Caractères.$H$6];IF([.AD6]=5;['file:///C:/GitProjects/PHC25Turbo/CircuitHelp%20-%20Copie.ods'#$Caractères.$H$7];IF([.AD6]=6;['file:///C:/GitProjects/PHC25Turbo/CircuitHelp%20-%20Copie.ods'#$Caractères.$H$8];IF([.AD6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6]=0;['file:///C:/GitProjects/PHC25Turbo/CircuitHelp%20-%20Copie.ods'#$Caractères.$B$2];IF([.AE6]=1;['file:///C:/GitProjects/PHC25Turbo/CircuitHelp%20-%20Copie.ods'#$Caractères.$B$3];IF([.AE6]=2;['file:///C:/GitProjects/PHC25Turbo/CircuitHelp%20-%20Copie.ods'#$Caractères.$B$4];IF([.AE6]=3;['file:///C:/GitProjects/PHC25Turbo/CircuitHelp%20-%20Copie.ods'#$Caractères.$B$5];IF([.AE6]=4;['file:///C:/GitProjects/PHC25Turbo/CircuitHelp%20-%20Copie.ods'#$Caractères.$B$6];IF([.AE6]=5;['file:///C:/GitProjects/PHC25Turbo/CircuitHelp%20-%20Copie.ods'#$Caractères.$B$7];IF([.AE6]=6;['file:///C:/GitProjects/PHC25Turbo/CircuitHelp%20-%20Copie.ods'#$Caractères.$B$8];IF([.AE6]=7;['file:///C:/GitProjects/PHC25Turbo/CircuitHelp%20-%20Copie.ods'#$Caractères.$B$9];IF([.AE6]=8;['file:///C:/GitProjects/PHC25Turbo/CircuitHelp%20-%20Copie.ods'#$Caractères.$B$10];IF([.AE6]=9;['file:///C:/GitProjects/PHC25Turbo/CircuitHelp%20-%20Copie.ods'#$Caractères.$B$11];IF([.AE6]=10;['file:///C:/GitProjects/PHC25Turbo/CircuitHelp%20-%20Copie.ods'#$Caractères.$B$12];IF([.AE6]=11;['file:///C:/GitProjects/PHC25Turbo/CircuitHelp%20-%20Copie.ods'#$Caractères.$B$13];IF([.AE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'file:///C:/GitProjects/PHC25Turbo/CircuitHelp%20-%20Copie.ods'#$Caractères.$H$2];IF([.AF6]=1;['file:///C:/GitProjects/PHC25Turbo/CircuitHelp%20-%20Copie.ods'#$Caractères.$H$3];IF([.AF6]=2;['file:///C:/GitProjects/PHC25Turbo/CircuitHelp%20-%20Copie.ods'#$Caractères.$H$4];IF([.AF6]=3;['file:///C:/GitProjects/PHC25Turbo/CircuitHelp%20-%20Copie.ods'#$Caractères.$H$5];IF([.AF6]=4;['file:///C:/GitProjects/PHC25Turbo/CircuitHelp%20-%20Copie.ods'#$Caractères.$H$6];IF([.AF6]=5;['file:///C:/GitProjects/PHC25Turbo/CircuitHelp%20-%20Copie.ods'#$Caractères.$H$7];IF([.AF6]=6;['file:///C:/GitProjects/PHC25Turbo/CircuitHelp%20-%20Copie.ods'#$Caractères.$H$8];IF([.AF6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'file:///C:/GitProjects/PHC25Turbo/CircuitHelp%20-%20Copie.ods'#$Caractères.$B$2];IF([.A7]=1;['file:///C:/GitProjects/PHC25Turbo/CircuitHelp%20-%20Copie.ods'#$Caractères.$B$3];IF([.A7]=2;['file:///C:/GitProjects/PHC25Turbo/CircuitHelp%20-%20Copie.ods'#$Caractères.$B$4];IF([.A7]=3;['file:///C:/GitProjects/PHC25Turbo/CircuitHelp%20-%20Copie.ods'#$Caractères.$B$5];IF([.A7]=4;['file:///C:/GitProjects/PHC25Turbo/CircuitHelp%20-%20Copie.ods'#$Caractères.$B$6];IF([.A7]=5;['file:///C:/GitProjects/PHC25Turbo/CircuitHelp%20-%20Copie.ods'#$Caractères.$B$7];IF([.A7]=6;['file:///C:/GitProjects/PHC25Turbo/CircuitHelp%20-%20Copie.ods'#$Caractères.$B$8];IF([.A7]=7;['file:///C:/GitProjects/PHC25Turbo/CircuitHelp%20-%20Copie.ods'#$Caractères.$B$9];IF([.A7]=8;['file:///C:/GitProjects/PHC25Turbo/CircuitHelp%20-%20Copie.ods'#$Caractères.$B$10];IF([.A7]=9;['file:///C:/GitProjects/PHC25Turbo/CircuitHelp%20-%20Copie.ods'#$Caractères.$B$11];IF([.A7]=10;['file:///C:/GitProjects/PHC25Turbo/CircuitHelp%20-%20Copie.ods'#$Caractères.$B$12];IF([.A7]=11;['file:///C:/GitProjects/PHC25Turbo/CircuitHelp%20-%20Copie.ods'#$Caractères.$B$13];IF([.A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'file:///C:/GitProjects/PHC25Turbo/CircuitHelp%20-%20Copie.ods'#$Caractères.$H$2];IF([.B7]=1;['file:///C:/GitProjects/PHC25Turbo/CircuitHelp%20-%20Copie.ods'#$Caractères.$H$3];IF([.B7]=2;['file:///C:/GitProjects/PHC25Turbo/CircuitHelp%20-%20Copie.ods'#$Caractères.$H$4];IF([.B7]=3;['file:///C:/GitProjects/PHC25Turbo/CircuitHelp%20-%20Copie.ods'#$Caractères.$H$5];IF([.B7]=4;['file:///C:/GitProjects/PHC25Turbo/CircuitHelp%20-%20Copie.ods'#$Caractères.$H$6];IF([.B7]=5;['file:///C:/GitProjects/PHC25Turbo/CircuitHelp%20-%20Copie.ods'#$Caractères.$H$7];IF([.B7]=6;['file:///C:/GitProjects/PHC25Turbo/CircuitHelp%20-%20Copie.ods'#$Caractères.$H$8];IF([.B7]=7;['file:///C:/GitProjects/PHC25Turbo/CircuitHelp%20-%20Copie.ods'#$Caractères.$H$9];&quot;x&quot;)))))))))">
            <text:p/>
          </table:table-cell>
          <table:table-cell table:style-name="ce54" table:formula="of:=IF([.C7]=0;['file:///C:/GitProjects/PHC25Turbo/CircuitHelp%20-%20Copie.ods'#$Caractères.$B$2];IF([.C7]=1;['file:///C:/GitProjects/PHC25Turbo/CircuitHelp%20-%20Copie.ods'#$Caractères.$B$3];IF([.C7]=2;['file:///C:/GitProjects/PHC25Turbo/CircuitHelp%20-%20Copie.ods'#$Caractères.$B$4];IF([.C7]=3;['file:///C:/GitProjects/PHC25Turbo/CircuitHelp%20-%20Copie.ods'#$Caractères.$B$5];IF([.C7]=4;['file:///C:/GitProjects/PHC25Turbo/CircuitHelp%20-%20Copie.ods'#$Caractères.$B$6];IF([.C7]=5;['file:///C:/GitProjects/PHC25Turbo/CircuitHelp%20-%20Copie.ods'#$Caractères.$B$7];IF([.C7]=6;['file:///C:/GitProjects/PHC25Turbo/CircuitHelp%20-%20Copie.ods'#$Caractères.$B$8];IF([.C7]=7;['file:///C:/GitProjects/PHC25Turbo/CircuitHelp%20-%20Copie.ods'#$Caractères.$B$9];IF([.C7]=8;['file:///C:/GitProjects/PHC25Turbo/CircuitHelp%20-%20Copie.ods'#$Caractères.$B$10];IF([.C7]=9;['file:///C:/GitProjects/PHC25Turbo/CircuitHelp%20-%20Copie.ods'#$Caractères.$B$11];IF([.C7]=10;['file:///C:/GitProjects/PHC25Turbo/CircuitHelp%20-%20Copie.ods'#$Caractères.$B$12];IF([.C7]=11;['file:///C:/GitProjects/PHC25Turbo/CircuitHelp%20-%20Copie.ods'#$Caractères.$B$13];IF([.C7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'file:///C:/GitProjects/PHC25Turbo/CircuitHelp%20-%20Copie.ods'#$Caractères.$H$2];IF([.D7]=1;['file:///C:/GitProjects/PHC25Turbo/CircuitHelp%20-%20Copie.ods'#$Caractères.$H$3];IF([.D7]=2;['file:///C:/GitProjects/PHC25Turbo/CircuitHelp%20-%20Copie.ods'#$Caractères.$H$4];IF([.D7]=3;['file:///C:/GitProjects/PHC25Turbo/CircuitHelp%20-%20Copie.ods'#$Caractères.$H$5];IF([.D7]=4;['file:///C:/GitProjects/PHC25Turbo/CircuitHelp%20-%20Copie.ods'#$Caractères.$H$6];IF([.D7]=5;['file:///C:/GitProjects/PHC25Turbo/CircuitHelp%20-%20Copie.ods'#$Caractères.$H$7];IF([.D7]=6;['file:///C:/GitProjects/PHC25Turbo/CircuitHelp%20-%20Copie.ods'#$Caractères.$H$8];IF([.D7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7]=0;['file:///C:/GitProjects/PHC25Turbo/CircuitHelp%20-%20Copie.ods'#$Caractères.$B$2];IF([.E7]=1;['file:///C:/GitProjects/PHC25Turbo/CircuitHelp%20-%20Copie.ods'#$Caractères.$B$3];IF([.E7]=2;['file:///C:/GitProjects/PHC25Turbo/CircuitHelp%20-%20Copie.ods'#$Caractères.$B$4];IF([.E7]=3;['file:///C:/GitProjects/PHC25Turbo/CircuitHelp%20-%20Copie.ods'#$Caractères.$B$5];IF([.E7]=4;['file:///C:/GitProjects/PHC25Turbo/CircuitHelp%20-%20Copie.ods'#$Caractères.$B$6];IF([.E7]=5;['file:///C:/GitProjects/PHC25Turbo/CircuitHelp%20-%20Copie.ods'#$Caractères.$B$7];IF([.E7]=6;['file:///C:/GitProjects/PHC25Turbo/CircuitHelp%20-%20Copie.ods'#$Caractères.$B$8];IF([.E7]=7;['file:///C:/GitProjects/PHC25Turbo/CircuitHelp%20-%20Copie.ods'#$Caractères.$B$9];IF([.E7]=8;['file:///C:/GitProjects/PHC25Turbo/CircuitHelp%20-%20Copie.ods'#$Caractères.$B$10];IF([.E7]=9;['file:///C:/GitProjects/PHC25Turbo/CircuitHelp%20-%20Copie.ods'#$Caractères.$B$11];IF([.E7]=10;['file:///C:/GitProjects/PHC25Turbo/CircuitHelp%20-%20Copie.ods'#$Caractères.$B$12];IF([.E7]=11;['file:///C:/GitProjects/PHC25Turbo/CircuitHelp%20-%20Copie.ods'#$Caractères.$B$13];IF([.E7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'file:///C:/GitProjects/PHC25Turbo/CircuitHelp%20-%20Copie.ods'#$Caractères.$H$2];IF([.F7]=1;['file:///C:/GitProjects/PHC25Turbo/CircuitHelp%20-%20Copie.ods'#$Caractères.$H$3];IF([.F7]=2;['file:///C:/GitProjects/PHC25Turbo/CircuitHelp%20-%20Copie.ods'#$Caractères.$H$4];IF([.F7]=3;['file:///C:/GitProjects/PHC25Turbo/CircuitHelp%20-%20Copie.ods'#$Caractères.$H$5];IF([.F7]=4;['file:///C:/GitProjects/PHC25Turbo/CircuitHelp%20-%20Copie.ods'#$Caractères.$H$6];IF([.F7]=5;['file:///C:/GitProjects/PHC25Turbo/CircuitHelp%20-%20Copie.ods'#$Caractères.$H$7];IF([.F7]=6;['file:///C:/GitProjects/PHC25Turbo/CircuitHelp%20-%20Copie.ods'#$Caractères.$H$8];IF([.F7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G7]=0;['file:///C:/GitProjects/PHC25Turbo/CircuitHelp%20-%20Copie.ods'#$Caractères.$B$2];IF([.G7]=1;['file:///C:/GitProjects/PHC25Turbo/CircuitHelp%20-%20Copie.ods'#$Caractères.$B$3];IF([.G7]=2;['file:///C:/GitProjects/PHC25Turbo/CircuitHelp%20-%20Copie.ods'#$Caractères.$B$4];IF([.G7]=3;['file:///C:/GitProjects/PHC25Turbo/CircuitHelp%20-%20Copie.ods'#$Caractères.$B$5];IF([.G7]=4;['file:///C:/GitProjects/PHC25Turbo/CircuitHelp%20-%20Copie.ods'#$Caractères.$B$6];IF([.G7]=5;['file:///C:/GitProjects/PHC25Turbo/CircuitHelp%20-%20Copie.ods'#$Caractères.$B$7];IF([.G7]=6;['file:///C:/GitProjects/PHC25Turbo/CircuitHelp%20-%20Copie.ods'#$Caractères.$B$8];IF([.G7]=7;['file:///C:/GitProjects/PHC25Turbo/CircuitHelp%20-%20Copie.ods'#$Caractères.$B$9];IF([.G7]=8;['file:///C:/GitProjects/PHC25Turbo/CircuitHelp%20-%20Copie.ods'#$Caractères.$B$10];IF([.G7]=9;['file:///C:/GitProjects/PHC25Turbo/CircuitHelp%20-%20Copie.ods'#$Caractères.$B$11];IF([.G7]=10;['file:///C:/GitProjects/PHC25Turbo/CircuitHelp%20-%20Copie.ods'#$Caractères.$B$12];IF([.G7]=11;['file:///C:/GitProjects/PHC25Turbo/CircuitHelp%20-%20Copie.ods'#$Caractères.$B$13];IF([.G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G7]&gt;0;[.G7]&lt;4);&quot;&quot;;IF([.H7]=0;['file:///C:/GitProjects/PHC25Turbo/CircuitHelp%20-%20Copie.ods'#$Caractères.$H$2];IF([.H7]=1;['file:///C:/GitProjects/PHC25Turbo/CircuitHelp%20-%20Copie.ods'#$Caractères.$H$3];IF([.H7]=2;['file:///C:/GitProjects/PHC25Turbo/CircuitHelp%20-%20Copie.ods'#$Caractères.$H$4];IF([.H7]=3;['file:///C:/GitProjects/PHC25Turbo/CircuitHelp%20-%20Copie.ods'#$Caractères.$H$5];IF([.H7]=4;['file:///C:/GitProjects/PHC25Turbo/CircuitHelp%20-%20Copie.ods'#$Caractères.$H$6];IF([.H7]=5;['file:///C:/GitProjects/PHC25Turbo/CircuitHelp%20-%20Copie.ods'#$Caractères.$H$7];IF([.H7]=6;['file:///C:/GitProjects/PHC25Turbo/CircuitHelp%20-%20Copie.ods'#$Caractères.$H$8];IF([.H7]=7;['file:///C:/GitProjects/PHC25Turbo/CircuitHelp%20-%20Copie.ods'#$Caractères.$H$9];&quot;x&quot;)))))))))">
            <text:p/>
          </table:table-cell>
          <table:table-cell table:style-name="ce60" table:formula="of:=IF([.I7]=0;['file:///C:/GitProjects/PHC25Turbo/CircuitHelp%20-%20Copie.ods'#$Caractères.$B$2];IF([.I7]=1;['file:///C:/GitProjects/PHC25Turbo/CircuitHelp%20-%20Copie.ods'#$Caractères.$B$3];IF([.I7]=2;['file:///C:/GitProjects/PHC25Turbo/CircuitHelp%20-%20Copie.ods'#$Caractères.$B$4];IF([.I7]=3;['file:///C:/GitProjects/PHC25Turbo/CircuitHelp%20-%20Copie.ods'#$Caractères.$B$5];IF([.I7]=4;['file:///C:/GitProjects/PHC25Turbo/CircuitHelp%20-%20Copie.ods'#$Caractères.$B$6];IF([.I7]=5;['file:///C:/GitProjects/PHC25Turbo/CircuitHelp%20-%20Copie.ods'#$Caractères.$B$7];IF([.I7]=6;['file:///C:/GitProjects/PHC25Turbo/CircuitHelp%20-%20Copie.ods'#$Caractères.$B$8];IF([.I7]=7;['file:///C:/GitProjects/PHC25Turbo/CircuitHelp%20-%20Copie.ods'#$Caractères.$B$9];IF([.I7]=8;['file:///C:/GitProjects/PHC25Turbo/CircuitHelp%20-%20Copie.ods'#$Caractères.$B$10];IF([.I7]=9;['file:///C:/GitProjects/PHC25Turbo/CircuitHelp%20-%20Copie.ods'#$Caractères.$B$11];IF([.I7]=10;['file:///C:/GitProjects/PHC25Turbo/CircuitHelp%20-%20Copie.ods'#$Caractères.$B$12];IF([.I7]=11;['file:///C:/GitProjects/PHC25Turbo/CircuitHelp%20-%20Copie.ods'#$Caractères.$B$13];IF([.I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I7]&gt;0;[.I7]&lt;4);&quot;&quot;;IF([.J7]=0;['file:///C:/GitProjects/PHC25Turbo/CircuitHelp%20-%20Copie.ods'#$Caractères.$H$2];IF([.J7]=1;['file:///C:/GitProjects/PHC25Turbo/CircuitHelp%20-%20Copie.ods'#$Caractères.$H$3];IF([.J7]=2;['file:///C:/GitProjects/PHC25Turbo/CircuitHelp%20-%20Copie.ods'#$Caractères.$H$4];IF([.J7]=3;['file:///C:/GitProjects/PHC25Turbo/CircuitHelp%20-%20Copie.ods'#$Caractères.$H$5];IF([.J7]=4;['file:///C:/GitProjects/PHC25Turbo/CircuitHelp%20-%20Copie.ods'#$Caractères.$H$6];IF([.J7]=5;['file:///C:/GitProjects/PHC25Turbo/CircuitHelp%20-%20Copie.ods'#$Caractères.$H$7];IF([.J7]=6;['file:///C:/GitProjects/PHC25Turbo/CircuitHelp%20-%20Copie.ods'#$Caractères.$H$8];IF([.J7]=7;['file:///C:/GitProjects/PHC25Turbo/CircuitHelp%20-%20Copie.ods'#$Caractères.$H$9];&quot;x&quot;)))))))))">
            <text:p/>
          </table:table-cell>
          <table:table-cell table:style-name="ce54" table:formula="of:=IF([.K7]=0;['file:///C:/GitProjects/PHC25Turbo/CircuitHelp%20-%20Copie.ods'#$Caractères.$B$2];IF([.K7]=1;['file:///C:/GitProjects/PHC25Turbo/CircuitHelp%20-%20Copie.ods'#$Caractères.$B$3];IF([.K7]=2;['file:///C:/GitProjects/PHC25Turbo/CircuitHelp%20-%20Copie.ods'#$Caractères.$B$4];IF([.K7]=3;['file:///C:/GitProjects/PHC25Turbo/CircuitHelp%20-%20Copie.ods'#$Caractères.$B$5];IF([.K7]=4;['file:///C:/GitProjects/PHC25Turbo/CircuitHelp%20-%20Copie.ods'#$Caractères.$B$6];IF([.K7]=5;['file:///C:/GitProjects/PHC25Turbo/CircuitHelp%20-%20Copie.ods'#$Caractères.$B$7];IF([.K7]=6;['file:///C:/GitProjects/PHC25Turbo/CircuitHelp%20-%20Copie.ods'#$Caractères.$B$8];IF([.K7]=7;['file:///C:/GitProjects/PHC25Turbo/CircuitHelp%20-%20Copie.ods'#$Caractères.$B$9];IF([.K7]=8;['file:///C:/GitProjects/PHC25Turbo/CircuitHelp%20-%20Copie.ods'#$Caractères.$B$10];IF([.K7]=9;['file:///C:/GitProjects/PHC25Turbo/CircuitHelp%20-%20Copie.ods'#$Caractères.$B$11];IF([.K7]=10;['file:///C:/GitProjects/PHC25Turbo/CircuitHelp%20-%20Copie.ods'#$Caractères.$B$12];IF([.K7]=11;['file:///C:/GitProjects/PHC25Turbo/CircuitHelp%20-%20Copie.ods'#$Caractères.$B$13];IF([.K7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K7]&gt;0;[.K7]&lt;4);&quot;&quot;;IF([.L7]=0;['file:///C:/GitProjects/PHC25Turbo/CircuitHelp%20-%20Copie.ods'#$Caractères.$H$2];IF([.L7]=1;['file:///C:/GitProjects/PHC25Turbo/CircuitHelp%20-%20Copie.ods'#$Caractères.$H$3];IF([.L7]=2;['file:///C:/GitProjects/PHC25Turbo/CircuitHelp%20-%20Copie.ods'#$Caractères.$H$4];IF([.L7]=3;['file:///C:/GitProjects/PHC25Turbo/CircuitHelp%20-%20Copie.ods'#$Caractères.$H$5];IF([.L7]=4;['file:///C:/GitProjects/PHC25Turbo/CircuitHelp%20-%20Copie.ods'#$Caractères.$H$6];IF([.L7]=5;['file:///C:/GitProjects/PHC25Turbo/CircuitHelp%20-%20Copie.ods'#$Caractères.$H$7];IF([.L7]=6;['file:///C:/GitProjects/PHC25Turbo/CircuitHelp%20-%20Copie.ods'#$Caractères.$H$8];IF([.L7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M7]=0;['file:///C:/GitProjects/PHC25Turbo/CircuitHelp%20-%20Copie.ods'#$Caractères.$B$2];IF([.M7]=1;['file:///C:/GitProjects/PHC25Turbo/CircuitHelp%20-%20Copie.ods'#$Caractères.$B$3];IF([.M7]=2;['file:///C:/GitProjects/PHC25Turbo/CircuitHelp%20-%20Copie.ods'#$Caractères.$B$4];IF([.M7]=3;['file:///C:/GitProjects/PHC25Turbo/CircuitHelp%20-%20Copie.ods'#$Caractères.$B$5];IF([.M7]=4;['file:///C:/GitProjects/PHC25Turbo/CircuitHelp%20-%20Copie.ods'#$Caractères.$B$6];IF([.M7]=5;['file:///C:/GitProjects/PHC25Turbo/CircuitHelp%20-%20Copie.ods'#$Caractères.$B$7];IF([.M7]=6;['file:///C:/GitProjects/PHC25Turbo/CircuitHelp%20-%20Copie.ods'#$Caractères.$B$8];IF([.M7]=7;['file:///C:/GitProjects/PHC25Turbo/CircuitHelp%20-%20Copie.ods'#$Caractères.$B$9];IF([.M7]=8;['file:///C:/GitProjects/PHC25Turbo/CircuitHelp%20-%20Copie.ods'#$Caractères.$B$10];IF([.M7]=9;['file:///C:/GitProjects/PHC25Turbo/CircuitHelp%20-%20Copie.ods'#$Caractères.$B$11];IF([.M7]=10;['file:///C:/GitProjects/PHC25Turbo/CircuitHelp%20-%20Copie.ods'#$Caractères.$B$12];IF([.M7]=11;['file:///C:/GitProjects/PHC25Turbo/CircuitHelp%20-%20Copie.ods'#$Caractères.$B$13];IF([.M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M7]&gt;0;[.M7]&lt;4);&quot;&quot;;IF([.N7]=0;['file:///C:/GitProjects/PHC25Turbo/CircuitHelp%20-%20Copie.ods'#$Caractères.$H$2];IF([.N7]=1;['file:///C:/GitProjects/PHC25Turbo/CircuitHelp%20-%20Copie.ods'#$Caractères.$H$3];IF([.N7]=2;['file:///C:/GitProjects/PHC25Turbo/CircuitHelp%20-%20Copie.ods'#$Caractères.$H$4];IF([.N7]=3;['file:///C:/GitProjects/PHC25Turbo/CircuitHelp%20-%20Copie.ods'#$Caractères.$H$5];IF([.N7]=4;['file:///C:/GitProjects/PHC25Turbo/CircuitHelp%20-%20Copie.ods'#$Caractères.$H$6];IF([.N7]=5;['file:///C:/GitProjects/PHC25Turbo/CircuitHelp%20-%20Copie.ods'#$Caractères.$H$7];IF([.N7]=6;['file:///C:/GitProjects/PHC25Turbo/CircuitHelp%20-%20Copie.ods'#$Caractères.$H$8];IF([.N7]=7;['file:///C:/GitProjects/PHC25Turbo/CircuitHelp%20-%20Copie.ods'#$Caractères.$H$9];&quot;x&quot;)))))))))">
            <text:p/>
          </table:table-cell>
          <table:table-cell table:style-name="ce54" table:formula="of:=IF([.O7]=0;['file:///C:/GitProjects/PHC25Turbo/CircuitHelp%20-%20Copie.ods'#$Caractères.$B$2];IF([.O7]=1;['file:///C:/GitProjects/PHC25Turbo/CircuitHelp%20-%20Copie.ods'#$Caractères.$B$3];IF([.O7]=2;['file:///C:/GitProjects/PHC25Turbo/CircuitHelp%20-%20Copie.ods'#$Caractères.$B$4];IF([.O7]=3;['file:///C:/GitProjects/PHC25Turbo/CircuitHelp%20-%20Copie.ods'#$Caractères.$B$5];IF([.O7]=4;['file:///C:/GitProjects/PHC25Turbo/CircuitHelp%20-%20Copie.ods'#$Caractères.$B$6];IF([.O7]=5;['file:///C:/GitProjects/PHC25Turbo/CircuitHelp%20-%20Copie.ods'#$Caractères.$B$7];IF([.O7]=6;['file:///C:/GitProjects/PHC25Turbo/CircuitHelp%20-%20Copie.ods'#$Caractères.$B$8];IF([.O7]=7;['file:///C:/GitProjects/PHC25Turbo/CircuitHelp%20-%20Copie.ods'#$Caractères.$B$9];IF([.O7]=8;['file:///C:/GitProjects/PHC25Turbo/CircuitHelp%20-%20Copie.ods'#$Caractères.$B$10];IF([.O7]=9;['file:///C:/GitProjects/PHC25Turbo/CircuitHelp%20-%20Copie.ods'#$Caractères.$B$11];IF([.O7]=10;['file:///C:/GitProjects/PHC25Turbo/CircuitHelp%20-%20Copie.ods'#$Caractères.$B$12];IF([.O7]=11;['file:///C:/GitProjects/PHC25Turbo/CircuitHelp%20-%20Copie.ods'#$Caractères.$B$13];IF([.O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O7]&gt;0;[.O7]&lt;4);&quot;&quot;;IF([.P7]=0;['file:///C:/GitProjects/PHC25Turbo/CircuitHelp%20-%20Copie.ods'#$Caractères.$H$2];IF([.P7]=1;['file:///C:/GitProjects/PHC25Turbo/CircuitHelp%20-%20Copie.ods'#$Caractères.$H$3];IF([.P7]=2;['file:///C:/GitProjects/PHC25Turbo/CircuitHelp%20-%20Copie.ods'#$Caractères.$H$4];IF([.P7]=3;['file:///C:/GitProjects/PHC25Turbo/CircuitHelp%20-%20Copie.ods'#$Caractères.$H$5];IF([.P7]=4;['file:///C:/GitProjects/PHC25Turbo/CircuitHelp%20-%20Copie.ods'#$Caractères.$H$6];IF([.P7]=5;['file:///C:/GitProjects/PHC25Turbo/CircuitHelp%20-%20Copie.ods'#$Caractères.$H$7];IF([.P7]=6;['file:///C:/GitProjects/PHC25Turbo/CircuitHelp%20-%20Copie.ods'#$Caractères.$H$8];IF([.P7]=7;['file:///C:/GitProjects/PHC25Turbo/CircuitHelp%20-%20Copie.ods'#$Caractères.$H$9];&quot;x&quot;)))))))))">
            <text:p/>
          </table:table-cell>
          <table:table-cell table:style-name="ce60" table:formula="of:=IF([.Q7]=0;['file:///C:/GitProjects/PHC25Turbo/CircuitHelp%20-%20Copie.ods'#$Caractères.$B$2];IF([.Q7]=1;['file:///C:/GitProjects/PHC25Turbo/CircuitHelp%20-%20Copie.ods'#$Caractères.$B$3];IF([.Q7]=2;['file:///C:/GitProjects/PHC25Turbo/CircuitHelp%20-%20Copie.ods'#$Caractères.$B$4];IF([.Q7]=3;['file:///C:/GitProjects/PHC25Turbo/CircuitHelp%20-%20Copie.ods'#$Caractères.$B$5];IF([.Q7]=4;['file:///C:/GitProjects/PHC25Turbo/CircuitHelp%20-%20Copie.ods'#$Caractères.$B$6];IF([.Q7]=5;['file:///C:/GitProjects/PHC25Turbo/CircuitHelp%20-%20Copie.ods'#$Caractères.$B$7];IF([.Q7]=6;['file:///C:/GitProjects/PHC25Turbo/CircuitHelp%20-%20Copie.ods'#$Caractères.$B$8];IF([.Q7]=7;['file:///C:/GitProjects/PHC25Turbo/CircuitHelp%20-%20Copie.ods'#$Caractères.$B$9];IF([.Q7]=8;['file:///C:/GitProjects/PHC25Turbo/CircuitHelp%20-%20Copie.ods'#$Caractères.$B$10];IF([.Q7]=9;['file:///C:/GitProjects/PHC25Turbo/CircuitHelp%20-%20Copie.ods'#$Caractères.$B$11];IF([.Q7]=10;['file:///C:/GitProjects/PHC25Turbo/CircuitHelp%20-%20Copie.ods'#$Caractères.$B$12];IF([.Q7]=11;['file:///C:/GitProjects/PHC25Turbo/CircuitHelp%20-%20Copie.ods'#$Caractères.$B$13];IF([.Q7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Q7]&gt;0;[.Q7]&lt;4);&quot;&quot;;IF([.R7]=0;['file:///C:/GitProjects/PHC25Turbo/CircuitHelp%20-%20Copie.ods'#$Caractères.$H$2];IF([.R7]=1;['file:///C:/GitProjects/PHC25Turbo/CircuitHelp%20-%20Copie.ods'#$Caractères.$H$3];IF([.R7]=2;['file:///C:/GitProjects/PHC25Turbo/CircuitHelp%20-%20Copie.ods'#$Caractères.$H$4];IF([.R7]=3;['file:///C:/GitProjects/PHC25Turbo/CircuitHelp%20-%20Copie.ods'#$Caractères.$H$5];IF([.R7]=4;['file:///C:/GitProjects/PHC25Turbo/CircuitHelp%20-%20Copie.ods'#$Caractères.$H$6];IF([.R7]=5;['file:///C:/GitProjects/PHC25Turbo/CircuitHelp%20-%20Copie.ods'#$Caractères.$H$7];IF([.R7]=6;['file:///C:/GitProjects/PHC25Turbo/CircuitHelp%20-%20Copie.ods'#$Caractères.$H$8];IF([.R7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S7]=0;['file:///C:/GitProjects/PHC25Turbo/CircuitHelp%20-%20Copie.ods'#$Caractères.$B$2];IF([.S7]=1;['file:///C:/GitProjects/PHC25Turbo/CircuitHelp%20-%20Copie.ods'#$Caractères.$B$3];IF([.S7]=2;['file:///C:/GitProjects/PHC25Turbo/CircuitHelp%20-%20Copie.ods'#$Caractères.$B$4];IF([.S7]=3;['file:///C:/GitProjects/PHC25Turbo/CircuitHelp%20-%20Copie.ods'#$Caractères.$B$5];IF([.S7]=4;['file:///C:/GitProjects/PHC25Turbo/CircuitHelp%20-%20Copie.ods'#$Caractères.$B$6];IF([.S7]=5;['file:///C:/GitProjects/PHC25Turbo/CircuitHelp%20-%20Copie.ods'#$Caractères.$B$7];IF([.S7]=6;['file:///C:/GitProjects/PHC25Turbo/CircuitHelp%20-%20Copie.ods'#$Caractères.$B$8];IF([.S7]=7;['file:///C:/GitProjects/PHC25Turbo/CircuitHelp%20-%20Copie.ods'#$Caractères.$B$9];IF([.S7]=8;['file:///C:/GitProjects/PHC25Turbo/CircuitHelp%20-%20Copie.ods'#$Caractères.$B$10];IF([.S7]=9;['file:///C:/GitProjects/PHC25Turbo/CircuitHelp%20-%20Copie.ods'#$Caractères.$B$11];IF([.S7]=10;['file:///C:/GitProjects/PHC25Turbo/CircuitHelp%20-%20Copie.ods'#$Caractères.$B$12];IF([.S7]=11;['file:///C:/GitProjects/PHC25Turbo/CircuitHelp%20-%20Copie.ods'#$Caractères.$B$13];IF([.S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'file:///C:/GitProjects/PHC25Turbo/CircuitHelp%20-%20Copie.ods'#$Caractères.$H$2];IF([.T7]=1;['file:///C:/GitProjects/PHC25Turbo/CircuitHelp%20-%20Copie.ods'#$Caractères.$H$3];IF([.T7]=2;['file:///C:/GitProjects/PHC25Turbo/CircuitHelp%20-%20Copie.ods'#$Caractères.$H$4];IF([.T7]=3;['file:///C:/GitProjects/PHC25Turbo/CircuitHelp%20-%20Copie.ods'#$Caractères.$H$5];IF([.T7]=4;['file:///C:/GitProjects/PHC25Turbo/CircuitHelp%20-%20Copie.ods'#$Caractères.$H$6];IF([.T7]=5;['file:///C:/GitProjects/PHC25Turbo/CircuitHelp%20-%20Copie.ods'#$Caractères.$H$7];IF([.T7]=6;['file:///C:/GitProjects/PHC25Turbo/CircuitHelp%20-%20Copie.ods'#$Caractères.$H$8];IF([.T7]=7;['file:///C:/GitProjects/PHC25Turbo/CircuitHelp%20-%20Copie.ods'#$Caractères.$H$9];&quot;x&quot;)))))))))">
            <text:p/>
          </table:table-cell>
          <table:table-cell table:style-name="ce60" table:formula="of:=IF([.U7]=0;['file:///C:/GitProjects/PHC25Turbo/CircuitHelp%20-%20Copie.ods'#$Caractères.$B$2];IF([.U7]=1;['file:///C:/GitProjects/PHC25Turbo/CircuitHelp%20-%20Copie.ods'#$Caractères.$B$3];IF([.U7]=2;['file:///C:/GitProjects/PHC25Turbo/CircuitHelp%20-%20Copie.ods'#$Caractères.$B$4];IF([.U7]=3;['file:///C:/GitProjects/PHC25Turbo/CircuitHelp%20-%20Copie.ods'#$Caractères.$B$5];IF([.U7]=4;['file:///C:/GitProjects/PHC25Turbo/CircuitHelp%20-%20Copie.ods'#$Caractères.$B$6];IF([.U7]=5;['file:///C:/GitProjects/PHC25Turbo/CircuitHelp%20-%20Copie.ods'#$Caractères.$B$7];IF([.U7]=6;['file:///C:/GitProjects/PHC25Turbo/CircuitHelp%20-%20Copie.ods'#$Caractères.$B$8];IF([.U7]=7;['file:///C:/GitProjects/PHC25Turbo/CircuitHelp%20-%20Copie.ods'#$Caractères.$B$9];IF([.U7]=8;['file:///C:/GitProjects/PHC25Turbo/CircuitHelp%20-%20Copie.ods'#$Caractères.$B$10];IF([.U7]=9;['file:///C:/GitProjects/PHC25Turbo/CircuitHelp%20-%20Copie.ods'#$Caractères.$B$11];IF([.U7]=10;['file:///C:/GitProjects/PHC25Turbo/CircuitHelp%20-%20Copie.ods'#$Caractères.$B$12];IF([.U7]=11;['file:///C:/GitProjects/PHC25Turbo/CircuitHelp%20-%20Copie.ods'#$Caractères.$B$13];IF([.U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U7]&gt;0;[.U7]&lt;4);&quot;&quot;;IF([.V7]=0;['file:///C:/GitProjects/PHC25Turbo/CircuitHelp%20-%20Copie.ods'#$Caractères.$H$2];IF([.V7]=1;['file:///C:/GitProjects/PHC25Turbo/CircuitHelp%20-%20Copie.ods'#$Caractères.$H$3];IF([.V7]=2;['file:///C:/GitProjects/PHC25Turbo/CircuitHelp%20-%20Copie.ods'#$Caractères.$H$4];IF([.V7]=3;['file:///C:/GitProjects/PHC25Turbo/CircuitHelp%20-%20Copie.ods'#$Caractères.$H$5];IF([.V7]=4;['file:///C:/GitProjects/PHC25Turbo/CircuitHelp%20-%20Copie.ods'#$Caractères.$H$6];IF([.V7]=5;['file:///C:/GitProjects/PHC25Turbo/CircuitHelp%20-%20Copie.ods'#$Caractères.$H$7];IF([.V7]=6;['file:///C:/GitProjects/PHC25Turbo/CircuitHelp%20-%20Copie.ods'#$Caractères.$H$8];IF([.V7]=7;['file:///C:/GitProjects/PHC25Turbo/CircuitHelp%20-%20Copie.ods'#$Caractères.$H$9];&quot;x&quot;)))))))))">
            <text:p/>
          </table:table-cell>
          <table:table-cell table:style-name="ce54" table:formula="of:=IF([.W7]=0;['file:///C:/GitProjects/PHC25Turbo/CircuitHelp%20-%20Copie.ods'#$Caractères.$B$2];IF([.W7]=1;['file:///C:/GitProjects/PHC25Turbo/CircuitHelp%20-%20Copie.ods'#$Caractères.$B$3];IF([.W7]=2;['file:///C:/GitProjects/PHC25Turbo/CircuitHelp%20-%20Copie.ods'#$Caractères.$B$4];IF([.W7]=3;['file:///C:/GitProjects/PHC25Turbo/CircuitHelp%20-%20Copie.ods'#$Caractères.$B$5];IF([.W7]=4;['file:///C:/GitProjects/PHC25Turbo/CircuitHelp%20-%20Copie.ods'#$Caractères.$B$6];IF([.W7]=5;['file:///C:/GitProjects/PHC25Turbo/CircuitHelp%20-%20Copie.ods'#$Caractères.$B$7];IF([.W7]=6;['file:///C:/GitProjects/PHC25Turbo/CircuitHelp%20-%20Copie.ods'#$Caractères.$B$8];IF([.W7]=7;['file:///C:/GitProjects/PHC25Turbo/CircuitHelp%20-%20Copie.ods'#$Caractères.$B$9];IF([.W7]=8;['file:///C:/GitProjects/PHC25Turbo/CircuitHelp%20-%20Copie.ods'#$Caractères.$B$10];IF([.W7]=9;['file:///C:/GitProjects/PHC25Turbo/CircuitHelp%20-%20Copie.ods'#$Caractères.$B$11];IF([.W7]=10;['file:///C:/GitProjects/PHC25Turbo/CircuitHelp%20-%20Copie.ods'#$Caractères.$B$12];IF([.W7]=11;['file:///C:/GitProjects/PHC25Turbo/CircuitHelp%20-%20Copie.ods'#$Caractères.$B$13];IF([.W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'file:///C:/GitProjects/PHC25Turbo/CircuitHelp%20-%20Copie.ods'#$Caractères.$H$2];IF([.X7]=1;['file:///C:/GitProjects/PHC25Turbo/CircuitHelp%20-%20Copie.ods'#$Caractères.$H$3];IF([.X7]=2;['file:///C:/GitProjects/PHC25Turbo/CircuitHelp%20-%20Copie.ods'#$Caractères.$H$4];IF([.X7]=3;['file:///C:/GitProjects/PHC25Turbo/CircuitHelp%20-%20Copie.ods'#$Caractères.$H$5];IF([.X7]=4;['file:///C:/GitProjects/PHC25Turbo/CircuitHelp%20-%20Copie.ods'#$Caractères.$H$6];IF([.X7]=5;['file:///C:/GitProjects/PHC25Turbo/CircuitHelp%20-%20Copie.ods'#$Caractères.$H$7];IF([.X7]=6;['file:///C:/GitProjects/PHC25Turbo/CircuitHelp%20-%20Copie.ods'#$Caractères.$H$8];IF([.X7]=7;['file:///C:/GitProjects/PHC25Turbo/CircuitHelp%20-%20Copie.ods'#$Caractères.$H$9];&quot;x&quot;)))))))))">
            <text:p/>
          </table:table-cell>
          <table:table-cell table:style-name="ce60" table:formula="of:=IF([.Y7]=0;['file:///C:/GitProjects/PHC25Turbo/CircuitHelp%20-%20Copie.ods'#$Caractères.$B$2];IF([.Y7]=1;['file:///C:/GitProjects/PHC25Turbo/CircuitHelp%20-%20Copie.ods'#$Caractères.$B$3];IF([.Y7]=2;['file:///C:/GitProjects/PHC25Turbo/CircuitHelp%20-%20Copie.ods'#$Caractères.$B$4];IF([.Y7]=3;['file:///C:/GitProjects/PHC25Turbo/CircuitHelp%20-%20Copie.ods'#$Caractères.$B$5];IF([.Y7]=4;['file:///C:/GitProjects/PHC25Turbo/CircuitHelp%20-%20Copie.ods'#$Caractères.$B$6];IF([.Y7]=5;['file:///C:/GitProjects/PHC25Turbo/CircuitHelp%20-%20Copie.ods'#$Caractères.$B$7];IF([.Y7]=6;['file:///C:/GitProjects/PHC25Turbo/CircuitHelp%20-%20Copie.ods'#$Caractères.$B$8];IF([.Y7]=7;['file:///C:/GitProjects/PHC25Turbo/CircuitHelp%20-%20Copie.ods'#$Caractères.$B$9];IF([.Y7]=8;['file:///C:/GitProjects/PHC25Turbo/CircuitHelp%20-%20Copie.ods'#$Caractères.$B$10];IF([.Y7]=9;['file:///C:/GitProjects/PHC25Turbo/CircuitHelp%20-%20Copie.ods'#$Caractères.$B$11];IF([.Y7]=10;['file:///C:/GitProjects/PHC25Turbo/CircuitHelp%20-%20Copie.ods'#$Caractères.$B$12];IF([.Y7]=11;['file:///C:/GitProjects/PHC25Turbo/CircuitHelp%20-%20Copie.ods'#$Caractères.$B$13];IF([.Y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7]&gt;0;[.Y7]&lt;4);&quot;&quot;;IF([.Z7]=0;['file:///C:/GitProjects/PHC25Turbo/CircuitHelp%20-%20Copie.ods'#$Caractères.$H$2];IF([.Z7]=1;['file:///C:/GitProjects/PHC25Turbo/CircuitHelp%20-%20Copie.ods'#$Caractères.$H$3];IF([.Z7]=2;['file:///C:/GitProjects/PHC25Turbo/CircuitHelp%20-%20Copie.ods'#$Caractères.$H$4];IF([.Z7]=3;['file:///C:/GitProjects/PHC25Turbo/CircuitHelp%20-%20Copie.ods'#$Caractères.$H$5];IF([.Z7]=4;['file:///C:/GitProjects/PHC25Turbo/CircuitHelp%20-%20Copie.ods'#$Caractères.$H$6];IF([.Z7]=5;['file:///C:/GitProjects/PHC25Turbo/CircuitHelp%20-%20Copie.ods'#$Caractères.$H$7];IF([.Z7]=6;['file:///C:/GitProjects/PHC25Turbo/CircuitHelp%20-%20Copie.ods'#$Caractères.$H$8];IF([.Z7]=7;['file:///C:/GitProjects/PHC25Turbo/CircuitHelp%20-%20Copie.ods'#$Caractères.$H$9];&quot;x&quot;)))))))))">
            <text:p/>
          </table:table-cell>
          <table:table-cell table:style-name="ce54" table:formula="of:=IF([.AA7]=0;['file:///C:/GitProjects/PHC25Turbo/CircuitHelp%20-%20Copie.ods'#$Caractères.$B$2];IF([.AA7]=1;['file:///C:/GitProjects/PHC25Turbo/CircuitHelp%20-%20Copie.ods'#$Caractères.$B$3];IF([.AA7]=2;['file:///C:/GitProjects/PHC25Turbo/CircuitHelp%20-%20Copie.ods'#$Caractères.$B$4];IF([.AA7]=3;['file:///C:/GitProjects/PHC25Turbo/CircuitHelp%20-%20Copie.ods'#$Caractères.$B$5];IF([.AA7]=4;['file:///C:/GitProjects/PHC25Turbo/CircuitHelp%20-%20Copie.ods'#$Caractères.$B$6];IF([.AA7]=5;['file:///C:/GitProjects/PHC25Turbo/CircuitHelp%20-%20Copie.ods'#$Caractères.$B$7];IF([.AA7]=6;['file:///C:/GitProjects/PHC25Turbo/CircuitHelp%20-%20Copie.ods'#$Caractères.$B$8];IF([.AA7]=7;['file:///C:/GitProjects/PHC25Turbo/CircuitHelp%20-%20Copie.ods'#$Caractères.$B$9];IF([.AA7]=8;['file:///C:/GitProjects/PHC25Turbo/CircuitHelp%20-%20Copie.ods'#$Caractères.$B$10];IF([.AA7]=9;['file:///C:/GitProjects/PHC25Turbo/CircuitHelp%20-%20Copie.ods'#$Caractères.$B$11];IF([.AA7]=10;['file:///C:/GitProjects/PHC25Turbo/CircuitHelp%20-%20Copie.ods'#$Caractères.$B$12];IF([.AA7]=11;['file:///C:/GitProjects/PHC25Turbo/CircuitHelp%20-%20Copie.ods'#$Caractères.$B$13];IF([.AA7]=12;['file:///C:/GitProjects/PHC25Turbo/CircuitHelp%20-%20Copie.ods'#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'file:///C:/GitProjects/PHC25Turbo/CircuitHelp%20-%20Copie.ods'#$Caractères.$H$2];IF([.AB7]=1;['file:///C:/GitProjects/PHC25Turbo/CircuitHelp%20-%20Copie.ods'#$Caractères.$H$3];IF([.AB7]=2;['file:///C:/GitProjects/PHC25Turbo/CircuitHelp%20-%20Copie.ods'#$Caractères.$H$4];IF([.AB7]=3;['file:///C:/GitProjects/PHC25Turbo/CircuitHelp%20-%20Copie.ods'#$Caractères.$H$5];IF([.AB7]=4;['file:///C:/GitProjects/PHC25Turbo/CircuitHelp%20-%20Copie.ods'#$Caractères.$H$6];IF([.AB7]=5;['file:///C:/GitProjects/PHC25Turbo/CircuitHelp%20-%20Copie.ods'#$Caractères.$H$7];IF([.AB7]=6;['file:///C:/GitProjects/PHC25Turbo/CircuitHelp%20-%20Copie.ods'#$Caractères.$H$8];IF([.AB7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7]=0;['file:///C:/GitProjects/PHC25Turbo/CircuitHelp%20-%20Copie.ods'#$Caractères.$B$2];IF([.AC7]=1;['file:///C:/GitProjects/PHC25Turbo/CircuitHelp%20-%20Copie.ods'#$Caractères.$B$3];IF([.AC7]=2;['file:///C:/GitProjects/PHC25Turbo/CircuitHelp%20-%20Copie.ods'#$Caractères.$B$4];IF([.AC7]=3;['file:///C:/GitProjects/PHC25Turbo/CircuitHelp%20-%20Copie.ods'#$Caractères.$B$5];IF([.AC7]=4;['file:///C:/GitProjects/PHC25Turbo/CircuitHelp%20-%20Copie.ods'#$Caractères.$B$6];IF([.AC7]=5;['file:///C:/GitProjects/PHC25Turbo/CircuitHelp%20-%20Copie.ods'#$Caractères.$B$7];IF([.AC7]=6;['file:///C:/GitProjects/PHC25Turbo/CircuitHelp%20-%20Copie.ods'#$Caractères.$B$8];IF([.AC7]=7;['file:///C:/GitProjects/PHC25Turbo/CircuitHelp%20-%20Copie.ods'#$Caractères.$B$9];IF([.AC7]=8;['file:///C:/GitProjects/PHC25Turbo/CircuitHelp%20-%20Copie.ods'#$Caractères.$B$10];IF([.AC7]=9;['file:///C:/GitProjects/PHC25Turbo/CircuitHelp%20-%20Copie.ods'#$Caractères.$B$11];IF([.AC7]=10;['file:///C:/GitProjects/PHC25Turbo/CircuitHelp%20-%20Copie.ods'#$Caractères.$B$12];IF([.AC7]=11;['file:///C:/GitProjects/PHC25Turbo/CircuitHelp%20-%20Copie.ods'#$Caractères.$B$13];IF([.AC7]=12;['file:///C:/GitProjects/PHC25Turbo/CircuitHelp%20-%20Copie.ods'#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'file:///C:/GitProjects/PHC25Turbo/CircuitHelp%20-%20Copie.ods'#$Caractères.$H$2];IF([.AD7]=1;['file:///C:/GitProjects/PHC25Turbo/CircuitHelp%20-%20Copie.ods'#$Caractères.$H$3];IF([.AD7]=2;['file:///C:/GitProjects/PHC25Turbo/CircuitHelp%20-%20Copie.ods'#$Caractères.$H$4];IF([.AD7]=3;['file:///C:/GitProjects/PHC25Turbo/CircuitHelp%20-%20Copie.ods'#$Caractères.$H$5];IF([.AD7]=4;['file:///C:/GitProjects/PHC25Turbo/CircuitHelp%20-%20Copie.ods'#$Caractères.$H$6];IF([.AD7]=5;['file:///C:/GitProjects/PHC25Turbo/CircuitHelp%20-%20Copie.ods'#$Caractères.$H$7];IF([.AD7]=6;['file:///C:/GitProjects/PHC25Turbo/CircuitHelp%20-%20Copie.ods'#$Caractères.$H$8];IF([.AD7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7]=0;['file:///C:/GitProjects/PHC25Turbo/CircuitHelp%20-%20Copie.ods'#$Caractères.$B$2];IF([.AE7]=1;['file:///C:/GitProjects/PHC25Turbo/CircuitHelp%20-%20Copie.ods'#$Caractères.$B$3];IF([.AE7]=2;['file:///C:/GitProjects/PHC25Turbo/CircuitHelp%20-%20Copie.ods'#$Caractères.$B$4];IF([.AE7]=3;['file:///C:/GitProjects/PHC25Turbo/CircuitHelp%20-%20Copie.ods'#$Caractères.$B$5];IF([.AE7]=4;['file:///C:/GitProjects/PHC25Turbo/CircuitHelp%20-%20Copie.ods'#$Caractères.$B$6];IF([.AE7]=5;['file:///C:/GitProjects/PHC25Turbo/CircuitHelp%20-%20Copie.ods'#$Caractères.$B$7];IF([.AE7]=6;['file:///C:/GitProjects/PHC25Turbo/CircuitHelp%20-%20Copie.ods'#$Caractères.$B$8];IF([.AE7]=7;['file:///C:/GitProjects/PHC25Turbo/CircuitHelp%20-%20Copie.ods'#$Caractères.$B$9];IF([.AE7]=8;['file:///C:/GitProjects/PHC25Turbo/CircuitHelp%20-%20Copie.ods'#$Caractères.$B$10];IF([.AE7]=9;['file:///C:/GitProjects/PHC25Turbo/CircuitHelp%20-%20Copie.ods'#$Caractères.$B$11];IF([.AE7]=10;['file:///C:/GitProjects/PHC25Turbo/CircuitHelp%20-%20Copie.ods'#$Caractères.$B$12];IF([.AE7]=11;['file:///C:/GitProjects/PHC25Turbo/CircuitHelp%20-%20Copie.ods'#$Caractères.$B$13];IF([.AE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'file:///C:/GitProjects/PHC25Turbo/CircuitHelp%20-%20Copie.ods'#$Caractères.$H$2];IF([.AF7]=1;['file:///C:/GitProjects/PHC25Turbo/CircuitHelp%20-%20Copie.ods'#$Caractères.$H$3];IF([.AF7]=2;['file:///C:/GitProjects/PHC25Turbo/CircuitHelp%20-%20Copie.ods'#$Caractères.$H$4];IF([.AF7]=3;['file:///C:/GitProjects/PHC25Turbo/CircuitHelp%20-%20Copie.ods'#$Caractères.$H$5];IF([.AF7]=4;['file:///C:/GitProjects/PHC25Turbo/CircuitHelp%20-%20Copie.ods'#$Caractères.$H$6];IF([.AF7]=5;['file:///C:/GitProjects/PHC25Turbo/CircuitHelp%20-%20Copie.ods'#$Caractères.$H$7];IF([.AF7]=6;['file:///C:/GitProjects/PHC25Turbo/CircuitHelp%20-%20Copie.ods'#$Caractères.$H$8];IF([.AF7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'file:///C:/GitProjects/PHC25Turbo/CircuitHelp%20-%20Copie.ods'#$Caractères.$B$2];IF([.A8]=1;['file:///C:/GitProjects/PHC25Turbo/CircuitHelp%20-%20Copie.ods'#$Caractères.$B$3];IF([.A8]=2;['file:///C:/GitProjects/PHC25Turbo/CircuitHelp%20-%20Copie.ods'#$Caractères.$B$4];IF([.A8]=3;['file:///C:/GitProjects/PHC25Turbo/CircuitHelp%20-%20Copie.ods'#$Caractères.$B$5];IF([.A8]=4;['file:///C:/GitProjects/PHC25Turbo/CircuitHelp%20-%20Copie.ods'#$Caractères.$B$6];IF([.A8]=5;['file:///C:/GitProjects/PHC25Turbo/CircuitHelp%20-%20Copie.ods'#$Caractères.$B$7];IF([.A8]=6;['file:///C:/GitProjects/PHC25Turbo/CircuitHelp%20-%20Copie.ods'#$Caractères.$B$8];IF([.A8]=7;['file:///C:/GitProjects/PHC25Turbo/CircuitHelp%20-%20Copie.ods'#$Caractères.$B$9];IF([.A8]=8;['file:///C:/GitProjects/PHC25Turbo/CircuitHelp%20-%20Copie.ods'#$Caractères.$B$10];IF([.A8]=9;['file:///C:/GitProjects/PHC25Turbo/CircuitHelp%20-%20Copie.ods'#$Caractères.$B$11];IF([.A8]=10;['file:///C:/GitProjects/PHC25Turbo/CircuitHelp%20-%20Copie.ods'#$Caractères.$B$12];IF([.A8]=11;['file:///C:/GitProjects/PHC25Turbo/CircuitHelp%20-%20Copie.ods'#$Caractères.$B$13];IF([.A8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'file:///C:/GitProjects/PHC25Turbo/CircuitHelp%20-%20Copie.ods'#$Caractères.$H$2];IF([.B8]=1;['file:///C:/GitProjects/PHC25Turbo/CircuitHelp%20-%20Copie.ods'#$Caractères.$H$3];IF([.B8]=2;['file:///C:/GitProjects/PHC25Turbo/CircuitHelp%20-%20Copie.ods'#$Caractères.$H$4];IF([.B8]=3;['file:///C:/GitProjects/PHC25Turbo/CircuitHelp%20-%20Copie.ods'#$Caractères.$H$5];IF([.B8]=4;['file:///C:/GitProjects/PHC25Turbo/CircuitHelp%20-%20Copie.ods'#$Caractères.$H$6];IF([.B8]=5;['file:///C:/GitProjects/PHC25Turbo/CircuitHelp%20-%20Copie.ods'#$Caractères.$H$7];IF([.B8]=6;['file:///C:/GitProjects/PHC25Turbo/CircuitHelp%20-%20Copie.ods'#$Caractères.$H$8];IF([.B8]=7;['file:///C:/GitProjects/PHC25Turbo/CircuitHelp%20-%20Copie.ods'#$Caractères.$H$9];&quot;x&quot;)))))))))">
            <text:p/>
          </table:table-cell>
          <table:table-cell table:style-name="ce54" table:formula="of:=IF([.C8]=0;['file:///C:/GitProjects/PHC25Turbo/CircuitHelp%20-%20Copie.ods'#$Caractères.$B$2];IF([.C8]=1;['file:///C:/GitProjects/PHC25Turbo/CircuitHelp%20-%20Copie.ods'#$Caractères.$B$3];IF([.C8]=2;['file:///C:/GitProjects/PHC25Turbo/CircuitHelp%20-%20Copie.ods'#$Caractères.$B$4];IF([.C8]=3;['file:///C:/GitProjects/PHC25Turbo/CircuitHelp%20-%20Copie.ods'#$Caractères.$B$5];IF([.C8]=4;['file:///C:/GitProjects/PHC25Turbo/CircuitHelp%20-%20Copie.ods'#$Caractères.$B$6];IF([.C8]=5;['file:///C:/GitProjects/PHC25Turbo/CircuitHelp%20-%20Copie.ods'#$Caractères.$B$7];IF([.C8]=6;['file:///C:/GitProjects/PHC25Turbo/CircuitHelp%20-%20Copie.ods'#$Caractères.$B$8];IF([.C8]=7;['file:///C:/GitProjects/PHC25Turbo/CircuitHelp%20-%20Copie.ods'#$Caractères.$B$9];IF([.C8]=8;['file:///C:/GitProjects/PHC25Turbo/CircuitHelp%20-%20Copie.ods'#$Caractères.$B$10];IF([.C8]=9;['file:///C:/GitProjects/PHC25Turbo/CircuitHelp%20-%20Copie.ods'#$Caractères.$B$11];IF([.C8]=10;['file:///C:/GitProjects/PHC25Turbo/CircuitHelp%20-%20Copie.ods'#$Caractères.$B$12];IF([.C8]=11;['file:///C:/GitProjects/PHC25Turbo/CircuitHelp%20-%20Copie.ods'#$Caractères.$B$13];IF([.C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'file:///C:/GitProjects/PHC25Turbo/CircuitHelp%20-%20Copie.ods'#$Caractères.$H$2];IF([.D8]=1;['file:///C:/GitProjects/PHC25Turbo/CircuitHelp%20-%20Copie.ods'#$Caractères.$H$3];IF([.D8]=2;['file:///C:/GitProjects/PHC25Turbo/CircuitHelp%20-%20Copie.ods'#$Caractères.$H$4];IF([.D8]=3;['file:///C:/GitProjects/PHC25Turbo/CircuitHelp%20-%20Copie.ods'#$Caractères.$H$5];IF([.D8]=4;['file:///C:/GitProjects/PHC25Turbo/CircuitHelp%20-%20Copie.ods'#$Caractères.$H$6];IF([.D8]=5;['file:///C:/GitProjects/PHC25Turbo/CircuitHelp%20-%20Copie.ods'#$Caractères.$H$7];IF([.D8]=6;['file:///C:/GitProjects/PHC25Turbo/CircuitHelp%20-%20Copie.ods'#$Caractères.$H$8];IF([.D8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8]=0;['file:///C:/GitProjects/PHC25Turbo/CircuitHelp%20-%20Copie.ods'#$Caractères.$B$2];IF([.E8]=1;['file:///C:/GitProjects/PHC25Turbo/CircuitHelp%20-%20Copie.ods'#$Caractères.$B$3];IF([.E8]=2;['file:///C:/GitProjects/PHC25Turbo/CircuitHelp%20-%20Copie.ods'#$Caractères.$B$4];IF([.E8]=3;['file:///C:/GitProjects/PHC25Turbo/CircuitHelp%20-%20Copie.ods'#$Caractères.$B$5];IF([.E8]=4;['file:///C:/GitProjects/PHC25Turbo/CircuitHelp%20-%20Copie.ods'#$Caractères.$B$6];IF([.E8]=5;['file:///C:/GitProjects/PHC25Turbo/CircuitHelp%20-%20Copie.ods'#$Caractères.$B$7];IF([.E8]=6;['file:///C:/GitProjects/PHC25Turbo/CircuitHelp%20-%20Copie.ods'#$Caractères.$B$8];IF([.E8]=7;['file:///C:/GitProjects/PHC25Turbo/CircuitHelp%20-%20Copie.ods'#$Caractères.$B$9];IF([.E8]=8;['file:///C:/GitProjects/PHC25Turbo/CircuitHelp%20-%20Copie.ods'#$Caractères.$B$10];IF([.E8]=9;['file:///C:/GitProjects/PHC25Turbo/CircuitHelp%20-%20Copie.ods'#$Caractères.$B$11];IF([.E8]=10;['file:///C:/GitProjects/PHC25Turbo/CircuitHelp%20-%20Copie.ods'#$Caractères.$B$12];IF([.E8]=11;['file:///C:/GitProjects/PHC25Turbo/CircuitHelp%20-%20Copie.ods'#$Caractères.$B$13];IF([.E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'file:///C:/GitProjects/PHC25Turbo/CircuitHelp%20-%20Copie.ods'#$Caractères.$H$2];IF([.F8]=1;['file:///C:/GitProjects/PHC25Turbo/CircuitHelp%20-%20Copie.ods'#$Caractères.$H$3];IF([.F8]=2;['file:///C:/GitProjects/PHC25Turbo/CircuitHelp%20-%20Copie.ods'#$Caractères.$H$4];IF([.F8]=3;['file:///C:/GitProjects/PHC25Turbo/CircuitHelp%20-%20Copie.ods'#$Caractères.$H$5];IF([.F8]=4;['file:///C:/GitProjects/PHC25Turbo/CircuitHelp%20-%20Copie.ods'#$Caractères.$H$6];IF([.F8]=5;['file:///C:/GitProjects/PHC25Turbo/CircuitHelp%20-%20Copie.ods'#$Caractères.$H$7];IF([.F8]=6;['file:///C:/GitProjects/PHC25Turbo/CircuitHelp%20-%20Copie.ods'#$Caractères.$H$8];IF([.F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8]=0;['file:///C:/GitProjects/PHC25Turbo/CircuitHelp%20-%20Copie.ods'#$Caractères.$B$2];IF([.G8]=1;['file:///C:/GitProjects/PHC25Turbo/CircuitHelp%20-%20Copie.ods'#$Caractères.$B$3];IF([.G8]=2;['file:///C:/GitProjects/PHC25Turbo/CircuitHelp%20-%20Copie.ods'#$Caractères.$B$4];IF([.G8]=3;['file:///C:/GitProjects/PHC25Turbo/CircuitHelp%20-%20Copie.ods'#$Caractères.$B$5];IF([.G8]=4;['file:///C:/GitProjects/PHC25Turbo/CircuitHelp%20-%20Copie.ods'#$Caractères.$B$6];IF([.G8]=5;['file:///C:/GitProjects/PHC25Turbo/CircuitHelp%20-%20Copie.ods'#$Caractères.$B$7];IF([.G8]=6;['file:///C:/GitProjects/PHC25Turbo/CircuitHelp%20-%20Copie.ods'#$Caractères.$B$8];IF([.G8]=7;['file:///C:/GitProjects/PHC25Turbo/CircuitHelp%20-%20Copie.ods'#$Caractères.$B$9];IF([.G8]=8;['file:///C:/GitProjects/PHC25Turbo/CircuitHelp%20-%20Copie.ods'#$Caractères.$B$10];IF([.G8]=9;['file:///C:/GitProjects/PHC25Turbo/CircuitHelp%20-%20Copie.ods'#$Caractères.$B$11];IF([.G8]=10;['file:///C:/GitProjects/PHC25Turbo/CircuitHelp%20-%20Copie.ods'#$Caractères.$B$12];IF([.G8]=11;['file:///C:/GitProjects/PHC25Turbo/CircuitHelp%20-%20Copie.ods'#$Caractères.$B$13];IF([.G8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'file:///C:/GitProjects/PHC25Turbo/CircuitHelp%20-%20Copie.ods'#$Caractères.$H$2];IF([.H8]=1;['file:///C:/GitProjects/PHC25Turbo/CircuitHelp%20-%20Copie.ods'#$Caractères.$H$3];IF([.H8]=2;['file:///C:/GitProjects/PHC25Turbo/CircuitHelp%20-%20Copie.ods'#$Caractères.$H$4];IF([.H8]=3;['file:///C:/GitProjects/PHC25Turbo/CircuitHelp%20-%20Copie.ods'#$Caractères.$H$5];IF([.H8]=4;['file:///C:/GitProjects/PHC25Turbo/CircuitHelp%20-%20Copie.ods'#$Caractères.$H$6];IF([.H8]=5;['file:///C:/GitProjects/PHC25Turbo/CircuitHelp%20-%20Copie.ods'#$Caractères.$H$7];IF([.H8]=6;['file:///C:/GitProjects/PHC25Turbo/CircuitHelp%20-%20Copie.ods'#$Caractères.$H$8];IF([.H8]=7;['file:///C:/GitProjects/PHC25Turbo/CircuitHelp%20-%20Copie.ods'#$Caractères.$H$9];&quot;x&quot;)))))))))">
            <text:p/>
          </table:table-cell>
          <table:table-cell table:style-name="ce60" table:formula="of:=IF([.I8]=0;['file:///C:/GitProjects/PHC25Turbo/CircuitHelp%20-%20Copie.ods'#$Caractères.$B$2];IF([.I8]=1;['file:///C:/GitProjects/PHC25Turbo/CircuitHelp%20-%20Copie.ods'#$Caractères.$B$3];IF([.I8]=2;['file:///C:/GitProjects/PHC25Turbo/CircuitHelp%20-%20Copie.ods'#$Caractères.$B$4];IF([.I8]=3;['file:///C:/GitProjects/PHC25Turbo/CircuitHelp%20-%20Copie.ods'#$Caractères.$B$5];IF([.I8]=4;['file:///C:/GitProjects/PHC25Turbo/CircuitHelp%20-%20Copie.ods'#$Caractères.$B$6];IF([.I8]=5;['file:///C:/GitProjects/PHC25Turbo/CircuitHelp%20-%20Copie.ods'#$Caractères.$B$7];IF([.I8]=6;['file:///C:/GitProjects/PHC25Turbo/CircuitHelp%20-%20Copie.ods'#$Caractères.$B$8];IF([.I8]=7;['file:///C:/GitProjects/PHC25Turbo/CircuitHelp%20-%20Copie.ods'#$Caractères.$B$9];IF([.I8]=8;['file:///C:/GitProjects/PHC25Turbo/CircuitHelp%20-%20Copie.ods'#$Caractères.$B$10];IF([.I8]=9;['file:///C:/GitProjects/PHC25Turbo/CircuitHelp%20-%20Copie.ods'#$Caractères.$B$11];IF([.I8]=10;['file:///C:/GitProjects/PHC25Turbo/CircuitHelp%20-%20Copie.ods'#$Caractères.$B$12];IF([.I8]=11;['file:///C:/GitProjects/PHC25Turbo/CircuitHelp%20-%20Copie.ods'#$Caractères.$B$13];IF([.I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I8]&gt;0;[.I8]&lt;4);&quot;&quot;;IF([.J8]=0;['file:///C:/GitProjects/PHC25Turbo/CircuitHelp%20-%20Copie.ods'#$Caractères.$H$2];IF([.J8]=1;['file:///C:/GitProjects/PHC25Turbo/CircuitHelp%20-%20Copie.ods'#$Caractères.$H$3];IF([.J8]=2;['file:///C:/GitProjects/PHC25Turbo/CircuitHelp%20-%20Copie.ods'#$Caractères.$H$4];IF([.J8]=3;['file:///C:/GitProjects/PHC25Turbo/CircuitHelp%20-%20Copie.ods'#$Caractères.$H$5];IF([.J8]=4;['file:///C:/GitProjects/PHC25Turbo/CircuitHelp%20-%20Copie.ods'#$Caractères.$H$6];IF([.J8]=5;['file:///C:/GitProjects/PHC25Turbo/CircuitHelp%20-%20Copie.ods'#$Caractères.$H$7];IF([.J8]=6;['file:///C:/GitProjects/PHC25Turbo/CircuitHelp%20-%20Copie.ods'#$Caractères.$H$8];IF([.J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K8]=0;['file:///C:/GitProjects/PHC25Turbo/CircuitHelp%20-%20Copie.ods'#$Caractères.$B$2];IF([.K8]=1;['file:///C:/GitProjects/PHC25Turbo/CircuitHelp%20-%20Copie.ods'#$Caractères.$B$3];IF([.K8]=2;['file:///C:/GitProjects/PHC25Turbo/CircuitHelp%20-%20Copie.ods'#$Caractères.$B$4];IF([.K8]=3;['file:///C:/GitProjects/PHC25Turbo/CircuitHelp%20-%20Copie.ods'#$Caractères.$B$5];IF([.K8]=4;['file:///C:/GitProjects/PHC25Turbo/CircuitHelp%20-%20Copie.ods'#$Caractères.$B$6];IF([.K8]=5;['file:///C:/GitProjects/PHC25Turbo/CircuitHelp%20-%20Copie.ods'#$Caractères.$B$7];IF([.K8]=6;['file:///C:/GitProjects/PHC25Turbo/CircuitHelp%20-%20Copie.ods'#$Caractères.$B$8];IF([.K8]=7;['file:///C:/GitProjects/PHC25Turbo/CircuitHelp%20-%20Copie.ods'#$Caractères.$B$9];IF([.K8]=8;['file:///C:/GitProjects/PHC25Turbo/CircuitHelp%20-%20Copie.ods'#$Caractères.$B$10];IF([.K8]=9;['file:///C:/GitProjects/PHC25Turbo/CircuitHelp%20-%20Copie.ods'#$Caractères.$B$11];IF([.K8]=10;['file:///C:/GitProjects/PHC25Turbo/CircuitHelp%20-%20Copie.ods'#$Caractères.$B$12];IF([.K8]=11;['file:///C:/GitProjects/PHC25Turbo/CircuitHelp%20-%20Copie.ods'#$Caractères.$B$13];IF([.K8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K8]&gt;0;[.K8]&lt;4);&quot;&quot;;IF([.L8]=0;['file:///C:/GitProjects/PHC25Turbo/CircuitHelp%20-%20Copie.ods'#$Caractères.$H$2];IF([.L8]=1;['file:///C:/GitProjects/PHC25Turbo/CircuitHelp%20-%20Copie.ods'#$Caractères.$H$3];IF([.L8]=2;['file:///C:/GitProjects/PHC25Turbo/CircuitHelp%20-%20Copie.ods'#$Caractères.$H$4];IF([.L8]=3;['file:///C:/GitProjects/PHC25Turbo/CircuitHelp%20-%20Copie.ods'#$Caractères.$H$5];IF([.L8]=4;['file:///C:/GitProjects/PHC25Turbo/CircuitHelp%20-%20Copie.ods'#$Caractères.$H$6];IF([.L8]=5;['file:///C:/GitProjects/PHC25Turbo/CircuitHelp%20-%20Copie.ods'#$Caractères.$H$7];IF([.L8]=6;['file:///C:/GitProjects/PHC25Turbo/CircuitHelp%20-%20Copie.ods'#$Caractères.$H$8];IF([.L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M8]=0;['file:///C:/GitProjects/PHC25Turbo/CircuitHelp%20-%20Copie.ods'#$Caractères.$B$2];IF([.M8]=1;['file:///C:/GitProjects/PHC25Turbo/CircuitHelp%20-%20Copie.ods'#$Caractères.$B$3];IF([.M8]=2;['file:///C:/GitProjects/PHC25Turbo/CircuitHelp%20-%20Copie.ods'#$Caractères.$B$4];IF([.M8]=3;['file:///C:/GitProjects/PHC25Turbo/CircuitHelp%20-%20Copie.ods'#$Caractères.$B$5];IF([.M8]=4;['file:///C:/GitProjects/PHC25Turbo/CircuitHelp%20-%20Copie.ods'#$Caractères.$B$6];IF([.M8]=5;['file:///C:/GitProjects/PHC25Turbo/CircuitHelp%20-%20Copie.ods'#$Caractères.$B$7];IF([.M8]=6;['file:///C:/GitProjects/PHC25Turbo/CircuitHelp%20-%20Copie.ods'#$Caractères.$B$8];IF([.M8]=7;['file:///C:/GitProjects/PHC25Turbo/CircuitHelp%20-%20Copie.ods'#$Caractères.$B$9];IF([.M8]=8;['file:///C:/GitProjects/PHC25Turbo/CircuitHelp%20-%20Copie.ods'#$Caractères.$B$10];IF([.M8]=9;['file:///C:/GitProjects/PHC25Turbo/CircuitHelp%20-%20Copie.ods'#$Caractères.$B$11];IF([.M8]=10;['file:///C:/GitProjects/PHC25Turbo/CircuitHelp%20-%20Copie.ods'#$Caractères.$B$12];IF([.M8]=11;['file:///C:/GitProjects/PHC25Turbo/CircuitHelp%20-%20Copie.ods'#$Caractères.$B$13];IF([.M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M8]&gt;0;[.M8]&lt;4);&quot;&quot;;IF([.N8]=0;['file:///C:/GitProjects/PHC25Turbo/CircuitHelp%20-%20Copie.ods'#$Caractères.$H$2];IF([.N8]=1;['file:///C:/GitProjects/PHC25Turbo/CircuitHelp%20-%20Copie.ods'#$Caractères.$H$3];IF([.N8]=2;['file:///C:/GitProjects/PHC25Turbo/CircuitHelp%20-%20Copie.ods'#$Caractères.$H$4];IF([.N8]=3;['file:///C:/GitProjects/PHC25Turbo/CircuitHelp%20-%20Copie.ods'#$Caractères.$H$5];IF([.N8]=4;['file:///C:/GitProjects/PHC25Turbo/CircuitHelp%20-%20Copie.ods'#$Caractères.$H$6];IF([.N8]=5;['file:///C:/GitProjects/PHC25Turbo/CircuitHelp%20-%20Copie.ods'#$Caractères.$H$7];IF([.N8]=6;['file:///C:/GitProjects/PHC25Turbo/CircuitHelp%20-%20Copie.ods'#$Caractères.$H$8];IF([.N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O8]=0;['file:///C:/GitProjects/PHC25Turbo/CircuitHelp%20-%20Copie.ods'#$Caractères.$B$2];IF([.O8]=1;['file:///C:/GitProjects/PHC25Turbo/CircuitHelp%20-%20Copie.ods'#$Caractères.$B$3];IF([.O8]=2;['file:///C:/GitProjects/PHC25Turbo/CircuitHelp%20-%20Copie.ods'#$Caractères.$B$4];IF([.O8]=3;['file:///C:/GitProjects/PHC25Turbo/CircuitHelp%20-%20Copie.ods'#$Caractères.$B$5];IF([.O8]=4;['file:///C:/GitProjects/PHC25Turbo/CircuitHelp%20-%20Copie.ods'#$Caractères.$B$6];IF([.O8]=5;['file:///C:/GitProjects/PHC25Turbo/CircuitHelp%20-%20Copie.ods'#$Caractères.$B$7];IF([.O8]=6;['file:///C:/GitProjects/PHC25Turbo/CircuitHelp%20-%20Copie.ods'#$Caractères.$B$8];IF([.O8]=7;['file:///C:/GitProjects/PHC25Turbo/CircuitHelp%20-%20Copie.ods'#$Caractères.$B$9];IF([.O8]=8;['file:///C:/GitProjects/PHC25Turbo/CircuitHelp%20-%20Copie.ods'#$Caractères.$B$10];IF([.O8]=9;['file:///C:/GitProjects/PHC25Turbo/CircuitHelp%20-%20Copie.ods'#$Caractères.$B$11];IF([.O8]=10;['file:///C:/GitProjects/PHC25Turbo/CircuitHelp%20-%20Copie.ods'#$Caractères.$B$12];IF([.O8]=11;['file:///C:/GitProjects/PHC25Turbo/CircuitHelp%20-%20Copie.ods'#$Caractères.$B$13];IF([.O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O8]&gt;0;[.O8]&lt;4);&quot;&quot;;IF([.P8]=0;['file:///C:/GitProjects/PHC25Turbo/CircuitHelp%20-%20Copie.ods'#$Caractères.$H$2];IF([.P8]=1;['file:///C:/GitProjects/PHC25Turbo/CircuitHelp%20-%20Copie.ods'#$Caractères.$H$3];IF([.P8]=2;['file:///C:/GitProjects/PHC25Turbo/CircuitHelp%20-%20Copie.ods'#$Caractères.$H$4];IF([.P8]=3;['file:///C:/GitProjects/PHC25Turbo/CircuitHelp%20-%20Copie.ods'#$Caractères.$H$5];IF([.P8]=4;['file:///C:/GitProjects/PHC25Turbo/CircuitHelp%20-%20Copie.ods'#$Caractères.$H$6];IF([.P8]=5;['file:///C:/GitProjects/PHC25Turbo/CircuitHelp%20-%20Copie.ods'#$Caractères.$H$7];IF([.P8]=6;['file:///C:/GitProjects/PHC25Turbo/CircuitHelp%20-%20Copie.ods'#$Caractères.$H$8];IF([.P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Q8]=0;['file:///C:/GitProjects/PHC25Turbo/CircuitHelp%20-%20Copie.ods'#$Caractères.$B$2];IF([.Q8]=1;['file:///C:/GitProjects/PHC25Turbo/CircuitHelp%20-%20Copie.ods'#$Caractères.$B$3];IF([.Q8]=2;['file:///C:/GitProjects/PHC25Turbo/CircuitHelp%20-%20Copie.ods'#$Caractères.$B$4];IF([.Q8]=3;['file:///C:/GitProjects/PHC25Turbo/CircuitHelp%20-%20Copie.ods'#$Caractères.$B$5];IF([.Q8]=4;['file:///C:/GitProjects/PHC25Turbo/CircuitHelp%20-%20Copie.ods'#$Caractères.$B$6];IF([.Q8]=5;['file:///C:/GitProjects/PHC25Turbo/CircuitHelp%20-%20Copie.ods'#$Caractères.$B$7];IF([.Q8]=6;['file:///C:/GitProjects/PHC25Turbo/CircuitHelp%20-%20Copie.ods'#$Caractères.$B$8];IF([.Q8]=7;['file:///C:/GitProjects/PHC25Turbo/CircuitHelp%20-%20Copie.ods'#$Caractères.$B$9];IF([.Q8]=8;['file:///C:/GitProjects/PHC25Turbo/CircuitHelp%20-%20Copie.ods'#$Caractères.$B$10];IF([.Q8]=9;['file:///C:/GitProjects/PHC25Turbo/CircuitHelp%20-%20Copie.ods'#$Caractères.$B$11];IF([.Q8]=10;['file:///C:/GitProjects/PHC25Turbo/CircuitHelp%20-%20Copie.ods'#$Caractères.$B$12];IF([.Q8]=11;['file:///C:/GitProjects/PHC25Turbo/CircuitHelp%20-%20Copie.ods'#$Caractères.$B$13];IF([.Q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'file:///C:/GitProjects/PHC25Turbo/CircuitHelp%20-%20Copie.ods'#$Caractères.$H$2];IF([.R8]=1;['file:///C:/GitProjects/PHC25Turbo/CircuitHelp%20-%20Copie.ods'#$Caractères.$H$3];IF([.R8]=2;['file:///C:/GitProjects/PHC25Turbo/CircuitHelp%20-%20Copie.ods'#$Caractères.$H$4];IF([.R8]=3;['file:///C:/GitProjects/PHC25Turbo/CircuitHelp%20-%20Copie.ods'#$Caractères.$H$5];IF([.R8]=4;['file:///C:/GitProjects/PHC25Turbo/CircuitHelp%20-%20Copie.ods'#$Caractères.$H$6];IF([.R8]=5;['file:///C:/GitProjects/PHC25Turbo/CircuitHelp%20-%20Copie.ods'#$Caractères.$H$7];IF([.R8]=6;['file:///C:/GitProjects/PHC25Turbo/CircuitHelp%20-%20Copie.ods'#$Caractères.$H$8];IF([.R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S8]=0;['file:///C:/GitProjects/PHC25Turbo/CircuitHelp%20-%20Copie.ods'#$Caractères.$B$2];IF([.S8]=1;['file:///C:/GitProjects/PHC25Turbo/CircuitHelp%20-%20Copie.ods'#$Caractères.$B$3];IF([.S8]=2;['file:///C:/GitProjects/PHC25Turbo/CircuitHelp%20-%20Copie.ods'#$Caractères.$B$4];IF([.S8]=3;['file:///C:/GitProjects/PHC25Turbo/CircuitHelp%20-%20Copie.ods'#$Caractères.$B$5];IF([.S8]=4;['file:///C:/GitProjects/PHC25Turbo/CircuitHelp%20-%20Copie.ods'#$Caractères.$B$6];IF([.S8]=5;['file:///C:/GitProjects/PHC25Turbo/CircuitHelp%20-%20Copie.ods'#$Caractères.$B$7];IF([.S8]=6;['file:///C:/GitProjects/PHC25Turbo/CircuitHelp%20-%20Copie.ods'#$Caractères.$B$8];IF([.S8]=7;['file:///C:/GitProjects/PHC25Turbo/CircuitHelp%20-%20Copie.ods'#$Caractères.$B$9];IF([.S8]=8;['file:///C:/GitProjects/PHC25Turbo/CircuitHelp%20-%20Copie.ods'#$Caractères.$B$10];IF([.S8]=9;['file:///C:/GitProjects/PHC25Turbo/CircuitHelp%20-%20Copie.ods'#$Caractères.$B$11];IF([.S8]=10;['file:///C:/GitProjects/PHC25Turbo/CircuitHelp%20-%20Copie.ods'#$Caractères.$B$12];IF([.S8]=11;['file:///C:/GitProjects/PHC25Turbo/CircuitHelp%20-%20Copie.ods'#$Caractères.$B$13];IF([.S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S8]&gt;0;[.S8]&lt;4);&quot;&quot;;IF([.T8]=0;['file:///C:/GitProjects/PHC25Turbo/CircuitHelp%20-%20Copie.ods'#$Caractères.$H$2];IF([.T8]=1;['file:///C:/GitProjects/PHC25Turbo/CircuitHelp%20-%20Copie.ods'#$Caractères.$H$3];IF([.T8]=2;['file:///C:/GitProjects/PHC25Turbo/CircuitHelp%20-%20Copie.ods'#$Caractères.$H$4];IF([.T8]=3;['file:///C:/GitProjects/PHC25Turbo/CircuitHelp%20-%20Copie.ods'#$Caractères.$H$5];IF([.T8]=4;['file:///C:/GitProjects/PHC25Turbo/CircuitHelp%20-%20Copie.ods'#$Caractères.$H$6];IF([.T8]=5;['file:///C:/GitProjects/PHC25Turbo/CircuitHelp%20-%20Copie.ods'#$Caractères.$H$7];IF([.T8]=6;['file:///C:/GitProjects/PHC25Turbo/CircuitHelp%20-%20Copie.ods'#$Caractères.$H$8];IF([.T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U8]=0;['file:///C:/GitProjects/PHC25Turbo/CircuitHelp%20-%20Copie.ods'#$Caractères.$B$2];IF([.U8]=1;['file:///C:/GitProjects/PHC25Turbo/CircuitHelp%20-%20Copie.ods'#$Caractères.$B$3];IF([.U8]=2;['file:///C:/GitProjects/PHC25Turbo/CircuitHelp%20-%20Copie.ods'#$Caractères.$B$4];IF([.U8]=3;['file:///C:/GitProjects/PHC25Turbo/CircuitHelp%20-%20Copie.ods'#$Caractères.$B$5];IF([.U8]=4;['file:///C:/GitProjects/PHC25Turbo/CircuitHelp%20-%20Copie.ods'#$Caractères.$B$6];IF([.U8]=5;['file:///C:/GitProjects/PHC25Turbo/CircuitHelp%20-%20Copie.ods'#$Caractères.$B$7];IF([.U8]=6;['file:///C:/GitProjects/PHC25Turbo/CircuitHelp%20-%20Copie.ods'#$Caractères.$B$8];IF([.U8]=7;['file:///C:/GitProjects/PHC25Turbo/CircuitHelp%20-%20Copie.ods'#$Caractères.$B$9];IF([.U8]=8;['file:///C:/GitProjects/PHC25Turbo/CircuitHelp%20-%20Copie.ods'#$Caractères.$B$10];IF([.U8]=9;['file:///C:/GitProjects/PHC25Turbo/CircuitHelp%20-%20Copie.ods'#$Caractères.$B$11];IF([.U8]=10;['file:///C:/GitProjects/PHC25Turbo/CircuitHelp%20-%20Copie.ods'#$Caractères.$B$12];IF([.U8]=11;['file:///C:/GitProjects/PHC25Turbo/CircuitHelp%20-%20Copie.ods'#$Caractères.$B$13];IF([.U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U8]&gt;0;[.U8]&lt;4);&quot;&quot;;IF([.V8]=0;['file:///C:/GitProjects/PHC25Turbo/CircuitHelp%20-%20Copie.ods'#$Caractères.$H$2];IF([.V8]=1;['file:///C:/GitProjects/PHC25Turbo/CircuitHelp%20-%20Copie.ods'#$Caractères.$H$3];IF([.V8]=2;['file:///C:/GitProjects/PHC25Turbo/CircuitHelp%20-%20Copie.ods'#$Caractères.$H$4];IF([.V8]=3;['file:///C:/GitProjects/PHC25Turbo/CircuitHelp%20-%20Copie.ods'#$Caractères.$H$5];IF([.V8]=4;['file:///C:/GitProjects/PHC25Turbo/CircuitHelp%20-%20Copie.ods'#$Caractères.$H$6];IF([.V8]=5;['file:///C:/GitProjects/PHC25Turbo/CircuitHelp%20-%20Copie.ods'#$Caractères.$H$7];IF([.V8]=6;['file:///C:/GitProjects/PHC25Turbo/CircuitHelp%20-%20Copie.ods'#$Caractères.$H$8];IF([.V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W8]=0;['file:///C:/GitProjects/PHC25Turbo/CircuitHelp%20-%20Copie.ods'#$Caractères.$B$2];IF([.W8]=1;['file:///C:/GitProjects/PHC25Turbo/CircuitHelp%20-%20Copie.ods'#$Caractères.$B$3];IF([.W8]=2;['file:///C:/GitProjects/PHC25Turbo/CircuitHelp%20-%20Copie.ods'#$Caractères.$B$4];IF([.W8]=3;['file:///C:/GitProjects/PHC25Turbo/CircuitHelp%20-%20Copie.ods'#$Caractères.$B$5];IF([.W8]=4;['file:///C:/GitProjects/PHC25Turbo/CircuitHelp%20-%20Copie.ods'#$Caractères.$B$6];IF([.W8]=5;['file:///C:/GitProjects/PHC25Turbo/CircuitHelp%20-%20Copie.ods'#$Caractères.$B$7];IF([.W8]=6;['file:///C:/GitProjects/PHC25Turbo/CircuitHelp%20-%20Copie.ods'#$Caractères.$B$8];IF([.W8]=7;['file:///C:/GitProjects/PHC25Turbo/CircuitHelp%20-%20Copie.ods'#$Caractères.$B$9];IF([.W8]=8;['file:///C:/GitProjects/PHC25Turbo/CircuitHelp%20-%20Copie.ods'#$Caractères.$B$10];IF([.W8]=9;['file:///C:/GitProjects/PHC25Turbo/CircuitHelp%20-%20Copie.ods'#$Caractères.$B$11];IF([.W8]=10;['file:///C:/GitProjects/PHC25Turbo/CircuitHelp%20-%20Copie.ods'#$Caractères.$B$12];IF([.W8]=11;['file:///C:/GitProjects/PHC25Turbo/CircuitHelp%20-%20Copie.ods'#$Caractères.$B$13];IF([.W8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'file:///C:/GitProjects/PHC25Turbo/CircuitHelp%20-%20Copie.ods'#$Caractères.$H$2];IF([.X8]=1;['file:///C:/GitProjects/PHC25Turbo/CircuitHelp%20-%20Copie.ods'#$Caractères.$H$3];IF([.X8]=2;['file:///C:/GitProjects/PHC25Turbo/CircuitHelp%20-%20Copie.ods'#$Caractères.$H$4];IF([.X8]=3;['file:///C:/GitProjects/PHC25Turbo/CircuitHelp%20-%20Copie.ods'#$Caractères.$H$5];IF([.X8]=4;['file:///C:/GitProjects/PHC25Turbo/CircuitHelp%20-%20Copie.ods'#$Caractères.$H$6];IF([.X8]=5;['file:///C:/GitProjects/PHC25Turbo/CircuitHelp%20-%20Copie.ods'#$Caractères.$H$7];IF([.X8]=6;['file:///C:/GitProjects/PHC25Turbo/CircuitHelp%20-%20Copie.ods'#$Caractères.$H$8];IF([.X8]=7;['file:///C:/GitProjects/PHC25Turbo/CircuitHelp%20-%20Copie.ods'#$Caractères.$H$9];&quot;x&quot;)))))))))">
            <text:p/>
          </table:table-cell>
          <table:table-cell table:style-name="ce60" table:formula="of:=IF([.Y8]=0;['file:///C:/GitProjects/PHC25Turbo/CircuitHelp%20-%20Copie.ods'#$Caractères.$B$2];IF([.Y8]=1;['file:///C:/GitProjects/PHC25Turbo/CircuitHelp%20-%20Copie.ods'#$Caractères.$B$3];IF([.Y8]=2;['file:///C:/GitProjects/PHC25Turbo/CircuitHelp%20-%20Copie.ods'#$Caractères.$B$4];IF([.Y8]=3;['file:///C:/GitProjects/PHC25Turbo/CircuitHelp%20-%20Copie.ods'#$Caractères.$B$5];IF([.Y8]=4;['file:///C:/GitProjects/PHC25Turbo/CircuitHelp%20-%20Copie.ods'#$Caractères.$B$6];IF([.Y8]=5;['file:///C:/GitProjects/PHC25Turbo/CircuitHelp%20-%20Copie.ods'#$Caractères.$B$7];IF([.Y8]=6;['file:///C:/GitProjects/PHC25Turbo/CircuitHelp%20-%20Copie.ods'#$Caractères.$B$8];IF([.Y8]=7;['file:///C:/GitProjects/PHC25Turbo/CircuitHelp%20-%20Copie.ods'#$Caractères.$B$9];IF([.Y8]=8;['file:///C:/GitProjects/PHC25Turbo/CircuitHelp%20-%20Copie.ods'#$Caractères.$B$10];IF([.Y8]=9;['file:///C:/GitProjects/PHC25Turbo/CircuitHelp%20-%20Copie.ods'#$Caractères.$B$11];IF([.Y8]=10;['file:///C:/GitProjects/PHC25Turbo/CircuitHelp%20-%20Copie.ods'#$Caractères.$B$12];IF([.Y8]=11;['file:///C:/GitProjects/PHC25Turbo/CircuitHelp%20-%20Copie.ods'#$Caractères.$B$13];IF([.Y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Y8]&gt;0;[.Y8]&lt;4);&quot;&quot;;IF([.Z8]=0;['file:///C:/GitProjects/PHC25Turbo/CircuitHelp%20-%20Copie.ods'#$Caractères.$H$2];IF([.Z8]=1;['file:///C:/GitProjects/PHC25Turbo/CircuitHelp%20-%20Copie.ods'#$Caractères.$H$3];IF([.Z8]=2;['file:///C:/GitProjects/PHC25Turbo/CircuitHelp%20-%20Copie.ods'#$Caractères.$H$4];IF([.Z8]=3;['file:///C:/GitProjects/PHC25Turbo/CircuitHelp%20-%20Copie.ods'#$Caractères.$H$5];IF([.Z8]=4;['file:///C:/GitProjects/PHC25Turbo/CircuitHelp%20-%20Copie.ods'#$Caractères.$H$6];IF([.Z8]=5;['file:///C:/GitProjects/PHC25Turbo/CircuitHelp%20-%20Copie.ods'#$Caractères.$H$7];IF([.Z8]=6;['file:///C:/GitProjects/PHC25Turbo/CircuitHelp%20-%20Copie.ods'#$Caractères.$H$8];IF([.Z8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54" table:formula="of:=IF([.AA8]=0;['file:///C:/GitProjects/PHC25Turbo/CircuitHelp%20-%20Copie.ods'#$Caractères.$B$2];IF([.AA8]=1;['file:///C:/GitProjects/PHC25Turbo/CircuitHelp%20-%20Copie.ods'#$Caractères.$B$3];IF([.AA8]=2;['file:///C:/GitProjects/PHC25Turbo/CircuitHelp%20-%20Copie.ods'#$Caractères.$B$4];IF([.AA8]=3;['file:///C:/GitProjects/PHC25Turbo/CircuitHelp%20-%20Copie.ods'#$Caractères.$B$5];IF([.AA8]=4;['file:///C:/GitProjects/PHC25Turbo/CircuitHelp%20-%20Copie.ods'#$Caractères.$B$6];IF([.AA8]=5;['file:///C:/GitProjects/PHC25Turbo/CircuitHelp%20-%20Copie.ods'#$Caractères.$B$7];IF([.AA8]=6;['file:///C:/GitProjects/PHC25Turbo/CircuitHelp%20-%20Copie.ods'#$Caractères.$B$8];IF([.AA8]=7;['file:///C:/GitProjects/PHC25Turbo/CircuitHelp%20-%20Copie.ods'#$Caractères.$B$9];IF([.AA8]=8;['file:///C:/GitProjects/PHC25Turbo/CircuitHelp%20-%20Copie.ods'#$Caractères.$B$10];IF([.AA8]=9;['file:///C:/GitProjects/PHC25Turbo/CircuitHelp%20-%20Copie.ods'#$Caractères.$B$11];IF([.AA8]=10;['file:///C:/GitProjects/PHC25Turbo/CircuitHelp%20-%20Copie.ods'#$Caractères.$B$12];IF([.AA8]=11;['file:///C:/GitProjects/PHC25Turbo/CircuitHelp%20-%20Copie.ods'#$Caractères.$B$13];IF([.AA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'file:///C:/GitProjects/PHC25Turbo/CircuitHelp%20-%20Copie.ods'#$Caractères.$H$2];IF([.AB8]=1;['file:///C:/GitProjects/PHC25Turbo/CircuitHelp%20-%20Copie.ods'#$Caractères.$H$3];IF([.AB8]=2;['file:///C:/GitProjects/PHC25Turbo/CircuitHelp%20-%20Copie.ods'#$Caractères.$H$4];IF([.AB8]=3;['file:///C:/GitProjects/PHC25Turbo/CircuitHelp%20-%20Copie.ods'#$Caractères.$H$5];IF([.AB8]=4;['file:///C:/GitProjects/PHC25Turbo/CircuitHelp%20-%20Copie.ods'#$Caractères.$H$6];IF([.AB8]=5;['file:///C:/GitProjects/PHC25Turbo/CircuitHelp%20-%20Copie.ods'#$Caractères.$H$7];IF([.AB8]=6;['file:///C:/GitProjects/PHC25Turbo/CircuitHelp%20-%20Copie.ods'#$Caractères.$H$8];IF([.AB8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8]=0;['file:///C:/GitProjects/PHC25Turbo/CircuitHelp%20-%20Copie.ods'#$Caractères.$B$2];IF([.AC8]=1;['file:///C:/GitProjects/PHC25Turbo/CircuitHelp%20-%20Copie.ods'#$Caractères.$B$3];IF([.AC8]=2;['file:///C:/GitProjects/PHC25Turbo/CircuitHelp%20-%20Copie.ods'#$Caractères.$B$4];IF([.AC8]=3;['file:///C:/GitProjects/PHC25Turbo/CircuitHelp%20-%20Copie.ods'#$Caractères.$B$5];IF([.AC8]=4;['file:///C:/GitProjects/PHC25Turbo/CircuitHelp%20-%20Copie.ods'#$Caractères.$B$6];IF([.AC8]=5;['file:///C:/GitProjects/PHC25Turbo/CircuitHelp%20-%20Copie.ods'#$Caractères.$B$7];IF([.AC8]=6;['file:///C:/GitProjects/PHC25Turbo/CircuitHelp%20-%20Copie.ods'#$Caractères.$B$8];IF([.AC8]=7;['file:///C:/GitProjects/PHC25Turbo/CircuitHelp%20-%20Copie.ods'#$Caractères.$B$9];IF([.AC8]=8;['file:///C:/GitProjects/PHC25Turbo/CircuitHelp%20-%20Copie.ods'#$Caractères.$B$10];IF([.AC8]=9;['file:///C:/GitProjects/PHC25Turbo/CircuitHelp%20-%20Copie.ods'#$Caractères.$B$11];IF([.AC8]=10;['file:///C:/GitProjects/PHC25Turbo/CircuitHelp%20-%20Copie.ods'#$Caractères.$B$12];IF([.AC8]=11;['file:///C:/GitProjects/PHC25Turbo/CircuitHelp%20-%20Copie.ods'#$Caractères.$B$13];IF([.AC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'file:///C:/GitProjects/PHC25Turbo/CircuitHelp%20-%20Copie.ods'#$Caractères.$H$2];IF([.AD8]=1;['file:///C:/GitProjects/PHC25Turbo/CircuitHelp%20-%20Copie.ods'#$Caractères.$H$3];IF([.AD8]=2;['file:///C:/GitProjects/PHC25Turbo/CircuitHelp%20-%20Copie.ods'#$Caractères.$H$4];IF([.AD8]=3;['file:///C:/GitProjects/PHC25Turbo/CircuitHelp%20-%20Copie.ods'#$Caractères.$H$5];IF([.AD8]=4;['file:///C:/GitProjects/PHC25Turbo/CircuitHelp%20-%20Copie.ods'#$Caractères.$H$6];IF([.AD8]=5;['file:///C:/GitProjects/PHC25Turbo/CircuitHelp%20-%20Copie.ods'#$Caractères.$H$7];IF([.AD8]=6;['file:///C:/GitProjects/PHC25Turbo/CircuitHelp%20-%20Copie.ods'#$Caractères.$H$8];IF([.AD8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8]=0;['file:///C:/GitProjects/PHC25Turbo/CircuitHelp%20-%20Copie.ods'#$Caractères.$B$2];IF([.AE8]=1;['file:///C:/GitProjects/PHC25Turbo/CircuitHelp%20-%20Copie.ods'#$Caractères.$B$3];IF([.AE8]=2;['file:///C:/GitProjects/PHC25Turbo/CircuitHelp%20-%20Copie.ods'#$Caractères.$B$4];IF([.AE8]=3;['file:///C:/GitProjects/PHC25Turbo/CircuitHelp%20-%20Copie.ods'#$Caractères.$B$5];IF([.AE8]=4;['file:///C:/GitProjects/PHC25Turbo/CircuitHelp%20-%20Copie.ods'#$Caractères.$B$6];IF([.AE8]=5;['file:///C:/GitProjects/PHC25Turbo/CircuitHelp%20-%20Copie.ods'#$Caractères.$B$7];IF([.AE8]=6;['file:///C:/GitProjects/PHC25Turbo/CircuitHelp%20-%20Copie.ods'#$Caractères.$B$8];IF([.AE8]=7;['file:///C:/GitProjects/PHC25Turbo/CircuitHelp%20-%20Copie.ods'#$Caractères.$B$9];IF([.AE8]=8;['file:///C:/GitProjects/PHC25Turbo/CircuitHelp%20-%20Copie.ods'#$Caractères.$B$10];IF([.AE8]=9;['file:///C:/GitProjects/PHC25Turbo/CircuitHelp%20-%20Copie.ods'#$Caractères.$B$11];IF([.AE8]=10;['file:///C:/GitProjects/PHC25Turbo/CircuitHelp%20-%20Copie.ods'#$Caractères.$B$12];IF([.AE8]=11;['file:///C:/GitProjects/PHC25Turbo/CircuitHelp%20-%20Copie.ods'#$Caractères.$B$13];IF([.AE8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'file:///C:/GitProjects/PHC25Turbo/CircuitHelp%20-%20Copie.ods'#$Caractères.$H$2];IF([.AF8]=1;['file:///C:/GitProjects/PHC25Turbo/CircuitHelp%20-%20Copie.ods'#$Caractères.$H$3];IF([.AF8]=2;['file:///C:/GitProjects/PHC25Turbo/CircuitHelp%20-%20Copie.ods'#$Caractères.$H$4];IF([.AF8]=3;['file:///C:/GitProjects/PHC25Turbo/CircuitHelp%20-%20Copie.ods'#$Caractères.$H$5];IF([.AF8]=4;['file:///C:/GitProjects/PHC25Turbo/CircuitHelp%20-%20Copie.ods'#$Caractères.$H$6];IF([.AF8]=5;['file:///C:/GitProjects/PHC25Turbo/CircuitHelp%20-%20Copie.ods'#$Caractères.$H$7];IF([.AF8]=6;['file:///C:/GitProjects/PHC25Turbo/CircuitHelp%20-%20Copie.ods'#$Caractères.$H$8];IF([.AF8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'file:///C:/GitProjects/PHC25Turbo/CircuitHelp%20-%20Copie.ods'#$Caractères.$B$2];IF([.A9]=1;['file:///C:/GitProjects/PHC25Turbo/CircuitHelp%20-%20Copie.ods'#$Caractères.$B$3];IF([.A9]=2;['file:///C:/GitProjects/PHC25Turbo/CircuitHelp%20-%20Copie.ods'#$Caractères.$B$4];IF([.A9]=3;['file:///C:/GitProjects/PHC25Turbo/CircuitHelp%20-%20Copie.ods'#$Caractères.$B$5];IF([.A9]=4;['file:///C:/GitProjects/PHC25Turbo/CircuitHelp%20-%20Copie.ods'#$Caractères.$B$6];IF([.A9]=5;['file:///C:/GitProjects/PHC25Turbo/CircuitHelp%20-%20Copie.ods'#$Caractères.$B$7];IF([.A9]=6;['file:///C:/GitProjects/PHC25Turbo/CircuitHelp%20-%20Copie.ods'#$Caractères.$B$8];IF([.A9]=7;['file:///C:/GitProjects/PHC25Turbo/CircuitHelp%20-%20Copie.ods'#$Caractères.$B$9];IF([.A9]=8;['file:///C:/GitProjects/PHC25Turbo/CircuitHelp%20-%20Copie.ods'#$Caractères.$B$10];IF([.A9]=9;['file:///C:/GitProjects/PHC25Turbo/CircuitHelp%20-%20Copie.ods'#$Caractères.$B$11];IF([.A9]=10;['file:///C:/GitProjects/PHC25Turbo/CircuitHelp%20-%20Copie.ods'#$Caractères.$B$12];IF([.A9]=11;['file:///C:/GitProjects/PHC25Turbo/CircuitHelp%20-%20Copie.ods'#$Caractères.$B$13];IF([.A9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'file:///C:/GitProjects/PHC25Turbo/CircuitHelp%20-%20Copie.ods'#$Caractères.$H$2];IF([.B9]=1;['file:///C:/GitProjects/PHC25Turbo/CircuitHelp%20-%20Copie.ods'#$Caractères.$H$3];IF([.B9]=2;['file:///C:/GitProjects/PHC25Turbo/CircuitHelp%20-%20Copie.ods'#$Caractères.$H$4];IF([.B9]=3;['file:///C:/GitProjects/PHC25Turbo/CircuitHelp%20-%20Copie.ods'#$Caractères.$H$5];IF([.B9]=4;['file:///C:/GitProjects/PHC25Turbo/CircuitHelp%20-%20Copie.ods'#$Caractères.$H$6];IF([.B9]=5;['file:///C:/GitProjects/PHC25Turbo/CircuitHelp%20-%20Copie.ods'#$Caractères.$H$7];IF([.B9]=6;['file:///C:/GitProjects/PHC25Turbo/CircuitHelp%20-%20Copie.ods'#$Caractères.$H$8];IF([.B9]=7;['file:///C:/GitProjects/PHC25Turbo/CircuitHelp%20-%20Copie.ods'#$Caractères.$H$9];&quot;x&quot;)))))))))">
            <text:p/>
          </table:table-cell>
          <table:table-cell table:style-name="ce54" table:formula="of:=IF([.C9]=0;['file:///C:/GitProjects/PHC25Turbo/CircuitHelp%20-%20Copie.ods'#$Caractères.$B$2];IF([.C9]=1;['file:///C:/GitProjects/PHC25Turbo/CircuitHelp%20-%20Copie.ods'#$Caractères.$B$3];IF([.C9]=2;['file:///C:/GitProjects/PHC25Turbo/CircuitHelp%20-%20Copie.ods'#$Caractères.$B$4];IF([.C9]=3;['file:///C:/GitProjects/PHC25Turbo/CircuitHelp%20-%20Copie.ods'#$Caractères.$B$5];IF([.C9]=4;['file:///C:/GitProjects/PHC25Turbo/CircuitHelp%20-%20Copie.ods'#$Caractères.$B$6];IF([.C9]=5;['file:///C:/GitProjects/PHC25Turbo/CircuitHelp%20-%20Copie.ods'#$Caractères.$B$7];IF([.C9]=6;['file:///C:/GitProjects/PHC25Turbo/CircuitHelp%20-%20Copie.ods'#$Caractères.$B$8];IF([.C9]=7;['file:///C:/GitProjects/PHC25Turbo/CircuitHelp%20-%20Copie.ods'#$Caractères.$B$9];IF([.C9]=8;['file:///C:/GitProjects/PHC25Turbo/CircuitHelp%20-%20Copie.ods'#$Caractères.$B$10];IF([.C9]=9;['file:///C:/GitProjects/PHC25Turbo/CircuitHelp%20-%20Copie.ods'#$Caractères.$B$11];IF([.C9]=10;['file:///C:/GitProjects/PHC25Turbo/CircuitHelp%20-%20Copie.ods'#$Caractères.$B$12];IF([.C9]=11;['file:///C:/GitProjects/PHC25Turbo/CircuitHelp%20-%20Copie.ods'#$Caractères.$B$13];IF([.C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'file:///C:/GitProjects/PHC25Turbo/CircuitHelp%20-%20Copie.ods'#$Caractères.$H$2];IF([.D9]=1;['file:///C:/GitProjects/PHC25Turbo/CircuitHelp%20-%20Copie.ods'#$Caractères.$H$3];IF([.D9]=2;['file:///C:/GitProjects/PHC25Turbo/CircuitHelp%20-%20Copie.ods'#$Caractères.$H$4];IF([.D9]=3;['file:///C:/GitProjects/PHC25Turbo/CircuitHelp%20-%20Copie.ods'#$Caractères.$H$5];IF([.D9]=4;['file:///C:/GitProjects/PHC25Turbo/CircuitHelp%20-%20Copie.ods'#$Caractères.$H$6];IF([.D9]=5;['file:///C:/GitProjects/PHC25Turbo/CircuitHelp%20-%20Copie.ods'#$Caractères.$H$7];IF([.D9]=6;['file:///C:/GitProjects/PHC25Turbo/CircuitHelp%20-%20Copie.ods'#$Caractères.$H$8];IF([.D9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E9]=0;['file:///C:/GitProjects/PHC25Turbo/CircuitHelp%20-%20Copie.ods'#$Caractères.$B$2];IF([.E9]=1;['file:///C:/GitProjects/PHC25Turbo/CircuitHelp%20-%20Copie.ods'#$Caractères.$B$3];IF([.E9]=2;['file:///C:/GitProjects/PHC25Turbo/CircuitHelp%20-%20Copie.ods'#$Caractères.$B$4];IF([.E9]=3;['file:///C:/GitProjects/PHC25Turbo/CircuitHelp%20-%20Copie.ods'#$Caractères.$B$5];IF([.E9]=4;['file:///C:/GitProjects/PHC25Turbo/CircuitHelp%20-%20Copie.ods'#$Caractères.$B$6];IF([.E9]=5;['file:///C:/GitProjects/PHC25Turbo/CircuitHelp%20-%20Copie.ods'#$Caractères.$B$7];IF([.E9]=6;['file:///C:/GitProjects/PHC25Turbo/CircuitHelp%20-%20Copie.ods'#$Caractères.$B$8];IF([.E9]=7;['file:///C:/GitProjects/PHC25Turbo/CircuitHelp%20-%20Copie.ods'#$Caractères.$B$9];IF([.E9]=8;['file:///C:/GitProjects/PHC25Turbo/CircuitHelp%20-%20Copie.ods'#$Caractères.$B$10];IF([.E9]=9;['file:///C:/GitProjects/PHC25Turbo/CircuitHelp%20-%20Copie.ods'#$Caractères.$B$11];IF([.E9]=10;['file:///C:/GitProjects/PHC25Turbo/CircuitHelp%20-%20Copie.ods'#$Caractères.$B$12];IF([.E9]=11;['file:///C:/GitProjects/PHC25Turbo/CircuitHelp%20-%20Copie.ods'#$Caractères.$B$13];IF([.E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'file:///C:/GitProjects/PHC25Turbo/CircuitHelp%20-%20Copie.ods'#$Caractères.$H$2];IF([.F9]=1;['file:///C:/GitProjects/PHC25Turbo/CircuitHelp%20-%20Copie.ods'#$Caractères.$H$3];IF([.F9]=2;['file:///C:/GitProjects/PHC25Turbo/CircuitHelp%20-%20Copie.ods'#$Caractères.$H$4];IF([.F9]=3;['file:///C:/GitProjects/PHC25Turbo/CircuitHelp%20-%20Copie.ods'#$Caractères.$H$5];IF([.F9]=4;['file:///C:/GitProjects/PHC25Turbo/CircuitHelp%20-%20Copie.ods'#$Caractères.$H$6];IF([.F9]=5;['file:///C:/GitProjects/PHC25Turbo/CircuitHelp%20-%20Copie.ods'#$Caractères.$H$7];IF([.F9]=6;['file:///C:/GitProjects/PHC25Turbo/CircuitHelp%20-%20Copie.ods'#$Caractères.$H$8];IF([.F9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54" table:formula="of:=IF([.G9]=0;['file:///C:/GitProjects/PHC25Turbo/CircuitHelp%20-%20Copie.ods'#$Caractères.$B$2];IF([.G9]=1;['file:///C:/GitProjects/PHC25Turbo/CircuitHelp%20-%20Copie.ods'#$Caractères.$B$3];IF([.G9]=2;['file:///C:/GitProjects/PHC25Turbo/CircuitHelp%20-%20Copie.ods'#$Caractères.$B$4];IF([.G9]=3;['file:///C:/GitProjects/PHC25Turbo/CircuitHelp%20-%20Copie.ods'#$Caractères.$B$5];IF([.G9]=4;['file:///C:/GitProjects/PHC25Turbo/CircuitHelp%20-%20Copie.ods'#$Caractères.$B$6];IF([.G9]=5;['file:///C:/GitProjects/PHC25Turbo/CircuitHelp%20-%20Copie.ods'#$Caractères.$B$7];IF([.G9]=6;['file:///C:/GitProjects/PHC25Turbo/CircuitHelp%20-%20Copie.ods'#$Caractères.$B$8];IF([.G9]=7;['file:///C:/GitProjects/PHC25Turbo/CircuitHelp%20-%20Copie.ods'#$Caractères.$B$9];IF([.G9]=8;['file:///C:/GitProjects/PHC25Turbo/CircuitHelp%20-%20Copie.ods'#$Caractères.$B$10];IF([.G9]=9;['file:///C:/GitProjects/PHC25Turbo/CircuitHelp%20-%20Copie.ods'#$Caractères.$B$11];IF([.G9]=10;['file:///C:/GitProjects/PHC25Turbo/CircuitHelp%20-%20Copie.ods'#$Caractères.$B$12];IF([.G9]=11;['file:///C:/GitProjects/PHC25Turbo/CircuitHelp%20-%20Copie.ods'#$Caractères.$B$13];IF([.G9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G9]&gt;0;[.G9]&lt;4);&quot;&quot;;IF([.H9]=0;['file:///C:/GitProjects/PHC25Turbo/CircuitHelp%20-%20Copie.ods'#$Caractères.$H$2];IF([.H9]=1;['file:///C:/GitProjects/PHC25Turbo/CircuitHelp%20-%20Copie.ods'#$Caractères.$H$3];IF([.H9]=2;['file:///C:/GitProjects/PHC25Turbo/CircuitHelp%20-%20Copie.ods'#$Caractères.$H$4];IF([.H9]=3;['file:///C:/GitProjects/PHC25Turbo/CircuitHelp%20-%20Copie.ods'#$Caractères.$H$5];IF([.H9]=4;['file:///C:/GitProjects/PHC25Turbo/CircuitHelp%20-%20Copie.ods'#$Caractères.$H$6];IF([.H9]=5;['file:///C:/GitProjects/PHC25Turbo/CircuitHelp%20-%20Copie.ods'#$Caractères.$H$7];IF([.H9]=6;['file:///C:/GitProjects/PHC25Turbo/CircuitHelp%20-%20Copie.ods'#$Caractères.$H$8];IF([.H9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I9]=0;['file:///C:/GitProjects/PHC25Turbo/CircuitHelp%20-%20Copie.ods'#$Caractères.$B$2];IF([.I9]=1;['file:///C:/GitProjects/PHC25Turbo/CircuitHelp%20-%20Copie.ods'#$Caractères.$B$3];IF([.I9]=2;['file:///C:/GitProjects/PHC25Turbo/CircuitHelp%20-%20Copie.ods'#$Caractères.$B$4];IF([.I9]=3;['file:///C:/GitProjects/PHC25Turbo/CircuitHelp%20-%20Copie.ods'#$Caractères.$B$5];IF([.I9]=4;['file:///C:/GitProjects/PHC25Turbo/CircuitHelp%20-%20Copie.ods'#$Caractères.$B$6];IF([.I9]=5;['file:///C:/GitProjects/PHC25Turbo/CircuitHelp%20-%20Copie.ods'#$Caractères.$B$7];IF([.I9]=6;['file:///C:/GitProjects/PHC25Turbo/CircuitHelp%20-%20Copie.ods'#$Caractères.$B$8];IF([.I9]=7;['file:///C:/GitProjects/PHC25Turbo/CircuitHelp%20-%20Copie.ods'#$Caractères.$B$9];IF([.I9]=8;['file:///C:/GitProjects/PHC25Turbo/CircuitHelp%20-%20Copie.ods'#$Caractères.$B$10];IF([.I9]=9;['file:///C:/GitProjects/PHC25Turbo/CircuitHelp%20-%20Copie.ods'#$Caractères.$B$11];IF([.I9]=10;['file:///C:/GitProjects/PHC25Turbo/CircuitHelp%20-%20Copie.ods'#$Caractères.$B$12];IF([.I9]=11;['file:///C:/GitProjects/PHC25Turbo/CircuitHelp%20-%20Copie.ods'#$Caractères.$B$13];IF([.I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9]&gt;0;[.I9]&lt;4);&quot;&quot;;IF([.J9]=0;['file:///C:/GitProjects/PHC25Turbo/CircuitHelp%20-%20Copie.ods'#$Caractères.$H$2];IF([.J9]=1;['file:///C:/GitProjects/PHC25Turbo/CircuitHelp%20-%20Copie.ods'#$Caractères.$H$3];IF([.J9]=2;['file:///C:/GitProjects/PHC25Turbo/CircuitHelp%20-%20Copie.ods'#$Caractères.$H$4];IF([.J9]=3;['file:///C:/GitProjects/PHC25Turbo/CircuitHelp%20-%20Copie.ods'#$Caractères.$H$5];IF([.J9]=4;['file:///C:/GitProjects/PHC25Turbo/CircuitHelp%20-%20Copie.ods'#$Caractères.$H$6];IF([.J9]=5;['file:///C:/GitProjects/PHC25Turbo/CircuitHelp%20-%20Copie.ods'#$Caractères.$H$7];IF([.J9]=6;['file:///C:/GitProjects/PHC25Turbo/CircuitHelp%20-%20Copie.ods'#$Caractères.$H$8];IF([.J9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K9]=0;['file:///C:/GitProjects/PHC25Turbo/CircuitHelp%20-%20Copie.ods'#$Caractères.$B$2];IF([.K9]=1;['file:///C:/GitProjects/PHC25Turbo/CircuitHelp%20-%20Copie.ods'#$Caractères.$B$3];IF([.K9]=2;['file:///C:/GitProjects/PHC25Turbo/CircuitHelp%20-%20Copie.ods'#$Caractères.$B$4];IF([.K9]=3;['file:///C:/GitProjects/PHC25Turbo/CircuitHelp%20-%20Copie.ods'#$Caractères.$B$5];IF([.K9]=4;['file:///C:/GitProjects/PHC25Turbo/CircuitHelp%20-%20Copie.ods'#$Caractères.$B$6];IF([.K9]=5;['file:///C:/GitProjects/PHC25Turbo/CircuitHelp%20-%20Copie.ods'#$Caractères.$B$7];IF([.K9]=6;['file:///C:/GitProjects/PHC25Turbo/CircuitHelp%20-%20Copie.ods'#$Caractères.$B$8];IF([.K9]=7;['file:///C:/GitProjects/PHC25Turbo/CircuitHelp%20-%20Copie.ods'#$Caractères.$B$9];IF([.K9]=8;['file:///C:/GitProjects/PHC25Turbo/CircuitHelp%20-%20Copie.ods'#$Caractères.$B$10];IF([.K9]=9;['file:///C:/GitProjects/PHC25Turbo/CircuitHelp%20-%20Copie.ods'#$Caractères.$B$11];IF([.K9]=10;['file:///C:/GitProjects/PHC25Turbo/CircuitHelp%20-%20Copie.ods'#$Caractères.$B$12];IF([.K9]=11;['file:///C:/GitProjects/PHC25Turbo/CircuitHelp%20-%20Copie.ods'#$Caractères.$B$13];IF([.K9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K9]&gt;0;[.K9]&lt;4);&quot;&quot;;IF([.L9]=0;['file:///C:/GitProjects/PHC25Turbo/CircuitHelp%20-%20Copie.ods'#$Caractères.$H$2];IF([.L9]=1;['file:///C:/GitProjects/PHC25Turbo/CircuitHelp%20-%20Copie.ods'#$Caractères.$H$3];IF([.L9]=2;['file:///C:/GitProjects/PHC25Turbo/CircuitHelp%20-%20Copie.ods'#$Caractères.$H$4];IF([.L9]=3;['file:///C:/GitProjects/PHC25Turbo/CircuitHelp%20-%20Copie.ods'#$Caractères.$H$5];IF([.L9]=4;['file:///C:/GitProjects/PHC25Turbo/CircuitHelp%20-%20Copie.ods'#$Caractères.$H$6];IF([.L9]=5;['file:///C:/GitProjects/PHC25Turbo/CircuitHelp%20-%20Copie.ods'#$Caractères.$H$7];IF([.L9]=6;['file:///C:/GitProjects/PHC25Turbo/CircuitHelp%20-%20Copie.ods'#$Caractères.$H$8];IF([.L9]=7;['file:///C:/GitProjects/PHC25Turbo/CircuitHelp%20-%20Copie.ods'#$Caractères.$H$9];&quot;x&quot;)))))))))">
            <text:p/>
          </table:table-cell>
          <table:table-cell table:style-name="ce60" table:formula="of:=IF([.M9]=0;['file:///C:/GitProjects/PHC25Turbo/CircuitHelp%20-%20Copie.ods'#$Caractères.$B$2];IF([.M9]=1;['file:///C:/GitProjects/PHC25Turbo/CircuitHelp%20-%20Copie.ods'#$Caractères.$B$3];IF([.M9]=2;['file:///C:/GitProjects/PHC25Turbo/CircuitHelp%20-%20Copie.ods'#$Caractères.$B$4];IF([.M9]=3;['file:///C:/GitProjects/PHC25Turbo/CircuitHelp%20-%20Copie.ods'#$Caractères.$B$5];IF([.M9]=4;['file:///C:/GitProjects/PHC25Turbo/CircuitHelp%20-%20Copie.ods'#$Caractères.$B$6];IF([.M9]=5;['file:///C:/GitProjects/PHC25Turbo/CircuitHelp%20-%20Copie.ods'#$Caractères.$B$7];IF([.M9]=6;['file:///C:/GitProjects/PHC25Turbo/CircuitHelp%20-%20Copie.ods'#$Caractères.$B$8];IF([.M9]=7;['file:///C:/GitProjects/PHC25Turbo/CircuitHelp%20-%20Copie.ods'#$Caractères.$B$9];IF([.M9]=8;['file:///C:/GitProjects/PHC25Turbo/CircuitHelp%20-%20Copie.ods'#$Caractères.$B$10];IF([.M9]=9;['file:///C:/GitProjects/PHC25Turbo/CircuitHelp%20-%20Copie.ods'#$Caractères.$B$11];IF([.M9]=10;['file:///C:/GitProjects/PHC25Turbo/CircuitHelp%20-%20Copie.ods'#$Caractères.$B$12];IF([.M9]=11;['file:///C:/GitProjects/PHC25Turbo/CircuitHelp%20-%20Copie.ods'#$Caractères.$B$13];IF([.M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'file:///C:/GitProjects/PHC25Turbo/CircuitHelp%20-%20Copie.ods'#$Caractères.$H$2];IF([.N9]=1;['file:///C:/GitProjects/PHC25Turbo/CircuitHelp%20-%20Copie.ods'#$Caractères.$H$3];IF([.N9]=2;['file:///C:/GitProjects/PHC25Turbo/CircuitHelp%20-%20Copie.ods'#$Caractères.$H$4];IF([.N9]=3;['file:///C:/GitProjects/PHC25Turbo/CircuitHelp%20-%20Copie.ods'#$Caractères.$H$5];IF([.N9]=4;['file:///C:/GitProjects/PHC25Turbo/CircuitHelp%20-%20Copie.ods'#$Caractères.$H$6];IF([.N9]=5;['file:///C:/GitProjects/PHC25Turbo/CircuitHelp%20-%20Copie.ods'#$Caractères.$H$7];IF([.N9]=6;['file:///C:/GitProjects/PHC25Turbo/CircuitHelp%20-%20Copie.ods'#$Caractères.$H$8];IF([.N9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54" table:formula="of:=IF([.O9]=0;['file:///C:/GitProjects/PHC25Turbo/CircuitHelp%20-%20Copie.ods'#$Caractères.$B$2];IF([.O9]=1;['file:///C:/GitProjects/PHC25Turbo/CircuitHelp%20-%20Copie.ods'#$Caractères.$B$3];IF([.O9]=2;['file:///C:/GitProjects/PHC25Turbo/CircuitHelp%20-%20Copie.ods'#$Caractères.$B$4];IF([.O9]=3;['file:///C:/GitProjects/PHC25Turbo/CircuitHelp%20-%20Copie.ods'#$Caractères.$B$5];IF([.O9]=4;['file:///C:/GitProjects/PHC25Turbo/CircuitHelp%20-%20Copie.ods'#$Caractères.$B$6];IF([.O9]=5;['file:///C:/GitProjects/PHC25Turbo/CircuitHelp%20-%20Copie.ods'#$Caractères.$B$7];IF([.O9]=6;['file:///C:/GitProjects/PHC25Turbo/CircuitHelp%20-%20Copie.ods'#$Caractères.$B$8];IF([.O9]=7;['file:///C:/GitProjects/PHC25Turbo/CircuitHelp%20-%20Copie.ods'#$Caractères.$B$9];IF([.O9]=8;['file:///C:/GitProjects/PHC25Turbo/CircuitHelp%20-%20Copie.ods'#$Caractères.$B$10];IF([.O9]=9;['file:///C:/GitProjects/PHC25Turbo/CircuitHelp%20-%20Copie.ods'#$Caractères.$B$11];IF([.O9]=10;['file:///C:/GitProjects/PHC25Turbo/CircuitHelp%20-%20Copie.ods'#$Caractères.$B$12];IF([.O9]=11;['file:///C:/GitProjects/PHC25Turbo/CircuitHelp%20-%20Copie.ods'#$Caractères.$B$13];IF([.O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'file:///C:/GitProjects/PHC25Turbo/CircuitHelp%20-%20Copie.ods'#$Caractères.$H$2];IF([.P9]=1;['file:///C:/GitProjects/PHC25Turbo/CircuitHelp%20-%20Copie.ods'#$Caractères.$H$3];IF([.P9]=2;['file:///C:/GitProjects/PHC25Turbo/CircuitHelp%20-%20Copie.ods'#$Caractères.$H$4];IF([.P9]=3;['file:///C:/GitProjects/PHC25Turbo/CircuitHelp%20-%20Copie.ods'#$Caractères.$H$5];IF([.P9]=4;['file:///C:/GitProjects/PHC25Turbo/CircuitHelp%20-%20Copie.ods'#$Caractères.$H$6];IF([.P9]=5;['file:///C:/GitProjects/PHC25Turbo/CircuitHelp%20-%20Copie.ods'#$Caractères.$H$7];IF([.P9]=6;['file:///C:/GitProjects/PHC25Turbo/CircuitHelp%20-%20Copie.ods'#$Caractères.$H$8];IF([.P9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Q9]=0;['file:///C:/GitProjects/PHC25Turbo/CircuitHelp%20-%20Copie.ods'#$Caractères.$B$2];IF([.Q9]=1;['file:///C:/GitProjects/PHC25Turbo/CircuitHelp%20-%20Copie.ods'#$Caractères.$B$3];IF([.Q9]=2;['file:///C:/GitProjects/PHC25Turbo/CircuitHelp%20-%20Copie.ods'#$Caractères.$B$4];IF([.Q9]=3;['file:///C:/GitProjects/PHC25Turbo/CircuitHelp%20-%20Copie.ods'#$Caractères.$B$5];IF([.Q9]=4;['file:///C:/GitProjects/PHC25Turbo/CircuitHelp%20-%20Copie.ods'#$Caractères.$B$6];IF([.Q9]=5;['file:///C:/GitProjects/PHC25Turbo/CircuitHelp%20-%20Copie.ods'#$Caractères.$B$7];IF([.Q9]=6;['file:///C:/GitProjects/PHC25Turbo/CircuitHelp%20-%20Copie.ods'#$Caractères.$B$8];IF([.Q9]=7;['file:///C:/GitProjects/PHC25Turbo/CircuitHelp%20-%20Copie.ods'#$Caractères.$B$9];IF([.Q9]=8;['file:///C:/GitProjects/PHC25Turbo/CircuitHelp%20-%20Copie.ods'#$Caractères.$B$10];IF([.Q9]=9;['file:///C:/GitProjects/PHC25Turbo/CircuitHelp%20-%20Copie.ods'#$Caractères.$B$11];IF([.Q9]=10;['file:///C:/GitProjects/PHC25Turbo/CircuitHelp%20-%20Copie.ods'#$Caractères.$B$12];IF([.Q9]=11;['file:///C:/GitProjects/PHC25Turbo/CircuitHelp%20-%20Copie.ods'#$Caractères.$B$13];IF([.Q9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Q9]&gt;0;[.Q9]&lt;4);&quot;&quot;;IF([.R9]=0;['file:///C:/GitProjects/PHC25Turbo/CircuitHelp%20-%20Copie.ods'#$Caractères.$H$2];IF([.R9]=1;['file:///C:/GitProjects/PHC25Turbo/CircuitHelp%20-%20Copie.ods'#$Caractères.$H$3];IF([.R9]=2;['file:///C:/GitProjects/PHC25Turbo/CircuitHelp%20-%20Copie.ods'#$Caractères.$H$4];IF([.R9]=3;['file:///C:/GitProjects/PHC25Turbo/CircuitHelp%20-%20Copie.ods'#$Caractères.$H$5];IF([.R9]=4;['file:///C:/GitProjects/PHC25Turbo/CircuitHelp%20-%20Copie.ods'#$Caractères.$H$6];IF([.R9]=5;['file:///C:/GitProjects/PHC25Turbo/CircuitHelp%20-%20Copie.ods'#$Caractères.$H$7];IF([.R9]=6;['file:///C:/GitProjects/PHC25Turbo/CircuitHelp%20-%20Copie.ods'#$Caractères.$H$8];IF([.R9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54" table:formula="of:=IF([.S9]=0;['file:///C:/GitProjects/PHC25Turbo/CircuitHelp%20-%20Copie.ods'#$Caractères.$B$2];IF([.S9]=1;['file:///C:/GitProjects/PHC25Turbo/CircuitHelp%20-%20Copie.ods'#$Caractères.$B$3];IF([.S9]=2;['file:///C:/GitProjects/PHC25Turbo/CircuitHelp%20-%20Copie.ods'#$Caractères.$B$4];IF([.S9]=3;['file:///C:/GitProjects/PHC25Turbo/CircuitHelp%20-%20Copie.ods'#$Caractères.$B$5];IF([.S9]=4;['file:///C:/GitProjects/PHC25Turbo/CircuitHelp%20-%20Copie.ods'#$Caractères.$B$6];IF([.S9]=5;['file:///C:/GitProjects/PHC25Turbo/CircuitHelp%20-%20Copie.ods'#$Caractères.$B$7];IF([.S9]=6;['file:///C:/GitProjects/PHC25Turbo/CircuitHelp%20-%20Copie.ods'#$Caractères.$B$8];IF([.S9]=7;['file:///C:/GitProjects/PHC25Turbo/CircuitHelp%20-%20Copie.ods'#$Caractères.$B$9];IF([.S9]=8;['file:///C:/GitProjects/PHC25Turbo/CircuitHelp%20-%20Copie.ods'#$Caractères.$B$10];IF([.S9]=9;['file:///C:/GitProjects/PHC25Turbo/CircuitHelp%20-%20Copie.ods'#$Caractères.$B$11];IF([.S9]=10;['file:///C:/GitProjects/PHC25Turbo/CircuitHelp%20-%20Copie.ods'#$Caractères.$B$12];IF([.S9]=11;['file:///C:/GitProjects/PHC25Turbo/CircuitHelp%20-%20Copie.ods'#$Caractères.$B$13];IF([.S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'file:///C:/GitProjects/PHC25Turbo/CircuitHelp%20-%20Copie.ods'#$Caractères.$H$2];IF([.T9]=1;['file:///C:/GitProjects/PHC25Turbo/CircuitHelp%20-%20Copie.ods'#$Caractères.$H$3];IF([.T9]=2;['file:///C:/GitProjects/PHC25Turbo/CircuitHelp%20-%20Copie.ods'#$Caractères.$H$4];IF([.T9]=3;['file:///C:/GitProjects/PHC25Turbo/CircuitHelp%20-%20Copie.ods'#$Caractères.$H$5];IF([.T9]=4;['file:///C:/GitProjects/PHC25Turbo/CircuitHelp%20-%20Copie.ods'#$Caractères.$H$6];IF([.T9]=5;['file:///C:/GitProjects/PHC25Turbo/CircuitHelp%20-%20Copie.ods'#$Caractères.$H$7];IF([.T9]=6;['file:///C:/GitProjects/PHC25Turbo/CircuitHelp%20-%20Copie.ods'#$Caractères.$H$8];IF([.T9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U9]=0;['file:///C:/GitProjects/PHC25Turbo/CircuitHelp%20-%20Copie.ods'#$Caractères.$B$2];IF([.U9]=1;['file:///C:/GitProjects/PHC25Turbo/CircuitHelp%20-%20Copie.ods'#$Caractères.$B$3];IF([.U9]=2;['file:///C:/GitProjects/PHC25Turbo/CircuitHelp%20-%20Copie.ods'#$Caractères.$B$4];IF([.U9]=3;['file:///C:/GitProjects/PHC25Turbo/CircuitHelp%20-%20Copie.ods'#$Caractères.$B$5];IF([.U9]=4;['file:///C:/GitProjects/PHC25Turbo/CircuitHelp%20-%20Copie.ods'#$Caractères.$B$6];IF([.U9]=5;['file:///C:/GitProjects/PHC25Turbo/CircuitHelp%20-%20Copie.ods'#$Caractères.$B$7];IF([.U9]=6;['file:///C:/GitProjects/PHC25Turbo/CircuitHelp%20-%20Copie.ods'#$Caractères.$B$8];IF([.U9]=7;['file:///C:/GitProjects/PHC25Turbo/CircuitHelp%20-%20Copie.ods'#$Caractères.$B$9];IF([.U9]=8;['file:///C:/GitProjects/PHC25Turbo/CircuitHelp%20-%20Copie.ods'#$Caractères.$B$10];IF([.U9]=9;['file:///C:/GitProjects/PHC25Turbo/CircuitHelp%20-%20Copie.ods'#$Caractères.$B$11];IF([.U9]=10;['file:///C:/GitProjects/PHC25Turbo/CircuitHelp%20-%20Copie.ods'#$Caractères.$B$12];IF([.U9]=11;['file:///C:/GitProjects/PHC25Turbo/CircuitHelp%20-%20Copie.ods'#$Caractères.$B$13];IF([.U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'file:///C:/GitProjects/PHC25Turbo/CircuitHelp%20-%20Copie.ods'#$Caractères.$H$2];IF([.V9]=1;['file:///C:/GitProjects/PHC25Turbo/CircuitHelp%20-%20Copie.ods'#$Caractères.$H$3];IF([.V9]=2;['file:///C:/GitProjects/PHC25Turbo/CircuitHelp%20-%20Copie.ods'#$Caractères.$H$4];IF([.V9]=3;['file:///C:/GitProjects/PHC25Turbo/CircuitHelp%20-%20Copie.ods'#$Caractères.$H$5];IF([.V9]=4;['file:///C:/GitProjects/PHC25Turbo/CircuitHelp%20-%20Copie.ods'#$Caractères.$H$6];IF([.V9]=5;['file:///C:/GitProjects/PHC25Turbo/CircuitHelp%20-%20Copie.ods'#$Caractères.$H$7];IF([.V9]=6;['file:///C:/GitProjects/PHC25Turbo/CircuitHelp%20-%20Copie.ods'#$Caractères.$H$8];IF([.V9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W9]=0;['file:///C:/GitProjects/PHC25Turbo/CircuitHelp%20-%20Copie.ods'#$Caractères.$B$2];IF([.W9]=1;['file:///C:/GitProjects/PHC25Turbo/CircuitHelp%20-%20Copie.ods'#$Caractères.$B$3];IF([.W9]=2;['file:///C:/GitProjects/PHC25Turbo/CircuitHelp%20-%20Copie.ods'#$Caractères.$B$4];IF([.W9]=3;['file:///C:/GitProjects/PHC25Turbo/CircuitHelp%20-%20Copie.ods'#$Caractères.$B$5];IF([.W9]=4;['file:///C:/GitProjects/PHC25Turbo/CircuitHelp%20-%20Copie.ods'#$Caractères.$B$6];IF([.W9]=5;['file:///C:/GitProjects/PHC25Turbo/CircuitHelp%20-%20Copie.ods'#$Caractères.$B$7];IF([.W9]=6;['file:///C:/GitProjects/PHC25Turbo/CircuitHelp%20-%20Copie.ods'#$Caractères.$B$8];IF([.W9]=7;['file:///C:/GitProjects/PHC25Turbo/CircuitHelp%20-%20Copie.ods'#$Caractères.$B$9];IF([.W9]=8;['file:///C:/GitProjects/PHC25Turbo/CircuitHelp%20-%20Copie.ods'#$Caractères.$B$10];IF([.W9]=9;['file:///C:/GitProjects/PHC25Turbo/CircuitHelp%20-%20Copie.ods'#$Caractères.$B$11];IF([.W9]=10;['file:///C:/GitProjects/PHC25Turbo/CircuitHelp%20-%20Copie.ods'#$Caractères.$B$12];IF([.W9]=11;['file:///C:/GitProjects/PHC25Turbo/CircuitHelp%20-%20Copie.ods'#$Caractères.$B$13];IF([.W9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W9]&gt;0;[.W9]&lt;4);&quot;&quot;;IF([.X9]=0;['file:///C:/GitProjects/PHC25Turbo/CircuitHelp%20-%20Copie.ods'#$Caractères.$H$2];IF([.X9]=1;['file:///C:/GitProjects/PHC25Turbo/CircuitHelp%20-%20Copie.ods'#$Caractères.$H$3];IF([.X9]=2;['file:///C:/GitProjects/PHC25Turbo/CircuitHelp%20-%20Copie.ods'#$Caractères.$H$4];IF([.X9]=3;['file:///C:/GitProjects/PHC25Turbo/CircuitHelp%20-%20Copie.ods'#$Caractères.$H$5];IF([.X9]=4;['file:///C:/GitProjects/PHC25Turbo/CircuitHelp%20-%20Copie.ods'#$Caractères.$H$6];IF([.X9]=5;['file:///C:/GitProjects/PHC25Turbo/CircuitHelp%20-%20Copie.ods'#$Caractères.$H$7];IF([.X9]=6;['file:///C:/GitProjects/PHC25Turbo/CircuitHelp%20-%20Copie.ods'#$Caractères.$H$8];IF([.X9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Y9]=0;['file:///C:/GitProjects/PHC25Turbo/CircuitHelp%20-%20Copie.ods'#$Caractères.$B$2];IF([.Y9]=1;['file:///C:/GitProjects/PHC25Turbo/CircuitHelp%20-%20Copie.ods'#$Caractères.$B$3];IF([.Y9]=2;['file:///C:/GitProjects/PHC25Turbo/CircuitHelp%20-%20Copie.ods'#$Caractères.$B$4];IF([.Y9]=3;['file:///C:/GitProjects/PHC25Turbo/CircuitHelp%20-%20Copie.ods'#$Caractères.$B$5];IF([.Y9]=4;['file:///C:/GitProjects/PHC25Turbo/CircuitHelp%20-%20Copie.ods'#$Caractères.$B$6];IF([.Y9]=5;['file:///C:/GitProjects/PHC25Turbo/CircuitHelp%20-%20Copie.ods'#$Caractères.$B$7];IF([.Y9]=6;['file:///C:/GitProjects/PHC25Turbo/CircuitHelp%20-%20Copie.ods'#$Caractères.$B$8];IF([.Y9]=7;['file:///C:/GitProjects/PHC25Turbo/CircuitHelp%20-%20Copie.ods'#$Caractères.$B$9];IF([.Y9]=8;['file:///C:/GitProjects/PHC25Turbo/CircuitHelp%20-%20Copie.ods'#$Caractères.$B$10];IF([.Y9]=9;['file:///C:/GitProjects/PHC25Turbo/CircuitHelp%20-%20Copie.ods'#$Caractères.$B$11];IF([.Y9]=10;['file:///C:/GitProjects/PHC25Turbo/CircuitHelp%20-%20Copie.ods'#$Caractères.$B$12];IF([.Y9]=11;['file:///C:/GitProjects/PHC25Turbo/CircuitHelp%20-%20Copie.ods'#$Caractères.$B$13];IF([.Y9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Y9]&gt;0;[.Y9]&lt;4);&quot;&quot;;IF([.Z9]=0;['file:///C:/GitProjects/PHC25Turbo/CircuitHelp%20-%20Copie.ods'#$Caractères.$H$2];IF([.Z9]=1;['file:///C:/GitProjects/PHC25Turbo/CircuitHelp%20-%20Copie.ods'#$Caractères.$H$3];IF([.Z9]=2;['file:///C:/GitProjects/PHC25Turbo/CircuitHelp%20-%20Copie.ods'#$Caractères.$H$4];IF([.Z9]=3;['file:///C:/GitProjects/PHC25Turbo/CircuitHelp%20-%20Copie.ods'#$Caractères.$H$5];IF([.Z9]=4;['file:///C:/GitProjects/PHC25Turbo/CircuitHelp%20-%20Copie.ods'#$Caractères.$H$6];IF([.Z9]=5;['file:///C:/GitProjects/PHC25Turbo/CircuitHelp%20-%20Copie.ods'#$Caractères.$H$7];IF([.Z9]=6;['file:///C:/GitProjects/PHC25Turbo/CircuitHelp%20-%20Copie.ods'#$Caractères.$H$8];IF([.Z9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54" table:formula="of:=IF([.AA9]=0;['file:///C:/GitProjects/PHC25Turbo/CircuitHelp%20-%20Copie.ods'#$Caractères.$B$2];IF([.AA9]=1;['file:///C:/GitProjects/PHC25Turbo/CircuitHelp%20-%20Copie.ods'#$Caractères.$B$3];IF([.AA9]=2;['file:///C:/GitProjects/PHC25Turbo/CircuitHelp%20-%20Copie.ods'#$Caractères.$B$4];IF([.AA9]=3;['file:///C:/GitProjects/PHC25Turbo/CircuitHelp%20-%20Copie.ods'#$Caractères.$B$5];IF([.AA9]=4;['file:///C:/GitProjects/PHC25Turbo/CircuitHelp%20-%20Copie.ods'#$Caractères.$B$6];IF([.AA9]=5;['file:///C:/GitProjects/PHC25Turbo/CircuitHelp%20-%20Copie.ods'#$Caractères.$B$7];IF([.AA9]=6;['file:///C:/GitProjects/PHC25Turbo/CircuitHelp%20-%20Copie.ods'#$Caractères.$B$8];IF([.AA9]=7;['file:///C:/GitProjects/PHC25Turbo/CircuitHelp%20-%20Copie.ods'#$Caractères.$B$9];IF([.AA9]=8;['file:///C:/GitProjects/PHC25Turbo/CircuitHelp%20-%20Copie.ods'#$Caractères.$B$10];IF([.AA9]=9;['file:///C:/GitProjects/PHC25Turbo/CircuitHelp%20-%20Copie.ods'#$Caractères.$B$11];IF([.AA9]=10;['file:///C:/GitProjects/PHC25Turbo/CircuitHelp%20-%20Copie.ods'#$Caractères.$B$12];IF([.AA9]=11;['file:///C:/GitProjects/PHC25Turbo/CircuitHelp%20-%20Copie.ods'#$Caractères.$B$13];IF([.AA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'file:///C:/GitProjects/PHC25Turbo/CircuitHelp%20-%20Copie.ods'#$Caractères.$H$2];IF([.AB9]=1;['file:///C:/GitProjects/PHC25Turbo/CircuitHelp%20-%20Copie.ods'#$Caractères.$H$3];IF([.AB9]=2;['file:///C:/GitProjects/PHC25Turbo/CircuitHelp%20-%20Copie.ods'#$Caractères.$H$4];IF([.AB9]=3;['file:///C:/GitProjects/PHC25Turbo/CircuitHelp%20-%20Copie.ods'#$Caractères.$H$5];IF([.AB9]=4;['file:///C:/GitProjects/PHC25Turbo/CircuitHelp%20-%20Copie.ods'#$Caractères.$H$6];IF([.AB9]=5;['file:///C:/GitProjects/PHC25Turbo/CircuitHelp%20-%20Copie.ods'#$Caractères.$H$7];IF([.AB9]=6;['file:///C:/GitProjects/PHC25Turbo/CircuitHelp%20-%20Copie.ods'#$Caractères.$H$8];IF([.AB9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9]=0;['file:///C:/GitProjects/PHC25Turbo/CircuitHelp%20-%20Copie.ods'#$Caractères.$B$2];IF([.AC9]=1;['file:///C:/GitProjects/PHC25Turbo/CircuitHelp%20-%20Copie.ods'#$Caractères.$B$3];IF([.AC9]=2;['file:///C:/GitProjects/PHC25Turbo/CircuitHelp%20-%20Copie.ods'#$Caractères.$B$4];IF([.AC9]=3;['file:///C:/GitProjects/PHC25Turbo/CircuitHelp%20-%20Copie.ods'#$Caractères.$B$5];IF([.AC9]=4;['file:///C:/GitProjects/PHC25Turbo/CircuitHelp%20-%20Copie.ods'#$Caractères.$B$6];IF([.AC9]=5;['file:///C:/GitProjects/PHC25Turbo/CircuitHelp%20-%20Copie.ods'#$Caractères.$B$7];IF([.AC9]=6;['file:///C:/GitProjects/PHC25Turbo/CircuitHelp%20-%20Copie.ods'#$Caractères.$B$8];IF([.AC9]=7;['file:///C:/GitProjects/PHC25Turbo/CircuitHelp%20-%20Copie.ods'#$Caractères.$B$9];IF([.AC9]=8;['file:///C:/GitProjects/PHC25Turbo/CircuitHelp%20-%20Copie.ods'#$Caractères.$B$10];IF([.AC9]=9;['file:///C:/GitProjects/PHC25Turbo/CircuitHelp%20-%20Copie.ods'#$Caractères.$B$11];IF([.AC9]=10;['file:///C:/GitProjects/PHC25Turbo/CircuitHelp%20-%20Copie.ods'#$Caractères.$B$12];IF([.AC9]=11;['file:///C:/GitProjects/PHC25Turbo/CircuitHelp%20-%20Copie.ods'#$Caractères.$B$13];IF([.AC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'file:///C:/GitProjects/PHC25Turbo/CircuitHelp%20-%20Copie.ods'#$Caractères.$H$2];IF([.AD9]=1;['file:///C:/GitProjects/PHC25Turbo/CircuitHelp%20-%20Copie.ods'#$Caractères.$H$3];IF([.AD9]=2;['file:///C:/GitProjects/PHC25Turbo/CircuitHelp%20-%20Copie.ods'#$Caractères.$H$4];IF([.AD9]=3;['file:///C:/GitProjects/PHC25Turbo/CircuitHelp%20-%20Copie.ods'#$Caractères.$H$5];IF([.AD9]=4;['file:///C:/GitProjects/PHC25Turbo/CircuitHelp%20-%20Copie.ods'#$Caractères.$H$6];IF([.AD9]=5;['file:///C:/GitProjects/PHC25Turbo/CircuitHelp%20-%20Copie.ods'#$Caractères.$H$7];IF([.AD9]=6;['file:///C:/GitProjects/PHC25Turbo/CircuitHelp%20-%20Copie.ods'#$Caractères.$H$8];IF([.AD9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9]=0;['file:///C:/GitProjects/PHC25Turbo/CircuitHelp%20-%20Copie.ods'#$Caractères.$B$2];IF([.AE9]=1;['file:///C:/GitProjects/PHC25Turbo/CircuitHelp%20-%20Copie.ods'#$Caractères.$B$3];IF([.AE9]=2;['file:///C:/GitProjects/PHC25Turbo/CircuitHelp%20-%20Copie.ods'#$Caractères.$B$4];IF([.AE9]=3;['file:///C:/GitProjects/PHC25Turbo/CircuitHelp%20-%20Copie.ods'#$Caractères.$B$5];IF([.AE9]=4;['file:///C:/GitProjects/PHC25Turbo/CircuitHelp%20-%20Copie.ods'#$Caractères.$B$6];IF([.AE9]=5;['file:///C:/GitProjects/PHC25Turbo/CircuitHelp%20-%20Copie.ods'#$Caractères.$B$7];IF([.AE9]=6;['file:///C:/GitProjects/PHC25Turbo/CircuitHelp%20-%20Copie.ods'#$Caractères.$B$8];IF([.AE9]=7;['file:///C:/GitProjects/PHC25Turbo/CircuitHelp%20-%20Copie.ods'#$Caractères.$B$9];IF([.AE9]=8;['file:///C:/GitProjects/PHC25Turbo/CircuitHelp%20-%20Copie.ods'#$Caractères.$B$10];IF([.AE9]=9;['file:///C:/GitProjects/PHC25Turbo/CircuitHelp%20-%20Copie.ods'#$Caractères.$B$11];IF([.AE9]=10;['file:///C:/GitProjects/PHC25Turbo/CircuitHelp%20-%20Copie.ods'#$Caractères.$B$12];IF([.AE9]=11;['file:///C:/GitProjects/PHC25Turbo/CircuitHelp%20-%20Copie.ods'#$Caractères.$B$13];IF([.AE9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'file:///C:/GitProjects/PHC25Turbo/CircuitHelp%20-%20Copie.ods'#$Caractères.$H$2];IF([.AF9]=1;['file:///C:/GitProjects/PHC25Turbo/CircuitHelp%20-%20Copie.ods'#$Caractères.$H$3];IF([.AF9]=2;['file:///C:/GitProjects/PHC25Turbo/CircuitHelp%20-%20Copie.ods'#$Caractères.$H$4];IF([.AF9]=3;['file:///C:/GitProjects/PHC25Turbo/CircuitHelp%20-%20Copie.ods'#$Caractères.$H$5];IF([.AF9]=4;['file:///C:/GitProjects/PHC25Turbo/CircuitHelp%20-%20Copie.ods'#$Caractères.$H$6];IF([.AF9]=5;['file:///C:/GitProjects/PHC25Turbo/CircuitHelp%20-%20Copie.ods'#$Caractères.$H$7];IF([.AF9]=6;['file:///C:/GitProjects/PHC25Turbo/CircuitHelp%20-%20Copie.ods'#$Caractères.$H$8];IF([.AF9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'file:///C:/GitProjects/PHC25Turbo/CircuitHelp%20-%20Copie.ods'#$Caractères.$B$2];IF([.A10]=1;['file:///C:/GitProjects/PHC25Turbo/CircuitHelp%20-%20Copie.ods'#$Caractères.$B$3];IF([.A10]=2;['file:///C:/GitProjects/PHC25Turbo/CircuitHelp%20-%20Copie.ods'#$Caractères.$B$4];IF([.A10]=3;['file:///C:/GitProjects/PHC25Turbo/CircuitHelp%20-%20Copie.ods'#$Caractères.$B$5];IF([.A10]=4;['file:///C:/GitProjects/PHC25Turbo/CircuitHelp%20-%20Copie.ods'#$Caractères.$B$6];IF([.A10]=5;['file:///C:/GitProjects/PHC25Turbo/CircuitHelp%20-%20Copie.ods'#$Caractères.$B$7];IF([.A10]=6;['file:///C:/GitProjects/PHC25Turbo/CircuitHelp%20-%20Copie.ods'#$Caractères.$B$8];IF([.A10]=7;['file:///C:/GitProjects/PHC25Turbo/CircuitHelp%20-%20Copie.ods'#$Caractères.$B$9];IF([.A10]=8;['file:///C:/GitProjects/PHC25Turbo/CircuitHelp%20-%20Copie.ods'#$Caractères.$B$10];IF([.A10]=9;['file:///C:/GitProjects/PHC25Turbo/CircuitHelp%20-%20Copie.ods'#$Caractères.$B$11];IF([.A10]=10;['file:///C:/GitProjects/PHC25Turbo/CircuitHelp%20-%20Copie.ods'#$Caractères.$B$12];IF([.A10]=11;['file:///C:/GitProjects/PHC25Turbo/CircuitHelp%20-%20Copie.ods'#$Caractères.$B$13];IF([.A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'file:///C:/GitProjects/PHC25Turbo/CircuitHelp%20-%20Copie.ods'#$Caractères.$H$2];IF([.B10]=1;['file:///C:/GitProjects/PHC25Turbo/CircuitHelp%20-%20Copie.ods'#$Caractères.$H$3];IF([.B10]=2;['file:///C:/GitProjects/PHC25Turbo/CircuitHelp%20-%20Copie.ods'#$Caractères.$H$4];IF([.B10]=3;['file:///C:/GitProjects/PHC25Turbo/CircuitHelp%20-%20Copie.ods'#$Caractères.$H$5];IF([.B10]=4;['file:///C:/GitProjects/PHC25Turbo/CircuitHelp%20-%20Copie.ods'#$Caractères.$H$6];IF([.B10]=5;['file:///C:/GitProjects/PHC25Turbo/CircuitHelp%20-%20Copie.ods'#$Caractères.$H$7];IF([.B10]=6;['file:///C:/GitProjects/PHC25Turbo/CircuitHelp%20-%20Copie.ods'#$Caractères.$H$8];IF([.B10]=7;['file:///C:/GitProjects/PHC25Turbo/CircuitHelp%20-%20Copie.ods'#$Caractères.$H$9];&quot;x&quot;)))))))))">
            <text:p/>
          </table:table-cell>
          <table:table-cell table:style-name="ce54" table:formula="of:=IF([.C10]=0;['file:///C:/GitProjects/PHC25Turbo/CircuitHelp%20-%20Copie.ods'#$Caractères.$B$2];IF([.C10]=1;['file:///C:/GitProjects/PHC25Turbo/CircuitHelp%20-%20Copie.ods'#$Caractères.$B$3];IF([.C10]=2;['file:///C:/GitProjects/PHC25Turbo/CircuitHelp%20-%20Copie.ods'#$Caractères.$B$4];IF([.C10]=3;['file:///C:/GitProjects/PHC25Turbo/CircuitHelp%20-%20Copie.ods'#$Caractères.$B$5];IF([.C10]=4;['file:///C:/GitProjects/PHC25Turbo/CircuitHelp%20-%20Copie.ods'#$Caractères.$B$6];IF([.C10]=5;['file:///C:/GitProjects/PHC25Turbo/CircuitHelp%20-%20Copie.ods'#$Caractères.$B$7];IF([.C10]=6;['file:///C:/GitProjects/PHC25Turbo/CircuitHelp%20-%20Copie.ods'#$Caractères.$B$8];IF([.C10]=7;['file:///C:/GitProjects/PHC25Turbo/CircuitHelp%20-%20Copie.ods'#$Caractères.$B$9];IF([.C10]=8;['file:///C:/GitProjects/PHC25Turbo/CircuitHelp%20-%20Copie.ods'#$Caractères.$B$10];IF([.C10]=9;['file:///C:/GitProjects/PHC25Turbo/CircuitHelp%20-%20Copie.ods'#$Caractères.$B$11];IF([.C10]=10;['file:///C:/GitProjects/PHC25Turbo/CircuitHelp%20-%20Copie.ods'#$Caractères.$B$12];IF([.C10]=11;['file:///C:/GitProjects/PHC25Turbo/CircuitHelp%20-%20Copie.ods'#$Caractères.$B$13];IF([.C10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C10]&gt;0;[.C10]&lt;4);&quot;&quot;;IF([.D10]=0;['file:///C:/GitProjects/PHC25Turbo/CircuitHelp%20-%20Copie.ods'#$Caractères.$H$2];IF([.D10]=1;['file:///C:/GitProjects/PHC25Turbo/CircuitHelp%20-%20Copie.ods'#$Caractères.$H$3];IF([.D10]=2;['file:///C:/GitProjects/PHC25Turbo/CircuitHelp%20-%20Copie.ods'#$Caractères.$H$4];IF([.D10]=3;['file:///C:/GitProjects/PHC25Turbo/CircuitHelp%20-%20Copie.ods'#$Caractères.$H$5];IF([.D10]=4;['file:///C:/GitProjects/PHC25Turbo/CircuitHelp%20-%20Copie.ods'#$Caractères.$H$6];IF([.D10]=5;['file:///C:/GitProjects/PHC25Turbo/CircuitHelp%20-%20Copie.ods'#$Caractères.$H$7];IF([.D10]=6;['file:///C:/GitProjects/PHC25Turbo/CircuitHelp%20-%20Copie.ods'#$Caractères.$H$8];IF([.D10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E10]=0;['file:///C:/GitProjects/PHC25Turbo/CircuitHelp%20-%20Copie.ods'#$Caractères.$B$2];IF([.E10]=1;['file:///C:/GitProjects/PHC25Turbo/CircuitHelp%20-%20Copie.ods'#$Caractères.$B$3];IF([.E10]=2;['file:///C:/GitProjects/PHC25Turbo/CircuitHelp%20-%20Copie.ods'#$Caractères.$B$4];IF([.E10]=3;['file:///C:/GitProjects/PHC25Turbo/CircuitHelp%20-%20Copie.ods'#$Caractères.$B$5];IF([.E10]=4;['file:///C:/GitProjects/PHC25Turbo/CircuitHelp%20-%20Copie.ods'#$Caractères.$B$6];IF([.E10]=5;['file:///C:/GitProjects/PHC25Turbo/CircuitHelp%20-%20Copie.ods'#$Caractères.$B$7];IF([.E10]=6;['file:///C:/GitProjects/PHC25Turbo/CircuitHelp%20-%20Copie.ods'#$Caractères.$B$8];IF([.E10]=7;['file:///C:/GitProjects/PHC25Turbo/CircuitHelp%20-%20Copie.ods'#$Caractères.$B$9];IF([.E10]=8;['file:///C:/GitProjects/PHC25Turbo/CircuitHelp%20-%20Copie.ods'#$Caractères.$B$10];IF([.E10]=9;['file:///C:/GitProjects/PHC25Turbo/CircuitHelp%20-%20Copie.ods'#$Caractères.$B$11];IF([.E10]=10;['file:///C:/GitProjects/PHC25Turbo/CircuitHelp%20-%20Copie.ods'#$Caractères.$B$12];IF([.E10]=11;['file:///C:/GitProjects/PHC25Turbo/CircuitHelp%20-%20Copie.ods'#$Caractères.$B$13];IF([.E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'file:///C:/GitProjects/PHC25Turbo/CircuitHelp%20-%20Copie.ods'#$Caractères.$H$2];IF([.F10]=1;['file:///C:/GitProjects/PHC25Turbo/CircuitHelp%20-%20Copie.ods'#$Caractères.$H$3];IF([.F10]=2;['file:///C:/GitProjects/PHC25Turbo/CircuitHelp%20-%20Copie.ods'#$Caractères.$H$4];IF([.F10]=3;['file:///C:/GitProjects/PHC25Turbo/CircuitHelp%20-%20Copie.ods'#$Caractères.$H$5];IF([.F10]=4;['file:///C:/GitProjects/PHC25Turbo/CircuitHelp%20-%20Copie.ods'#$Caractères.$H$6];IF([.F10]=5;['file:///C:/GitProjects/PHC25Turbo/CircuitHelp%20-%20Copie.ods'#$Caractères.$H$7];IF([.F10]=6;['file:///C:/GitProjects/PHC25Turbo/CircuitHelp%20-%20Copie.ods'#$Caractères.$H$8];IF([.F10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54" table:formula="of:=IF([.G10]=0;['file:///C:/GitProjects/PHC25Turbo/CircuitHelp%20-%20Copie.ods'#$Caractères.$B$2];IF([.G10]=1;['file:///C:/GitProjects/PHC25Turbo/CircuitHelp%20-%20Copie.ods'#$Caractères.$B$3];IF([.G10]=2;['file:///C:/GitProjects/PHC25Turbo/CircuitHelp%20-%20Copie.ods'#$Caractères.$B$4];IF([.G10]=3;['file:///C:/GitProjects/PHC25Turbo/CircuitHelp%20-%20Copie.ods'#$Caractères.$B$5];IF([.G10]=4;['file:///C:/GitProjects/PHC25Turbo/CircuitHelp%20-%20Copie.ods'#$Caractères.$B$6];IF([.G10]=5;['file:///C:/GitProjects/PHC25Turbo/CircuitHelp%20-%20Copie.ods'#$Caractères.$B$7];IF([.G10]=6;['file:///C:/GitProjects/PHC25Turbo/CircuitHelp%20-%20Copie.ods'#$Caractères.$B$8];IF([.G10]=7;['file:///C:/GitProjects/PHC25Turbo/CircuitHelp%20-%20Copie.ods'#$Caractères.$B$9];IF([.G10]=8;['file:///C:/GitProjects/PHC25Turbo/CircuitHelp%20-%20Copie.ods'#$Caractères.$B$10];IF([.G10]=9;['file:///C:/GitProjects/PHC25Turbo/CircuitHelp%20-%20Copie.ods'#$Caractères.$B$11];IF([.G10]=10;['file:///C:/GitProjects/PHC25Turbo/CircuitHelp%20-%20Copie.ods'#$Caractères.$B$12];IF([.G10]=11;['file:///C:/GitProjects/PHC25Turbo/CircuitHelp%20-%20Copie.ods'#$Caractères.$B$13];IF([.G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'file:///C:/GitProjects/PHC25Turbo/CircuitHelp%20-%20Copie.ods'#$Caractères.$H$2];IF([.H10]=1;['file:///C:/GitProjects/PHC25Turbo/CircuitHelp%20-%20Copie.ods'#$Caractères.$H$3];IF([.H10]=2;['file:///C:/GitProjects/PHC25Turbo/CircuitHelp%20-%20Copie.ods'#$Caractères.$H$4];IF([.H10]=3;['file:///C:/GitProjects/PHC25Turbo/CircuitHelp%20-%20Copie.ods'#$Caractères.$H$5];IF([.H10]=4;['file:///C:/GitProjects/PHC25Turbo/CircuitHelp%20-%20Copie.ods'#$Caractères.$H$6];IF([.H10]=5;['file:///C:/GitProjects/PHC25Turbo/CircuitHelp%20-%20Copie.ods'#$Caractères.$H$7];IF([.H10]=6;['file:///C:/GitProjects/PHC25Turbo/CircuitHelp%20-%20Copie.ods'#$Caractères.$H$8];IF([.H10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I10]=0;['file:///C:/GitProjects/PHC25Turbo/CircuitHelp%20-%20Copie.ods'#$Caractères.$B$2];IF([.I10]=1;['file:///C:/GitProjects/PHC25Turbo/CircuitHelp%20-%20Copie.ods'#$Caractères.$B$3];IF([.I10]=2;['file:///C:/GitProjects/PHC25Turbo/CircuitHelp%20-%20Copie.ods'#$Caractères.$B$4];IF([.I10]=3;['file:///C:/GitProjects/PHC25Turbo/CircuitHelp%20-%20Copie.ods'#$Caractères.$B$5];IF([.I10]=4;['file:///C:/GitProjects/PHC25Turbo/CircuitHelp%20-%20Copie.ods'#$Caractères.$B$6];IF([.I10]=5;['file:///C:/GitProjects/PHC25Turbo/CircuitHelp%20-%20Copie.ods'#$Caractères.$B$7];IF([.I10]=6;['file:///C:/GitProjects/PHC25Turbo/CircuitHelp%20-%20Copie.ods'#$Caractères.$B$8];IF([.I10]=7;['file:///C:/GitProjects/PHC25Turbo/CircuitHelp%20-%20Copie.ods'#$Caractères.$B$9];IF([.I10]=8;['file:///C:/GitProjects/PHC25Turbo/CircuitHelp%20-%20Copie.ods'#$Caractères.$B$10];IF([.I10]=9;['file:///C:/GitProjects/PHC25Turbo/CircuitHelp%20-%20Copie.ods'#$Caractères.$B$11];IF([.I10]=10;['file:///C:/GitProjects/PHC25Turbo/CircuitHelp%20-%20Copie.ods'#$Caractères.$B$12];IF([.I10]=11;['file:///C:/GitProjects/PHC25Turbo/CircuitHelp%20-%20Copie.ods'#$Caractères.$B$13];IF([.I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'file:///C:/GitProjects/PHC25Turbo/CircuitHelp%20-%20Copie.ods'#$Caractères.$H$2];IF([.J10]=1;['file:///C:/GitProjects/PHC25Turbo/CircuitHelp%20-%20Copie.ods'#$Caractères.$H$3];IF([.J10]=2;['file:///C:/GitProjects/PHC25Turbo/CircuitHelp%20-%20Copie.ods'#$Caractères.$H$4];IF([.J10]=3;['file:///C:/GitProjects/PHC25Turbo/CircuitHelp%20-%20Copie.ods'#$Caractères.$H$5];IF([.J10]=4;['file:///C:/GitProjects/PHC25Turbo/CircuitHelp%20-%20Copie.ods'#$Caractères.$H$6];IF([.J10]=5;['file:///C:/GitProjects/PHC25Turbo/CircuitHelp%20-%20Copie.ods'#$Caractères.$H$7];IF([.J10]=6;['file:///C:/GitProjects/PHC25Turbo/CircuitHelp%20-%20Copie.ods'#$Caractères.$H$8];IF([.J10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K10]=0;['file:///C:/GitProjects/PHC25Turbo/CircuitHelp%20-%20Copie.ods'#$Caractères.$B$2];IF([.K10]=1;['file:///C:/GitProjects/PHC25Turbo/CircuitHelp%20-%20Copie.ods'#$Caractères.$B$3];IF([.K10]=2;['file:///C:/GitProjects/PHC25Turbo/CircuitHelp%20-%20Copie.ods'#$Caractères.$B$4];IF([.K10]=3;['file:///C:/GitProjects/PHC25Turbo/CircuitHelp%20-%20Copie.ods'#$Caractères.$B$5];IF([.K10]=4;['file:///C:/GitProjects/PHC25Turbo/CircuitHelp%20-%20Copie.ods'#$Caractères.$B$6];IF([.K10]=5;['file:///C:/GitProjects/PHC25Turbo/CircuitHelp%20-%20Copie.ods'#$Caractères.$B$7];IF([.K10]=6;['file:///C:/GitProjects/PHC25Turbo/CircuitHelp%20-%20Copie.ods'#$Caractères.$B$8];IF([.K10]=7;['file:///C:/GitProjects/PHC25Turbo/CircuitHelp%20-%20Copie.ods'#$Caractères.$B$9];IF([.K10]=8;['file:///C:/GitProjects/PHC25Turbo/CircuitHelp%20-%20Copie.ods'#$Caractères.$B$10];IF([.K10]=9;['file:///C:/GitProjects/PHC25Turbo/CircuitHelp%20-%20Copie.ods'#$Caractères.$B$11];IF([.K10]=10;['file:///C:/GitProjects/PHC25Turbo/CircuitHelp%20-%20Copie.ods'#$Caractères.$B$12];IF([.K10]=11;['file:///C:/GitProjects/PHC25Turbo/CircuitHelp%20-%20Copie.ods'#$Caractères.$B$13];IF([.K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K10]&gt;0;[.K10]&lt;4);&quot;&quot;;IF([.L10]=0;['file:///C:/GitProjects/PHC25Turbo/CircuitHelp%20-%20Copie.ods'#$Caractères.$H$2];IF([.L10]=1;['file:///C:/GitProjects/PHC25Turbo/CircuitHelp%20-%20Copie.ods'#$Caractères.$H$3];IF([.L10]=2;['file:///C:/GitProjects/PHC25Turbo/CircuitHelp%20-%20Copie.ods'#$Caractères.$H$4];IF([.L10]=3;['file:///C:/GitProjects/PHC25Turbo/CircuitHelp%20-%20Copie.ods'#$Caractères.$H$5];IF([.L10]=4;['file:///C:/GitProjects/PHC25Turbo/CircuitHelp%20-%20Copie.ods'#$Caractères.$H$6];IF([.L10]=5;['file:///C:/GitProjects/PHC25Turbo/CircuitHelp%20-%20Copie.ods'#$Caractères.$H$7];IF([.L10]=6;['file:///C:/GitProjects/PHC25Turbo/CircuitHelp%20-%20Copie.ods'#$Caractères.$H$8];IF([.L10]=7;['file:///C:/GitProjects/PHC25Turbo/CircuitHelp%20-%20Copie.ods'#$Caractères.$H$9];&quot;x&quot;)))))))))">
            <text:p/>
          </table:table-cell>
          <table:table-cell table:style-name="ce60" table:formula="of:=IF([.M10]=0;['file:///C:/GitProjects/PHC25Turbo/CircuitHelp%20-%20Copie.ods'#$Caractères.$B$2];IF([.M10]=1;['file:///C:/GitProjects/PHC25Turbo/CircuitHelp%20-%20Copie.ods'#$Caractères.$B$3];IF([.M10]=2;['file:///C:/GitProjects/PHC25Turbo/CircuitHelp%20-%20Copie.ods'#$Caractères.$B$4];IF([.M10]=3;['file:///C:/GitProjects/PHC25Turbo/CircuitHelp%20-%20Copie.ods'#$Caractères.$B$5];IF([.M10]=4;['file:///C:/GitProjects/PHC25Turbo/CircuitHelp%20-%20Copie.ods'#$Caractères.$B$6];IF([.M10]=5;['file:///C:/GitProjects/PHC25Turbo/CircuitHelp%20-%20Copie.ods'#$Caractères.$B$7];IF([.M10]=6;['file:///C:/GitProjects/PHC25Turbo/CircuitHelp%20-%20Copie.ods'#$Caractères.$B$8];IF([.M10]=7;['file:///C:/GitProjects/PHC25Turbo/CircuitHelp%20-%20Copie.ods'#$Caractères.$B$9];IF([.M10]=8;['file:///C:/GitProjects/PHC25Turbo/CircuitHelp%20-%20Copie.ods'#$Caractères.$B$10];IF([.M10]=9;['file:///C:/GitProjects/PHC25Turbo/CircuitHelp%20-%20Copie.ods'#$Caractères.$B$11];IF([.M10]=10;['file:///C:/GitProjects/PHC25Turbo/CircuitHelp%20-%20Copie.ods'#$Caractères.$B$12];IF([.M10]=11;['file:///C:/GitProjects/PHC25Turbo/CircuitHelp%20-%20Copie.ods'#$Caractères.$B$13];IF([.M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'file:///C:/GitProjects/PHC25Turbo/CircuitHelp%20-%20Copie.ods'#$Caractères.$H$2];IF([.N10]=1;['file:///C:/GitProjects/PHC25Turbo/CircuitHelp%20-%20Copie.ods'#$Caractères.$H$3];IF([.N10]=2;['file:///C:/GitProjects/PHC25Turbo/CircuitHelp%20-%20Copie.ods'#$Caractères.$H$4];IF([.N10]=3;['file:///C:/GitProjects/PHC25Turbo/CircuitHelp%20-%20Copie.ods'#$Caractères.$H$5];IF([.N10]=4;['file:///C:/GitProjects/PHC25Turbo/CircuitHelp%20-%20Copie.ods'#$Caractères.$H$6];IF([.N10]=5;['file:///C:/GitProjects/PHC25Turbo/CircuitHelp%20-%20Copie.ods'#$Caractères.$H$7];IF([.N10]=6;['file:///C:/GitProjects/PHC25Turbo/CircuitHelp%20-%20Copie.ods'#$Caractères.$H$8];IF([.N10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O10]=0;['file:///C:/GitProjects/PHC25Turbo/CircuitHelp%20-%20Copie.ods'#$Caractères.$B$2];IF([.O10]=1;['file:///C:/GitProjects/PHC25Turbo/CircuitHelp%20-%20Copie.ods'#$Caractères.$B$3];IF([.O10]=2;['file:///C:/GitProjects/PHC25Turbo/CircuitHelp%20-%20Copie.ods'#$Caractères.$B$4];IF([.O10]=3;['file:///C:/GitProjects/PHC25Turbo/CircuitHelp%20-%20Copie.ods'#$Caractères.$B$5];IF([.O10]=4;['file:///C:/GitProjects/PHC25Turbo/CircuitHelp%20-%20Copie.ods'#$Caractères.$B$6];IF([.O10]=5;['file:///C:/GitProjects/PHC25Turbo/CircuitHelp%20-%20Copie.ods'#$Caractères.$B$7];IF([.O10]=6;['file:///C:/GitProjects/PHC25Turbo/CircuitHelp%20-%20Copie.ods'#$Caractères.$B$8];IF([.O10]=7;['file:///C:/GitProjects/PHC25Turbo/CircuitHelp%20-%20Copie.ods'#$Caractères.$B$9];IF([.O10]=8;['file:///C:/GitProjects/PHC25Turbo/CircuitHelp%20-%20Copie.ods'#$Caractères.$B$10];IF([.O10]=9;['file:///C:/GitProjects/PHC25Turbo/CircuitHelp%20-%20Copie.ods'#$Caractères.$B$11];IF([.O10]=10;['file:///C:/GitProjects/PHC25Turbo/CircuitHelp%20-%20Copie.ods'#$Caractères.$B$12];IF([.O10]=11;['file:///C:/GitProjects/PHC25Turbo/CircuitHelp%20-%20Copie.ods'#$Caractères.$B$13];IF([.O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'file:///C:/GitProjects/PHC25Turbo/CircuitHelp%20-%20Copie.ods'#$Caractères.$H$2];IF([.P10]=1;['file:///C:/GitProjects/PHC25Turbo/CircuitHelp%20-%20Copie.ods'#$Caractères.$H$3];IF([.P10]=2;['file:///C:/GitProjects/PHC25Turbo/CircuitHelp%20-%20Copie.ods'#$Caractères.$H$4];IF([.P10]=3;['file:///C:/GitProjects/PHC25Turbo/CircuitHelp%20-%20Copie.ods'#$Caractères.$H$5];IF([.P10]=4;['file:///C:/GitProjects/PHC25Turbo/CircuitHelp%20-%20Copie.ods'#$Caractères.$H$6];IF([.P10]=5;['file:///C:/GitProjects/PHC25Turbo/CircuitHelp%20-%20Copie.ods'#$Caractères.$H$7];IF([.P10]=6;['file:///C:/GitProjects/PHC25Turbo/CircuitHelp%20-%20Copie.ods'#$Caractères.$H$8];IF([.P10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Q10]=0;['file:///C:/GitProjects/PHC25Turbo/CircuitHelp%20-%20Copie.ods'#$Caractères.$B$2];IF([.Q10]=1;['file:///C:/GitProjects/PHC25Turbo/CircuitHelp%20-%20Copie.ods'#$Caractères.$B$3];IF([.Q10]=2;['file:///C:/GitProjects/PHC25Turbo/CircuitHelp%20-%20Copie.ods'#$Caractères.$B$4];IF([.Q10]=3;['file:///C:/GitProjects/PHC25Turbo/CircuitHelp%20-%20Copie.ods'#$Caractères.$B$5];IF([.Q10]=4;['file:///C:/GitProjects/PHC25Turbo/CircuitHelp%20-%20Copie.ods'#$Caractères.$B$6];IF([.Q10]=5;['file:///C:/GitProjects/PHC25Turbo/CircuitHelp%20-%20Copie.ods'#$Caractères.$B$7];IF([.Q10]=6;['file:///C:/GitProjects/PHC25Turbo/CircuitHelp%20-%20Copie.ods'#$Caractères.$B$8];IF([.Q10]=7;['file:///C:/GitProjects/PHC25Turbo/CircuitHelp%20-%20Copie.ods'#$Caractères.$B$9];IF([.Q10]=8;['file:///C:/GitProjects/PHC25Turbo/CircuitHelp%20-%20Copie.ods'#$Caractères.$B$10];IF([.Q10]=9;['file:///C:/GitProjects/PHC25Turbo/CircuitHelp%20-%20Copie.ods'#$Caractères.$B$11];IF([.Q10]=10;['file:///C:/GitProjects/PHC25Turbo/CircuitHelp%20-%20Copie.ods'#$Caractères.$B$12];IF([.Q10]=11;['file:///C:/GitProjects/PHC25Turbo/CircuitHelp%20-%20Copie.ods'#$Caractères.$B$13];IF([.Q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Q10]&gt;0;[.Q10]&lt;4);&quot;&quot;;IF([.R10]=0;['file:///C:/GitProjects/PHC25Turbo/CircuitHelp%20-%20Copie.ods'#$Caractères.$H$2];IF([.R10]=1;['file:///C:/GitProjects/PHC25Turbo/CircuitHelp%20-%20Copie.ods'#$Caractères.$H$3];IF([.R10]=2;['file:///C:/GitProjects/PHC25Turbo/CircuitHelp%20-%20Copie.ods'#$Caractères.$H$4];IF([.R10]=3;['file:///C:/GitProjects/PHC25Turbo/CircuitHelp%20-%20Copie.ods'#$Caractères.$H$5];IF([.R10]=4;['file:///C:/GitProjects/PHC25Turbo/CircuitHelp%20-%20Copie.ods'#$Caractères.$H$6];IF([.R10]=5;['file:///C:/GitProjects/PHC25Turbo/CircuitHelp%20-%20Copie.ods'#$Caractères.$H$7];IF([.R10]=6;['file:///C:/GitProjects/PHC25Turbo/CircuitHelp%20-%20Copie.ods'#$Caractères.$H$8];IF([.R10]=7;['file:///C:/GitProjects/PHC25Turbo/CircuitHelp%20-%20Copie.ods'#$Caractères.$H$9];&quot;x&quot;)))))))))">
            <text:p/>
          </table:table-cell>
          <table:table-cell table:style-name="ce54" table:formula="of:=IF([.S10]=0;['file:///C:/GitProjects/PHC25Turbo/CircuitHelp%20-%20Copie.ods'#$Caractères.$B$2];IF([.S10]=1;['file:///C:/GitProjects/PHC25Turbo/CircuitHelp%20-%20Copie.ods'#$Caractères.$B$3];IF([.S10]=2;['file:///C:/GitProjects/PHC25Turbo/CircuitHelp%20-%20Copie.ods'#$Caractères.$B$4];IF([.S10]=3;['file:///C:/GitProjects/PHC25Turbo/CircuitHelp%20-%20Copie.ods'#$Caractères.$B$5];IF([.S10]=4;['file:///C:/GitProjects/PHC25Turbo/CircuitHelp%20-%20Copie.ods'#$Caractères.$B$6];IF([.S10]=5;['file:///C:/GitProjects/PHC25Turbo/CircuitHelp%20-%20Copie.ods'#$Caractères.$B$7];IF([.S10]=6;['file:///C:/GitProjects/PHC25Turbo/CircuitHelp%20-%20Copie.ods'#$Caractères.$B$8];IF([.S10]=7;['file:///C:/GitProjects/PHC25Turbo/CircuitHelp%20-%20Copie.ods'#$Caractères.$B$9];IF([.S10]=8;['file:///C:/GitProjects/PHC25Turbo/CircuitHelp%20-%20Copie.ods'#$Caractères.$B$10];IF([.S10]=9;['file:///C:/GitProjects/PHC25Turbo/CircuitHelp%20-%20Copie.ods'#$Caractères.$B$11];IF([.S10]=10;['file:///C:/GitProjects/PHC25Turbo/CircuitHelp%20-%20Copie.ods'#$Caractères.$B$12];IF([.S10]=11;['file:///C:/GitProjects/PHC25Turbo/CircuitHelp%20-%20Copie.ods'#$Caractères.$B$13];IF([.S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'file:///C:/GitProjects/PHC25Turbo/CircuitHelp%20-%20Copie.ods'#$Caractères.$H$2];IF([.T10]=1;['file:///C:/GitProjects/PHC25Turbo/CircuitHelp%20-%20Copie.ods'#$Caractères.$H$3];IF([.T10]=2;['file:///C:/GitProjects/PHC25Turbo/CircuitHelp%20-%20Copie.ods'#$Caractères.$H$4];IF([.T10]=3;['file:///C:/GitProjects/PHC25Turbo/CircuitHelp%20-%20Copie.ods'#$Caractères.$H$5];IF([.T10]=4;['file:///C:/GitProjects/PHC25Turbo/CircuitHelp%20-%20Copie.ods'#$Caractères.$H$6];IF([.T10]=5;['file:///C:/GitProjects/PHC25Turbo/CircuitHelp%20-%20Copie.ods'#$Caractères.$H$7];IF([.T10]=6;['file:///C:/GitProjects/PHC25Turbo/CircuitHelp%20-%20Copie.ods'#$Caractères.$H$8];IF([.T10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U10]=0;['file:///C:/GitProjects/PHC25Turbo/CircuitHelp%20-%20Copie.ods'#$Caractères.$B$2];IF([.U10]=1;['file:///C:/GitProjects/PHC25Turbo/CircuitHelp%20-%20Copie.ods'#$Caractères.$B$3];IF([.U10]=2;['file:///C:/GitProjects/PHC25Turbo/CircuitHelp%20-%20Copie.ods'#$Caractères.$B$4];IF([.U10]=3;['file:///C:/GitProjects/PHC25Turbo/CircuitHelp%20-%20Copie.ods'#$Caractères.$B$5];IF([.U10]=4;['file:///C:/GitProjects/PHC25Turbo/CircuitHelp%20-%20Copie.ods'#$Caractères.$B$6];IF([.U10]=5;['file:///C:/GitProjects/PHC25Turbo/CircuitHelp%20-%20Copie.ods'#$Caractères.$B$7];IF([.U10]=6;['file:///C:/GitProjects/PHC25Turbo/CircuitHelp%20-%20Copie.ods'#$Caractères.$B$8];IF([.U10]=7;['file:///C:/GitProjects/PHC25Turbo/CircuitHelp%20-%20Copie.ods'#$Caractères.$B$9];IF([.U10]=8;['file:///C:/GitProjects/PHC25Turbo/CircuitHelp%20-%20Copie.ods'#$Caractères.$B$10];IF([.U10]=9;['file:///C:/GitProjects/PHC25Turbo/CircuitHelp%20-%20Copie.ods'#$Caractères.$B$11];IF([.U10]=10;['file:///C:/GitProjects/PHC25Turbo/CircuitHelp%20-%20Copie.ods'#$Caractères.$B$12];IF([.U10]=11;['file:///C:/GitProjects/PHC25Turbo/CircuitHelp%20-%20Copie.ods'#$Caractères.$B$13];IF([.U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'file:///C:/GitProjects/PHC25Turbo/CircuitHelp%20-%20Copie.ods'#$Caractères.$H$2];IF([.V10]=1;['file:///C:/GitProjects/PHC25Turbo/CircuitHelp%20-%20Copie.ods'#$Caractères.$H$3];IF([.V10]=2;['file:///C:/GitProjects/PHC25Turbo/CircuitHelp%20-%20Copie.ods'#$Caractères.$H$4];IF([.V10]=3;['file:///C:/GitProjects/PHC25Turbo/CircuitHelp%20-%20Copie.ods'#$Caractères.$H$5];IF([.V10]=4;['file:///C:/GitProjects/PHC25Turbo/CircuitHelp%20-%20Copie.ods'#$Caractères.$H$6];IF([.V10]=5;['file:///C:/GitProjects/PHC25Turbo/CircuitHelp%20-%20Copie.ods'#$Caractères.$H$7];IF([.V10]=6;['file:///C:/GitProjects/PHC25Turbo/CircuitHelp%20-%20Copie.ods'#$Caractères.$H$8];IF([.V10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54" table:formula="of:=IF([.W10]=0;['file:///C:/GitProjects/PHC25Turbo/CircuitHelp%20-%20Copie.ods'#$Caractères.$B$2];IF([.W10]=1;['file:///C:/GitProjects/PHC25Turbo/CircuitHelp%20-%20Copie.ods'#$Caractères.$B$3];IF([.W10]=2;['file:///C:/GitProjects/PHC25Turbo/CircuitHelp%20-%20Copie.ods'#$Caractères.$B$4];IF([.W10]=3;['file:///C:/GitProjects/PHC25Turbo/CircuitHelp%20-%20Copie.ods'#$Caractères.$B$5];IF([.W10]=4;['file:///C:/GitProjects/PHC25Turbo/CircuitHelp%20-%20Copie.ods'#$Caractères.$B$6];IF([.W10]=5;['file:///C:/GitProjects/PHC25Turbo/CircuitHelp%20-%20Copie.ods'#$Caractères.$B$7];IF([.W10]=6;['file:///C:/GitProjects/PHC25Turbo/CircuitHelp%20-%20Copie.ods'#$Caractères.$B$8];IF([.W10]=7;['file:///C:/GitProjects/PHC25Turbo/CircuitHelp%20-%20Copie.ods'#$Caractères.$B$9];IF([.W10]=8;['file:///C:/GitProjects/PHC25Turbo/CircuitHelp%20-%20Copie.ods'#$Caractères.$B$10];IF([.W10]=9;['file:///C:/GitProjects/PHC25Turbo/CircuitHelp%20-%20Copie.ods'#$Caractères.$B$11];IF([.W10]=10;['file:///C:/GitProjects/PHC25Turbo/CircuitHelp%20-%20Copie.ods'#$Caractères.$B$12];IF([.W10]=11;['file:///C:/GitProjects/PHC25Turbo/CircuitHelp%20-%20Copie.ods'#$Caractères.$B$13];IF([.W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'file:///C:/GitProjects/PHC25Turbo/CircuitHelp%20-%20Copie.ods'#$Caractères.$H$2];IF([.X10]=1;['file:///C:/GitProjects/PHC25Turbo/CircuitHelp%20-%20Copie.ods'#$Caractères.$H$3];IF([.X10]=2;['file:///C:/GitProjects/PHC25Turbo/CircuitHelp%20-%20Copie.ods'#$Caractères.$H$4];IF([.X10]=3;['file:///C:/GitProjects/PHC25Turbo/CircuitHelp%20-%20Copie.ods'#$Caractères.$H$5];IF([.X10]=4;['file:///C:/GitProjects/PHC25Turbo/CircuitHelp%20-%20Copie.ods'#$Caractères.$H$6];IF([.X10]=5;['file:///C:/GitProjects/PHC25Turbo/CircuitHelp%20-%20Copie.ods'#$Caractères.$H$7];IF([.X10]=6;['file:///C:/GitProjects/PHC25Turbo/CircuitHelp%20-%20Copie.ods'#$Caractères.$H$8];IF([.X10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Y10]=0;['file:///C:/GitProjects/PHC25Turbo/CircuitHelp%20-%20Copie.ods'#$Caractères.$B$2];IF([.Y10]=1;['file:///C:/GitProjects/PHC25Turbo/CircuitHelp%20-%20Copie.ods'#$Caractères.$B$3];IF([.Y10]=2;['file:///C:/GitProjects/PHC25Turbo/CircuitHelp%20-%20Copie.ods'#$Caractères.$B$4];IF([.Y10]=3;['file:///C:/GitProjects/PHC25Turbo/CircuitHelp%20-%20Copie.ods'#$Caractères.$B$5];IF([.Y10]=4;['file:///C:/GitProjects/PHC25Turbo/CircuitHelp%20-%20Copie.ods'#$Caractères.$B$6];IF([.Y10]=5;['file:///C:/GitProjects/PHC25Turbo/CircuitHelp%20-%20Copie.ods'#$Caractères.$B$7];IF([.Y10]=6;['file:///C:/GitProjects/PHC25Turbo/CircuitHelp%20-%20Copie.ods'#$Caractères.$B$8];IF([.Y10]=7;['file:///C:/GitProjects/PHC25Turbo/CircuitHelp%20-%20Copie.ods'#$Caractères.$B$9];IF([.Y10]=8;['file:///C:/GitProjects/PHC25Turbo/CircuitHelp%20-%20Copie.ods'#$Caractères.$B$10];IF([.Y10]=9;['file:///C:/GitProjects/PHC25Turbo/CircuitHelp%20-%20Copie.ods'#$Caractères.$B$11];IF([.Y10]=10;['file:///C:/GitProjects/PHC25Turbo/CircuitHelp%20-%20Copie.ods'#$Caractères.$B$12];IF([.Y10]=11;['file:///C:/GitProjects/PHC25Turbo/CircuitHelp%20-%20Copie.ods'#$Caractères.$B$13];IF([.Y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10]&gt;0;[.Y10]&lt;4);&quot;&quot;;IF([.Z10]=0;['file:///C:/GitProjects/PHC25Turbo/CircuitHelp%20-%20Copie.ods'#$Caractères.$H$2];IF([.Z10]=1;['file:///C:/GitProjects/PHC25Turbo/CircuitHelp%20-%20Copie.ods'#$Caractères.$H$3];IF([.Z10]=2;['file:///C:/GitProjects/PHC25Turbo/CircuitHelp%20-%20Copie.ods'#$Caractères.$H$4];IF([.Z10]=3;['file:///C:/GitProjects/PHC25Turbo/CircuitHelp%20-%20Copie.ods'#$Caractères.$H$5];IF([.Z10]=4;['file:///C:/GitProjects/PHC25Turbo/CircuitHelp%20-%20Copie.ods'#$Caractères.$H$6];IF([.Z10]=5;['file:///C:/GitProjects/PHC25Turbo/CircuitHelp%20-%20Copie.ods'#$Caractères.$H$7];IF([.Z10]=6;['file:///C:/GitProjects/PHC25Turbo/CircuitHelp%20-%20Copie.ods'#$Caractères.$H$8];IF([.Z10]=7;['file:///C:/GitProjects/PHC25Turbo/CircuitHelp%20-%20Copie.ods'#$Caractères.$H$9];&quot;x&quot;)))))))))">
            <text:p/>
          </table:table-cell>
          <table:table-cell table:style-name="ce54" table:formula="of:=IF([.AA10]=0;['file:///C:/GitProjects/PHC25Turbo/CircuitHelp%20-%20Copie.ods'#$Caractères.$B$2];IF([.AA10]=1;['file:///C:/GitProjects/PHC25Turbo/CircuitHelp%20-%20Copie.ods'#$Caractères.$B$3];IF([.AA10]=2;['file:///C:/GitProjects/PHC25Turbo/CircuitHelp%20-%20Copie.ods'#$Caractères.$B$4];IF([.AA10]=3;['file:///C:/GitProjects/PHC25Turbo/CircuitHelp%20-%20Copie.ods'#$Caractères.$B$5];IF([.AA10]=4;['file:///C:/GitProjects/PHC25Turbo/CircuitHelp%20-%20Copie.ods'#$Caractères.$B$6];IF([.AA10]=5;['file:///C:/GitProjects/PHC25Turbo/CircuitHelp%20-%20Copie.ods'#$Caractères.$B$7];IF([.AA10]=6;['file:///C:/GitProjects/PHC25Turbo/CircuitHelp%20-%20Copie.ods'#$Caractères.$B$8];IF([.AA10]=7;['file:///C:/GitProjects/PHC25Turbo/CircuitHelp%20-%20Copie.ods'#$Caractères.$B$9];IF([.AA10]=8;['file:///C:/GitProjects/PHC25Turbo/CircuitHelp%20-%20Copie.ods'#$Caractères.$B$10];IF([.AA10]=9;['file:///C:/GitProjects/PHC25Turbo/CircuitHelp%20-%20Copie.ods'#$Caractères.$B$11];IF([.AA10]=10;['file:///C:/GitProjects/PHC25Turbo/CircuitHelp%20-%20Copie.ods'#$Caractères.$B$12];IF([.AA10]=11;['file:///C:/GitProjects/PHC25Turbo/CircuitHelp%20-%20Copie.ods'#$Caractères.$B$13];IF([.AA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'file:///C:/GitProjects/PHC25Turbo/CircuitHelp%20-%20Copie.ods'#$Caractères.$H$2];IF([.AB10]=1;['file:///C:/GitProjects/PHC25Turbo/CircuitHelp%20-%20Copie.ods'#$Caractères.$H$3];IF([.AB10]=2;['file:///C:/GitProjects/PHC25Turbo/CircuitHelp%20-%20Copie.ods'#$Caractères.$H$4];IF([.AB10]=3;['file:///C:/GitProjects/PHC25Turbo/CircuitHelp%20-%20Copie.ods'#$Caractères.$H$5];IF([.AB10]=4;['file:///C:/GitProjects/PHC25Turbo/CircuitHelp%20-%20Copie.ods'#$Caractères.$H$6];IF([.AB10]=5;['file:///C:/GitProjects/PHC25Turbo/CircuitHelp%20-%20Copie.ods'#$Caractères.$H$7];IF([.AB10]=6;['file:///C:/GitProjects/PHC25Turbo/CircuitHelp%20-%20Copie.ods'#$Caractères.$H$8];IF([.AB10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10]=0;['file:///C:/GitProjects/PHC25Turbo/CircuitHelp%20-%20Copie.ods'#$Caractères.$B$2];IF([.AC10]=1;['file:///C:/GitProjects/PHC25Turbo/CircuitHelp%20-%20Copie.ods'#$Caractères.$B$3];IF([.AC10]=2;['file:///C:/GitProjects/PHC25Turbo/CircuitHelp%20-%20Copie.ods'#$Caractères.$B$4];IF([.AC10]=3;['file:///C:/GitProjects/PHC25Turbo/CircuitHelp%20-%20Copie.ods'#$Caractères.$B$5];IF([.AC10]=4;['file:///C:/GitProjects/PHC25Turbo/CircuitHelp%20-%20Copie.ods'#$Caractères.$B$6];IF([.AC10]=5;['file:///C:/GitProjects/PHC25Turbo/CircuitHelp%20-%20Copie.ods'#$Caractères.$B$7];IF([.AC10]=6;['file:///C:/GitProjects/PHC25Turbo/CircuitHelp%20-%20Copie.ods'#$Caractères.$B$8];IF([.AC10]=7;['file:///C:/GitProjects/PHC25Turbo/CircuitHelp%20-%20Copie.ods'#$Caractères.$B$9];IF([.AC10]=8;['file:///C:/GitProjects/PHC25Turbo/CircuitHelp%20-%20Copie.ods'#$Caractères.$B$10];IF([.AC10]=9;['file:///C:/GitProjects/PHC25Turbo/CircuitHelp%20-%20Copie.ods'#$Caractères.$B$11];IF([.AC10]=10;['file:///C:/GitProjects/PHC25Turbo/CircuitHelp%20-%20Copie.ods'#$Caractères.$B$12];IF([.AC10]=11;['file:///C:/GitProjects/PHC25Turbo/CircuitHelp%20-%20Copie.ods'#$Caractères.$B$13];IF([.AC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'file:///C:/GitProjects/PHC25Turbo/CircuitHelp%20-%20Copie.ods'#$Caractères.$H$2];IF([.AD10]=1;['file:///C:/GitProjects/PHC25Turbo/CircuitHelp%20-%20Copie.ods'#$Caractères.$H$3];IF([.AD10]=2;['file:///C:/GitProjects/PHC25Turbo/CircuitHelp%20-%20Copie.ods'#$Caractères.$H$4];IF([.AD10]=3;['file:///C:/GitProjects/PHC25Turbo/CircuitHelp%20-%20Copie.ods'#$Caractères.$H$5];IF([.AD10]=4;['file:///C:/GitProjects/PHC25Turbo/CircuitHelp%20-%20Copie.ods'#$Caractères.$H$6];IF([.AD10]=5;['file:///C:/GitProjects/PHC25Turbo/CircuitHelp%20-%20Copie.ods'#$Caractères.$H$7];IF([.AD10]=6;['file:///C:/GitProjects/PHC25Turbo/CircuitHelp%20-%20Copie.ods'#$Caractères.$H$8];IF([.AD10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10]=0;['file:///C:/GitProjects/PHC25Turbo/CircuitHelp%20-%20Copie.ods'#$Caractères.$B$2];IF([.AE10]=1;['file:///C:/GitProjects/PHC25Turbo/CircuitHelp%20-%20Copie.ods'#$Caractères.$B$3];IF([.AE10]=2;['file:///C:/GitProjects/PHC25Turbo/CircuitHelp%20-%20Copie.ods'#$Caractères.$B$4];IF([.AE10]=3;['file:///C:/GitProjects/PHC25Turbo/CircuitHelp%20-%20Copie.ods'#$Caractères.$B$5];IF([.AE10]=4;['file:///C:/GitProjects/PHC25Turbo/CircuitHelp%20-%20Copie.ods'#$Caractères.$B$6];IF([.AE10]=5;['file:///C:/GitProjects/PHC25Turbo/CircuitHelp%20-%20Copie.ods'#$Caractères.$B$7];IF([.AE10]=6;['file:///C:/GitProjects/PHC25Turbo/CircuitHelp%20-%20Copie.ods'#$Caractères.$B$8];IF([.AE10]=7;['file:///C:/GitProjects/PHC25Turbo/CircuitHelp%20-%20Copie.ods'#$Caractères.$B$9];IF([.AE10]=8;['file:///C:/GitProjects/PHC25Turbo/CircuitHelp%20-%20Copie.ods'#$Caractères.$B$10];IF([.AE10]=9;['file:///C:/GitProjects/PHC25Turbo/CircuitHelp%20-%20Copie.ods'#$Caractères.$B$11];IF([.AE10]=10;['file:///C:/GitProjects/PHC25Turbo/CircuitHelp%20-%20Copie.ods'#$Caractères.$B$12];IF([.AE10]=11;['file:///C:/GitProjects/PHC25Turbo/CircuitHelp%20-%20Copie.ods'#$Caractères.$B$13];IF([.AE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'file:///C:/GitProjects/PHC25Turbo/CircuitHelp%20-%20Copie.ods'#$Caractères.$H$2];IF([.AF10]=1;['file:///C:/GitProjects/PHC25Turbo/CircuitHelp%20-%20Copie.ods'#$Caractères.$H$3];IF([.AF10]=2;['file:///C:/GitProjects/PHC25Turbo/CircuitHelp%20-%20Copie.ods'#$Caractères.$H$4];IF([.AF10]=3;['file:///C:/GitProjects/PHC25Turbo/CircuitHelp%20-%20Copie.ods'#$Caractères.$H$5];IF([.AF10]=4;['file:///C:/GitProjects/PHC25Turbo/CircuitHelp%20-%20Copie.ods'#$Caractères.$H$6];IF([.AF10]=5;['file:///C:/GitProjects/PHC25Turbo/CircuitHelp%20-%20Copie.ods'#$Caractères.$H$7];IF([.AF10]=6;['file:///C:/GitProjects/PHC25Turbo/CircuitHelp%20-%20Copie.ods'#$Caractères.$H$8];IF([.AF10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'file:///C:/GitProjects/PHC25Turbo/CircuitHelp%20-%20Copie.ods'#$Caractères.$B$2];IF([.A11]=1;['file:///C:/GitProjects/PHC25Turbo/CircuitHelp%20-%20Copie.ods'#$Caractères.$B$3];IF([.A11]=2;['file:///C:/GitProjects/PHC25Turbo/CircuitHelp%20-%20Copie.ods'#$Caractères.$B$4];IF([.A11]=3;['file:///C:/GitProjects/PHC25Turbo/CircuitHelp%20-%20Copie.ods'#$Caractères.$B$5];IF([.A11]=4;['file:///C:/GitProjects/PHC25Turbo/CircuitHelp%20-%20Copie.ods'#$Caractères.$B$6];IF([.A11]=5;['file:///C:/GitProjects/PHC25Turbo/CircuitHelp%20-%20Copie.ods'#$Caractères.$B$7];IF([.A11]=6;['file:///C:/GitProjects/PHC25Turbo/CircuitHelp%20-%20Copie.ods'#$Caractères.$B$8];IF([.A11]=7;['file:///C:/GitProjects/PHC25Turbo/CircuitHelp%20-%20Copie.ods'#$Caractères.$B$9];IF([.A11]=8;['file:///C:/GitProjects/PHC25Turbo/CircuitHelp%20-%20Copie.ods'#$Caractères.$B$10];IF([.A11]=9;['file:///C:/GitProjects/PHC25Turbo/CircuitHelp%20-%20Copie.ods'#$Caractères.$B$11];IF([.A11]=10;['file:///C:/GitProjects/PHC25Turbo/CircuitHelp%20-%20Copie.ods'#$Caractères.$B$12];IF([.A11]=11;['file:///C:/GitProjects/PHC25Turbo/CircuitHelp%20-%20Copie.ods'#$Caractères.$B$13];IF([.A11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'file:///C:/GitProjects/PHC25Turbo/CircuitHelp%20-%20Copie.ods'#$Caractères.$H$2];IF([.B11]=1;['file:///C:/GitProjects/PHC25Turbo/CircuitHelp%20-%20Copie.ods'#$Caractères.$H$3];IF([.B11]=2;['file:///C:/GitProjects/PHC25Turbo/CircuitHelp%20-%20Copie.ods'#$Caractères.$H$4];IF([.B11]=3;['file:///C:/GitProjects/PHC25Turbo/CircuitHelp%20-%20Copie.ods'#$Caractères.$H$5];IF([.B11]=4;['file:///C:/GitProjects/PHC25Turbo/CircuitHelp%20-%20Copie.ods'#$Caractères.$H$6];IF([.B11]=5;['file:///C:/GitProjects/PHC25Turbo/CircuitHelp%20-%20Copie.ods'#$Caractères.$H$7];IF([.B11]=6;['file:///C:/GitProjects/PHC25Turbo/CircuitHelp%20-%20Copie.ods'#$Caractères.$H$8];IF([.B11]=7;['file:///C:/GitProjects/PHC25Turbo/CircuitHelp%20-%20Copie.ods'#$Caractères.$H$9];&quot;x&quot;)))))))))">
            <text:p/>
          </table:table-cell>
          <table:table-cell table:style-name="ce54" table:formula="of:=IF([.C11]=0;['file:///C:/GitProjects/PHC25Turbo/CircuitHelp%20-%20Copie.ods'#$Caractères.$B$2];IF([.C11]=1;['file:///C:/GitProjects/PHC25Turbo/CircuitHelp%20-%20Copie.ods'#$Caractères.$B$3];IF([.C11]=2;['file:///C:/GitProjects/PHC25Turbo/CircuitHelp%20-%20Copie.ods'#$Caractères.$B$4];IF([.C11]=3;['file:///C:/GitProjects/PHC25Turbo/CircuitHelp%20-%20Copie.ods'#$Caractères.$B$5];IF([.C11]=4;['file:///C:/GitProjects/PHC25Turbo/CircuitHelp%20-%20Copie.ods'#$Caractères.$B$6];IF([.C11]=5;['file:///C:/GitProjects/PHC25Turbo/CircuitHelp%20-%20Copie.ods'#$Caractères.$B$7];IF([.C11]=6;['file:///C:/GitProjects/PHC25Turbo/CircuitHelp%20-%20Copie.ods'#$Caractères.$B$8];IF([.C11]=7;['file:///C:/GitProjects/PHC25Turbo/CircuitHelp%20-%20Copie.ods'#$Caractères.$B$9];IF([.C11]=8;['file:///C:/GitProjects/PHC25Turbo/CircuitHelp%20-%20Copie.ods'#$Caractères.$B$10];IF([.C11]=9;['file:///C:/GitProjects/PHC25Turbo/CircuitHelp%20-%20Copie.ods'#$Caractères.$B$11];IF([.C11]=10;['file:///C:/GitProjects/PHC25Turbo/CircuitHelp%20-%20Copie.ods'#$Caractères.$B$12];IF([.C11]=11;['file:///C:/GitProjects/PHC25Turbo/CircuitHelp%20-%20Copie.ods'#$Caractères.$B$13];IF([.C11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C11]&gt;0;[.C11]&lt;4);&quot;&quot;;IF([.D11]=0;['file:///C:/GitProjects/PHC25Turbo/CircuitHelp%20-%20Copie.ods'#$Caractères.$H$2];IF([.D11]=1;['file:///C:/GitProjects/PHC25Turbo/CircuitHelp%20-%20Copie.ods'#$Caractères.$H$3];IF([.D11]=2;['file:///C:/GitProjects/PHC25Turbo/CircuitHelp%20-%20Copie.ods'#$Caractères.$H$4];IF([.D11]=3;['file:///C:/GitProjects/PHC25Turbo/CircuitHelp%20-%20Copie.ods'#$Caractères.$H$5];IF([.D11]=4;['file:///C:/GitProjects/PHC25Turbo/CircuitHelp%20-%20Copie.ods'#$Caractères.$H$6];IF([.D11]=5;['file:///C:/GitProjects/PHC25Turbo/CircuitHelp%20-%20Copie.ods'#$Caractères.$H$7];IF([.D11]=6;['file:///C:/GitProjects/PHC25Turbo/CircuitHelp%20-%20Copie.ods'#$Caractères.$H$8];IF([.D11]=7;['file:///C:/GitProjects/PHC25Turbo/CircuitHelp%20-%20Copie.ods'#$Caractères.$H$9];&quot;x&quot;)))))))))">
            <text:p/>
          </table:table-cell>
          <table:table-cell table:style-name="ce60" table:formula="of:=IF([.E11]=0;['file:///C:/GitProjects/PHC25Turbo/CircuitHelp%20-%20Copie.ods'#$Caractères.$B$2];IF([.E11]=1;['file:///C:/GitProjects/PHC25Turbo/CircuitHelp%20-%20Copie.ods'#$Caractères.$B$3];IF([.E11]=2;['file:///C:/GitProjects/PHC25Turbo/CircuitHelp%20-%20Copie.ods'#$Caractères.$B$4];IF([.E11]=3;['file:///C:/GitProjects/PHC25Turbo/CircuitHelp%20-%20Copie.ods'#$Caractères.$B$5];IF([.E11]=4;['file:///C:/GitProjects/PHC25Turbo/CircuitHelp%20-%20Copie.ods'#$Caractères.$B$6];IF([.E11]=5;['file:///C:/GitProjects/PHC25Turbo/CircuitHelp%20-%20Copie.ods'#$Caractères.$B$7];IF([.E11]=6;['file:///C:/GitProjects/PHC25Turbo/CircuitHelp%20-%20Copie.ods'#$Caractères.$B$8];IF([.E11]=7;['file:///C:/GitProjects/PHC25Turbo/CircuitHelp%20-%20Copie.ods'#$Caractères.$B$9];IF([.E11]=8;['file:///C:/GitProjects/PHC25Turbo/CircuitHelp%20-%20Copie.ods'#$Caractères.$B$10];IF([.E11]=9;['file:///C:/GitProjects/PHC25Turbo/CircuitHelp%20-%20Copie.ods'#$Caractères.$B$11];IF([.E11]=10;['file:///C:/GitProjects/PHC25Turbo/CircuitHelp%20-%20Copie.ods'#$Caractères.$B$12];IF([.E11]=11;['file:///C:/GitProjects/PHC25Turbo/CircuitHelp%20-%20Copie.ods'#$Caractères.$B$13];IF([.E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'file:///C:/GitProjects/PHC25Turbo/CircuitHelp%20-%20Copie.ods'#$Caractères.$H$2];IF([.F11]=1;['file:///C:/GitProjects/PHC25Turbo/CircuitHelp%20-%20Copie.ods'#$Caractères.$H$3];IF([.F11]=2;['file:///C:/GitProjects/PHC25Turbo/CircuitHelp%20-%20Copie.ods'#$Caractères.$H$4];IF([.F11]=3;['file:///C:/GitProjects/PHC25Turbo/CircuitHelp%20-%20Copie.ods'#$Caractères.$H$5];IF([.F11]=4;['file:///C:/GitProjects/PHC25Turbo/CircuitHelp%20-%20Copie.ods'#$Caractères.$H$6];IF([.F11]=5;['file:///C:/GitProjects/PHC25Turbo/CircuitHelp%20-%20Copie.ods'#$Caractères.$H$7];IF([.F11]=6;['file:///C:/GitProjects/PHC25Turbo/CircuitHelp%20-%20Copie.ods'#$Caractères.$H$8];IF([.F11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54" table:formula="of:=IF([.G11]=0;['file:///C:/GitProjects/PHC25Turbo/CircuitHelp%20-%20Copie.ods'#$Caractères.$B$2];IF([.G11]=1;['file:///C:/GitProjects/PHC25Turbo/CircuitHelp%20-%20Copie.ods'#$Caractères.$B$3];IF([.G11]=2;['file:///C:/GitProjects/PHC25Turbo/CircuitHelp%20-%20Copie.ods'#$Caractères.$B$4];IF([.G11]=3;['file:///C:/GitProjects/PHC25Turbo/CircuitHelp%20-%20Copie.ods'#$Caractères.$B$5];IF([.G11]=4;['file:///C:/GitProjects/PHC25Turbo/CircuitHelp%20-%20Copie.ods'#$Caractères.$B$6];IF([.G11]=5;['file:///C:/GitProjects/PHC25Turbo/CircuitHelp%20-%20Copie.ods'#$Caractères.$B$7];IF([.G11]=6;['file:///C:/GitProjects/PHC25Turbo/CircuitHelp%20-%20Copie.ods'#$Caractères.$B$8];IF([.G11]=7;['file:///C:/GitProjects/PHC25Turbo/CircuitHelp%20-%20Copie.ods'#$Caractères.$B$9];IF([.G11]=8;['file:///C:/GitProjects/PHC25Turbo/CircuitHelp%20-%20Copie.ods'#$Caractères.$B$10];IF([.G11]=9;['file:///C:/GitProjects/PHC25Turbo/CircuitHelp%20-%20Copie.ods'#$Caractères.$B$11];IF([.G11]=10;['file:///C:/GitProjects/PHC25Turbo/CircuitHelp%20-%20Copie.ods'#$Caractères.$B$12];IF([.G11]=11;['file:///C:/GitProjects/PHC25Turbo/CircuitHelp%20-%20Copie.ods'#$Caractères.$B$13];IF([.G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'file:///C:/GitProjects/PHC25Turbo/CircuitHelp%20-%20Copie.ods'#$Caractères.$H$2];IF([.H11]=1;['file:///C:/GitProjects/PHC25Turbo/CircuitHelp%20-%20Copie.ods'#$Caractères.$H$3];IF([.H11]=2;['file:///C:/GitProjects/PHC25Turbo/CircuitHelp%20-%20Copie.ods'#$Caractères.$H$4];IF([.H11]=3;['file:///C:/GitProjects/PHC25Turbo/CircuitHelp%20-%20Copie.ods'#$Caractères.$H$5];IF([.H11]=4;['file:///C:/GitProjects/PHC25Turbo/CircuitHelp%20-%20Copie.ods'#$Caractères.$H$6];IF([.H11]=5;['file:///C:/GitProjects/PHC25Turbo/CircuitHelp%20-%20Copie.ods'#$Caractères.$H$7];IF([.H11]=6;['file:///C:/GitProjects/PHC25Turbo/CircuitHelp%20-%20Copie.ods'#$Caractères.$H$8];IF([.H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60" table:formula="of:=IF([.I11]=0;['file:///C:/GitProjects/PHC25Turbo/CircuitHelp%20-%20Copie.ods'#$Caractères.$B$2];IF([.I11]=1;['file:///C:/GitProjects/PHC25Turbo/CircuitHelp%20-%20Copie.ods'#$Caractères.$B$3];IF([.I11]=2;['file:///C:/GitProjects/PHC25Turbo/CircuitHelp%20-%20Copie.ods'#$Caractères.$B$4];IF([.I11]=3;['file:///C:/GitProjects/PHC25Turbo/CircuitHelp%20-%20Copie.ods'#$Caractères.$B$5];IF([.I11]=4;['file:///C:/GitProjects/PHC25Turbo/CircuitHelp%20-%20Copie.ods'#$Caractères.$B$6];IF([.I11]=5;['file:///C:/GitProjects/PHC25Turbo/CircuitHelp%20-%20Copie.ods'#$Caractères.$B$7];IF([.I11]=6;['file:///C:/GitProjects/PHC25Turbo/CircuitHelp%20-%20Copie.ods'#$Caractères.$B$8];IF([.I11]=7;['file:///C:/GitProjects/PHC25Turbo/CircuitHelp%20-%20Copie.ods'#$Caractères.$B$9];IF([.I11]=8;['file:///C:/GitProjects/PHC25Turbo/CircuitHelp%20-%20Copie.ods'#$Caractères.$B$10];IF([.I11]=9;['file:///C:/GitProjects/PHC25Turbo/CircuitHelp%20-%20Copie.ods'#$Caractères.$B$11];IF([.I11]=10;['file:///C:/GitProjects/PHC25Turbo/CircuitHelp%20-%20Copie.ods'#$Caractères.$B$12];IF([.I11]=11;['file:///C:/GitProjects/PHC25Turbo/CircuitHelp%20-%20Copie.ods'#$Caractères.$B$13];IF([.I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'file:///C:/GitProjects/PHC25Turbo/CircuitHelp%20-%20Copie.ods'#$Caractères.$H$2];IF([.J11]=1;['file:///C:/GitProjects/PHC25Turbo/CircuitHelp%20-%20Copie.ods'#$Caractères.$H$3];IF([.J11]=2;['file:///C:/GitProjects/PHC25Turbo/CircuitHelp%20-%20Copie.ods'#$Caractères.$H$4];IF([.J11]=3;['file:///C:/GitProjects/PHC25Turbo/CircuitHelp%20-%20Copie.ods'#$Caractères.$H$5];IF([.J11]=4;['file:///C:/GitProjects/PHC25Turbo/CircuitHelp%20-%20Copie.ods'#$Caractères.$H$6];IF([.J11]=5;['file:///C:/GitProjects/PHC25Turbo/CircuitHelp%20-%20Copie.ods'#$Caractères.$H$7];IF([.J11]=6;['file:///C:/GitProjects/PHC25Turbo/CircuitHelp%20-%20Copie.ods'#$Caractères.$H$8];IF([.J11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54" table:formula="of:=IF([.K11]=0;['file:///C:/GitProjects/PHC25Turbo/CircuitHelp%20-%20Copie.ods'#$Caractères.$B$2];IF([.K11]=1;['file:///C:/GitProjects/PHC25Turbo/CircuitHelp%20-%20Copie.ods'#$Caractères.$B$3];IF([.K11]=2;['file:///C:/GitProjects/PHC25Turbo/CircuitHelp%20-%20Copie.ods'#$Caractères.$B$4];IF([.K11]=3;['file:///C:/GitProjects/PHC25Turbo/CircuitHelp%20-%20Copie.ods'#$Caractères.$B$5];IF([.K11]=4;['file:///C:/GitProjects/PHC25Turbo/CircuitHelp%20-%20Copie.ods'#$Caractères.$B$6];IF([.K11]=5;['file:///C:/GitProjects/PHC25Turbo/CircuitHelp%20-%20Copie.ods'#$Caractères.$B$7];IF([.K11]=6;['file:///C:/GitProjects/PHC25Turbo/CircuitHelp%20-%20Copie.ods'#$Caractères.$B$8];IF([.K11]=7;['file:///C:/GitProjects/PHC25Turbo/CircuitHelp%20-%20Copie.ods'#$Caractères.$B$9];IF([.K11]=8;['file:///C:/GitProjects/PHC25Turbo/CircuitHelp%20-%20Copie.ods'#$Caractères.$B$10];IF([.K11]=9;['file:///C:/GitProjects/PHC25Turbo/CircuitHelp%20-%20Copie.ods'#$Caractères.$B$11];IF([.K11]=10;['file:///C:/GitProjects/PHC25Turbo/CircuitHelp%20-%20Copie.ods'#$Caractères.$B$12];IF([.K11]=11;['file:///C:/GitProjects/PHC25Turbo/CircuitHelp%20-%20Copie.ods'#$Caractères.$B$13];IF([.K11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K11]&gt;0;[.K11]&lt;4);&quot;&quot;;IF([.L11]=0;['file:///C:/GitProjects/PHC25Turbo/CircuitHelp%20-%20Copie.ods'#$Caractères.$H$2];IF([.L11]=1;['file:///C:/GitProjects/PHC25Turbo/CircuitHelp%20-%20Copie.ods'#$Caractères.$H$3];IF([.L11]=2;['file:///C:/GitProjects/PHC25Turbo/CircuitHelp%20-%20Copie.ods'#$Caractères.$H$4];IF([.L11]=3;['file:///C:/GitProjects/PHC25Turbo/CircuitHelp%20-%20Copie.ods'#$Caractères.$H$5];IF([.L11]=4;['file:///C:/GitProjects/PHC25Turbo/CircuitHelp%20-%20Copie.ods'#$Caractères.$H$6];IF([.L11]=5;['file:///C:/GitProjects/PHC25Turbo/CircuitHelp%20-%20Copie.ods'#$Caractères.$H$7];IF([.L11]=6;['file:///C:/GitProjects/PHC25Turbo/CircuitHelp%20-%20Copie.ods'#$Caractères.$H$8];IF([.L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60" table:formula="of:=IF([.M11]=0;['file:///C:/GitProjects/PHC25Turbo/CircuitHelp%20-%20Copie.ods'#$Caractères.$B$2];IF([.M11]=1;['file:///C:/GitProjects/PHC25Turbo/CircuitHelp%20-%20Copie.ods'#$Caractères.$B$3];IF([.M11]=2;['file:///C:/GitProjects/PHC25Turbo/CircuitHelp%20-%20Copie.ods'#$Caractères.$B$4];IF([.M11]=3;['file:///C:/GitProjects/PHC25Turbo/CircuitHelp%20-%20Copie.ods'#$Caractères.$B$5];IF([.M11]=4;['file:///C:/GitProjects/PHC25Turbo/CircuitHelp%20-%20Copie.ods'#$Caractères.$B$6];IF([.M11]=5;['file:///C:/GitProjects/PHC25Turbo/CircuitHelp%20-%20Copie.ods'#$Caractères.$B$7];IF([.M11]=6;['file:///C:/GitProjects/PHC25Turbo/CircuitHelp%20-%20Copie.ods'#$Caractères.$B$8];IF([.M11]=7;['file:///C:/GitProjects/PHC25Turbo/CircuitHelp%20-%20Copie.ods'#$Caractères.$B$9];IF([.M11]=8;['file:///C:/GitProjects/PHC25Turbo/CircuitHelp%20-%20Copie.ods'#$Caractères.$B$10];IF([.M11]=9;['file:///C:/GitProjects/PHC25Turbo/CircuitHelp%20-%20Copie.ods'#$Caractères.$B$11];IF([.M11]=10;['file:///C:/GitProjects/PHC25Turbo/CircuitHelp%20-%20Copie.ods'#$Caractères.$B$12];IF([.M11]=11;['file:///C:/GitProjects/PHC25Turbo/CircuitHelp%20-%20Copie.ods'#$Caractères.$B$13];IF([.M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'file:///C:/GitProjects/PHC25Turbo/CircuitHelp%20-%20Copie.ods'#$Caractères.$H$2];IF([.N11]=1;['file:///C:/GitProjects/PHC25Turbo/CircuitHelp%20-%20Copie.ods'#$Caractères.$H$3];IF([.N11]=2;['file:///C:/GitProjects/PHC25Turbo/CircuitHelp%20-%20Copie.ods'#$Caractères.$H$4];IF([.N11]=3;['file:///C:/GitProjects/PHC25Turbo/CircuitHelp%20-%20Copie.ods'#$Caractères.$H$5];IF([.N11]=4;['file:///C:/GitProjects/PHC25Turbo/CircuitHelp%20-%20Copie.ods'#$Caractères.$H$6];IF([.N11]=5;['file:///C:/GitProjects/PHC25Turbo/CircuitHelp%20-%20Copie.ods'#$Caractères.$H$7];IF([.N11]=6;['file:///C:/GitProjects/PHC25Turbo/CircuitHelp%20-%20Copie.ods'#$Caractères.$H$8];IF([.N11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O11]=0;['file:///C:/GitProjects/PHC25Turbo/CircuitHelp%20-%20Copie.ods'#$Caractères.$B$2];IF([.O11]=1;['file:///C:/GitProjects/PHC25Turbo/CircuitHelp%20-%20Copie.ods'#$Caractères.$B$3];IF([.O11]=2;['file:///C:/GitProjects/PHC25Turbo/CircuitHelp%20-%20Copie.ods'#$Caractères.$B$4];IF([.O11]=3;['file:///C:/GitProjects/PHC25Turbo/CircuitHelp%20-%20Copie.ods'#$Caractères.$B$5];IF([.O11]=4;['file:///C:/GitProjects/PHC25Turbo/CircuitHelp%20-%20Copie.ods'#$Caractères.$B$6];IF([.O11]=5;['file:///C:/GitProjects/PHC25Turbo/CircuitHelp%20-%20Copie.ods'#$Caractères.$B$7];IF([.O11]=6;['file:///C:/GitProjects/PHC25Turbo/CircuitHelp%20-%20Copie.ods'#$Caractères.$B$8];IF([.O11]=7;['file:///C:/GitProjects/PHC25Turbo/CircuitHelp%20-%20Copie.ods'#$Caractères.$B$9];IF([.O11]=8;['file:///C:/GitProjects/PHC25Turbo/CircuitHelp%20-%20Copie.ods'#$Caractères.$B$10];IF([.O11]=9;['file:///C:/GitProjects/PHC25Turbo/CircuitHelp%20-%20Copie.ods'#$Caractères.$B$11];IF([.O11]=10;['file:///C:/GitProjects/PHC25Turbo/CircuitHelp%20-%20Copie.ods'#$Caractères.$B$12];IF([.O11]=11;['file:///C:/GitProjects/PHC25Turbo/CircuitHelp%20-%20Copie.ods'#$Caractères.$B$13];IF([.O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'file:///C:/GitProjects/PHC25Turbo/CircuitHelp%20-%20Copie.ods'#$Caractères.$H$2];IF([.P11]=1;['file:///C:/GitProjects/PHC25Turbo/CircuitHelp%20-%20Copie.ods'#$Caractères.$H$3];IF([.P11]=2;['file:///C:/GitProjects/PHC25Turbo/CircuitHelp%20-%20Copie.ods'#$Caractères.$H$4];IF([.P11]=3;['file:///C:/GitProjects/PHC25Turbo/CircuitHelp%20-%20Copie.ods'#$Caractères.$H$5];IF([.P11]=4;['file:///C:/GitProjects/PHC25Turbo/CircuitHelp%20-%20Copie.ods'#$Caractères.$H$6];IF([.P11]=5;['file:///C:/GitProjects/PHC25Turbo/CircuitHelp%20-%20Copie.ods'#$Caractères.$H$7];IF([.P11]=6;['file:///C:/GitProjects/PHC25Turbo/CircuitHelp%20-%20Copie.ods'#$Caractères.$H$8];IF([.P11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Q11]=0;['file:///C:/GitProjects/PHC25Turbo/CircuitHelp%20-%20Copie.ods'#$Caractères.$B$2];IF([.Q11]=1;['file:///C:/GitProjects/PHC25Turbo/CircuitHelp%20-%20Copie.ods'#$Caractères.$B$3];IF([.Q11]=2;['file:///C:/GitProjects/PHC25Turbo/CircuitHelp%20-%20Copie.ods'#$Caractères.$B$4];IF([.Q11]=3;['file:///C:/GitProjects/PHC25Turbo/CircuitHelp%20-%20Copie.ods'#$Caractères.$B$5];IF([.Q11]=4;['file:///C:/GitProjects/PHC25Turbo/CircuitHelp%20-%20Copie.ods'#$Caractères.$B$6];IF([.Q11]=5;['file:///C:/GitProjects/PHC25Turbo/CircuitHelp%20-%20Copie.ods'#$Caractères.$B$7];IF([.Q11]=6;['file:///C:/GitProjects/PHC25Turbo/CircuitHelp%20-%20Copie.ods'#$Caractères.$B$8];IF([.Q11]=7;['file:///C:/GitProjects/PHC25Turbo/CircuitHelp%20-%20Copie.ods'#$Caractères.$B$9];IF([.Q11]=8;['file:///C:/GitProjects/PHC25Turbo/CircuitHelp%20-%20Copie.ods'#$Caractères.$B$10];IF([.Q11]=9;['file:///C:/GitProjects/PHC25Turbo/CircuitHelp%20-%20Copie.ods'#$Caractères.$B$11];IF([.Q11]=10;['file:///C:/GitProjects/PHC25Turbo/CircuitHelp%20-%20Copie.ods'#$Caractères.$B$12];IF([.Q11]=11;['file:///C:/GitProjects/PHC25Turbo/CircuitHelp%20-%20Copie.ods'#$Caractères.$B$13];IF([.Q11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Q11]&gt;0;[.Q11]&lt;4);&quot;&quot;;IF([.R11]=0;['file:///C:/GitProjects/PHC25Turbo/CircuitHelp%20-%20Copie.ods'#$Caractères.$H$2];IF([.R11]=1;['file:///C:/GitProjects/PHC25Turbo/CircuitHelp%20-%20Copie.ods'#$Caractères.$H$3];IF([.R11]=2;['file:///C:/GitProjects/PHC25Turbo/CircuitHelp%20-%20Copie.ods'#$Caractères.$H$4];IF([.R11]=3;['file:///C:/GitProjects/PHC25Turbo/CircuitHelp%20-%20Copie.ods'#$Caractères.$H$5];IF([.R11]=4;['file:///C:/GitProjects/PHC25Turbo/CircuitHelp%20-%20Copie.ods'#$Caractères.$H$6];IF([.R11]=5;['file:///C:/GitProjects/PHC25Turbo/CircuitHelp%20-%20Copie.ods'#$Caractères.$H$7];IF([.R11]=6;['file:///C:/GitProjects/PHC25Turbo/CircuitHelp%20-%20Copie.ods'#$Caractères.$H$8];IF([.R11]=7;['file:///C:/GitProjects/PHC25Turbo/CircuitHelp%20-%20Copie.ods'#$Caractères.$H$9];&quot;x&quot;)))))))))">
            <text:p/>
          </table:table-cell>
          <table:table-cell table:style-name="ce54" table:formula="of:=IF([.S11]=0;['file:///C:/GitProjects/PHC25Turbo/CircuitHelp%20-%20Copie.ods'#$Caractères.$B$2];IF([.S11]=1;['file:///C:/GitProjects/PHC25Turbo/CircuitHelp%20-%20Copie.ods'#$Caractères.$B$3];IF([.S11]=2;['file:///C:/GitProjects/PHC25Turbo/CircuitHelp%20-%20Copie.ods'#$Caractères.$B$4];IF([.S11]=3;['file:///C:/GitProjects/PHC25Turbo/CircuitHelp%20-%20Copie.ods'#$Caractères.$B$5];IF([.S11]=4;['file:///C:/GitProjects/PHC25Turbo/CircuitHelp%20-%20Copie.ods'#$Caractères.$B$6];IF([.S11]=5;['file:///C:/GitProjects/PHC25Turbo/CircuitHelp%20-%20Copie.ods'#$Caractères.$B$7];IF([.S11]=6;['file:///C:/GitProjects/PHC25Turbo/CircuitHelp%20-%20Copie.ods'#$Caractères.$B$8];IF([.S11]=7;['file:///C:/GitProjects/PHC25Turbo/CircuitHelp%20-%20Copie.ods'#$Caractères.$B$9];IF([.S11]=8;['file:///C:/GitProjects/PHC25Turbo/CircuitHelp%20-%20Copie.ods'#$Caractères.$B$10];IF([.S11]=9;['file:///C:/GitProjects/PHC25Turbo/CircuitHelp%20-%20Copie.ods'#$Caractères.$B$11];IF([.S11]=10;['file:///C:/GitProjects/PHC25Turbo/CircuitHelp%20-%20Copie.ods'#$Caractères.$B$12];IF([.S11]=11;['file:///C:/GitProjects/PHC25Turbo/CircuitHelp%20-%20Copie.ods'#$Caractères.$B$13];IF([.S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'file:///C:/GitProjects/PHC25Turbo/CircuitHelp%20-%20Copie.ods'#$Caractères.$H$2];IF([.T11]=1;['file:///C:/GitProjects/PHC25Turbo/CircuitHelp%20-%20Copie.ods'#$Caractères.$H$3];IF([.T11]=2;['file:///C:/GitProjects/PHC25Turbo/CircuitHelp%20-%20Copie.ods'#$Caractères.$H$4];IF([.T11]=3;['file:///C:/GitProjects/PHC25Turbo/CircuitHelp%20-%20Copie.ods'#$Caractères.$H$5];IF([.T11]=4;['file:///C:/GitProjects/PHC25Turbo/CircuitHelp%20-%20Copie.ods'#$Caractères.$H$6];IF([.T11]=5;['file:///C:/GitProjects/PHC25Turbo/CircuitHelp%20-%20Copie.ods'#$Caractères.$H$7];IF([.T11]=6;['file:///C:/GitProjects/PHC25Turbo/CircuitHelp%20-%20Copie.ods'#$Caractères.$H$8];IF([.T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60" table:formula="of:=IF([.U11]=0;['file:///C:/GitProjects/PHC25Turbo/CircuitHelp%20-%20Copie.ods'#$Caractères.$B$2];IF([.U11]=1;['file:///C:/GitProjects/PHC25Turbo/CircuitHelp%20-%20Copie.ods'#$Caractères.$B$3];IF([.U11]=2;['file:///C:/GitProjects/PHC25Turbo/CircuitHelp%20-%20Copie.ods'#$Caractères.$B$4];IF([.U11]=3;['file:///C:/GitProjects/PHC25Turbo/CircuitHelp%20-%20Copie.ods'#$Caractères.$B$5];IF([.U11]=4;['file:///C:/GitProjects/PHC25Turbo/CircuitHelp%20-%20Copie.ods'#$Caractères.$B$6];IF([.U11]=5;['file:///C:/GitProjects/PHC25Turbo/CircuitHelp%20-%20Copie.ods'#$Caractères.$B$7];IF([.U11]=6;['file:///C:/GitProjects/PHC25Turbo/CircuitHelp%20-%20Copie.ods'#$Caractères.$B$8];IF([.U11]=7;['file:///C:/GitProjects/PHC25Turbo/CircuitHelp%20-%20Copie.ods'#$Caractères.$B$9];IF([.U11]=8;['file:///C:/GitProjects/PHC25Turbo/CircuitHelp%20-%20Copie.ods'#$Caractères.$B$10];IF([.U11]=9;['file:///C:/GitProjects/PHC25Turbo/CircuitHelp%20-%20Copie.ods'#$Caractères.$B$11];IF([.U11]=10;['file:///C:/GitProjects/PHC25Turbo/CircuitHelp%20-%20Copie.ods'#$Caractères.$B$12];IF([.U11]=11;['file:///C:/GitProjects/PHC25Turbo/CircuitHelp%20-%20Copie.ods'#$Caractères.$B$13];IF([.U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'file:///C:/GitProjects/PHC25Turbo/CircuitHelp%20-%20Copie.ods'#$Caractères.$H$2];IF([.V11]=1;['file:///C:/GitProjects/PHC25Turbo/CircuitHelp%20-%20Copie.ods'#$Caractères.$H$3];IF([.V11]=2;['file:///C:/GitProjects/PHC25Turbo/CircuitHelp%20-%20Copie.ods'#$Caractères.$H$4];IF([.V11]=3;['file:///C:/GitProjects/PHC25Turbo/CircuitHelp%20-%20Copie.ods'#$Caractères.$H$5];IF([.V11]=4;['file:///C:/GitProjects/PHC25Turbo/CircuitHelp%20-%20Copie.ods'#$Caractères.$H$6];IF([.V11]=5;['file:///C:/GitProjects/PHC25Turbo/CircuitHelp%20-%20Copie.ods'#$Caractères.$H$7];IF([.V11]=6;['file:///C:/GitProjects/PHC25Turbo/CircuitHelp%20-%20Copie.ods'#$Caractères.$H$8];IF([.V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54" table:formula="of:=IF([.W11]=0;['file:///C:/GitProjects/PHC25Turbo/CircuitHelp%20-%20Copie.ods'#$Caractères.$B$2];IF([.W11]=1;['file:///C:/GitProjects/PHC25Turbo/CircuitHelp%20-%20Copie.ods'#$Caractères.$B$3];IF([.W11]=2;['file:///C:/GitProjects/PHC25Turbo/CircuitHelp%20-%20Copie.ods'#$Caractères.$B$4];IF([.W11]=3;['file:///C:/GitProjects/PHC25Turbo/CircuitHelp%20-%20Copie.ods'#$Caractères.$B$5];IF([.W11]=4;['file:///C:/GitProjects/PHC25Turbo/CircuitHelp%20-%20Copie.ods'#$Caractères.$B$6];IF([.W11]=5;['file:///C:/GitProjects/PHC25Turbo/CircuitHelp%20-%20Copie.ods'#$Caractères.$B$7];IF([.W11]=6;['file:///C:/GitProjects/PHC25Turbo/CircuitHelp%20-%20Copie.ods'#$Caractères.$B$8];IF([.W11]=7;['file:///C:/GitProjects/PHC25Turbo/CircuitHelp%20-%20Copie.ods'#$Caractères.$B$9];IF([.W11]=8;['file:///C:/GitProjects/PHC25Turbo/CircuitHelp%20-%20Copie.ods'#$Caractères.$B$10];IF([.W11]=9;['file:///C:/GitProjects/PHC25Turbo/CircuitHelp%20-%20Copie.ods'#$Caractères.$B$11];IF([.W11]=10;['file:///C:/GitProjects/PHC25Turbo/CircuitHelp%20-%20Copie.ods'#$Caractères.$B$12];IF([.W11]=11;['file:///C:/GitProjects/PHC25Turbo/CircuitHelp%20-%20Copie.ods'#$Caractères.$B$13];IF([.W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'file:///C:/GitProjects/PHC25Turbo/CircuitHelp%20-%20Copie.ods'#$Caractères.$H$2];IF([.X11]=1;['file:///C:/GitProjects/PHC25Turbo/CircuitHelp%20-%20Copie.ods'#$Caractères.$H$3];IF([.X11]=2;['file:///C:/GitProjects/PHC25Turbo/CircuitHelp%20-%20Copie.ods'#$Caractères.$H$4];IF([.X11]=3;['file:///C:/GitProjects/PHC25Turbo/CircuitHelp%20-%20Copie.ods'#$Caractères.$H$5];IF([.X11]=4;['file:///C:/GitProjects/PHC25Turbo/CircuitHelp%20-%20Copie.ods'#$Caractères.$H$6];IF([.X11]=5;['file:///C:/GitProjects/PHC25Turbo/CircuitHelp%20-%20Copie.ods'#$Caractères.$H$7];IF([.X11]=6;['file:///C:/GitProjects/PHC25Turbo/CircuitHelp%20-%20Copie.ods'#$Caractères.$H$8];IF([.X11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Y11]=0;['file:///C:/GitProjects/PHC25Turbo/CircuitHelp%20-%20Copie.ods'#$Caractères.$B$2];IF([.Y11]=1;['file:///C:/GitProjects/PHC25Turbo/CircuitHelp%20-%20Copie.ods'#$Caractères.$B$3];IF([.Y11]=2;['file:///C:/GitProjects/PHC25Turbo/CircuitHelp%20-%20Copie.ods'#$Caractères.$B$4];IF([.Y11]=3;['file:///C:/GitProjects/PHC25Turbo/CircuitHelp%20-%20Copie.ods'#$Caractères.$B$5];IF([.Y11]=4;['file:///C:/GitProjects/PHC25Turbo/CircuitHelp%20-%20Copie.ods'#$Caractères.$B$6];IF([.Y11]=5;['file:///C:/GitProjects/PHC25Turbo/CircuitHelp%20-%20Copie.ods'#$Caractères.$B$7];IF([.Y11]=6;['file:///C:/GitProjects/PHC25Turbo/CircuitHelp%20-%20Copie.ods'#$Caractères.$B$8];IF([.Y11]=7;['file:///C:/GitProjects/PHC25Turbo/CircuitHelp%20-%20Copie.ods'#$Caractères.$B$9];IF([.Y11]=8;['file:///C:/GitProjects/PHC25Turbo/CircuitHelp%20-%20Copie.ods'#$Caractères.$B$10];IF([.Y11]=9;['file:///C:/GitProjects/PHC25Turbo/CircuitHelp%20-%20Copie.ods'#$Caractères.$B$11];IF([.Y11]=10;['file:///C:/GitProjects/PHC25Turbo/CircuitHelp%20-%20Copie.ods'#$Caractères.$B$12];IF([.Y11]=11;['file:///C:/GitProjects/PHC25Turbo/CircuitHelp%20-%20Copie.ods'#$Caractères.$B$13];IF([.Y11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Y11]&gt;0;[.Y11]&lt;4);&quot;&quot;;IF([.Z11]=0;['file:///C:/GitProjects/PHC25Turbo/CircuitHelp%20-%20Copie.ods'#$Caractères.$H$2];IF([.Z11]=1;['file:///C:/GitProjects/PHC25Turbo/CircuitHelp%20-%20Copie.ods'#$Caractères.$H$3];IF([.Z11]=2;['file:///C:/GitProjects/PHC25Turbo/CircuitHelp%20-%20Copie.ods'#$Caractères.$H$4];IF([.Z11]=3;['file:///C:/GitProjects/PHC25Turbo/CircuitHelp%20-%20Copie.ods'#$Caractères.$H$5];IF([.Z11]=4;['file:///C:/GitProjects/PHC25Turbo/CircuitHelp%20-%20Copie.ods'#$Caractères.$H$6];IF([.Z11]=5;['file:///C:/GitProjects/PHC25Turbo/CircuitHelp%20-%20Copie.ods'#$Caractères.$H$7];IF([.Z11]=6;['file:///C:/GitProjects/PHC25Turbo/CircuitHelp%20-%20Copie.ods'#$Caractères.$H$8];IF([.Z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54" table:formula="of:=IF([.AA11]=0;['file:///C:/GitProjects/PHC25Turbo/CircuitHelp%20-%20Copie.ods'#$Caractères.$B$2];IF([.AA11]=1;['file:///C:/GitProjects/PHC25Turbo/CircuitHelp%20-%20Copie.ods'#$Caractères.$B$3];IF([.AA11]=2;['file:///C:/GitProjects/PHC25Turbo/CircuitHelp%20-%20Copie.ods'#$Caractères.$B$4];IF([.AA11]=3;['file:///C:/GitProjects/PHC25Turbo/CircuitHelp%20-%20Copie.ods'#$Caractères.$B$5];IF([.AA11]=4;['file:///C:/GitProjects/PHC25Turbo/CircuitHelp%20-%20Copie.ods'#$Caractères.$B$6];IF([.AA11]=5;['file:///C:/GitProjects/PHC25Turbo/CircuitHelp%20-%20Copie.ods'#$Caractères.$B$7];IF([.AA11]=6;['file:///C:/GitProjects/PHC25Turbo/CircuitHelp%20-%20Copie.ods'#$Caractères.$B$8];IF([.AA11]=7;['file:///C:/GitProjects/PHC25Turbo/CircuitHelp%20-%20Copie.ods'#$Caractères.$B$9];IF([.AA11]=8;['file:///C:/GitProjects/PHC25Turbo/CircuitHelp%20-%20Copie.ods'#$Caractères.$B$10];IF([.AA11]=9;['file:///C:/GitProjects/PHC25Turbo/CircuitHelp%20-%20Copie.ods'#$Caractères.$B$11];IF([.AA11]=10;['file:///C:/GitProjects/PHC25Turbo/CircuitHelp%20-%20Copie.ods'#$Caractères.$B$12];IF([.AA11]=11;['file:///C:/GitProjects/PHC25Turbo/CircuitHelp%20-%20Copie.ods'#$Caractères.$B$13];IF([.AA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'file:///C:/GitProjects/PHC25Turbo/CircuitHelp%20-%20Copie.ods'#$Caractères.$H$2];IF([.AB11]=1;['file:///C:/GitProjects/PHC25Turbo/CircuitHelp%20-%20Copie.ods'#$Caractères.$H$3];IF([.AB11]=2;['file:///C:/GitProjects/PHC25Turbo/CircuitHelp%20-%20Copie.ods'#$Caractères.$H$4];IF([.AB11]=3;['file:///C:/GitProjects/PHC25Turbo/CircuitHelp%20-%20Copie.ods'#$Caractères.$H$5];IF([.AB11]=4;['file:///C:/GitProjects/PHC25Turbo/CircuitHelp%20-%20Copie.ods'#$Caractères.$H$6];IF([.AB11]=5;['file:///C:/GitProjects/PHC25Turbo/CircuitHelp%20-%20Copie.ods'#$Caractères.$H$7];IF([.AB11]=6;['file:///C:/GitProjects/PHC25Turbo/CircuitHelp%20-%20Copie.ods'#$Caractères.$H$8];IF([.AB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60" table:formula="of:=IF([.AC11]=0;['file:///C:/GitProjects/PHC25Turbo/CircuitHelp%20-%20Copie.ods'#$Caractères.$B$2];IF([.AC11]=1;['file:///C:/GitProjects/PHC25Turbo/CircuitHelp%20-%20Copie.ods'#$Caractères.$B$3];IF([.AC11]=2;['file:///C:/GitProjects/PHC25Turbo/CircuitHelp%20-%20Copie.ods'#$Caractères.$B$4];IF([.AC11]=3;['file:///C:/GitProjects/PHC25Turbo/CircuitHelp%20-%20Copie.ods'#$Caractères.$B$5];IF([.AC11]=4;['file:///C:/GitProjects/PHC25Turbo/CircuitHelp%20-%20Copie.ods'#$Caractères.$B$6];IF([.AC11]=5;['file:///C:/GitProjects/PHC25Turbo/CircuitHelp%20-%20Copie.ods'#$Caractères.$B$7];IF([.AC11]=6;['file:///C:/GitProjects/PHC25Turbo/CircuitHelp%20-%20Copie.ods'#$Caractères.$B$8];IF([.AC11]=7;['file:///C:/GitProjects/PHC25Turbo/CircuitHelp%20-%20Copie.ods'#$Caractères.$B$9];IF([.AC11]=8;['file:///C:/GitProjects/PHC25Turbo/CircuitHelp%20-%20Copie.ods'#$Caractères.$B$10];IF([.AC11]=9;['file:///C:/GitProjects/PHC25Turbo/CircuitHelp%20-%20Copie.ods'#$Caractères.$B$11];IF([.AC11]=10;['file:///C:/GitProjects/PHC25Turbo/CircuitHelp%20-%20Copie.ods'#$Caractères.$B$12];IF([.AC11]=11;['file:///C:/GitProjects/PHC25Turbo/CircuitHelp%20-%20Copie.ods'#$Caractères.$B$13];IF([.AC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'file:///C:/GitProjects/PHC25Turbo/CircuitHelp%20-%20Copie.ods'#$Caractères.$H$2];IF([.AD11]=1;['file:///C:/GitProjects/PHC25Turbo/CircuitHelp%20-%20Copie.ods'#$Caractères.$H$3];IF([.AD11]=2;['file:///C:/GitProjects/PHC25Turbo/CircuitHelp%20-%20Copie.ods'#$Caractères.$H$4];IF([.AD11]=3;['file:///C:/GitProjects/PHC25Turbo/CircuitHelp%20-%20Copie.ods'#$Caractères.$H$5];IF([.AD11]=4;['file:///C:/GitProjects/PHC25Turbo/CircuitHelp%20-%20Copie.ods'#$Caractères.$H$6];IF([.AD11]=5;['file:///C:/GitProjects/PHC25Turbo/CircuitHelp%20-%20Copie.ods'#$Caractères.$H$7];IF([.AD11]=6;['file:///C:/GitProjects/PHC25Turbo/CircuitHelp%20-%20Copie.ods'#$Caractères.$H$8];IF([.AD11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11]=0;['file:///C:/GitProjects/PHC25Turbo/CircuitHelp%20-%20Copie.ods'#$Caractères.$B$2];IF([.AE11]=1;['file:///C:/GitProjects/PHC25Turbo/CircuitHelp%20-%20Copie.ods'#$Caractères.$B$3];IF([.AE11]=2;['file:///C:/GitProjects/PHC25Turbo/CircuitHelp%20-%20Copie.ods'#$Caractères.$B$4];IF([.AE11]=3;['file:///C:/GitProjects/PHC25Turbo/CircuitHelp%20-%20Copie.ods'#$Caractères.$B$5];IF([.AE11]=4;['file:///C:/GitProjects/PHC25Turbo/CircuitHelp%20-%20Copie.ods'#$Caractères.$B$6];IF([.AE11]=5;['file:///C:/GitProjects/PHC25Turbo/CircuitHelp%20-%20Copie.ods'#$Caractères.$B$7];IF([.AE11]=6;['file:///C:/GitProjects/PHC25Turbo/CircuitHelp%20-%20Copie.ods'#$Caractères.$B$8];IF([.AE11]=7;['file:///C:/GitProjects/PHC25Turbo/CircuitHelp%20-%20Copie.ods'#$Caractères.$B$9];IF([.AE11]=8;['file:///C:/GitProjects/PHC25Turbo/CircuitHelp%20-%20Copie.ods'#$Caractères.$B$10];IF([.AE11]=9;['file:///C:/GitProjects/PHC25Turbo/CircuitHelp%20-%20Copie.ods'#$Caractères.$B$11];IF([.AE11]=10;['file:///C:/GitProjects/PHC25Turbo/CircuitHelp%20-%20Copie.ods'#$Caractères.$B$12];IF([.AE11]=11;['file:///C:/GitProjects/PHC25Turbo/CircuitHelp%20-%20Copie.ods'#$Caractères.$B$13];IF([.AE11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'file:///C:/GitProjects/PHC25Turbo/CircuitHelp%20-%20Copie.ods'#$Caractères.$H$2];IF([.AF11]=1;['file:///C:/GitProjects/PHC25Turbo/CircuitHelp%20-%20Copie.ods'#$Caractères.$H$3];IF([.AF11]=2;['file:///C:/GitProjects/PHC25Turbo/CircuitHelp%20-%20Copie.ods'#$Caractères.$H$4];IF([.AF11]=3;['file:///C:/GitProjects/PHC25Turbo/CircuitHelp%20-%20Copie.ods'#$Caractères.$H$5];IF([.AF11]=4;['file:///C:/GitProjects/PHC25Turbo/CircuitHelp%20-%20Copie.ods'#$Caractères.$H$6];IF([.AF11]=5;['file:///C:/GitProjects/PHC25Turbo/CircuitHelp%20-%20Copie.ods'#$Caractères.$H$7];IF([.AF11]=6;['file:///C:/GitProjects/PHC25Turbo/CircuitHelp%20-%20Copie.ods'#$Caractères.$H$8];IF([.AF11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'file:///C:/GitProjects/PHC25Turbo/CircuitHelp%20-%20Copie.ods'#$Caractères.$B$2];IF([.A12]=1;['file:///C:/GitProjects/PHC25Turbo/CircuitHelp%20-%20Copie.ods'#$Caractères.$B$3];IF([.A12]=2;['file:///C:/GitProjects/PHC25Turbo/CircuitHelp%20-%20Copie.ods'#$Caractères.$B$4];IF([.A12]=3;['file:///C:/GitProjects/PHC25Turbo/CircuitHelp%20-%20Copie.ods'#$Caractères.$B$5];IF([.A12]=4;['file:///C:/GitProjects/PHC25Turbo/CircuitHelp%20-%20Copie.ods'#$Caractères.$B$6];IF([.A12]=5;['file:///C:/GitProjects/PHC25Turbo/CircuitHelp%20-%20Copie.ods'#$Caractères.$B$7];IF([.A12]=6;['file:///C:/GitProjects/PHC25Turbo/CircuitHelp%20-%20Copie.ods'#$Caractères.$B$8];IF([.A12]=7;['file:///C:/GitProjects/PHC25Turbo/CircuitHelp%20-%20Copie.ods'#$Caractères.$B$9];IF([.A12]=8;['file:///C:/GitProjects/PHC25Turbo/CircuitHelp%20-%20Copie.ods'#$Caractères.$B$10];IF([.A12]=9;['file:///C:/GitProjects/PHC25Turbo/CircuitHelp%20-%20Copie.ods'#$Caractères.$B$11];IF([.A12]=10;['file:///C:/GitProjects/PHC25Turbo/CircuitHelp%20-%20Copie.ods'#$Caractères.$B$12];IF([.A12]=11;['file:///C:/GitProjects/PHC25Turbo/CircuitHelp%20-%20Copie.ods'#$Caractères.$B$13];IF([.A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'file:///C:/GitProjects/PHC25Turbo/CircuitHelp%20-%20Copie.ods'#$Caractères.$H$2];IF([.B12]=1;['file:///C:/GitProjects/PHC25Turbo/CircuitHelp%20-%20Copie.ods'#$Caractères.$H$3];IF([.B12]=2;['file:///C:/GitProjects/PHC25Turbo/CircuitHelp%20-%20Copie.ods'#$Caractères.$H$4];IF([.B12]=3;['file:///C:/GitProjects/PHC25Turbo/CircuitHelp%20-%20Copie.ods'#$Caractères.$H$5];IF([.B12]=4;['file:///C:/GitProjects/PHC25Turbo/CircuitHelp%20-%20Copie.ods'#$Caractères.$H$6];IF([.B12]=5;['file:///C:/GitProjects/PHC25Turbo/CircuitHelp%20-%20Copie.ods'#$Caractères.$H$7];IF([.B12]=6;['file:///C:/GitProjects/PHC25Turbo/CircuitHelp%20-%20Copie.ods'#$Caractères.$H$8];IF([.B12]=7;['file:///C:/GitProjects/PHC25Turbo/CircuitHelp%20-%20Copie.ods'#$Caractères.$H$9];&quot;x&quot;)))))))))">
            <text:p/>
          </table:table-cell>
          <table:table-cell table:style-name="ce55" table:formula="of:=IF([.C12]=0;['file:///C:/GitProjects/PHC25Turbo/CircuitHelp%20-%20Copie.ods'#$Caractères.$B$2];IF([.C12]=1;['file:///C:/GitProjects/PHC25Turbo/CircuitHelp%20-%20Copie.ods'#$Caractères.$B$3];IF([.C12]=2;['file:///C:/GitProjects/PHC25Turbo/CircuitHelp%20-%20Copie.ods'#$Caractères.$B$4];IF([.C12]=3;['file:///C:/GitProjects/PHC25Turbo/CircuitHelp%20-%20Copie.ods'#$Caractères.$B$5];IF([.C12]=4;['file:///C:/GitProjects/PHC25Turbo/CircuitHelp%20-%20Copie.ods'#$Caractères.$B$6];IF([.C12]=5;['file:///C:/GitProjects/PHC25Turbo/CircuitHelp%20-%20Copie.ods'#$Caractères.$B$7];IF([.C12]=6;['file:///C:/GitProjects/PHC25Turbo/CircuitHelp%20-%20Copie.ods'#$Caractères.$B$8];IF([.C12]=7;['file:///C:/GitProjects/PHC25Turbo/CircuitHelp%20-%20Copie.ods'#$Caractères.$B$9];IF([.C12]=8;['file:///C:/GitProjects/PHC25Turbo/CircuitHelp%20-%20Copie.ods'#$Caractères.$B$10];IF([.C12]=9;['file:///C:/GitProjects/PHC25Turbo/CircuitHelp%20-%20Copie.ods'#$Caractères.$B$11];IF([.C12]=10;['file:///C:/GitProjects/PHC25Turbo/CircuitHelp%20-%20Copie.ods'#$Caractères.$B$12];IF([.C12]=11;['file:///C:/GitProjects/PHC25Turbo/CircuitHelp%20-%20Copie.ods'#$Caractères.$B$13];IF([.C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'file:///C:/GitProjects/PHC25Turbo/CircuitHelp%20-%20Copie.ods'#$Caractères.$H$2];IF([.D12]=1;['file:///C:/GitProjects/PHC25Turbo/CircuitHelp%20-%20Copie.ods'#$Caractères.$H$3];IF([.D12]=2;['file:///C:/GitProjects/PHC25Turbo/CircuitHelp%20-%20Copie.ods'#$Caractères.$H$4];IF([.D12]=3;['file:///C:/GitProjects/PHC25Turbo/CircuitHelp%20-%20Copie.ods'#$Caractères.$H$5];IF([.D12]=4;['file:///C:/GitProjects/PHC25Turbo/CircuitHelp%20-%20Copie.ods'#$Caractères.$H$6];IF([.D12]=5;['file:///C:/GitProjects/PHC25Turbo/CircuitHelp%20-%20Copie.ods'#$Caractères.$H$7];IF([.D12]=6;['file:///C:/GitProjects/PHC25Turbo/CircuitHelp%20-%20Copie.ods'#$Caractères.$H$8];IF([.D12]=7;['file:///C:/GitProjects/PHC25Turbo/CircuitHelp%20-%20Copie.ods'#$Caractères.$H$9];&quot;x&quot;)))))))))">
            <text:p/>
          </table:table-cell>
          <table:table-cell table:style-name="ce61" table:formula="of:=IF([.E12]=0;['file:///C:/GitProjects/PHC25Turbo/CircuitHelp%20-%20Copie.ods'#$Caractères.$B$2];IF([.E12]=1;['file:///C:/GitProjects/PHC25Turbo/CircuitHelp%20-%20Copie.ods'#$Caractères.$B$3];IF([.E12]=2;['file:///C:/GitProjects/PHC25Turbo/CircuitHelp%20-%20Copie.ods'#$Caractères.$B$4];IF([.E12]=3;['file:///C:/GitProjects/PHC25Turbo/CircuitHelp%20-%20Copie.ods'#$Caractères.$B$5];IF([.E12]=4;['file:///C:/GitProjects/PHC25Turbo/CircuitHelp%20-%20Copie.ods'#$Caractères.$B$6];IF([.E12]=5;['file:///C:/GitProjects/PHC25Turbo/CircuitHelp%20-%20Copie.ods'#$Caractères.$B$7];IF([.E12]=6;['file:///C:/GitProjects/PHC25Turbo/CircuitHelp%20-%20Copie.ods'#$Caractères.$B$8];IF([.E12]=7;['file:///C:/GitProjects/PHC25Turbo/CircuitHelp%20-%20Copie.ods'#$Caractères.$B$9];IF([.E12]=8;['file:///C:/GitProjects/PHC25Turbo/CircuitHelp%20-%20Copie.ods'#$Caractères.$B$10];IF([.E12]=9;['file:///C:/GitProjects/PHC25Turbo/CircuitHelp%20-%20Copie.ods'#$Caractères.$B$11];IF([.E12]=10;['file:///C:/GitProjects/PHC25Turbo/CircuitHelp%20-%20Copie.ods'#$Caractères.$B$12];IF([.E12]=11;['file:///C:/GitProjects/PHC25Turbo/CircuitHelp%20-%20Copie.ods'#$Caractères.$B$13];IF([.E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'file:///C:/GitProjects/PHC25Turbo/CircuitHelp%20-%20Copie.ods'#$Caractères.$H$2];IF([.F12]=1;['file:///C:/GitProjects/PHC25Turbo/CircuitHelp%20-%20Copie.ods'#$Caractères.$H$3];IF([.F12]=2;['file:///C:/GitProjects/PHC25Turbo/CircuitHelp%20-%20Copie.ods'#$Caractères.$H$4];IF([.F12]=3;['file:///C:/GitProjects/PHC25Turbo/CircuitHelp%20-%20Copie.ods'#$Caractères.$H$5];IF([.F12]=4;['file:///C:/GitProjects/PHC25Turbo/CircuitHelp%20-%20Copie.ods'#$Caractères.$H$6];IF([.F12]=5;['file:///C:/GitProjects/PHC25Turbo/CircuitHelp%20-%20Copie.ods'#$Caractères.$H$7];IF([.F12]=6;['file:///C:/GitProjects/PHC25Turbo/CircuitHelp%20-%20Copie.ods'#$Caractères.$H$8];IF([.F12]=7;['file:///C:/GitProjects/PHC25Turbo/CircuitHelp%20-%20Copie.ods'#$Caractères.$H$9];&quot;x&quot;)))))))))">
            <text:p/>
          </table:table-cell>
          <table:table-cell table:style-name="ce55" table:formula="of:=IF([.G12]=0;['file:///C:/GitProjects/PHC25Turbo/CircuitHelp%20-%20Copie.ods'#$Caractères.$B$2];IF([.G12]=1;['file:///C:/GitProjects/PHC25Turbo/CircuitHelp%20-%20Copie.ods'#$Caractères.$B$3];IF([.G12]=2;['file:///C:/GitProjects/PHC25Turbo/CircuitHelp%20-%20Copie.ods'#$Caractères.$B$4];IF([.G12]=3;['file:///C:/GitProjects/PHC25Turbo/CircuitHelp%20-%20Copie.ods'#$Caractères.$B$5];IF([.G12]=4;['file:///C:/GitProjects/PHC25Turbo/CircuitHelp%20-%20Copie.ods'#$Caractères.$B$6];IF([.G12]=5;['file:///C:/GitProjects/PHC25Turbo/CircuitHelp%20-%20Copie.ods'#$Caractères.$B$7];IF([.G12]=6;['file:///C:/GitProjects/PHC25Turbo/CircuitHelp%20-%20Copie.ods'#$Caractères.$B$8];IF([.G12]=7;['file:///C:/GitProjects/PHC25Turbo/CircuitHelp%20-%20Copie.ods'#$Caractères.$B$9];IF([.G12]=8;['file:///C:/GitProjects/PHC25Turbo/CircuitHelp%20-%20Copie.ods'#$Caractères.$B$10];IF([.G12]=9;['file:///C:/GitProjects/PHC25Turbo/CircuitHelp%20-%20Copie.ods'#$Caractères.$B$11];IF([.G12]=10;['file:///C:/GitProjects/PHC25Turbo/CircuitHelp%20-%20Copie.ods'#$Caractères.$B$12];IF([.G12]=11;['file:///C:/GitProjects/PHC25Turbo/CircuitHelp%20-%20Copie.ods'#$Caractères.$B$13];IF([.G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'file:///C:/GitProjects/PHC25Turbo/CircuitHelp%20-%20Copie.ods'#$Caractères.$H$2];IF([.H12]=1;['file:///C:/GitProjects/PHC25Turbo/CircuitHelp%20-%20Copie.ods'#$Caractères.$H$3];IF([.H12]=2;['file:///C:/GitProjects/PHC25Turbo/CircuitHelp%20-%20Copie.ods'#$Caractères.$H$4];IF([.H12]=3;['file:///C:/GitProjects/PHC25Turbo/CircuitHelp%20-%20Copie.ods'#$Caractères.$H$5];IF([.H12]=4;['file:///C:/GitProjects/PHC25Turbo/CircuitHelp%20-%20Copie.ods'#$Caractères.$H$6];IF([.H12]=5;['file:///C:/GitProjects/PHC25Turbo/CircuitHelp%20-%20Copie.ods'#$Caractères.$H$7];IF([.H12]=6;['file:///C:/GitProjects/PHC25Turbo/CircuitHelp%20-%20Copie.ods'#$Caractères.$H$8];IF([.H12]=7;['file:///C:/GitProjects/PHC25Turbo/CircuitHelp%20-%20Copie.ods'#$Caractères.$H$9];&quot;x&quot;)))))))))">
            <text:p/>
          </table:table-cell>
          <table:table-cell table:style-name="ce61" table:formula="of:=IF([.I12]=0;['file:///C:/GitProjects/PHC25Turbo/CircuitHelp%20-%20Copie.ods'#$Caractères.$B$2];IF([.I12]=1;['file:///C:/GitProjects/PHC25Turbo/CircuitHelp%20-%20Copie.ods'#$Caractères.$B$3];IF([.I12]=2;['file:///C:/GitProjects/PHC25Turbo/CircuitHelp%20-%20Copie.ods'#$Caractères.$B$4];IF([.I12]=3;['file:///C:/GitProjects/PHC25Turbo/CircuitHelp%20-%20Copie.ods'#$Caractères.$B$5];IF([.I12]=4;['file:///C:/GitProjects/PHC25Turbo/CircuitHelp%20-%20Copie.ods'#$Caractères.$B$6];IF([.I12]=5;['file:///C:/GitProjects/PHC25Turbo/CircuitHelp%20-%20Copie.ods'#$Caractères.$B$7];IF([.I12]=6;['file:///C:/GitProjects/PHC25Turbo/CircuitHelp%20-%20Copie.ods'#$Caractères.$B$8];IF([.I12]=7;['file:///C:/GitProjects/PHC25Turbo/CircuitHelp%20-%20Copie.ods'#$Caractères.$B$9];IF([.I12]=8;['file:///C:/GitProjects/PHC25Turbo/CircuitHelp%20-%20Copie.ods'#$Caractères.$B$10];IF([.I12]=9;['file:///C:/GitProjects/PHC25Turbo/CircuitHelp%20-%20Copie.ods'#$Caractères.$B$11];IF([.I12]=10;['file:///C:/GitProjects/PHC25Turbo/CircuitHelp%20-%20Copie.ods'#$Caractères.$B$12];IF([.I12]=11;['file:///C:/GitProjects/PHC25Turbo/CircuitHelp%20-%20Copie.ods'#$Caractères.$B$13];IF([.I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'file:///C:/GitProjects/PHC25Turbo/CircuitHelp%20-%20Copie.ods'#$Caractères.$H$2];IF([.J12]=1;['file:///C:/GitProjects/PHC25Turbo/CircuitHelp%20-%20Copie.ods'#$Caractères.$H$3];IF([.J12]=2;['file:///C:/GitProjects/PHC25Turbo/CircuitHelp%20-%20Copie.ods'#$Caractères.$H$4];IF([.J12]=3;['file:///C:/GitProjects/PHC25Turbo/CircuitHelp%20-%20Copie.ods'#$Caractères.$H$5];IF([.J12]=4;['file:///C:/GitProjects/PHC25Turbo/CircuitHelp%20-%20Copie.ods'#$Caractères.$H$6];IF([.J12]=5;['file:///C:/GitProjects/PHC25Turbo/CircuitHelp%20-%20Copie.ods'#$Caractères.$H$7];IF([.J12]=6;['file:///C:/GitProjects/PHC25Turbo/CircuitHelp%20-%20Copie.ods'#$Caractères.$H$8];IF([.J12]=7;['file:///C:/GitProjects/PHC25Turbo/CircuitHelp%20-%20Copie.ods'#$Caractères.$H$9];&quot;x&quot;)))))))))">
            <text:p/>
          </table:table-cell>
          <table:table-cell table:style-name="ce55" table:formula="of:=IF([.K12]=0;['file:///C:/GitProjects/PHC25Turbo/CircuitHelp%20-%20Copie.ods'#$Caractères.$B$2];IF([.K12]=1;['file:///C:/GitProjects/PHC25Turbo/CircuitHelp%20-%20Copie.ods'#$Caractères.$B$3];IF([.K12]=2;['file:///C:/GitProjects/PHC25Turbo/CircuitHelp%20-%20Copie.ods'#$Caractères.$B$4];IF([.K12]=3;['file:///C:/GitProjects/PHC25Turbo/CircuitHelp%20-%20Copie.ods'#$Caractères.$B$5];IF([.K12]=4;['file:///C:/GitProjects/PHC25Turbo/CircuitHelp%20-%20Copie.ods'#$Caractères.$B$6];IF([.K12]=5;['file:///C:/GitProjects/PHC25Turbo/CircuitHelp%20-%20Copie.ods'#$Caractères.$B$7];IF([.K12]=6;['file:///C:/GitProjects/PHC25Turbo/CircuitHelp%20-%20Copie.ods'#$Caractères.$B$8];IF([.K12]=7;['file:///C:/GitProjects/PHC25Turbo/CircuitHelp%20-%20Copie.ods'#$Caractères.$B$9];IF([.K12]=8;['file:///C:/GitProjects/PHC25Turbo/CircuitHelp%20-%20Copie.ods'#$Caractères.$B$10];IF([.K12]=9;['file:///C:/GitProjects/PHC25Turbo/CircuitHelp%20-%20Copie.ods'#$Caractères.$B$11];IF([.K12]=10;['file:///C:/GitProjects/PHC25Turbo/CircuitHelp%20-%20Copie.ods'#$Caractères.$B$12];IF([.K12]=11;['file:///C:/GitProjects/PHC25Turbo/CircuitHelp%20-%20Copie.ods'#$Caractères.$B$13];IF([.K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'file:///C:/GitProjects/PHC25Turbo/CircuitHelp%20-%20Copie.ods'#$Caractères.$H$2];IF([.L12]=1;['file:///C:/GitProjects/PHC25Turbo/CircuitHelp%20-%20Copie.ods'#$Caractères.$H$3];IF([.L12]=2;['file:///C:/GitProjects/PHC25Turbo/CircuitHelp%20-%20Copie.ods'#$Caractères.$H$4];IF([.L12]=3;['file:///C:/GitProjects/PHC25Turbo/CircuitHelp%20-%20Copie.ods'#$Caractères.$H$5];IF([.L12]=4;['file:///C:/GitProjects/PHC25Turbo/CircuitHelp%20-%20Copie.ods'#$Caractères.$H$6];IF([.L12]=5;['file:///C:/GitProjects/PHC25Turbo/CircuitHelp%20-%20Copie.ods'#$Caractères.$H$7];IF([.L12]=6;['file:///C:/GitProjects/PHC25Turbo/CircuitHelp%20-%20Copie.ods'#$Caractères.$H$8];IF([.L12]=7;['file:///C:/GitProjects/PHC25Turbo/CircuitHelp%20-%20Copie.ods'#$Caractères.$H$9];&quot;x&quot;)))))))))">
            <text:p/>
          </table:table-cell>
          <table:table-cell table:style-name="ce61" table:formula="of:=IF([.M12]=0;['file:///C:/GitProjects/PHC25Turbo/CircuitHelp%20-%20Copie.ods'#$Caractères.$B$2];IF([.M12]=1;['file:///C:/GitProjects/PHC25Turbo/CircuitHelp%20-%20Copie.ods'#$Caractères.$B$3];IF([.M12]=2;['file:///C:/GitProjects/PHC25Turbo/CircuitHelp%20-%20Copie.ods'#$Caractères.$B$4];IF([.M12]=3;['file:///C:/GitProjects/PHC25Turbo/CircuitHelp%20-%20Copie.ods'#$Caractères.$B$5];IF([.M12]=4;['file:///C:/GitProjects/PHC25Turbo/CircuitHelp%20-%20Copie.ods'#$Caractères.$B$6];IF([.M12]=5;['file:///C:/GitProjects/PHC25Turbo/CircuitHelp%20-%20Copie.ods'#$Caractères.$B$7];IF([.M12]=6;['file:///C:/GitProjects/PHC25Turbo/CircuitHelp%20-%20Copie.ods'#$Caractères.$B$8];IF([.M12]=7;['file:///C:/GitProjects/PHC25Turbo/CircuitHelp%20-%20Copie.ods'#$Caractères.$B$9];IF([.M12]=8;['file:///C:/GitProjects/PHC25Turbo/CircuitHelp%20-%20Copie.ods'#$Caractères.$B$10];IF([.M12]=9;['file:///C:/GitProjects/PHC25Turbo/CircuitHelp%20-%20Copie.ods'#$Caractères.$B$11];IF([.M12]=10;['file:///C:/GitProjects/PHC25Turbo/CircuitHelp%20-%20Copie.ods'#$Caractères.$B$12];IF([.M12]=11;['file:///C:/GitProjects/PHC25Turbo/CircuitHelp%20-%20Copie.ods'#$Caractères.$B$13];IF([.M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'file:///C:/GitProjects/PHC25Turbo/CircuitHelp%20-%20Copie.ods'#$Caractères.$H$2];IF([.N12]=1;['file:///C:/GitProjects/PHC25Turbo/CircuitHelp%20-%20Copie.ods'#$Caractères.$H$3];IF([.N12]=2;['file:///C:/GitProjects/PHC25Turbo/CircuitHelp%20-%20Copie.ods'#$Caractères.$H$4];IF([.N12]=3;['file:///C:/GitProjects/PHC25Turbo/CircuitHelp%20-%20Copie.ods'#$Caractères.$H$5];IF([.N12]=4;['file:///C:/GitProjects/PHC25Turbo/CircuitHelp%20-%20Copie.ods'#$Caractères.$H$6];IF([.N12]=5;['file:///C:/GitProjects/PHC25Turbo/CircuitHelp%20-%20Copie.ods'#$Caractères.$H$7];IF([.N12]=6;['file:///C:/GitProjects/PHC25Turbo/CircuitHelp%20-%20Copie.ods'#$Caractères.$H$8];IF([.N12]=7;['file:///C:/GitProjects/PHC25Turbo/CircuitHelp%20-%20Copie.ods'#$Caractères.$H$9];&quot;x&quot;)))))))))">
            <text:p/>
          </table:table-cell>
          <table:table-cell table:style-name="ce55" table:formula="of:=IF([.O12]=0;['file:///C:/GitProjects/PHC25Turbo/CircuitHelp%20-%20Copie.ods'#$Caractères.$B$2];IF([.O12]=1;['file:///C:/GitProjects/PHC25Turbo/CircuitHelp%20-%20Copie.ods'#$Caractères.$B$3];IF([.O12]=2;['file:///C:/GitProjects/PHC25Turbo/CircuitHelp%20-%20Copie.ods'#$Caractères.$B$4];IF([.O12]=3;['file:///C:/GitProjects/PHC25Turbo/CircuitHelp%20-%20Copie.ods'#$Caractères.$B$5];IF([.O12]=4;['file:///C:/GitProjects/PHC25Turbo/CircuitHelp%20-%20Copie.ods'#$Caractères.$B$6];IF([.O12]=5;['file:///C:/GitProjects/PHC25Turbo/CircuitHelp%20-%20Copie.ods'#$Caractères.$B$7];IF([.O12]=6;['file:///C:/GitProjects/PHC25Turbo/CircuitHelp%20-%20Copie.ods'#$Caractères.$B$8];IF([.O12]=7;['file:///C:/GitProjects/PHC25Turbo/CircuitHelp%20-%20Copie.ods'#$Caractères.$B$9];IF([.O12]=8;['file:///C:/GitProjects/PHC25Turbo/CircuitHelp%20-%20Copie.ods'#$Caractères.$B$10];IF([.O12]=9;['file:///C:/GitProjects/PHC25Turbo/CircuitHelp%20-%20Copie.ods'#$Caractères.$B$11];IF([.O12]=10;['file:///C:/GitProjects/PHC25Turbo/CircuitHelp%20-%20Copie.ods'#$Caractères.$B$12];IF([.O12]=11;['file:///C:/GitProjects/PHC25Turbo/CircuitHelp%20-%20Copie.ods'#$Caractères.$B$13];IF([.O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'file:///C:/GitProjects/PHC25Turbo/CircuitHelp%20-%20Copie.ods'#$Caractères.$H$2];IF([.P12]=1;['file:///C:/GitProjects/PHC25Turbo/CircuitHelp%20-%20Copie.ods'#$Caractères.$H$3];IF([.P12]=2;['file:///C:/GitProjects/PHC25Turbo/CircuitHelp%20-%20Copie.ods'#$Caractères.$H$4];IF([.P12]=3;['file:///C:/GitProjects/PHC25Turbo/CircuitHelp%20-%20Copie.ods'#$Caractères.$H$5];IF([.P12]=4;['file:///C:/GitProjects/PHC25Turbo/CircuitHelp%20-%20Copie.ods'#$Caractères.$H$6];IF([.P12]=5;['file:///C:/GitProjects/PHC25Turbo/CircuitHelp%20-%20Copie.ods'#$Caractères.$H$7];IF([.P12]=6;['file:///C:/GitProjects/PHC25Turbo/CircuitHelp%20-%20Copie.ods'#$Caractères.$H$8];IF([.P12]=7;['file:///C:/GitProjects/PHC25Turbo/CircuitHelp%20-%20Copie.ods'#$Caractères.$H$9];&quot;x&quot;)))))))))">
            <text:p/>
          </table:table-cell>
          <table:table-cell table:style-name="ce61" table:formula="of:=IF([.Q12]=0;['file:///C:/GitProjects/PHC25Turbo/CircuitHelp%20-%20Copie.ods'#$Caractères.$B$2];IF([.Q12]=1;['file:///C:/GitProjects/PHC25Turbo/CircuitHelp%20-%20Copie.ods'#$Caractères.$B$3];IF([.Q12]=2;['file:///C:/GitProjects/PHC25Turbo/CircuitHelp%20-%20Copie.ods'#$Caractères.$B$4];IF([.Q12]=3;['file:///C:/GitProjects/PHC25Turbo/CircuitHelp%20-%20Copie.ods'#$Caractères.$B$5];IF([.Q12]=4;['file:///C:/GitProjects/PHC25Turbo/CircuitHelp%20-%20Copie.ods'#$Caractères.$B$6];IF([.Q12]=5;['file:///C:/GitProjects/PHC25Turbo/CircuitHelp%20-%20Copie.ods'#$Caractères.$B$7];IF([.Q12]=6;['file:///C:/GitProjects/PHC25Turbo/CircuitHelp%20-%20Copie.ods'#$Caractères.$B$8];IF([.Q12]=7;['file:///C:/GitProjects/PHC25Turbo/CircuitHelp%20-%20Copie.ods'#$Caractères.$B$9];IF([.Q12]=8;['file:///C:/GitProjects/PHC25Turbo/CircuitHelp%20-%20Copie.ods'#$Caractères.$B$10];IF([.Q12]=9;['file:///C:/GitProjects/PHC25Turbo/CircuitHelp%20-%20Copie.ods'#$Caractères.$B$11];IF([.Q12]=10;['file:///C:/GitProjects/PHC25Turbo/CircuitHelp%20-%20Copie.ods'#$Caractères.$B$12];IF([.Q12]=11;['file:///C:/GitProjects/PHC25Turbo/CircuitHelp%20-%20Copie.ods'#$Caractères.$B$13];IF([.Q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'file:///C:/GitProjects/PHC25Turbo/CircuitHelp%20-%20Copie.ods'#$Caractères.$H$2];IF([.R12]=1;['file:///C:/GitProjects/PHC25Turbo/CircuitHelp%20-%20Copie.ods'#$Caractères.$H$3];IF([.R12]=2;['file:///C:/GitProjects/PHC25Turbo/CircuitHelp%20-%20Copie.ods'#$Caractères.$H$4];IF([.R12]=3;['file:///C:/GitProjects/PHC25Turbo/CircuitHelp%20-%20Copie.ods'#$Caractères.$H$5];IF([.R12]=4;['file:///C:/GitProjects/PHC25Turbo/CircuitHelp%20-%20Copie.ods'#$Caractères.$H$6];IF([.R12]=5;['file:///C:/GitProjects/PHC25Turbo/CircuitHelp%20-%20Copie.ods'#$Caractères.$H$7];IF([.R12]=6;['file:///C:/GitProjects/PHC25Turbo/CircuitHelp%20-%20Copie.ods'#$Caractères.$H$8];IF([.R12]=7;['file:///C:/GitProjects/PHC25Turbo/CircuitHelp%20-%20Copie.ods'#$Caractères.$H$9];&quot;x&quot;)))))))))">
            <text:p/>
          </table:table-cell>
          <table:table-cell table:style-name="ce55" table:formula="of:=IF([.S12]=0;['file:///C:/GitProjects/PHC25Turbo/CircuitHelp%20-%20Copie.ods'#$Caractères.$B$2];IF([.S12]=1;['file:///C:/GitProjects/PHC25Turbo/CircuitHelp%20-%20Copie.ods'#$Caractères.$B$3];IF([.S12]=2;['file:///C:/GitProjects/PHC25Turbo/CircuitHelp%20-%20Copie.ods'#$Caractères.$B$4];IF([.S12]=3;['file:///C:/GitProjects/PHC25Turbo/CircuitHelp%20-%20Copie.ods'#$Caractères.$B$5];IF([.S12]=4;['file:///C:/GitProjects/PHC25Turbo/CircuitHelp%20-%20Copie.ods'#$Caractères.$B$6];IF([.S12]=5;['file:///C:/GitProjects/PHC25Turbo/CircuitHelp%20-%20Copie.ods'#$Caractères.$B$7];IF([.S12]=6;['file:///C:/GitProjects/PHC25Turbo/CircuitHelp%20-%20Copie.ods'#$Caractères.$B$8];IF([.S12]=7;['file:///C:/GitProjects/PHC25Turbo/CircuitHelp%20-%20Copie.ods'#$Caractères.$B$9];IF([.S12]=8;['file:///C:/GitProjects/PHC25Turbo/CircuitHelp%20-%20Copie.ods'#$Caractères.$B$10];IF([.S12]=9;['file:///C:/GitProjects/PHC25Turbo/CircuitHelp%20-%20Copie.ods'#$Caractères.$B$11];IF([.S12]=10;['file:///C:/GitProjects/PHC25Turbo/CircuitHelp%20-%20Copie.ods'#$Caractères.$B$12];IF([.S12]=11;['file:///C:/GitProjects/PHC25Turbo/CircuitHelp%20-%20Copie.ods'#$Caractères.$B$13];IF([.S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'file:///C:/GitProjects/PHC25Turbo/CircuitHelp%20-%20Copie.ods'#$Caractères.$H$2];IF([.T12]=1;['file:///C:/GitProjects/PHC25Turbo/CircuitHelp%20-%20Copie.ods'#$Caractères.$H$3];IF([.T12]=2;['file:///C:/GitProjects/PHC25Turbo/CircuitHelp%20-%20Copie.ods'#$Caractères.$H$4];IF([.T12]=3;['file:///C:/GitProjects/PHC25Turbo/CircuitHelp%20-%20Copie.ods'#$Caractères.$H$5];IF([.T12]=4;['file:///C:/GitProjects/PHC25Turbo/CircuitHelp%20-%20Copie.ods'#$Caractères.$H$6];IF([.T12]=5;['file:///C:/GitProjects/PHC25Turbo/CircuitHelp%20-%20Copie.ods'#$Caractères.$H$7];IF([.T12]=6;['file:///C:/GitProjects/PHC25Turbo/CircuitHelp%20-%20Copie.ods'#$Caractères.$H$8];IF([.T12]=7;['file:///C:/GitProjects/PHC25Turbo/CircuitHelp%20-%20Copie.ods'#$Caractères.$H$9];&quot;x&quot;)))))))))">
            <text:p/>
          </table:table-cell>
          <table:table-cell table:style-name="ce61" table:formula="of:=IF([.U12]=0;['file:///C:/GitProjects/PHC25Turbo/CircuitHelp%20-%20Copie.ods'#$Caractères.$B$2];IF([.U12]=1;['file:///C:/GitProjects/PHC25Turbo/CircuitHelp%20-%20Copie.ods'#$Caractères.$B$3];IF([.U12]=2;['file:///C:/GitProjects/PHC25Turbo/CircuitHelp%20-%20Copie.ods'#$Caractères.$B$4];IF([.U12]=3;['file:///C:/GitProjects/PHC25Turbo/CircuitHelp%20-%20Copie.ods'#$Caractères.$B$5];IF([.U12]=4;['file:///C:/GitProjects/PHC25Turbo/CircuitHelp%20-%20Copie.ods'#$Caractères.$B$6];IF([.U12]=5;['file:///C:/GitProjects/PHC25Turbo/CircuitHelp%20-%20Copie.ods'#$Caractères.$B$7];IF([.U12]=6;['file:///C:/GitProjects/PHC25Turbo/CircuitHelp%20-%20Copie.ods'#$Caractères.$B$8];IF([.U12]=7;['file:///C:/GitProjects/PHC25Turbo/CircuitHelp%20-%20Copie.ods'#$Caractères.$B$9];IF([.U12]=8;['file:///C:/GitProjects/PHC25Turbo/CircuitHelp%20-%20Copie.ods'#$Caractères.$B$10];IF([.U12]=9;['file:///C:/GitProjects/PHC25Turbo/CircuitHelp%20-%20Copie.ods'#$Caractères.$B$11];IF([.U12]=10;['file:///C:/GitProjects/PHC25Turbo/CircuitHelp%20-%20Copie.ods'#$Caractères.$B$12];IF([.U12]=11;['file:///C:/GitProjects/PHC25Turbo/CircuitHelp%20-%20Copie.ods'#$Caractères.$B$13];IF([.U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'file:///C:/GitProjects/PHC25Turbo/CircuitHelp%20-%20Copie.ods'#$Caractères.$H$2];IF([.V12]=1;['file:///C:/GitProjects/PHC25Turbo/CircuitHelp%20-%20Copie.ods'#$Caractères.$H$3];IF([.V12]=2;['file:///C:/GitProjects/PHC25Turbo/CircuitHelp%20-%20Copie.ods'#$Caractères.$H$4];IF([.V12]=3;['file:///C:/GitProjects/PHC25Turbo/CircuitHelp%20-%20Copie.ods'#$Caractères.$H$5];IF([.V12]=4;['file:///C:/GitProjects/PHC25Turbo/CircuitHelp%20-%20Copie.ods'#$Caractères.$H$6];IF([.V12]=5;['file:///C:/GitProjects/PHC25Turbo/CircuitHelp%20-%20Copie.ods'#$Caractères.$H$7];IF([.V12]=6;['file:///C:/GitProjects/PHC25Turbo/CircuitHelp%20-%20Copie.ods'#$Caractères.$H$8];IF([.V12]=7;['file:///C:/GitProjects/PHC25Turbo/CircuitHelp%20-%20Copie.ods'#$Caractères.$H$9];&quot;x&quot;)))))))))">
            <text:p/>
          </table:table-cell>
          <table:table-cell table:style-name="ce55" table:formula="of:=IF([.W12]=0;['file:///C:/GitProjects/PHC25Turbo/CircuitHelp%20-%20Copie.ods'#$Caractères.$B$2];IF([.W12]=1;['file:///C:/GitProjects/PHC25Turbo/CircuitHelp%20-%20Copie.ods'#$Caractères.$B$3];IF([.W12]=2;['file:///C:/GitProjects/PHC25Turbo/CircuitHelp%20-%20Copie.ods'#$Caractères.$B$4];IF([.W12]=3;['file:///C:/GitProjects/PHC25Turbo/CircuitHelp%20-%20Copie.ods'#$Caractères.$B$5];IF([.W12]=4;['file:///C:/GitProjects/PHC25Turbo/CircuitHelp%20-%20Copie.ods'#$Caractères.$B$6];IF([.W12]=5;['file:///C:/GitProjects/PHC25Turbo/CircuitHelp%20-%20Copie.ods'#$Caractères.$B$7];IF([.W12]=6;['file:///C:/GitProjects/PHC25Turbo/CircuitHelp%20-%20Copie.ods'#$Caractères.$B$8];IF([.W12]=7;['file:///C:/GitProjects/PHC25Turbo/CircuitHelp%20-%20Copie.ods'#$Caractères.$B$9];IF([.W12]=8;['file:///C:/GitProjects/PHC25Turbo/CircuitHelp%20-%20Copie.ods'#$Caractères.$B$10];IF([.W12]=9;['file:///C:/GitProjects/PHC25Turbo/CircuitHelp%20-%20Copie.ods'#$Caractères.$B$11];IF([.W12]=10;['file:///C:/GitProjects/PHC25Turbo/CircuitHelp%20-%20Copie.ods'#$Caractères.$B$12];IF([.W12]=11;['file:///C:/GitProjects/PHC25Turbo/CircuitHelp%20-%20Copie.ods'#$Caractères.$B$13];IF([.W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'file:///C:/GitProjects/PHC25Turbo/CircuitHelp%20-%20Copie.ods'#$Caractères.$H$2];IF([.X12]=1;['file:///C:/GitProjects/PHC25Turbo/CircuitHelp%20-%20Copie.ods'#$Caractères.$H$3];IF([.X12]=2;['file:///C:/GitProjects/PHC25Turbo/CircuitHelp%20-%20Copie.ods'#$Caractères.$H$4];IF([.X12]=3;['file:///C:/GitProjects/PHC25Turbo/CircuitHelp%20-%20Copie.ods'#$Caractères.$H$5];IF([.X12]=4;['file:///C:/GitProjects/PHC25Turbo/CircuitHelp%20-%20Copie.ods'#$Caractères.$H$6];IF([.X12]=5;['file:///C:/GitProjects/PHC25Turbo/CircuitHelp%20-%20Copie.ods'#$Caractères.$H$7];IF([.X12]=6;['file:///C:/GitProjects/PHC25Turbo/CircuitHelp%20-%20Copie.ods'#$Caractères.$H$8];IF([.X12]=7;['file:///C:/GitProjects/PHC25Turbo/CircuitHelp%20-%20Copie.ods'#$Caractères.$H$9];&quot;x&quot;)))))))))">
            <text:p/>
          </table:table-cell>
          <table:table-cell table:style-name="ce61" table:formula="of:=IF([.Y12]=0;['file:///C:/GitProjects/PHC25Turbo/CircuitHelp%20-%20Copie.ods'#$Caractères.$B$2];IF([.Y12]=1;['file:///C:/GitProjects/PHC25Turbo/CircuitHelp%20-%20Copie.ods'#$Caractères.$B$3];IF([.Y12]=2;['file:///C:/GitProjects/PHC25Turbo/CircuitHelp%20-%20Copie.ods'#$Caractères.$B$4];IF([.Y12]=3;['file:///C:/GitProjects/PHC25Turbo/CircuitHelp%20-%20Copie.ods'#$Caractères.$B$5];IF([.Y12]=4;['file:///C:/GitProjects/PHC25Turbo/CircuitHelp%20-%20Copie.ods'#$Caractères.$B$6];IF([.Y12]=5;['file:///C:/GitProjects/PHC25Turbo/CircuitHelp%20-%20Copie.ods'#$Caractères.$B$7];IF([.Y12]=6;['file:///C:/GitProjects/PHC25Turbo/CircuitHelp%20-%20Copie.ods'#$Caractères.$B$8];IF([.Y12]=7;['file:///C:/GitProjects/PHC25Turbo/CircuitHelp%20-%20Copie.ods'#$Caractères.$B$9];IF([.Y12]=8;['file:///C:/GitProjects/PHC25Turbo/CircuitHelp%20-%20Copie.ods'#$Caractères.$B$10];IF([.Y12]=9;['file:///C:/GitProjects/PHC25Turbo/CircuitHelp%20-%20Copie.ods'#$Caractères.$B$11];IF([.Y12]=10;['file:///C:/GitProjects/PHC25Turbo/CircuitHelp%20-%20Copie.ods'#$Caractères.$B$12];IF([.Y12]=11;['file:///C:/GitProjects/PHC25Turbo/CircuitHelp%20-%20Copie.ods'#$Caractères.$B$13];IF([.Y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'file:///C:/GitProjects/PHC25Turbo/CircuitHelp%20-%20Copie.ods'#$Caractères.$H$2];IF([.Z12]=1;['file:///C:/GitProjects/PHC25Turbo/CircuitHelp%20-%20Copie.ods'#$Caractères.$H$3];IF([.Z12]=2;['file:///C:/GitProjects/PHC25Turbo/CircuitHelp%20-%20Copie.ods'#$Caractères.$H$4];IF([.Z12]=3;['file:///C:/GitProjects/PHC25Turbo/CircuitHelp%20-%20Copie.ods'#$Caractères.$H$5];IF([.Z12]=4;['file:///C:/GitProjects/PHC25Turbo/CircuitHelp%20-%20Copie.ods'#$Caractères.$H$6];IF([.Z12]=5;['file:///C:/GitProjects/PHC25Turbo/CircuitHelp%20-%20Copie.ods'#$Caractères.$H$7];IF([.Z12]=6;['file:///C:/GitProjects/PHC25Turbo/CircuitHelp%20-%20Copie.ods'#$Caractères.$H$8];IF([.Z12]=7;['file:///C:/GitProjects/PHC25Turbo/CircuitHelp%20-%20Copie.ods'#$Caractères.$H$9];&quot;x&quot;)))))))))">
            <text:p/>
          </table:table-cell>
          <table:table-cell table:style-name="ce55" table:formula="of:=IF([.AA12]=0;['file:///C:/GitProjects/PHC25Turbo/CircuitHelp%20-%20Copie.ods'#$Caractères.$B$2];IF([.AA12]=1;['file:///C:/GitProjects/PHC25Turbo/CircuitHelp%20-%20Copie.ods'#$Caractères.$B$3];IF([.AA12]=2;['file:///C:/GitProjects/PHC25Turbo/CircuitHelp%20-%20Copie.ods'#$Caractères.$B$4];IF([.AA12]=3;['file:///C:/GitProjects/PHC25Turbo/CircuitHelp%20-%20Copie.ods'#$Caractères.$B$5];IF([.AA12]=4;['file:///C:/GitProjects/PHC25Turbo/CircuitHelp%20-%20Copie.ods'#$Caractères.$B$6];IF([.AA12]=5;['file:///C:/GitProjects/PHC25Turbo/CircuitHelp%20-%20Copie.ods'#$Caractères.$B$7];IF([.AA12]=6;['file:///C:/GitProjects/PHC25Turbo/CircuitHelp%20-%20Copie.ods'#$Caractères.$B$8];IF([.AA12]=7;['file:///C:/GitProjects/PHC25Turbo/CircuitHelp%20-%20Copie.ods'#$Caractères.$B$9];IF([.AA12]=8;['file:///C:/GitProjects/PHC25Turbo/CircuitHelp%20-%20Copie.ods'#$Caractères.$B$10];IF([.AA12]=9;['file:///C:/GitProjects/PHC25Turbo/CircuitHelp%20-%20Copie.ods'#$Caractères.$B$11];IF([.AA12]=10;['file:///C:/GitProjects/PHC25Turbo/CircuitHelp%20-%20Copie.ods'#$Caractères.$B$12];IF([.AA12]=11;['file:///C:/GitProjects/PHC25Turbo/CircuitHelp%20-%20Copie.ods'#$Caractères.$B$13];IF([.AA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'file:///C:/GitProjects/PHC25Turbo/CircuitHelp%20-%20Copie.ods'#$Caractères.$H$2];IF([.AB12]=1;['file:///C:/GitProjects/PHC25Turbo/CircuitHelp%20-%20Copie.ods'#$Caractères.$H$3];IF([.AB12]=2;['file:///C:/GitProjects/PHC25Turbo/CircuitHelp%20-%20Copie.ods'#$Caractères.$H$4];IF([.AB12]=3;['file:///C:/GitProjects/PHC25Turbo/CircuitHelp%20-%20Copie.ods'#$Caractères.$H$5];IF([.AB12]=4;['file:///C:/GitProjects/PHC25Turbo/CircuitHelp%20-%20Copie.ods'#$Caractères.$H$6];IF([.AB12]=5;['file:///C:/GitProjects/PHC25Turbo/CircuitHelp%20-%20Copie.ods'#$Caractères.$H$7];IF([.AB12]=6;['file:///C:/GitProjects/PHC25Turbo/CircuitHelp%20-%20Copie.ods'#$Caractères.$H$8];IF([.AB12]=7;['file:///C:/GitProjects/PHC25Turbo/CircuitHelp%20-%20Copie.ods'#$Caractères.$H$9];&quot;x&quot;)))))))))">
            <text:p/>
          </table:table-cell>
          <table:table-cell table:style-name="ce61" table:formula="of:=IF([.AC12]=0;['file:///C:/GitProjects/PHC25Turbo/CircuitHelp%20-%20Copie.ods'#$Caractères.$B$2];IF([.AC12]=1;['file:///C:/GitProjects/PHC25Turbo/CircuitHelp%20-%20Copie.ods'#$Caractères.$B$3];IF([.AC12]=2;['file:///C:/GitProjects/PHC25Turbo/CircuitHelp%20-%20Copie.ods'#$Caractères.$B$4];IF([.AC12]=3;['file:///C:/GitProjects/PHC25Turbo/CircuitHelp%20-%20Copie.ods'#$Caractères.$B$5];IF([.AC12]=4;['file:///C:/GitProjects/PHC25Turbo/CircuitHelp%20-%20Copie.ods'#$Caractères.$B$6];IF([.AC12]=5;['file:///C:/GitProjects/PHC25Turbo/CircuitHelp%20-%20Copie.ods'#$Caractères.$B$7];IF([.AC12]=6;['file:///C:/GitProjects/PHC25Turbo/CircuitHelp%20-%20Copie.ods'#$Caractères.$B$8];IF([.AC12]=7;['file:///C:/GitProjects/PHC25Turbo/CircuitHelp%20-%20Copie.ods'#$Caractères.$B$9];IF([.AC12]=8;['file:///C:/GitProjects/PHC25Turbo/CircuitHelp%20-%20Copie.ods'#$Caractères.$B$10];IF([.AC12]=9;['file:///C:/GitProjects/PHC25Turbo/CircuitHelp%20-%20Copie.ods'#$Caractères.$B$11];IF([.AC12]=10;['file:///C:/GitProjects/PHC25Turbo/CircuitHelp%20-%20Copie.ods'#$Caractères.$B$12];IF([.AC12]=11;['file:///C:/GitProjects/PHC25Turbo/CircuitHelp%20-%20Copie.ods'#$Caractères.$B$13];IF([.AC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'file:///C:/GitProjects/PHC25Turbo/CircuitHelp%20-%20Copie.ods'#$Caractères.$H$2];IF([.AD12]=1;['file:///C:/GitProjects/PHC25Turbo/CircuitHelp%20-%20Copie.ods'#$Caractères.$H$3];IF([.AD12]=2;['file:///C:/GitProjects/PHC25Turbo/CircuitHelp%20-%20Copie.ods'#$Caractères.$H$4];IF([.AD12]=3;['file:///C:/GitProjects/PHC25Turbo/CircuitHelp%20-%20Copie.ods'#$Caractères.$H$5];IF([.AD12]=4;['file:///C:/GitProjects/PHC25Turbo/CircuitHelp%20-%20Copie.ods'#$Caractères.$H$6];IF([.AD12]=5;['file:///C:/GitProjects/PHC25Turbo/CircuitHelp%20-%20Copie.ods'#$Caractères.$H$7];IF([.AD12]=6;['file:///C:/GitProjects/PHC25Turbo/CircuitHelp%20-%20Copie.ods'#$Caractères.$H$8];IF([.AD12]=7;['file:///C:/GitProjects/PHC25Turbo/CircuitHelp%20-%20Copie.ods'#$Caractères.$H$9];&quot;x&quot;)))))))))">
            <text:p/>
          </table:table-cell>
          <table:table-cell table:style-name="ce55" table:formula="of:=IF([.AE12]=0;['file:///C:/GitProjects/PHC25Turbo/CircuitHelp%20-%20Copie.ods'#$Caractères.$B$2];IF([.AE12]=1;['file:///C:/GitProjects/PHC25Turbo/CircuitHelp%20-%20Copie.ods'#$Caractères.$B$3];IF([.AE12]=2;['file:///C:/GitProjects/PHC25Turbo/CircuitHelp%20-%20Copie.ods'#$Caractères.$B$4];IF([.AE12]=3;['file:///C:/GitProjects/PHC25Turbo/CircuitHelp%20-%20Copie.ods'#$Caractères.$B$5];IF([.AE12]=4;['file:///C:/GitProjects/PHC25Turbo/CircuitHelp%20-%20Copie.ods'#$Caractères.$B$6];IF([.AE12]=5;['file:///C:/GitProjects/PHC25Turbo/CircuitHelp%20-%20Copie.ods'#$Caractères.$B$7];IF([.AE12]=6;['file:///C:/GitProjects/PHC25Turbo/CircuitHelp%20-%20Copie.ods'#$Caractères.$B$8];IF([.AE12]=7;['file:///C:/GitProjects/PHC25Turbo/CircuitHelp%20-%20Copie.ods'#$Caractères.$B$9];IF([.AE12]=8;['file:///C:/GitProjects/PHC25Turbo/CircuitHelp%20-%20Copie.ods'#$Caractères.$B$10];IF([.AE12]=9;['file:///C:/GitProjects/PHC25Turbo/CircuitHelp%20-%20Copie.ods'#$Caractères.$B$11];IF([.AE12]=10;['file:///C:/GitProjects/PHC25Turbo/CircuitHelp%20-%20Copie.ods'#$Caractères.$B$12];IF([.AE12]=11;['file:///C:/GitProjects/PHC25Turbo/CircuitHelp%20-%20Copie.ods'#$Caractères.$B$13];IF([.AE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'file:///C:/GitProjects/PHC25Turbo/CircuitHelp%20-%20Copie.ods'#$Caractères.$H$2];IF([.AF12]=1;['file:///C:/GitProjects/PHC25Turbo/CircuitHelp%20-%20Copie.ods'#$Caractères.$H$3];IF([.AF12]=2;['file:///C:/GitProjects/PHC25Turbo/CircuitHelp%20-%20Copie.ods'#$Caractères.$H$4];IF([.AF12]=3;['file:///C:/GitProjects/PHC25Turbo/CircuitHelp%20-%20Copie.ods'#$Caractères.$H$5];IF([.AF12]=4;['file:///C:/GitProjects/PHC25Turbo/CircuitHelp%20-%20Copie.ods'#$Caractères.$H$6];IF([.AF12]=5;['file:///C:/GitProjects/PHC25Turbo/CircuitHelp%20-%20Copie.ods'#$Caractères.$H$7];IF([.AF12]=6;['file:///C:/GitProjects/PHC25Turbo/CircuitHelp%20-%20Copie.ods'#$Caractères.$H$8];IF([.AF12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HolidayOnIce" table:style-name="ta1"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2,$00*Z+3,$00*Z+3,$00*Z+4,$00*Z+5,$00*Z+6,$00*Z+6,$00*Z+6,$00*Z+6,$00*Z+6,$00*Z+5,$00*Z+5,$00*Z+5,$00*Z+5,$00*Z+5,$02*Z+2" calcext:value-type="string">
            <text:p><text:tab/>dc.b $02*Z+2,$00*Z+3,$00*Z+3,$00*Z+4,$00*Z+5,$00*Z+6,$00*Z+6,$00*Z+6,$00*Z+6,$00*Z+6,$00*Z+5,$00*Z+5,$00*Z+5,$00*Z+5,$00*Z+5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2,$00*Z+3,$00*Z+3,$00*Z+4,$00*Z+5,$00*Z+6,$00*Z+6,$00*Z+6,$0B*Z+6,$00*Z+6,$00*Z+6,$00*Z+5,$00*Z+6,$00*Z+6,$00*Z+6,$02*Z+2" calcext:value-type="string">
            <text:p><text:tab/>dc.b $02*Z+2,$00*Z+3,$00*Z+3,$00*Z+4,$00*Z+5,$00*Z+6,$00*Z+6,$00*Z+6,$0B*Z+6,$00*Z+6,$00*Z+6,$00*Z+5,$00*Z+6,$00*Z+6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2,$00*Z+3,$00*Z+4,$00*Z+4,$00*Z+5,$0B*Z+6,$00*Z+6,$0B*Z+6,$02*Z+6,$0B*Z+0,$0B*Z+0,$00*Z+7,$00*Z+7,$00*Z+6,$00*Z+6,$02*Z+2" calcext:value-type="string">
            <text:p><text:tab/>dc.b $02*Z+2,$00*Z+3,$00*Z+4,$00*Z+4,$00*Z+5,$0B*Z+6,$00*Z+6,$0B*Z+6,$02*Z+6,$0B*Z+0,$0B*Z+0,$00*Z+7,$00*Z+7,$00*Z+6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2,$00*Z+3,$00*Z+4,$00*Z+4,$0B*Z+0,$02*Z+0,$0B*Z+0,$02*Z+0,$02*Z+0,$02*Z+0,$02*Z+0,$0B*Z+0,$00*Z+7,$00*Z+7,$00*Z+6,$02*Z+2" calcext:value-type="string">
            <text:p><text:tab/>dc.b $02*Z+2,$00*Z+3,$00*Z+4,$00*Z+4,$0B*Z+0,$02*Z+0,$0B*Z+0,$02*Z+0,$02*Z+0,$02*Z+0,$02*Z+0,$0B*Z+0,$00*Z+7,$00*Z+7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2,$00*Z+3,$00*Z+4,$00*Z+4,$02*Z+0,$02*Z+0,$02*Z+0,$02*Z+0,$02*Z+0,$02*Z+0,$02*Z+0,$02*Z+0,$00*Z+0,$00*Z+0,$00*Z+7,$02*Z+2" calcext:value-type="string">
            <text:p><text:tab/>dc.b $02*Z+2,$00*Z+3,$00*Z+4,$00*Z+4,$02*Z+0,$02*Z+0,$02*Z+0,$02*Z+0,$02*Z+0,$02*Z+0,$02*Z+0,$02*Z+0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2,$00*Z+3,$00*Z+3,$00*Z+4,$02*Z+0,$02*Z+0,$02*Z+0,$02*Z+0,$02*Z+0,$02*Z+0,$02*Z+0,$02*Z+0,$0C*Z+0,$0C*Z+0,$0C*Z+7,$02*Z+2" calcext:value-type="string">
            <text:p><text:tab/>dc.b $02*Z+2,$00*Z+3,$00*Z+3,$00*Z+4,$02*Z+0,$02*Z+0,$02*Z+0,$02*Z+0,$02*Z+0,$02*Z+0,$02*Z+0,$02*Z+0,$0C*Z+0,$0C*Z+0,$0C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0*Z+3,$00*Z+2,$00*Z+4,$02*Z+0,$02*Z+0,$09*Z+4,$02*Z+0,$02*Z+0,$02*Z+0,$02*Z+0,$02*Z+0,$00*Z+0,$00*Z+0,$00*Z+7,$02*Z+2" calcext:value-type="string">
            <text:p><text:tab/>dc.b $02*Z+2,$00*Z+3,$00*Z+2,$00*Z+4,$02*Z+0,$02*Z+0,$09*Z+4,$02*Z+0,$02*Z+0,$02*Z+0,$02*Z+0,$02*Z+0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2,$00*Z+3,$00*Z+2,$00*Z+2,$09*Z+3,$09*Z+3,$00*Z+3,$09*Z+4,$09*Z+4,$02*Z+2,$09*Z+2,$09*Z+2,$00*Z+0,$00*Z+0,$00*Z+7,$02*Z+2" calcext:value-type="string">
            <text:p><text:tab/>dc.b $02*Z+2,$00*Z+3,$00*Z+2,$00*Z+2,$09*Z+3,$09*Z+3,$00*Z+3,$09*Z+4,$09*Z+4,$02*Z+2,$09*Z+2,$09*Z+2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0*Z+2,$00*Z+1,$00*Z+2,$00*Z+2,$00*Z+2,$00*Z+2,$00*Z+2,$00*Z+2,$09*Z+2,$00*Z+2,$00*Z+2,$00*Z+0,$00*Z+0,$00*Z+7,$02*Z+2" calcext:value-type="string">
            <text:p><text:tab/>dc.b $02*Z+2,$00*Z+2,$00*Z+1,$00*Z+2,$00*Z+2,$00*Z+2,$00*Z+2,$00*Z+2,$00*Z+2,$09*Z+2,$00*Z+2,$00*Z+2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0*Z+1,$00*Z+1,$00*Z+1,$00*Z+1,$00*Z+1,$00*Z+1,$00*Z+1,$00*Z+1,$00*Z+1,$00*Z+1,$00*Z+0,$00*Z+0,$00*Z+0,$00*Z+7,$02*Z+2" calcext:value-type="string">
            <text:p><text:tab/>dc.b $02*Z+2,$00*Z+1,$00*Z+1,$00*Z+1,$00*Z+1,$00*Z+1,$00*Z+1,$00*Z+1,$00*Z+1,$00*Z+1,$00*Z+1,$00*Z+0,$00*Z+0,$00*Z+0,$00*Z+7,$02*Z+2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m" calcext:value-type="string">
            <text:p>m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m" calcext:value-type="string">
            <text:p>m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i" calcext:value-type="string">
            <text:p>i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l" calcext:value-type="string">
            <text:p>l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l" calcext:value-type="string">
            <text:p>l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l" calcext:value-type="string">
            <text:p>l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m" calcext:value-type="string">
            <text:p>m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m" calcext:value-type="string">
            <text:p>m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i" calcext:value-type="string">
            <text:p>i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l" calcext:value-type="string">
            <text:p>l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f" calcext:value-type="string">
            <text:p>f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f" calcext:value-type="string">
            <text:p>f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▂" calcext:value-type="string">
            <text:p>▂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f" calcext:value-type="string">
            <text:p>f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l" calcext:value-type="string">
            <text:p>l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f" calcext:value-type="string">
            <text:p>f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i" calcext:value-type="string">
            <text:p>i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i" calcext:value-type="string">
            <text:p>i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l" calcext:value-type="string">
            <text:p>l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▂" calcext:value-type="string">
            <text:p>▂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f" calcext:value-type="string">
            <text:p>f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f" calcext:value-type="string">
            <text:p>f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▂" calcext:value-type="string">
            <text:p>▂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f" calcext:value-type="string">
            <text:p>f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│" calcext:value-type="string">
            <text:p>│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▂" calcext:value-type="string">
            <text:p>▂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h" calcext:value-type="string">
            <text:p>h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▂" calcext:value-type="string">
            <text:p>▂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h" calcext:value-type="string">
            <text:p>h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j" calcext:value-type="string">
            <text:p>j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j" calcext:value-type="string">
            <text:p>j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f" calcext:value-type="string">
            <text:p>f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f" calcext:value-type="string">
            <text:p>f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m" calcext:value-type="string">
            <text:p>m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i" calcext:value-type="string">
            <text:p>i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i" calcext:value-type="string">
            <text:p>i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▂" calcext:value-type="string">
            <text:p>▂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│" calcext:value-type="string">
            <text:p>│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▂" calcext:value-type="string">
            <text:p>▂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│" calcext:value-type="string">
            <text:p>│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│" calcext:value-type="string">
            <text:p>│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│" calcext:value-type="string">
            <text:p>│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│" calcext:value-type="string">
            <text:p>│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>
            <text:p/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▂" calcext:value-type="string">
            <text:p>▂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j" calcext:value-type="string">
            <text:p>j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j" calcext:value-type="string">
            <text:p>j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f" calcext:value-type="string">
            <text:p>f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m" calcext:value-type="string">
            <text:p>m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i" calcext:value-type="string">
            <text:p>i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i" calcext:value-type="string">
            <text:p>i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│" calcext:value-type="string">
            <text:p>│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>
            <text:p/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│" calcext:value-type="string">
            <text:p>│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│" calcext:value-type="string">
            <text:p>│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>
            <text:p/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│" calcext:value-type="string">
            <text:p>│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>
            <text:p/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│" calcext:value-type="string">
            <text:p>│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>
            <text:p/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│" calcext:value-type="string">
            <text:p>│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h" calcext:value-type="string">
            <text:p>h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j" calcext:value-type="string">
            <text:p>j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m" calcext:value-type="string">
            <text:p>m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m" calcext:value-type="string">
            <text:p>m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i" calcext:value-type="string">
            <text:p>i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│" calcext:value-type="string">
            <text:p>│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>
            <text:p/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│" calcext:value-type="string">
            <text:p>│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│" calcext:value-type="string">
            <text:p>│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>
            <text:p/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│" calcext:value-type="string">
            <text:p>│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│" calcext:value-type="string">
            <text:p>│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│" calcext:value-type="string">
            <text:p>│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>
            <text:p/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>
            <text:p/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▒" calcext:value-type="string">
            <text:p>▒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h" calcext:value-type="string">
            <text:p>h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j" calcext:value-type="string">
            <text:p>j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m" calcext:value-type="string">
            <text:p>m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g" calcext:value-type="string">
            <text:p>g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i" calcext:value-type="string">
            <text:p>i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│" calcext:value-type="string">
            <text:p>│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>
            <text:p/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│" calcext:value-type="string">
            <text:p>│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" calcext:value-type="string">
            <text:p>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i" calcext:value-type="string">
            <text:p>i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│" calcext:value-type="string">
            <text:p>│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│" calcext:value-type="string">
            <text:p>│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│" calcext:value-type="string">
            <text:p>│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│" calcext:value-type="string">
            <text:p>│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>
            <text:p/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>
            <text:p/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h" calcext:value-type="string">
            <text:p>h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j" calcext:value-type="string">
            <text:p>j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g" calcext:value-type="string">
            <text:p>g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g" calcext:value-type="string">
            <text:p>g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" calcext:value-type="string">
            <text:p>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m" calcext:value-type="string">
            <text:p>m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" calcext:value-type="string">
            <text:p>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m" calcext:value-type="string">
            <text:p>m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m" calcext:value-type="string">
            <text:p>m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" calcext:value-type="string">
            <text:p>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i" calcext:value-type="string">
            <text:p>i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" calcext:value-type="string">
            <text:p>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i" calcext:value-type="string">
            <text:p>i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│" calcext:value-type="string">
            <text:p>│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>
            <text:p/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" calcext:value-type="string">
            <text:p>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g" calcext:value-type="string">
            <text:p>g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" calcext:value-type="string">
            <text:p>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g" calcext:value-type="string">
            <text:p>g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h" calcext:value-type="string">
            <text:p>h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j" calcext:value-type="string">
            <text:p>j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k" calcext:value-type="string">
            <text:p>k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g" calcext:value-type="string">
            <text:p>g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g" calcext:value-type="string">
            <text:p>g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g" calcext:value-type="string">
            <text:p>g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g" calcext:value-type="string">
            <text:p>g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g" calcext:value-type="string">
            <text:p>g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" calcext:value-type="string">
            <text:p>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g" calcext:value-type="string">
            <text:p>g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g" calcext:value-type="string">
            <text:p>g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g" calcext:value-type="string">
            <text:p>g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h" calcext:value-type="string">
            <text:p>h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j" calcext:value-type="string">
            <text:p>j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k" calcext:value-type="string">
            <text:p>k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k" calcext:value-type="string">
            <text:p>k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k" calcext:value-type="string">
            <text:p>k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k" calcext:value-type="string">
            <text:p>k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k" calcext:value-type="string">
            <text:p>k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k" calcext:value-type="string">
            <text:p>k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k" calcext:value-type="string">
            <text:p>k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k" calcext:value-type="string">
            <text:p>k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k" calcext:value-type="string">
            <text:p>k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k" calcext:value-type="string">
            <text:p>k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h" calcext:value-type="string">
            <text:p>h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h" calcext:value-type="string">
            <text:p>h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j" calcext:value-type="string">
            <text:p>j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Monzarella" table:style-name="ta1"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1*Z+1,$01*Z+1,$04*Z+2,$00*Z+2,$0B*Z+3,$00*Z+4,$05*Z+3,$01*Z+1,$01*Z+1,$01*Z+1,$01*Z+1,$01*Z+1,$01*Z+1,$01*Z+1,$01*Z+1,$01*Z+1" calcext:value-type="string">
            <text:p><text:tab/>dc.b $01*Z+1,$01*Z+1,$04*Z+2,$00*Z+2,$0B*Z+3,$00*Z+4,$05*Z+3,$01*Z+1,$01*Z+1,$01*Z+1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1*Z+1,$01*Z+1,$08*Z+2,$06*Z+1,$01*Z+1,$07*Z+3,$00*Z+3,$05*Z+3,$01*Z+1,$01*Z+1,$01*Z+1,$01*Z+1,$01*Z+1,$01*Z+1,$01*Z+1,$01*Z+1" calcext:value-type="string">
            <text:p><text:tab/>dc.b $01*Z+1,$01*Z+1,$08*Z+2,$06*Z+1,$01*Z+1,$07*Z+3,$00*Z+3,$05*Z+3,$01*Z+1,$01*Z+1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1*Z+1,$04*Z+2,$0A*Z+0,$01*Z+1,$01*Z+1,$01*Z+1,$07*Z+2,$00*Z+3,$05*Z+0,$01*Z+0,$01*Z+1,$01*Z+1,$01*Z+1,$01*Z+1,$01*Z+1,$01*Z+1" calcext:value-type="string">
            <text:p><text:tab/>dc.b $01*Z+1,$04*Z+2,$0A*Z+0,$01*Z+1,$01*Z+1,$01*Z+1,$07*Z+2,$00*Z+3,$05*Z+0,$01*Z+0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1*Z+1,$08*Z+2,$06*Z+0,$01*Z+1,$01*Z+1,$01*Z+1,$01*Z+1,$07*Z+2,$0B*Z+2,$09*Z+4,$05*Z+4,$01*Z+1,$01*Z+1,$01*Z+1,$01*Z+1,$01*Z+1" calcext:value-type="string">
            <text:p><text:tab/>dc.b $01*Z+1,$08*Z+2,$06*Z+0,$01*Z+1,$01*Z+1,$01*Z+1,$01*Z+1,$07*Z+2,$0B*Z+2,$09*Z+4,$05*Z+4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1*Z+1,$08*Z+0,$05*Z+6,$01*Z+1,$01*Z+1,$01*Z+1,$01*Z+1,$01*Z+1,$01*Z+1,$07*Z+3,$0A*Z+4,$01*Z+1,$01*Z+1,$01*Z+1,$01*Z+1,$01*Z+1" calcext:value-type="string">
            <text:p><text:tab/>dc.b $01*Z+1,$08*Z+0,$05*Z+6,$01*Z+1,$01*Z+1,$01*Z+1,$01*Z+1,$01*Z+1,$01*Z+1,$07*Z+3,$0A*Z+4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1*Z+1,$08*Z+0,$0A*Z+7,$01*Z+0,$01*Z+1,$01*Z+1,$01*Z+1,$01*Z+1,$01*Z+1,$01*Z+1,$08*Z+2,$05*Z+3,$03*Z+0,$01*Z+0,$01*Z+1,$01*Z+1" calcext:value-type="string">
            <text:p><text:tab/>dc.b $01*Z+1,$08*Z+0,$0A*Z+7,$01*Z+0,$01*Z+1,$01*Z+1,$01*Z+1,$01*Z+1,$01*Z+1,$01*Z+1,$08*Z+2,$05*Z+3,$03*Z+0,$01*Z+0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C*Z+0,$0C*Z+7,$02*Z+0,$01*Z+1,$01*Z+1,$01*Z+1,$01*Z+1,$01*Z+1,$01*Z+1,$07*Z+2,$0B*Z+2,$0B*Z+2,$09*Z+4,$05*Z+4,$01*Z+1" calcext:value-type="string">
            <text:p><text:tab/>dc.b $02*Z+2,$0C*Z+0,$0C*Z+7,$02*Z+0,$01*Z+1,$01*Z+1,$01*Z+1,$01*Z+1,$01*Z+1,$01*Z+1,$07*Z+2,$0B*Z+2,$0B*Z+2,$09*Z+4,$05*Z+4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1*Z+1,$08*Z+1,$0A*Z+0,$01*Z+1,$01*Z+1,$01*Z+1,$01*Z+1,$01*Z+1,$01*Z+1,$01*Z+1,$01*Z+1,$01*Z+1,$01*Z+1,$07*Z+3,$00*Z+4,$05*Z+5" calcext:value-type="string">
            <text:p><text:tab/>dc.b $01*Z+1,$08*Z+1,$0A*Z+0,$01*Z+1,$01*Z+1,$01*Z+1,$01*Z+1,$01*Z+1,$01*Z+1,$01*Z+1,$01*Z+1,$01*Z+1,$01*Z+1,$07*Z+3,$00*Z+4,$05*Z+5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1*Z+1,$08*Z+1,$00*Z+0,$05*Z+7,$01*Z+1,$04*Z+4,$09*Z+4,$09*Z+5,$05*Z+6,$01*Z+1,$01*Z+1,$01*Z+1,$01*Z+1,$04*Z+5,$00*Z+6,$0A*Z+6" calcext:value-type="string">
            <text:p><text:tab/>dc.b $01*Z+1,$08*Z+1,$00*Z+0,$05*Z+7,$01*Z+1,$04*Z+4,$09*Z+4,$09*Z+5,$05*Z+6,$01*Z+1,$01*Z+1,$01*Z+1,$01*Z+1,$04*Z+5,$00*Z+6,$0A*Z+6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1*Z+1,$07*Z+0,$00*Z+7,$00*Z+7,$09*Z+6,$00*Z+6,$06*Z+5,$07*Z+0,$00*Z+7,$09*Z+7,$09*Z+6,$09*Z+6,$09*Z+6,$00*Z+6,$00*Z+6,$06*Z+0" calcext:value-type="string">
            <text:p><text:tab/>dc.b $01*Z+1,$07*Z+0,$00*Z+7,$00*Z+7,$09*Z+6,$00*Z+6,$06*Z+5,$07*Z+0,$00*Z+7,$09*Z+7,$09*Z+6,$09*Z+6,$09*Z+6,$00*Z+6,$00*Z+6,$06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>
            <text:p/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◤" calcext:value-type="string">
            <text:p>◤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g" calcext:value-type="string">
            <text:p>g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g" calcext:value-type="string">
            <text:p>g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▂" calcext:value-type="string">
            <text:p>▂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m" calcext:value-type="string">
            <text:p>m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i" calcext:value-type="string">
            <text:p>i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◥" calcext:value-type="string">
            <text:p>◥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m" calcext:value-type="string">
            <text:p>m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>
            <text:p/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>
            <text:p/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>
            <text:p/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>
            <text:p/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>
            <text:p/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>
            <text:p/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>
            <text:p/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>
            <text:p/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>
            <text:p/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▎" calcext:value-type="string">
            <text:p>▎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g" calcext:value-type="string">
            <text:p>g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◢" calcext:value-type="string">
            <text:p>◢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k" calcext:value-type="string">
            <text:p>k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>
            <text:p/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◣" calcext:value-type="string">
            <text:p>◣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m" calcext:value-type="string">
            <text:p>m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m" calcext:value-type="string">
            <text:p>m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◥" calcext:value-type="string">
            <text:p>◥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>
            <text:p/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>
            <text:p/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>
            <text:p/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◤" calcext:value-type="string">
            <text:p>◤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g" calcext:value-type="string">
            <text:p>g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" calcext:value-type="string">
            <text:p>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◣" calcext:value-type="string">
            <text:p>◣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g" calcext:value-type="string">
            <text:p>g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m" calcext:value-type="string">
            <text:p>m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◥" calcext:value-type="string">
            <text:p>◥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h" calcext:value-type="string">
            <text:p>h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>
            <text:p/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>
            <text:p/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>
            <text:p/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▎" calcext:value-type="string">
            <text:p>▎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◢" calcext:value-type="string">
            <text:p>◢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h" calcext:value-type="string">
            <text:p>h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>
            <text:p/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>
            <text:p/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◣" calcext:value-type="string">
            <text:p>◣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g" calcext:value-type="string">
            <text:p>g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▂" calcext:value-type="string">
            <text:p>▂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g" calcext:value-type="string">
            <text:p>g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" calcext:value-type="string">
            <text:p>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i" calcext:value-type="string">
            <text:p>i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◥" calcext:value-type="string">
            <text:p>◥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i" calcext:value-type="string">
            <text:p>i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>
            <text:p/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>
            <text:p/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>
            <text:p/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▎" calcext:value-type="string">
            <text:p>▎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h" calcext:value-type="string">
            <text:p>h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◥" calcext:value-type="string">
            <text:p>◥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f" calcext:value-type="string">
            <text:p>f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>
            <text:p/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>
            <text:p/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>
            <text:p/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>
            <text:p/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◣" calcext:value-type="string">
            <text:p>◣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m" calcext:value-type="string">
            <text:p>m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" calcext:value-type="string">
            <text:p>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>
            <text:p/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>
            <text:p/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▎" calcext:value-type="string">
            <text:p>▎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h" calcext:value-type="string">
            <text:p>h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" calcext:value-type="string">
            <text:p>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j" calcext:value-type="string">
            <text:p>j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>
            <text:p/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>
            <text:p/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>
            <text:p/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▎" calcext:value-type="string">
            <text:p>▎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g" calcext:value-type="string">
            <text:p>g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◥" calcext:value-type="string">
            <text:p>◥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m" calcext:value-type="string">
            <text:p>m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─" calcext:value-type="string">
            <text:p>─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>
            <text:p/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>
            <text:p/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>
            <text:p/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▒" calcext:value-type="string">
            <text:p>▒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h" calcext:value-type="string">
            <text:p>h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▒" calcext:value-type="string">
            <text:p>▒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j" calcext:value-type="string">
            <text:p>j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>
            <text:p/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>
            <text:p/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◣" calcext:value-type="string">
            <text:p>◣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g" calcext:value-type="string">
            <text:p>g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▂" calcext:value-type="string">
            <text:p>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g" calcext:value-type="string">
            <text:p>g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▂" calcext:value-type="string">
            <text:p>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g" calcext:value-type="string">
            <text:p>g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" calcext:value-type="string">
            <text:p>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i" calcext:value-type="string">
            <text:p>i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◥" calcext:value-type="string">
            <text:p>◥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i" calcext:value-type="string">
            <text:p>i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▎" calcext:value-type="string">
            <text:p>▎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k" calcext:value-type="string">
            <text:p>k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" calcext:value-type="string">
            <text:p>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>
            <text:p/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>
            <text:p/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>
            <text:p/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>
            <text:p/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>
            <text:p/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m" calcext:value-type="string">
            <text:p>m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i" calcext:value-type="string">
            <text:p>i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l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▎" calcext:value-type="string">
            <text:p>▎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k" calcext:value-type="string">
            <text:p>k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h" calcext:value-type="string">
            <text:p>h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j" calcext:value-type="string">
            <text:p>j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i" calcext:value-type="string">
            <text:p>i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" calcext:value-type="string">
            <text:p>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i" calcext:value-type="string">
            <text:p>i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" calcext:value-type="string">
            <text:p>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l" calcext:value-type="string">
            <text:p>l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f" calcext:value-type="string">
            <text:p>f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>
            <text:p/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l" calcext:value-type="string">
            <text:p>l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f" calcext:value-type="string">
            <text:p>f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◣" calcext:value-type="string">
            <text:p>◣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j" calcext:value-type="string">
            <text:p>j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j" calcext:value-type="string">
            <text:p>j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f" calcext:value-type="string">
            <text:p>f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f" calcext:value-type="string">
            <text:p>f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l" calcext:value-type="string">
            <text:p>l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◣" calcext:value-type="string">
            <text:p>◣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h" calcext:value-type="string">
            <text:p>h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j" calcext:value-type="string">
            <text:p>j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" calcext:value-type="string">
            <text:p>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j" calcext:value-type="string">
            <text:p>j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f" calcext:value-type="string">
            <text:p>f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" calcext:value-type="string">
            <text:p>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f" calcext:value-type="string">
            <text:p>f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f" calcext:value-type="string">
            <text:p>f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f" calcext:value-type="string">
            <text:p>f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f" calcext:value-type="string">
            <text:p>f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YouTurn" table:style-name="ta1"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3,$00*Z+5,$00*Z+5,$00*Z+6,$00*Z+6,$00*Z+6,$00*Z+6,$00*Z+6,$00*Z+6,$00*Z+6,$00*Z+6,$00*Z+6,$00*Z+5,$00*Z+5,$00*Z+5,$05*Z+0" calcext:value-type="string">
            <text:p><text:tab/>dc.b $04*Z+3,$00*Z+5,$00*Z+5,$00*Z+6,$00*Z+6,$00*Z+6,$00*Z+6,$00*Z+6,$00*Z+6,$00*Z+6,$00*Z+6,$00*Z+6,$00*Z+5,$00*Z+5,$00*Z+5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3,$00*Z+4,$00*Z+5,$00*Z+6,$00*Z+6,$00*Z+6,$00*Z+6,$00*Z+6,$00*Z+6,$00*Z+6,$00*Z+6,$00*Z+6,$00*Z+6,$00*Z+6,$00*Z+6,$0A*Z+0" calcext:value-type="string">
            <text:p><text:tab/>dc.b $08*Z+3,$00*Z+4,$00*Z+5,$00*Z+6,$00*Z+6,$00*Z+6,$00*Z+6,$00*Z+6,$00*Z+6,$00*Z+6,$00*Z+6,$00*Z+6,$00*Z+6,$00*Z+6,$00*Z+6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3,$00*Z+4,$06*Z+0,$03*Z+0,$03*Z+3,$03*Z+3,$03*Z+3,$03*Z+3,$03*Z+3,$03*Z+3,$03*Z+3,$03*Z+3,$07*Z+7,$00*Z+0,$00*Z+6,$0A*Z+0" calcext:value-type="string">
            <text:p><text:tab/>dc.b $08*Z+3,$00*Z+4,$06*Z+0,$03*Z+0,$03*Z+3,$03*Z+3,$03*Z+3,$03*Z+3,$03*Z+3,$03*Z+3,$03*Z+3,$03*Z+3,$07*Z+7,$00*Z+0,$00*Z+6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0*Z+4,$02*Z+0,$00*Z+0,$00*Z+0,$02*Z+0,$04*Z+3,$00*Z+3,$05*Z+4,$02*Z+0,$00*Z+0,$00*Z+0,$02*Z+1,$00*Z+0,$00*Z+0,$0A*Z+0" calcext:value-type="string">
            <text:p><text:tab/>dc.b $08*Z+4,$00*Z+4,$02*Z+0,$00*Z+0,$00*Z+0,$02*Z+0,$04*Z+3,$00*Z+3,$05*Z+4,$02*Z+0,$00*Z+0,$00*Z+0,$02*Z+1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0*Z+4,$02*Z+0,$06*Z+0,$07*Z+0,$02*Z+0,$00*Z+3,$0B*Z+3,$00*Z+5,$02*Z+0,$06*Z+0,$07*Z+0,$02*Z+1,$00*Z+0,$00*Z+0,$06*Z+0" calcext:value-type="string">
            <text:p><text:tab/>dc.b $08*Z+4,$00*Z+4,$02*Z+0,$06*Z+0,$07*Z+0,$02*Z+0,$00*Z+3,$0B*Z+3,$00*Z+5,$02*Z+0,$06*Z+0,$07*Z+0,$02*Z+1,$00*Z+0,$00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0*Z+4,$02*Z+0,$05*Z+0,$04*Z+0,$02*Z+0,$00*Z+1,$02*Z+0,$00*Z+4,$02*Z+0,$05*Z+0,$04*Z+0,$02*Z+1,$0C*Z+0,$0C*Z+0,$02*Z+0" calcext:value-type="string">
            <text:p><text:tab/>dc.b $08*Z+4,$00*Z+4,$02*Z+0,$05*Z+0,$04*Z+0,$02*Z+0,$00*Z+1,$02*Z+0,$00*Z+4,$02*Z+0,$05*Z+0,$04*Z+0,$02*Z+1,$0C*Z+0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0*Z+4,$02*Z+0,$00*Z+0,$00*Z+0,$02*Z+0,$00*Z+7,$02*Z+0,$00*Z+4,$02*Z+0,$00*Z+0,$00*Z+0,$02*Z+1,$00*Z+0,$00*Z+0,$05*Z+7" calcext:value-type="string">
            <text:p><text:tab/>dc.b $08*Z+4,$00*Z+4,$02*Z+0,$00*Z+0,$00*Z+0,$02*Z+0,$00*Z+7,$02*Z+0,$00*Z+4,$02*Z+0,$00*Z+0,$00*Z+0,$02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2,$00*Z+3,$05*Z+0,$03*Z+0,$03*Z+2,$04*Z+1,$00*Z+0,$02*Z+2,$00*Z+3,$05*Z+3,$03*Z+0,$03*Z+0,$04*Z+1,$00*Z+0,$00*Z+0,$0A*Z+7" calcext:value-type="string">
            <text:p><text:tab/>dc.b $08*Z+2,$00*Z+3,$05*Z+0,$03*Z+0,$03*Z+2,$04*Z+1,$00*Z+0,$02*Z+2,$00*Z+3,$05*Z+3,$03*Z+0,$03*Z+0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3,$00*Z+3,$00*Z+2,$00*Z+1,$00*Z+0,$02*Z+2,$00*Z+2,$00*Z+3,$00*Z+2,$00*Z+2,$00*Z+2,$00*Z+1,$00*Z+0,$0A*Z+7" calcext:value-type="string">
            <text:p><text:tab/>dc.b $08*Z+2,$00*Z+2,$00*Z+3,$00*Z+3,$00*Z+2,$00*Z+1,$00*Z+0,$02*Z+2,$00*Z+2,$00*Z+3,$00*Z+2,$00*Z+2,$00*Z+2,$00*Z+1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2,$00*Z+2,$00*Z+2,$00*Z+2,$00*Z+1,$00*Z+0,$06*Z+0,$02*Z+0,$07*Z+2,$00*Z+2,$00*Z+2,$00*Z+2,$00*Z+1,$00*Z+0,$00*Z+0,$06*Z+7" calcext:value-type="string">
            <text:p><text:tab/>dc.b $07*Z+2,$00*Z+2,$00*Z+2,$00*Z+2,$00*Z+1,$00*Z+0,$06*Z+0,$02*Z+0,$07*Z+2,$00*Z+2,$00*Z+2,$00*Z+2,$00*Z+1,$00*Z+0,$00*Z+0,$06*Z+7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m" calcext:value-type="string">
            <text:p>m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l" calcext:value-type="string">
            <text:p>l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f" calcext:value-type="string">
            <text:p>f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m" calcext:value-type="string">
            <text:p>m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f" calcext:value-type="string">
            <text:p>f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f" calcext:value-type="string">
            <text:p>f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f" calcext:value-type="string">
            <text:p>f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f" calcext:value-type="string">
            <text:p>f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f" calcext:value-type="string">
            <text:p>f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f" calcext:value-type="string">
            <text:p>f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m" calcext:value-type="string">
            <text:p>m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i" calcext:value-type="string">
            <text:p>i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◢" calcext:value-type="string">
            <text:p>◢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─" calcext:value-type="string">
            <text:p>─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─" calcext:value-type="string">
            <text:p>─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─" calcext:value-type="string">
            <text:p>─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─" calcext:value-type="string">
            <text:p>─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>
            <text:p/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─" calcext:value-type="string">
            <text:p>─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─" calcext:value-type="string">
            <text:p>─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─" calcext:value-type="string">
            <text:p>─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─" calcext:value-type="string">
            <text:p>─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>
            <text:p/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◣" calcext:value-type="string">
            <text:p>◣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j" calcext:value-type="string">
            <text:p>j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f" calcext:value-type="string">
            <text:p>f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i" calcext:value-type="string">
            <text:p>i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│" calcext:value-type="string">
            <text:p>│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>
            <text:p/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│" calcext:value-type="string">
            <text:p>│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◤" calcext:value-type="string">
            <text:p>◤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m" calcext:value-type="string">
            <text:p>m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m" calcext:value-type="string">
            <text:p>m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◥" calcext:value-type="string">
            <text:p>◥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i" calcext:value-type="string">
            <text:p>i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│" calcext:value-type="string">
            <text:p>│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│" calcext:value-type="string">
            <text:p>│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>
            <text:p/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i" calcext:value-type="string">
            <text:p>i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│" calcext:value-type="string">
            <text:p>│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>
            <text:p/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◢" calcext:value-type="string">
            <text:p>◢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◣" calcext:value-type="string">
            <text:p>◣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│" calcext:value-type="string">
            <text:p>│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m" calcext:value-type="string">
            <text:p>m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▂" calcext:value-type="string">
            <text:p>▂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l" calcext:value-type="string">
            <text:p>l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◢" calcext:value-type="string">
            <text:p>◢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◣" calcext:value-type="string">
            <text:p>◣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h" calcext:value-type="string">
            <text:p>h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│" calcext:value-type="string">
            <text:p>│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>
            <text:p/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i" calcext:value-type="string">
            <text:p>i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│" calcext:value-type="string">
            <text:p>│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◥" calcext:value-type="string">
            <text:p>◥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◤" calcext:value-type="string">
            <text:p>◤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│" calcext:value-type="string">
            <text:p>│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k" calcext:value-type="string">
            <text:p>k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│" calcext:value-type="string">
            <text:p>│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◥" calcext:value-type="string">
            <text:p>◥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◤" calcext:value-type="string">
            <text:p>◤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h" calcext:value-type="string">
            <text:p>h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│" calcext:value-type="string">
            <text:p>│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>
            <text:p/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│" calcext:value-type="string">
            <text:p>│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>
            <text:p/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│" calcext:value-type="string">
            <text:p>│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j" calcext:value-type="string">
            <text:p>j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│" calcext:value-type="string">
            <text:p>│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i" calcext:value-type="string">
            <text:p>i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│" calcext:value-type="string">
            <text:p>│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h" calcext:value-type="string">
            <text:p>h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g" calcext:value-type="string">
            <text:p>g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◥" calcext:value-type="string">
            <text:p>◥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─" calcext:value-type="string">
            <text:p>─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>
            <text:p/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◤" calcext:value-type="string">
            <text:p>◤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k" calcext:value-type="string">
            <text:p>k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h" calcext:value-type="string">
            <text:p>h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│" calcext:value-type="string">
            <text:p>│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>
            <text:p/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◥" calcext:value-type="string">
            <text:p>◥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m" calcext:value-type="string">
            <text:p>m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─" calcext:value-type="string">
            <text:p>─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─" calcext:value-type="string">
            <text:p>─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>
            <text:p/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◤" calcext:value-type="string">
            <text:p>◤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g" calcext:value-type="string">
            <text:p>g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k" calcext:value-type="string">
            <text:p>k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│" calcext:value-type="string">
            <text:p>│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g" calcext:value-type="string">
            <text:p>g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g" calcext:value-type="string">
            <text:p>g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g" calcext:value-type="string">
            <text:p>g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k" calcext:value-type="string">
            <text:p>k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g" calcext:value-type="string">
            <text:p>g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k" calcext:value-type="string">
            <text:p>k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│" calcext:value-type="string">
            <text:p>│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TakeItEasy" table:style-name="ta1"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5,$00*Z+6,$00*Z+6,$00*Z+6,$00*Z+6,$00*Z+6,$00*Z+6,$00*Z+6,$00*Z+6,$00*Z+6,$00*Z+6,$00*Z+6,$00*Z+6,$00*Z+6,$05*Z+0" calcext:value-type="string">
            <text:p><text:tab/>dc.b $04*Z+4,$00*Z+5,$00*Z+6,$00*Z+6,$00*Z+6,$00*Z+6,$00*Z+6,$00*Z+6,$00*Z+6,$00*Z+6,$00*Z+6,$00*Z+6,$00*Z+6,$00*Z+6,$00*Z+6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4,$00*Z+6,$00*Z+5,$00*Z+7,$00*Z+7,$00*Z+7,$00*Z+7,$00*Z+7,$00*Z+7,$00*Z+7,$00*Z+7,$00*Z+0,$00*Z+0,$00*Z+0,$00*Z+0,$0A*Z+0" calcext:value-type="string">
            <text:p><text:tab/>dc.b $08*Z+4,$00*Z+6,$00*Z+5,$00*Z+7,$00*Z+7,$00*Z+7,$00*Z+7,$00*Z+7,$00*Z+7,$00*Z+7,$00*Z+7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4,$00*Z+6,$00*Z+5,$06*Z+0,$03*Z+3,$03*Z+3,$03*Z+3,$03*Z+3,$03*Z+3,$03*Z+3,$03*Z+3,$07*Z+0,$00*Z+1,$00*Z+1,$00*Z+0,$0A*Z+0" calcext:value-type="string">
            <text:p><text:tab/>dc.b $08*Z+4,$00*Z+6,$00*Z+5,$06*Z+0,$03*Z+3,$03*Z+3,$03*Z+3,$03*Z+3,$03*Z+3,$03*Z+3,$03*Z+3,$07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0*Z+5,$00*Z+5,$02*Z+0,$00*Z+0,$00*Z+0,$00*Z+0,$00*Z+0,$00*Z+0,$00*Z+0,$00*Z+0,$02*Z+0,$00*Z+1,$00*Z+1,$00*Z+0,$0A*Z+0" calcext:value-type="string">
            <text:p><text:tab/>dc.b $08*Z+4,$00*Z+5,$00*Z+5,$02*Z+0,$00*Z+0,$00*Z+0,$00*Z+0,$00*Z+0,$00*Z+0,$00*Z+0,$00*Z+0,$02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0*Z+5,$00*Z+5,$02*Z+0,$00*Z+0,$00*Z+0,$0C*Z+0,$00*Z+0,$0C*Z+0,$00*Z+0,$00*Z+0,$02*Z+0,$00*Z+1,$00*Z+1,$00*Z+0,$06*Z+0" calcext:value-type="string">
            <text:p><text:tab/>dc.b $08*Z+4,$00*Z+5,$00*Z+5,$02*Z+0,$00*Z+0,$00*Z+0,$0C*Z+0,$00*Z+0,$0C*Z+0,$00*Z+0,$00*Z+0,$02*Z+0,$00*Z+1,$00*Z+1,$00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0*Z+5,$00*Z+5,$02*Z+0,$00*Z+0,$00*Z+0,$00*Z+0,$00*Z+0,$00*Z+0,$00*Z+0,$00*Z+0,$02*Z+0,$0C*Z+1,$0C*Z+1,$0C*Z+0,$02*Z+0" calcext:value-type="string">
            <text:p><text:tab/>dc.b $08*Z+4,$00*Z+5,$00*Z+5,$02*Z+0,$00*Z+0,$00*Z+0,$00*Z+0,$00*Z+0,$00*Z+0,$00*Z+0,$00*Z+0,$02*Z+0,$0C*Z+1,$0C*Z+1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0*Z+5,$00*Z+5,$02*Z+0,$00*Z+0,$06*Z+3,$03*Z+3,$03*Z+3,$03*Z+3,$07*Z+0,$00*Z+0,$02*Z+0,$00*Z+1,$00*Z+1,$00*Z+0,$05*Z+0" calcext:value-type="string">
            <text:p><text:tab/>dc.b $08*Z+4,$00*Z+5,$00*Z+5,$02*Z+0,$00*Z+0,$06*Z+3,$03*Z+3,$03*Z+3,$03*Z+3,$07*Z+0,$00*Z+0,$02*Z+0,$00*Z+1,$00*Z+1,$00*Z+0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4,$00*Z+5,$00*Z+5,$05*Z+0,$03*Z+0,$04*Z+2,$00*Z+2,$00*Z+2,$00*Z+2,$05*Z+0,$03*Z+0,$04*Z+0,$00*Z+1,$00*Z+1,$00*Z+0,$0A*Z+0" calcext:value-type="string">
            <text:p><text:tab/>dc.b $08*Z+4,$00*Z+5,$00*Z+5,$05*Z+0,$03*Z+0,$04*Z+2,$00*Z+2,$00*Z+2,$00*Z+2,$05*Z+0,$03*Z+0,$04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4,$00*Z+3,$00*Z+3,$00*Z+3,$00*Z+2,$00*Z+2,$00*Z+2,$00*Z+2,$00*Z+3,$00*Z+3,$00*Z+3,$00*Z+3,$00*Z+1,$00*Z+0,$0A*Z+0" calcext:value-type="string">
            <text:p><text:tab/>dc.b $08*Z+2,$00*Z+4,$00*Z+3,$00*Z+3,$00*Z+3,$00*Z+2,$00*Z+2,$00*Z+2,$00*Z+2,$00*Z+3,$00*Z+3,$00*Z+3,$00*Z+3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2,$00*Z+2,$00*Z+2,$00*Z+2,$00*Z+3,$00*Z+3,$06*Z+2,$03*Z+0,$07*Z+3,$00*Z+3,$00*Z+2,$00*Z+2,$00*Z+2,$00*Z+1,$00*Z+0,$06*Z+0" calcext:value-type="string">
            <text:p><text:tab/>dc.b $07*Z+2,$00*Z+2,$00*Z+2,$00*Z+2,$00*Z+3,$00*Z+3,$06*Z+2,$03*Z+0,$07*Z+3,$00*Z+3,$00*Z+2,$00*Z+2,$00*Z+2,$00*Z+1,$00*Z+0,$06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l" calcext:value-type="string">
            <text:p>l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f" calcext:value-type="string">
            <text:p>f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f" calcext:value-type="string">
            <text:p>f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i" calcext:value-type="string">
            <text:p>i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f" calcext:value-type="string">
            <text:p>f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j" calcext:value-type="string">
            <text:p>j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j" calcext:value-type="string">
            <text:p>j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j" calcext:value-type="string">
            <text:p>j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j" calcext:value-type="string">
            <text:p>j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j" calcext:value-type="string">
            <text:p>j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j" calcext:value-type="string">
            <text:p>j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h" calcext:value-type="string">
            <text:p>h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h" calcext:value-type="string">
            <text:p>h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h" calcext:value-type="string">
            <text:p>h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h" calcext:value-type="string">
            <text:p>h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i" calcext:value-type="string">
            <text:p>i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f" calcext:value-type="string">
            <text:p>f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l" calcext:value-type="string">
            <text:p>l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◢" calcext:value-type="string">
            <text:p>◢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─" calcext:value-type="string">
            <text:p>─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─" calcext:value-type="string">
            <text:p>─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─" calcext:value-type="string">
            <text:p>─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─" calcext:value-type="string">
            <text:p>─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>
            <text:p/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─" calcext:value-type="string">
            <text:p>─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─" calcext:value-type="string">
            <text:p>─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─" calcext:value-type="string">
            <text:p>─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◣" calcext:value-type="string">
            <text:p>◣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k" calcext:value-type="string">
            <text:p>k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h" calcext:value-type="string">
            <text:p>h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l" calcext:value-type="string">
            <text:p>l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l" calcext:value-type="string">
            <text:p>l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│" calcext:value-type="string">
            <text:p>│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>
            <text:p/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h" calcext:value-type="string">
            <text:p>h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│" calcext:value-type="string">
            <text:p>│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>
            <text:p/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k" calcext:value-type="string">
            <text:p>k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l" calcext:value-type="string">
            <text:p>l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l" calcext:value-type="string">
            <text:p>l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│" calcext:value-type="string">
            <text:p>│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>
            <text:p/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▒" calcext:value-type="string">
            <text:p>▒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h" calcext:value-type="string">
            <text:p>h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▒" calcext:value-type="string">
            <text:p>▒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h" calcext:value-type="string">
            <text:p>h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│" calcext:value-type="string">
            <text:p>│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k" calcext:value-type="string">
            <text:p>k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l" calcext:value-type="string">
            <text:p>l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l" calcext:value-type="string">
            <text:p>l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│" calcext:value-type="string">
            <text:p>│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>
            <text:p/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h" calcext:value-type="string">
            <text:p>h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h" calcext:value-type="string">
            <text:p>h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h" calcext:value-type="string">
            <text:p>h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h" calcext:value-type="string">
            <text:p>h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>
            <text:p/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▒" calcext:value-type="string">
            <text:p>▒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>
            <text:p/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◢" calcext:value-type="string">
            <text:p>◢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m" calcext:value-type="string">
            <text:p>m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─" calcext:value-type="string">
            <text:p>─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─" calcext:value-type="string">
            <text:p>─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─" calcext:value-type="string">
            <text:p>─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◣" calcext:value-type="string">
            <text:p>◣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>
            <text:p/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i" calcext:value-type="string">
            <text:p>i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l" calcext:value-type="string">
            <text:p>l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l" calcext:value-type="string">
            <text:p>l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◥" calcext:value-type="string">
            <text:p>◥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h" calcext:value-type="string">
            <text:p>h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◤" calcext:value-type="string">
            <text:p>◤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g" calcext:value-type="string">
            <text:p>g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◥" calcext:value-type="string">
            <text:p>◥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h" calcext:value-type="string">
            <text:p>h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─" calcext:value-type="string">
            <text:p>─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◤" calcext:value-type="string">
            <text:p>◤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h" calcext:value-type="string">
            <text:p>h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i" calcext:value-type="string">
            <text:p>i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m" calcext:value-type="string">
            <text:p>m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g" calcext:value-type="string">
            <text:p>g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g" calcext:value-type="string">
            <text:p>g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g" calcext:value-type="string">
            <text:p>g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m" calcext:value-type="string">
            <text:p>m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m" calcext:value-type="string">
            <text:p>m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k" calcext:value-type="string">
            <text:p>k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g" calcext:value-type="string">
            <text:p>g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m" calcext:value-type="string">
            <text:p>m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m" calcext:value-type="string">
            <text:p>m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m" calcext:value-type="string">
            <text:p>m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m" calcext:value-type="string">
            <text:p>m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k" calcext:value-type="string">
            <text:p>k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Monaco" table:style-name="ta1"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2,$00*Z+3,$00*Z+4,$00*Z+5,$00*Z+6,$00*Z+6,$02*Z+0,$00*Z+3,$00*Z+4,$00*Z+5,$00*Z+7,$00*Z+6,$00*Z+5,$00*Z+6,$00*Z+6,$02*Z+2" calcext:value-type="string">
            <text:p><text:tab/>dc.b $02*Z+2,$00*Z+3,$00*Z+4,$00*Z+5,$00*Z+6,$00*Z+6,$02*Z+0,$00*Z+3,$00*Z+4,$00*Z+5,$00*Z+7,$00*Z+6,$00*Z+5,$00*Z+6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2,$00*Z+4,$06*Z+5,$03*Z+0,$07*Z+6,$00*Z+6,$02*Z+0,$00*Z+3,$0A*Z+3,$03*Z+3,$03*Z+3,$03*Z+3,$03*Z+3,$07*Z+7,$00*Z+6,$02*Z+2" calcext:value-type="string">
            <text:p><text:tab/>dc.b $02*Z+2,$00*Z+4,$06*Z+5,$03*Z+0,$07*Z+6,$00*Z+6,$02*Z+0,$00*Z+3,$0A*Z+3,$03*Z+3,$03*Z+3,$03*Z+3,$03*Z+3,$07*Z+7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2,$00*Z+3,$05*Z+4,$03*Z+0,$02*Z+0,$00*Z+0,$02*Z+0,$00*Z+2,$00*Z+1,$00*Z+3,$00*Z+4,$00*Z+4,$00*Z+5,$02*Z+0,$00*Z+7,$02*Z+2" calcext:value-type="string">
            <text:p><text:tab/>dc.b $02*Z+2,$00*Z+3,$05*Z+4,$03*Z+0,$02*Z+0,$00*Z+0,$02*Z+0,$00*Z+2,$00*Z+1,$00*Z+3,$00*Z+4,$00*Z+4,$00*Z+5,$02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2,$07*Z+2,$00*Z+3,$05*Z+4,$02*Z+0,$00*Z+0,$05*Z+0,$03*Z+3,$03*Z+3,$03*Z+3,$07*Z+3,$00*Z+4,$00*Z+5,$02*Z+0,$00*Z+7,$02*Z+2" calcext:value-type="string">
            <text:p><text:tab/>dc.b $02*Z+2,$07*Z+2,$00*Z+3,$05*Z+4,$02*Z+0,$00*Z+0,$05*Z+0,$03*Z+3,$03*Z+3,$03*Z+3,$07*Z+3,$00*Z+4,$00*Z+5,$02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2,$03*Z+0,$07*Z+3,$00*Z+4,$05*Z+4,$07*Z+0,$00*Z+7,$00*Z+6,$02*Z+0,$02*Z+0,$04*Z+4,$00*Z+4,$00*Z+6,$02*Z+0,$00*Z+1,$02*Z+2" calcext:value-type="string">
            <text:p><text:tab/>dc.b $02*Z+2,$03*Z+0,$07*Z+3,$00*Z+4,$05*Z+4,$07*Z+0,$00*Z+7,$00*Z+6,$02*Z+0,$02*Z+0,$04*Z+4,$00*Z+4,$00*Z+6,$02*Z+0,$00*Z+1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2,$03*Z+3,$03*Z+3,$08*Z+5,$00*Z+5,$05*Z+5,$07*Z+7,$00*Z+7,$02*Z+0,$02*Z+0,$00*Z+4,$00*Z+5,$06*Z+6,$04*Z+1,$00*Z+0,$02*Z+2" calcext:value-type="string">
            <text:p><text:tab/>dc.b $02*Z+2,$03*Z+3,$03*Z+3,$08*Z+5,$00*Z+5,$05*Z+5,$07*Z+7,$00*Z+7,$02*Z+0,$02*Z+0,$00*Z+4,$00*Z+5,$06*Z+6,$04*Z+1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0*Z+4,$00*Z+5,$00*Z+6,$00*Z+6,$00*Z+6,$02*Z+0,$00*Z+0,$05*Z+0,$04*Z+5,$00*Z+6,$00*Z+6,$02*Z+0,$00*Z+1,$00*Z+0,$02*Z+2" calcext:value-type="string">
            <text:p><text:tab/>dc.b $02*Z+2,$00*Z+4,$00*Z+5,$00*Z+6,$00*Z+6,$00*Z+6,$02*Z+0,$00*Z+0,$05*Z+0,$04*Z+5,$00*Z+6,$00*Z+6,$02*Z+0,$00*Z+1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2,$00*Z+3,$00*Z+4,$06*Z+6,$03*Z+3,$03*Z+3,$02*Z+0,$00*Z+1,$00*Z+0,$00*Z+6,$00*Z+6,$00*Z+6,$02*Z+0,$0C*Z+1,$0C*Z+0,$02*Z+2" calcext:value-type="string">
            <text:p><text:tab/>dc.b $02*Z+2,$00*Z+3,$00*Z+4,$06*Z+6,$03*Z+3,$03*Z+3,$02*Z+0,$00*Z+1,$00*Z+0,$00*Z+6,$00*Z+6,$00*Z+6,$02*Z+0,$0C*Z+1,$0C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0*Z+2,$00*Z+3,$05*Z+3,$03*Z+3,$03*Z+3,$03*Z+3,$03*Z+3,$03*Z+3,$03*Z+3,$03*Z+3,$03*Z+3,$04*Z+1,$00*Z+0,$00*Z+0,$02*Z+2" calcext:value-type="string">
            <text:p><text:tab/>dc.b $02*Z+2,$00*Z+2,$00*Z+3,$05*Z+3,$03*Z+3,$03*Z+3,$03*Z+3,$03*Z+3,$03*Z+3,$03*Z+3,$03*Z+3,$03*Z+3,$04*Z+1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0*Z+2,$00*Z+2,$00*Z+2,$00*Z+2,$00*Z+2,$00*Z+2,$00*Z+2,$00*Z+2,$00*Z+2,$00*Z+2,$00*Z+2,$00*Z+1,$00*Z+0,$00*Z+0,$02*Z+2" calcext:value-type="string">
            <text:p><text:tab/>dc.b $02*Z+2,$00*Z+2,$00*Z+2,$00*Z+2,$00*Z+2,$00*Z+2,$00*Z+2,$00*Z+2,$00*Z+2,$00*Z+2,$00*Z+2,$00*Z+2,$00*Z+1,$00*Z+0,$00*Z+0,$02*Z+2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m" calcext:value-type="string">
            <text:p>m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i" calcext:value-type="string">
            <text:p>i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l" calcext:value-type="string">
            <text:p>l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│" calcext:value-type="string">
            <text:p>│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>
            <text:p/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m" calcext:value-type="string">
            <text:p>m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i" calcext:value-type="string">
            <text:p>i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j" calcext:value-type="string">
            <text:p>j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─" calcext:value-type="string">
            <text:p>─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>
            <text:p/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◣" calcext:value-type="string">
            <text:p>◣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│" calcext:value-type="string">
            <text:p>│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>
            <text:p/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" calcext:value-type="string">
            <text:p>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m" calcext:value-type="string">
            <text:p>m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─" calcext:value-type="string">
            <text:p>─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─" calcext:value-type="string">
            <text:p>─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─" calcext:value-type="string">
            <text:p>─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─" calcext:value-type="string">
            <text:p>─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j" calcext:value-type="string">
            <text:p>j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i" calcext:value-type="string">
            <text:p>i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│" calcext:value-type="string">
            <text:p>│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│" calcext:value-type="string">
            <text:p>│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g" calcext:value-type="string">
            <text:p>g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k" calcext:value-type="string">
            <text:p>k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m" calcext:value-type="string">
            <text:p>m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i" calcext:value-type="string">
            <text:p>i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i" calcext:value-type="string">
            <text:p>i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l" calcext:value-type="string">
            <text:p>l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◣" calcext:value-type="string">
            <text:p>◣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m" calcext:value-type="string">
            <text:p>m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◥" calcext:value-type="string">
            <text:p>◥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i" calcext:value-type="string">
            <text:p>i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│" calcext:value-type="string">
            <text:p>│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◥" calcext:value-type="string">
            <text:p>◥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─" calcext:value-type="string">
            <text:p>─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─" calcext:value-type="string">
            <text:p>─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─" calcext:value-type="string">
            <text:p>─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m" calcext:value-type="string">
            <text:p>m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i" calcext:value-type="string">
            <text:p>i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l" calcext:value-type="string">
            <text:p>l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j" calcext:value-type="string">
            <text:p>j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─" calcext:value-type="string">
            <text:p>─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>
            <text:p/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◣" calcext:value-type="string">
            <text:p>◣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m" calcext:value-type="string">
            <text:p>m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i" calcext:value-type="string">
            <text:p>i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◥" calcext:value-type="string">
            <text:p>◥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i" calcext:value-type="string">
            <text:p>i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◣" calcext:value-type="string">
            <text:p>◣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j" calcext:value-type="string">
            <text:p>j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f" calcext:value-type="string">
            <text:p>f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i" calcext:value-type="string">
            <text:p>i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f" calcext:value-type="string">
            <text:p>f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k" calcext:value-type="string">
            <text:p>k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─" calcext:value-type="string">
            <text:p>─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>
            <text:p/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─" calcext:value-type="string">
            <text:p>─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▎" calcext:value-type="string">
            <text:p>▎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l" calcext:value-type="string">
            <text:p>l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l" calcext:value-type="string">
            <text:p>l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◥" calcext:value-type="string">
            <text:p>◥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l" calcext:value-type="string">
            <text:p>l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◣" calcext:value-type="string">
            <text:p>◣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j" calcext:value-type="string">
            <text:p>j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j" calcext:value-type="string">
            <text:p>j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│" calcext:value-type="string">
            <text:p>│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i" calcext:value-type="string">
            <text:p>i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◢" calcext:value-type="string">
            <text:p>◢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f" calcext:value-type="string">
            <text:p>f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f" calcext:value-type="string">
            <text:p>f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f" calcext:value-type="string">
            <text:p>f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f" calcext:value-type="string">
            <text:p>f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│" calcext:value-type="string">
            <text:p>│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◥" calcext:value-type="string">
            <text:p>◥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◤" calcext:value-type="string">
            <text:p>◤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f" calcext:value-type="string">
            <text:p>f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i" calcext:value-type="string">
            <text:p>i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◢" calcext:value-type="string">
            <text:p>◢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f" calcext:value-type="string">
            <text:p>f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─" calcext:value-type="string">
            <text:p>─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│" calcext:value-type="string">
            <text:p>│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k" calcext:value-type="string">
            <text:p>k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f" calcext:value-type="string">
            <text:p>f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f" calcext:value-type="string">
            <text:p>f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f" calcext:value-type="string">
            <text:p>f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│" calcext:value-type="string">
            <text:p>│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>
            <text:p/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>
            <text:p/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>
            <text:p/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k" calcext:value-type="string">
            <text:p>k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g" calcext:value-type="string">
            <text:p>g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g" calcext:value-type="string">
            <text:p>g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g" calcext:value-type="string">
            <text:p>g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Daytonneaux" table:style-name="ta1"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4,$00*Z+5,$00*Z+7,$00*Z+6,$00*Z+6,$00*Z+6,$00*Z+6,$05*Z+7,$04*Z+5,$00*Z+5,$00*Z+5,$00*Z+6,$00*Z+5,$00*Z+5,$05*Z+5" calcext:value-type="string">
            <text:p><text:tab/>dc.b $04*Z+4,$00*Z+4,$00*Z+5,$00*Z+7,$00*Z+6,$00*Z+6,$00*Z+6,$00*Z+6,$05*Z+7,$04*Z+5,$00*Z+5,$00*Z+5,$00*Z+6,$00*Z+5,$00*Z+5,$05*Z+5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2,$00*Z+4,$06*Z+5,$07*Z+0,$0B*Z+0,$06*Z+7,$07*Z+7,$0B*Z+0,$0B*Z+0,$0B*Z+6,$0B*Z+6,$06*Z+5,$07*Z+7,$00*Z+6,$00*Z+6,$0A*Z+7" calcext:value-type="string">
            <text:p><text:tab/>dc.b $08*Z+2,$00*Z+4,$06*Z+5,$07*Z+0,$0B*Z+0,$06*Z+7,$07*Z+7,$0B*Z+0,$0B*Z+0,$0B*Z+6,$0B*Z+6,$06*Z+5,$07*Z+7,$00*Z+6,$00*Z+6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2,$00*Z+3,$05*Z+3,$04*Z+3,$09*Z+3,$05*Z+3,$04*Z+4,$09*Z+4,$09*Z+5,$09*Z+6,$09*Z+6,$05*Z+6,$04*Z+1,$00*Z+0,$00*Z+7,$0A*Z+7" calcext:value-type="string">
            <text:p><text:tab/>dc.b $08*Z+2,$00*Z+3,$05*Z+3,$04*Z+3,$09*Z+3,$05*Z+3,$04*Z+4,$09*Z+4,$09*Z+5,$09*Z+6,$09*Z+6,$05*Z+6,$04*Z+1,$00*Z+0,$00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2,$00*Z+2,$00*Z+2,$00*Z+2,$00*Z+2,$00*Z+2,$00*Z+2,$00*Z+4,$00*Z+5,$06*Z+5,$07*Z+0,$06*Z+7,$07*Z+1,$00*Z+0,$00*Z+0,$0A*Z+7" calcext:value-type="string">
            <text:p><text:tab/>dc.b $08*Z+2,$00*Z+2,$00*Z+2,$00*Z+2,$00*Z+2,$00*Z+2,$00*Z+2,$00*Z+4,$00*Z+5,$06*Z+5,$07*Z+0,$06*Z+7,$07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2,$00*Z+1,$00*Z+1,$06*Z+0,$07*Z+1,$00*Z+1,$06*Z+0,$07*Z+3,$00*Z+4,$05*Z+4,$04*Z+4,$05*Z+5,$04*Z+1,$0C*Z+0,$0C*Z+0,$06*Z+0" calcext:value-type="string">
            <text:p><text:tab/>dc.b $08*Z+2,$00*Z+1,$00*Z+1,$06*Z+0,$07*Z+1,$00*Z+1,$06*Z+0,$07*Z+3,$00*Z+4,$05*Z+4,$04*Z+4,$05*Z+5,$04*Z+1,$0C*Z+0,$0C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2,$00*Z+1,$00*Z+3,$05*Z+0,$04*Z+3,$00*Z+3,$05*Z+0,$04*Z+2,$00*Z+4,$00*Z+5,$00*Z+5,$06*Z+5,$07*Z+1,$00*Z+0,$00*Z+0,$05*Z+7" calcext:value-type="string">
            <text:p><text:tab/>dc.b $08*Z+2,$00*Z+1,$00*Z+3,$05*Z+0,$04*Z+3,$00*Z+3,$05*Z+0,$04*Z+2,$00*Z+4,$00*Z+5,$00*Z+5,$06*Z+5,$07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6*Z+5,$07*Z+3,$00*Z+2,$00*Z+2,$00*Z+2,$00*Z+2,$00*Z+3,$00*Z+3,$00*Z+5,$00*Z+6,$05*Z+3,$04*Z+1,$00*Z+0,$00*Z+0,$0A*Z+7" calcext:value-type="string">
            <text:p><text:tab/>dc.b $08*Z+4,$06*Z+5,$07*Z+3,$00*Z+2,$00*Z+2,$00*Z+2,$00*Z+2,$00*Z+3,$00*Z+3,$00*Z+5,$00*Z+6,$05*Z+3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3,$05*Z+3,$04*Z+1,$00*Z+1,$06*Z+1,$07*Z+2,$00*Z+2,$00*Z+2,$00*Z+3,$00*Z+4,$00*Z+5,$06*Z+5,$07*Z+2,$06*Z+0,$07*Z+7,$0A*Z+7" calcext:value-type="string">
            <text:p><text:tab/>dc.b $08*Z+3,$05*Z+3,$04*Z+1,$00*Z+1,$06*Z+1,$07*Z+2,$00*Z+2,$00*Z+2,$00*Z+3,$00*Z+4,$00*Z+5,$06*Z+5,$07*Z+2,$06*Z+0,$07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1,$00*Z+0,$05*Z+7,$04*Z+0,$00*Z+0,$06*Z+1,$07*Z+2,$00*Z+3,$00*Z+4,$05*Z+4,$04*Z+3,$05*Z+4,$04*Z+0,$0A*Z+7" calcext:value-type="string">
            <text:p><text:tab/>dc.b $08*Z+2,$00*Z+2,$00*Z+1,$00*Z+0,$05*Z+7,$04*Z+0,$00*Z+0,$06*Z+1,$07*Z+2,$00*Z+3,$00*Z+4,$05*Z+4,$04*Z+3,$05*Z+4,$04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1,$06*Z+0,$07*Z+0,$00*Z+0,$00*Z+6,$06*Z+0,$07*Z+0,$05*Z+7,$04*Z+2,$00*Z+1,$00*Z+3,$00*Z+2,$00*Z+2,$00*Z+2,$00*Z+0,$0A*Z+0" calcext:value-type="string">
            <text:p><text:tab/>dc.b $07*Z+1,$06*Z+0,$07*Z+0,$00*Z+0,$00*Z+6,$06*Z+0,$07*Z+0,$05*Z+7,$04*Z+2,$00*Z+1,$00*Z+3,$00*Z+2,$00*Z+2,$00*Z+2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▐▌" calcext:value-type="string">
            <text:p>▐▌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i" calcext:value-type="string">
            <text:p>i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j" calcext:value-type="string">
            <text:p>j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◥" calcext:value-type="string">
            <text:p>◥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j" calcext:value-type="string">
            <text:p>j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◤" calcext:value-type="string">
            <text:p>◤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l" calcext:value-type="string">
            <text:p>l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l" calcext:value-type="string">
            <text:p>l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l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g" calcext:value-type="string">
            <text:p>g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◣" calcext:value-type="string">
            <text:p>◣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▂" calcext:value-type="string">
            <text:p>▂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◢" calcext:value-type="string">
            <text:p>◢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◣" calcext:value-type="string">
            <text:p>◣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▂" calcext:value-type="string">
            <text:p>▂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▂" calcext:value-type="string">
            <text:p>▂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▂" calcext:value-type="string">
            <text:p>▂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▂" calcext:value-type="string">
            <text:p>▂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◢" calcext:value-type="string">
            <text:p>◢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l" calcext:value-type="string">
            <text:p>l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◣" calcext:value-type="string">
            <text:p>◣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j" calcext:value-type="string">
            <text:p>j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g" calcext:value-type="string">
            <text:p>g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m" calcext:value-type="string">
            <text:p>m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◤" calcext:value-type="string">
            <text:p>◤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m" calcext:value-type="string">
            <text:p>m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" calcext:value-type="string">
            <text:p>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m" calcext:value-type="string">
            <text:p>m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◥" calcext:value-type="string">
            <text:p>◥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m" calcext:value-type="string">
            <text:p>m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◤" calcext:value-type="string">
            <text:p>◤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i" calcext:value-type="string">
            <text:p>i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" calcext:value-type="string">
            <text:p>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i" calcext:value-type="string">
            <text:p>i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" calcext:value-type="string">
            <text:p>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l" calcext:value-type="string">
            <text:p>l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" calcext:value-type="string">
            <text:p>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f" calcext:value-type="string">
            <text:p>f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" calcext:value-type="string">
            <text:p>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f" calcext:value-type="string">
            <text:p>f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◥" calcext:value-type="string">
            <text:p>◥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f" calcext:value-type="string">
            <text:p>f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◤" calcext:value-type="string">
            <text:p>◤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j" calcext:value-type="string">
            <text:p>j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g" calcext:value-type="string">
            <text:p>g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g" calcext:value-type="string">
            <text:p>g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g" calcext:value-type="string">
            <text:p>g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g" calcext:value-type="string">
            <text:p>g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g" calcext:value-type="string">
            <text:p>g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g" calcext:value-type="string">
            <text:p>g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i" calcext:value-type="string">
            <text:p>i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l" calcext:value-type="string">
            <text:p>l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◢" calcext:value-type="string">
            <text:p>◢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l" calcext:value-type="string">
            <text:p>l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◢" calcext:value-type="string">
            <text:p>◢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j" calcext:value-type="string">
            <text:p>j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◣" calcext:value-type="string">
            <text:p>◣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g" calcext:value-type="string">
            <text:p>g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k" calcext:value-type="string">
            <text:p>k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k" calcext:value-type="string">
            <text:p>k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◢" calcext:value-type="string">
            <text:p>◢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◣" calcext:value-type="string">
            <text:p>◣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k" calcext:value-type="string">
            <text:p>k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k" calcext:value-type="string">
            <text:p>k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◢" calcext:value-type="string">
            <text:p>◢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◣" calcext:value-type="string">
            <text:p>◣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i" calcext:value-type="string">
            <text:p>i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◥" calcext:value-type="string">
            <text:p>◥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i" calcext:value-type="string">
            <text:p>i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◥" calcext:value-type="string">
            <text:p>◥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l" calcext:value-type="string">
            <text:p>l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◤" calcext:value-type="string">
            <text:p>◤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g" calcext:value-type="string">
            <text:p>g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k" calcext:value-type="string">
            <text:p>k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m" calcext:value-type="string">
            <text:p>m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◥" calcext:value-type="string">
            <text:p>◥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◤" calcext:value-type="string">
            <text:p>◤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m" calcext:value-type="string">
            <text:p>m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m" calcext:value-type="string">
            <text:p>m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◥" calcext:value-type="string">
            <text:p>◥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◤" calcext:value-type="string">
            <text:p>◤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g" calcext:value-type="string">
            <text:p>g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l" calcext:value-type="string">
            <text:p>l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l" calcext:value-type="string">
            <text:p>l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◢" calcext:value-type="string">
            <text:p>◢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◣" calcext:value-type="string">
            <text:p>◣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◢" calcext:value-type="string">
            <text:p>◢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◣" calcext:value-type="string">
            <text:p>◣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m" calcext:value-type="string">
            <text:p>m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g" calcext:value-type="string">
            <text:p>g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g" calcext:value-type="string">
            <text:p>g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g" calcext:value-type="string">
            <text:p>g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g" calcext:value-type="string">
            <text:p>g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m" calcext:value-type="string">
            <text:p>m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m" calcext:value-type="string">
            <text:p>m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◥" calcext:value-type="string">
            <text:p>◥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m" calcext:value-type="string">
            <text:p>m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◤" calcext:value-type="string">
            <text:p>◤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m" calcext:value-type="string">
            <text:p>m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◥" calcext:value-type="string">
            <text:p>◥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◤" calcext:value-type="string">
            <text:p>◤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k" calcext:value-type="string">
            <text:p>k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k" calcext:value-type="string">
            <text:p>k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◢" calcext:value-type="string">
            <text:p>◢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k" calcext:value-type="string">
            <text:p>k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◣" calcext:value-type="string">
            <text:p>◣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i" calcext:value-type="string">
            <text:p>i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l" calcext:value-type="string">
            <text:p>l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◢" calcext:value-type="string">
            <text:p>◢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l" calcext:value-type="string">
            <text:p>l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◣" calcext:value-type="string">
            <text:p>◣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g" calcext:value-type="string">
            <text:p>g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◢" calcext:value-type="string">
            <text:p>◢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◣" calcext:value-type="string">
            <text:p>◣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j" calcext:value-type="string">
            <text:p>j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k" calcext:value-type="string">
            <text:p>k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j" calcext:value-type="string">
            <text:p>j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◢" calcext:value-type="string">
            <text:p>◢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k" calcext:value-type="string">
            <text:p>k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i" calcext:value-type="string">
            <text:p>i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i" calcext:value-type="string">
            <text:p>i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i" calcext:value-type="string">
            <text:p>i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k" calcext:value-type="string">
            <text:p>k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f" calcext:value-type="string">
            <text:p>f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◥" calcext:value-type="string">
            <text:p>◥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j" calcext:value-type="string">
            <text:p>j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◤" calcext:value-type="string">
            <text:p>◤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k" calcext:value-type="string">
            <text:p>k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m" calcext:value-type="string">
            <text:p>m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g" calcext:value-type="string">
            <text:p>g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aractères" table:style-name="ta1">
        <table:table-column table:style-name="co3" table:number-columns-repeated="2" table:default-cell-style-name="ce93"/>
        <table:table-column table:style-name="co5" table:default-cell-style-name="ce93"/>
        <table:table-column table:style-name="co6" table:default-cell-style-name="ce99"/>
        <table:table-column table:style-name="co3" table:number-columns-repeated="5" table:default-cell-style-name="Default"/>
        <table:table-row table:style-name="ro3">
          <table:table-cell table:style-name="ce91" office:value-type="string" calcext:value-type="string">
            <text:p>Valeur</text:p>
          </table:table-cell>
          <table:table-cell table:style-name="ce91" office:value-type="string" calcext:value-type="string">
            <text:p>Caractère</text:p>
          </table:table-cell>
          <table:table-cell table:style-name="ce91" office:value-type="string" calcext:value-type="string">
            <text:p>Code</text:p>
          </table:table-cell>
          <table:table-cell table:style-name="ce91" office:value-type="string" calcext:value-type="string">
            <text:p>PETSCII</text:p>
          </table:table-cell>
          <table:table-cell table:number-columns-repeated="2"/>
          <table:table-cell office:value-type="string" calcext:value-type="string">
            <text:p>Valeur</text:p>
          </table:table-cell>
          <table:table-cell office:value-type="string" calcext:value-type="string">
            <text:p>Cacactère</text:p>
          </table:table-cell>
          <table:table-cell office:value-type="string" calcext:value-type="string">
            <text:p>Wing3</text:p>
          </table:table-cell>
        </table:table-row>
        <table:table-row table:style-name="ro2">
          <table:table-cell table:style-name="ce92" office:value-type="float" office:value="0" calcext:value-type="float">
            <text:p>0</text:p>
          </table:table-cell>
          <table:table-cell table:style-name="ce94" office:value-type="string" calcext:value-type="string">
            <text:p><text:s/></text:p>
          </table:table-cell>
          <table:table-cell table:style-name="ce95" office:value-type="string" calcext:value-type="string">
            <text:p>20</text:p>
          </table:table-cell>
          <table:table-cell table:style-name="ce97" table:formula="of:=[.B2]" office:value-type="string" office:string-value=" " calcext:value-type="string">
            <text:p><text:s/></text:p>
          </table:table-cell>
          <table:table-cell table:number-columns-repeated="2"/>
          <table:table-cell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h</text:p>
          </table:table-cell>
          <table:table-cell table:style-name="ce100" table:formula="of:=[.H2]" office:value-type="string" office:string-value="h" calcext:value-type="string">
            <text:p>h</text:p>
          </table:table-cell>
        </table:table-row>
        <table:table-row table:style-name="ro2">
          <table:table-cell table:style-name="ce92" office:value-type="float" office:value="1" calcext:value-type="float">
            <text:p>1</text:p>
          </table:table-cell>
          <table:table-cell table:style-name="ce94" office:value-type="string" calcext:value-type="string">
            <text:p>▐▌</text:p>
          </table:table-cell>
          <table:table-cell table:style-name="ce95" office:value-type="string" calcext:value-type="string">
            <text:p>2590 258c</text:p>
          </table:table-cell>
          <table:table-cell table:style-name="ce98" table:formula="of:=[.B3]" office:value-type="string" office:string-value="▐▌" calcext:value-type="string">
            <text:p>▐▌</text:p>
          </table:table-cell>
          <table:table-cell table:number-columns-repeated="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k</text:p>
          </table:table-cell>
          <table:table-cell table:style-name="ce100" table:formula="of:=[.H3]" office:value-type="string" office:string-value="k" calcext:value-type="string">
            <text:p>k</text:p>
          </table:table-cell>
        </table:table-row>
        <table:table-row table:style-name="ro2">
          <table:table-cell table:style-name="ce92" office:value-type="float" office:value="2" calcext:value-type="float">
            <text:p>2</text:p>
          </table:table-cell>
          <table:table-cell table:style-name="ce94" office:value-type="string" calcext:value-type="string">
            <text:p>│</text:p>
          </table:table-cell>
          <table:table-cell table:style-name="ce95" office:value-type="string" calcext:value-type="string">
            <text:p>2502</text:p>
          </table:table-cell>
          <table:table-cell table:style-name="ce98" table:formula="of:=[.B4]" office:value-type="string" office:string-value="│" calcext:value-type="string">
            <text:p>│</text:p>
          </table:table-cell>
          <table:table-cell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g</text:p>
          </table:table-cell>
          <table:table-cell table:style-name="ce100" table:formula="of:=[.H4]" office:value-type="string" office:string-value="g" calcext:value-type="string">
            <text:p>g</text:p>
          </table:table-cell>
        </table:table-row>
        <table:table-row table:style-name="ro2">
          <table:table-cell table:style-name="ce92" office:value-type="float" office:value="3" calcext:value-type="float">
            <text:p>3</text:p>
          </table:table-cell>
          <table:table-cell table:style-name="ce94" office:value-type="string" calcext:value-type="string">
            <text:p>─</text:p>
          </table:table-cell>
          <table:table-cell table:style-name="ce95" office:value-type="string" calcext:value-type="string">
            <text:p>2500</text:p>
          </table:table-cell>
          <table:table-cell table:style-name="ce98" table:formula="of:=[.B5]" office:value-type="string" office:string-value="─" calcext:value-type="string">
            <text:p>─</text:p>
          </table:table-cell>
          <table:table-cell table:number-columns-repeated="2"/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m</text:p>
          </table:table-cell>
          <table:table-cell table:style-name="ce100" table:formula="of:=[.H5]" office:value-type="string" office:string-value="m" calcext:value-type="string">
            <text:p>m</text:p>
          </table:table-cell>
        </table:table-row>
        <table:table-row table:style-name="ro2">
          <table:table-cell table:style-name="ce92" office:value-type="float" office:value="4" calcext:value-type="float">
            <text:p>4</text:p>
          </table:table-cell>
          <table:table-cell table:style-name="ce94" office:value-type="string" calcext:value-type="string">
            <text:p>◤</text:p>
          </table:table-cell>
          <table:table-cell table:style-name="ce96" office:value-type="string" calcext:value-type="string">
            <text:p>25e4</text:p>
          </table:table-cell>
          <table:table-cell table:style-name="ce98" table:formula="of:=[.B6]" office:value-type="string" office:string-value="◤" calcext:value-type="string">
            <text:p>◤</text:p>
          </table:table-cell>
          <table:table-cell table:number-columns-repeated="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i</text:p>
          </table:table-cell>
          <table:table-cell table:style-name="ce100" table:formula="of:=[.H6]" office:value-type="string" office:string-value="i" calcext:value-type="string">
            <text:p>i</text:p>
          </table:table-cell>
        </table:table-row>
        <table:table-row table:style-name="ro2">
          <table:table-cell table:style-name="ce92" office:value-type="float" office:value="5" calcext:value-type="float">
            <text:p>5</text:p>
          </table:table-cell>
          <table:table-cell table:style-name="ce94" office:value-type="string" calcext:value-type="string">
            <text:p>◥</text:p>
          </table:table-cell>
          <table:table-cell table:style-name="ce95" office:value-type="string" calcext:value-type="string">
            <text:p>25e5</text:p>
          </table:table-cell>
          <table:table-cell table:style-name="ce98" table:formula="of:=[.B7]" office:value-type="string" office:string-value="◥" calcext:value-type="string">
            <text:p>◥</text:p>
          </table:table-cell>
          <table:table-cell table:number-columns-repeated="2"/>
          <table:table-cell table:style-name="ce92" office:value-type="float" office:value="5" calcext:value-type="float">
            <text:p>5</text:p>
          </table:table-cell>
          <table:table-cell table:style-name="ce92" office:value-type="string" calcext:value-type="string">
            <text:p>l</text:p>
          </table:table-cell>
          <table:table-cell table:style-name="ce100" table:formula="of:=[.H7]" office:value-type="string" office:string-value="l" calcext:value-type="string">
            <text:p>l</text:p>
          </table:table-cell>
        </table:table-row>
        <table:table-row table:style-name="ro2">
          <table:table-cell table:style-name="ce92" office:value-type="float" office:value="6" calcext:value-type="float">
            <text:p>6</text:p>
          </table:table-cell>
          <table:table-cell table:style-name="ce94" office:value-type="string" calcext:value-type="string">
            <text:p>◢</text:p>
          </table:table-cell>
          <table:table-cell table:style-name="ce95" office:value-type="string" calcext:value-type="string">
            <text:p>25e2</text:p>
          </table:table-cell>
          <table:table-cell table:style-name="ce98" table:formula="of:=[.B8]" office:value-type="string" office:string-value="◢" calcext:value-type="string">
            <text:p>◢</text:p>
          </table:table-cell>
          <table:table-cell table:number-columns-repeated="2"/>
          <table:table-cell table:style-name="ce92" office:value-type="float" office:value="6" calcext:value-type="float">
            <text:p>6</text:p>
          </table:table-cell>
          <table:table-cell table:style-name="ce92" office:value-type="string" calcext:value-type="string">
            <text:p>f</text:p>
          </table:table-cell>
          <table:table-cell table:style-name="ce100" table:formula="of:=[.H8]" office:value-type="string" office:string-value="f" calcext:value-type="string">
            <text:p>f</text:p>
          </table:table-cell>
        </table:table-row>
        <table:table-row table:style-name="ro2">
          <table:table-cell table:style-name="ce92" office:value-type="float" office:value="7" calcext:value-type="float">
            <text:p>7</text:p>
          </table:table-cell>
          <table:table-cell table:style-name="ce94" office:value-type="string" calcext:value-type="string">
            <text:p>◣</text:p>
          </table:table-cell>
          <table:table-cell table:style-name="ce95" office:value-type="string" calcext:value-type="string">
            <text:p>25e3</text:p>
          </table:table-cell>
          <table:table-cell table:style-name="ce98" table:formula="of:=[.B9]" office:value-type="string" office:string-value="◣" calcext:value-type="string">
            <text:p>◣</text:p>
          </table:table-cell>
          <table:table-cell table:number-columns-repeated="2"/>
          <table:table-cell table:style-name="ce92" office:value-type="float" office:value="7" calcext:value-type="float">
            <text:p>7</text:p>
          </table:table-cell>
          <table:table-cell table:style-name="ce92" office:value-type="string" calcext:value-type="string">
            <text:p>j</text:p>
          </table:table-cell>
          <table:table-cell table:style-name="ce100" table:formula="of:=[.H9]" office:value-type="string" office:string-value="j" calcext:value-type="string">
            <text:p>j</text:p>
          </table:table-cell>
        </table:table-row>
        <table:table-row table:style-name="ro2">
          <table:table-cell table:style-name="ce92" office:value-type="float" office:value="8" calcext:value-type="float">
            <text:p>8</text:p>
          </table:table-cell>
          <table:table-cell table:style-name="ce94" office:value-type="string" calcext:value-type="string">
            <text:p>▎</text:p>
          </table:table-cell>
          <table:table-cell table:style-name="ce95" office:value-type="string" calcext:value-type="string">
            <text:p>'258<text:span text:style-name="T1">e</text:span></text:p>
          </table:table-cell>
          <table:table-cell table:style-name="ce98" table:formula="of:=[.B10]" office:value-type="string" office:string-value="▎" calcext:value-type="string">
            <text:p>▎</text:p>
          </table:table-cell>
          <table:table-cell table:number-columns-repeated="5"/>
        </table:table-row>
        <table:table-row table:style-name="ro2">
          <table:table-cell table:style-name="ce92" office:value-type="float" office:value="9" calcext:value-type="float">
            <text:p>9</text:p>
          </table:table-cell>
          <table:table-cell table:style-name="ce94" office:value-type="string" calcext:value-type="string">
            <text:p></text:p>
          </table:table-cell>
          <table:table-cell table:style-name="ce95" office:value-type="string" calcext:value-type="string">
            <text:p>e0f7</text:p>
          </table:table-cell>
          <table:table-cell table:style-name="ce98" table:formula="of:=[.B11]" office:value-type="string" office:string-value="" calcext:value-type="string">
            <text:p></text:p>
          </table:table-cell>
          <table:table-cell table:number-columns-repeated="5"/>
        </table:table-row>
        <table:table-row table:style-name="ro2">
          <table:table-cell table:style-name="ce92" office:value-type="float" office:value="10" calcext:value-type="float">
            <text:p>10</text:p>
          </table:table-cell>
          <table:table-cell table:style-name="ce94" office:value-type="string" calcext:value-type="string">
            <text:p></text:p>
          </table:table-cell>
          <table:table-cell table:style-name="ce95" office:value-type="string" calcext:value-type="string">
            <text:p>e0e4</text:p>
          </table:table-cell>
          <table:table-cell table:style-name="ce98" table:formula="of:=[.B12]" office:value-type="string" office:string-value="" calcext:value-type="string">
            <text:p></text:p>
          </table:table-cell>
          <table:table-cell table:number-columns-repeated="2"/>
          <table:table-cell office:value-type="string" calcext:value-type="string">
            <text:p>https://style64.org/petscii/</text:p>
          </table:table-cell>
          <table:table-cell table:number-columns-repeated="2"/>
        </table:table-row>
        <table:table-row table:style-name="ro2">
          <table:table-cell table:style-name="ce92" office:value-type="float" office:value="11" calcext:value-type="float">
            <text:p>11</text:p>
          </table:table-cell>
          <table:table-cell table:style-name="ce94" office:value-type="string" calcext:value-type="string">
            <text:p>▂</text:p>
          </table:table-cell>
          <table:table-cell table:style-name="ce95" office:value-type="string" calcext:value-type="string">
            <text:p>2582</text:p>
          </table:table-cell>
          <table:table-cell table:style-name="ce98" table:formula="of:=[.B13]" office:value-type="string" office:string-value="▂" calcext:value-type="string">
            <text:p>▂</text:p>
          </table:table-cell>
          <table:table-cell table:number-columns-repeated="5"/>
        </table:table-row>
        <table:table-row table:style-name="ro2">
          <table:table-cell table:style-name="ce92" office:value-type="float" office:value="12" calcext:value-type="float">
            <text:p>12</text:p>
          </table:table-cell>
          <table:table-cell table:style-name="ce94" office:value-type="string" calcext:value-type="string">
            <text:p>▒</text:p>
          </table:table-cell>
          <table:table-cell table:style-name="ce95" office:value-type="string" calcext:value-type="string">
            <text:p>2592</text:p>
          </table:table-cell>
          <table:table-cell table:style-name="ce98" table:formula="of:=[.B14]" office:value-type="string" office:string-value="▒" calcext:value-type="string">
            <text:p>▒</text:p>
          </table:table-cell>
          <table:table-cell table:number-columns-repeated="5"/>
        </table:table-row>
        <table:table-row table:style-name="ro4" table:number-rows-repeated="104856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Rotations sprites" table:style-name="ta1">
        <table:table-column table:style-name="co3" table:number-columns-repeated="2" table:default-cell-style-name="ce103"/>
        <table:table-column table:style-name="co3" table:default-cell-style-name="ce108"/>
        <table:table-column table:style-name="co3" table:default-cell-style-name="ce111"/>
        <table:table-column table:style-name="co7" table:default-cell-style-name="ce111"/>
        <table:table-row table:style-name="ro1">
          <table:table-cell table:style-name="ce101" office:value-type="string" calcext:value-type="string">
            <text:p>Angle</text:p>
          </table:table-cell>
          <table:table-cell table:style-name="ce105" office:value-type="string" calcext:value-type="string">
            <text:p>Sprite</text:p>
          </table:table-cell>
          <table:table-cell table:style-name="ce106" office:value-type="string" calcext:value-type="string">
            <text:p>Mirroir ?</text:p>
          </table:table-cell>
          <table:table-cell table:style-name="ce106" office:value-type="string" calcext:value-type="string">
            <text:p>Condition</text:p>
          </table:table-cell>
          <table:table-cell table:style-name="ce106" office:value-type="string" calcext:value-type="string">
            <text:p>Effect</text:p>
          </table:table-cell>
        </table:table-row>
        <table:table-row table:style-name="ro1"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4" calcext:value-type="float">
            <text:p>4</text:p>
          </table:table-cell>
          <table:table-cell table:style-name="ce107" office:value-type="string" calcext:value-type="string">
            <text:p>N</text:p>
          </table:table-cell>
          <table:table-cell table:style-name="ce110" office:value-type="string" calcext:value-type="string" table:number-columns-spanned="1" table:number-rows-spanned="5">
            <text:p>Le reste</text:p>
          </table:table-cell>
          <table:table-cell table:style-name="ce110" office:value-type="string" calcext:value-type="string" table:number-columns-spanned="1" table:number-rows-spanned="5">
            <text:p>n+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7" calcext:value-type="float">
            <text:p>7</text:p>
          </table:table-cell>
          <table:table-cell table:style-name="ce107" office:value-type="string" calcext:value-type="string">
            <text:p>Y</text:p>
          </table:table-cell>
          <table:table-cell table:style-name="ce88" office:value-type="string" calcext:value-type="string" table:number-columns-spanned="1" table:number-rows-spanned="8">
            <text:p>&gt;4</text:p>
          </table:table-cell>
          <table:table-cell table:style-name="ce88" office:value-type="string" calcext:value-type="string" table:number-columns-spanned="1" table:number-rows-spanned="8">
            <text:p>12-n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table:style-name="ce104" office:value-type="float" office:value="12" calcext:value-type="float">
            <text:p>12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string" calcext:value-type="string">
            <text:p>Y</text:p>
          </table:table-cell>
          <table:covered-table-cell table:number-columns-repeated="2" table:style-name="ce134"/>
        </table:table-row>
        <table:table-row table:style-name="ro1"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" calcext:value-type="float">
            <text:p>1</text:p>
          </table:table-cell>
          <table:table-cell table:style-name="ce107" office:value-type="string" calcext:value-type="string">
            <text:p>N</text:p>
          </table:table-cell>
          <table:table-cell table:style-name="ce88" office:value-type="string" calcext:value-type="string" table:number-columns-spanned="1" table:number-rows-spanned="3">
            <text:p>&gt;12</text:p>
          </table:table-cell>
          <table:table-cell table:style-name="ce88" office:value-type="string" calcext:value-type="string" table:number-columns-spanned="1" table:number-rows-spanned="3">
            <text:p>n-12 ou n+4 mod 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3" calcext:value-type="float">
            <text:p>3</text:p>
          </table:table-cell>
          <table:table-cell table:style-name="ce109" office:value-type="string" calcext:value-type="string">
            <text:p>N</text:p>
          </table:table-cell>
          <table:covered-table-cell table:number-columns-repeated="2" table:style-name="ce134"/>
        </table:table-row>
      </table:table>
      <table:table table:name="Speed vectors" table:style-name="ta1">
        <table:table-column table:style-name="co3" table:number-columns-repeated="6" table:default-cell-style-name="Default"/>
        <table:table-column table:style-name="co3" table:default-cell-style-name="ce113"/>
        <table:table-column table:style-name="co3" table:default-cell-style-name="ce116"/>
        <table:table-column table:style-name="co3" table:default-cell-style-name="Default"/>
        <table:table-column table:style-name="co8" table:default-cell-style-name="Default"/>
        <table:table-row table:style-name="ro1">
          <table:table-cell/>
          <table:table-cell table:style-name="ce90" office:value-type="string" calcext:value-type="string">
            <text:p>Radius</text:p>
          </table:table-cell>
          <table:table-cell table:style-name="ce90" office:value-type="float" office:value="64" calcext:value-type="float">
            <text:p>64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formula="of:=[.C1]" office:value-type="float" office:value="64" calcext:value-type="float">
            <text:p>64</text:p>
          </table:table-cell>
          <table:table-cell table:formula="of:=-PI()/2" office:value-type="float" office:value="-1.5707963267949" calcext:value-type="float">
            <text:p>-1,5707963267949</text:p>
          </table:table-cell>
          <table:table-cell table:formula="of:=COS([.B4])*[.A4]" office:value-type="float" office:value="3.91886975727153E-015" calcext:value-type="float">
            <text:p>3,91886975727153E-15</text:p>
          </table:table-cell>
          <table:table-cell table:formula="of:=SIN([.B4])*[.$A4]" office:value-type="float" office:value="-64" calcext:value-type="float">
            <text:p>-64</text:p>
          </table:table-cell>
          <table:table-cell table:formula="of:=DEC2HEX([.C4];4)" office:value-type="string" office:string-value="0000" calcext:value-type="string">
            <text:p>0000</text:p>
          </table:table-cell>
          <table:table-cell table:formula="of:=DEC2HEX([.D4];4)" office:value-type="string" office:string-value="FFFFFFFFC0" calcext:value-type="string">
            <text:p>FFFFFFFFC0</text:p>
          </table:table-cell>
          <table:table-cell table:style-name="ce112" table:formula="of:=MID([.E4];LEN([.E4])-3;4)" office:value-type="string" office:string-value="0000" calcext:value-type="string">
            <text:p>0000</text:p>
          </table:table-cell>
          <table:table-cell table:style-name="ce115" table:formula="of:=MID([.F4];LEN([.F4])-3;4)" office:value-type="string" office:string-value="FFC0" calcext:value-type="string">
            <text:p>FFC0</text:p>
          </table:table-cell>
          <table:table-cell/>
          <table:table-cell table:formula="of:=&quot;    dc.w &quot; &amp; &quot;$&quot; &amp; [.G4] &amp; &quot;, $&quot; &amp; [.H4]" office:value-type="string" office:string-value="    dc.w $0000, $FFC0" calcext:value-type="string">
            <text:p><text:s text:c="4"/>dc.w $0000, $FFC0</text:p>
          </table:table-cell>
        </table:table-row>
        <table:table-row table:style-name="ro1">
          <table:table-cell table:formula="of:=[.A4]" office:value-type="float" office:value="64" calcext:value-type="float">
            <text:p>64</text:p>
          </table:table-cell>
          <table:table-cell table:formula="of:=13*PI()/8" office:value-type="float" office:value="5.10508806208341" calcext:value-type="float">
            <text:p>5,10508806208341</text:p>
          </table:table-cell>
          <table:table-cell table:formula="of:=COS([.B5])*[.A5]" office:value-type="float" office:value="24.4917396713658" calcext:value-type="float">
            <text:p>24,4917396713658</text:p>
          </table:table-cell>
          <table:table-cell table:formula="of:=SIN([.B5])*[.$A5]" office:value-type="float" office:value="-59.1282900807223" calcext:value-type="float">
            <text:p>-59,1282900807223</text:p>
          </table:table-cell>
          <table:table-cell table:formula="of:=DEC2HEX([.C5];4)" office:value-type="string" office:string-value="0018" calcext:value-type="string">
            <text:p>0018</text:p>
          </table:table-cell>
          <table:table-cell table:formula="of:=DEC2HEX([.D5];4)" office:value-type="string" office:string-value="FFFFFFFFC4" calcext:value-type="string">
            <text:p>FFFFFFFFC4</text:p>
          </table:table-cell>
          <table:table-cell table:formula="of:=MID([.E5];LEN([.E5])-3;4)" office:value-type="string" office:string-value="0018" calcext:value-type="string">
            <text:p>0018</text:p>
          </table:table-cell>
          <table:table-cell table:formula="of:=MID([.F5];LEN([.F5])-3;4)" office:value-type="string" office:string-value="FFC4" calcext:value-type="string">
            <text:p>FFC4</text:p>
          </table:table-cell>
          <table:table-cell/>
          <table:table-cell table:formula="of:=&quot;    dc.w &quot; &amp; &quot;$&quot; &amp; [.G5] &amp; &quot;, $&quot; &amp; [.H5]" office:value-type="string" office:string-value="    dc.w $0018, $FFC4" calcext:value-type="string">
            <text:p><text:s text:c="4"/>dc.w $0018, $FFC4</text:p>
          </table:table-cell>
        </table:table-row>
        <table:table-row table:style-name="ro1">
          <table:table-cell table:formula="of:=[.A5]" office:value-type="float" office:value="64" calcext:value-type="float">
            <text:p>64</text:p>
          </table:table-cell>
          <table:table-cell table:formula="of:=14*PI()/8" office:value-type="float" office:value="5.49778714378214" calcext:value-type="float">
            <text:p>5,49778714378214</text:p>
          </table:table-cell>
          <table:table-cell table:formula="of:=COS([.B6])*[.A6]" office:value-type="float" office:value="45.254833995939" calcext:value-type="float">
            <text:p>45,254833995939</text:p>
          </table:table-cell>
          <table:table-cell table:formula="of:=SIN([.B6])*[.$A6]" office:value-type="float" office:value="-45.2548339959391" calcext:value-type="float">
            <text:p>-45,2548339959391</text:p>
          </table:table-cell>
          <table:table-cell table:formula="of:=DEC2HEX([.C6];4)" office:value-type="string" office:string-value="002D" calcext:value-type="string">
            <text:p>002D</text:p>
          </table:table-cell>
          <table:table-cell table:formula="of:=DEC2HEX([.D6];4)" office:value-type="string" office:string-value="FFFFFFFFD2" calcext:value-type="string">
            <text:p>FFFFFFFFD2</text:p>
          </table:table-cell>
          <table:table-cell table:formula="of:=MID([.E6];LEN([.E6])-3;4)" office:value-type="string" office:string-value="002D" calcext:value-type="string">
            <text:p>002D</text:p>
          </table:table-cell>
          <table:table-cell table:formula="of:=MID([.F6];LEN([.F6])-3;4)" office:value-type="string" office:string-value="FFD2" calcext:value-type="string">
            <text:p>FFD2</text:p>
          </table:table-cell>
          <table:table-cell/>
          <table:table-cell table:formula="of:=&quot;    dc.w &quot; &amp; &quot;$&quot; &amp; [.G6] &amp; &quot;, $&quot; &amp; [.H6]" office:value-type="string" office:string-value="    dc.w $002D, $FFD2" calcext:value-type="string">
            <text:p><text:s text:c="4"/>dc.w $002D, $FFD2</text:p>
          </table:table-cell>
        </table:table-row>
        <table:table-row table:style-name="ro1">
          <table:table-cell table:formula="of:=[.A6]" office:value-type="float" office:value="64" calcext:value-type="float">
            <text:p>64</text:p>
          </table:table-cell>
          <table:table-cell table:formula="of:=15*PI()/8" office:value-type="float" office:value="5.89048622548086" calcext:value-type="float">
            <text:p>5,89048622548086</text:p>
          </table:table-cell>
          <table:table-cell table:formula="of:=COS([.B7])*[.A7]" office:value-type="float" office:value="59.1282900807223" calcext:value-type="float">
            <text:p>59,1282900807223</text:p>
          </table:table-cell>
          <table:table-cell table:formula="of:=SIN([.B7])*[.$A7]" office:value-type="float" office:value="-24.4917396713658" calcext:value-type="float">
            <text:p>-24,4917396713658</text:p>
          </table:table-cell>
          <table:table-cell table:formula="of:=DEC2HEX([.C7];4)" office:value-type="string" office:string-value="003B" calcext:value-type="string">
            <text:p>003B</text:p>
          </table:table-cell>
          <table:table-cell table:formula="of:=DEC2HEX([.D7];4)" office:value-type="string" office:string-value="FFFFFFFFE7" calcext:value-type="string">
            <text:p>FFFFFFFFE7</text:p>
          </table:table-cell>
          <table:table-cell table:formula="of:=MID([.E7];LEN([.E7])-3;4)" office:value-type="string" office:string-value="003B" calcext:value-type="string">
            <text:p>003B</text:p>
          </table:table-cell>
          <table:table-cell table:formula="of:=MID([.F7];LEN([.F7])-3;4)" office:value-type="string" office:string-value="FFE7" calcext:value-type="string">
            <text:p>FFE7</text:p>
          </table:table-cell>
          <table:table-cell/>
          <table:table-cell table:formula="of:=&quot;    dc.w &quot; &amp; &quot;$&quot; &amp; [.G7] &amp; &quot;, $&quot; &amp; [.H7]" office:value-type="string" office:string-value="    dc.w $003B, $FFE7" calcext:value-type="string">
            <text:p><text:s text:c="4"/>dc.w $003B, $FFE7</text:p>
          </table:table-cell>
        </table:table-row>
        <table:table-row table:style-name="ro1">
          <table:table-cell table:formula="of:=[.A7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COS([.B8])*[.A8]" office:value-type="float" office:value="64" calcext:value-type="float">
            <text:p>64</text:p>
          </table:table-cell>
          <table:table-cell table:formula="of:=SIN([.B8])*[.$A8]" office:value-type="float" office:value="0" calcext:value-type="float">
            <text:p>0</text:p>
          </table:table-cell>
          <table:table-cell table:formula="of:=DEC2HEX([.C8];4)" office:value-type="string" office:string-value="0040" calcext:value-type="string">
            <text:p>0040</text:p>
          </table:table-cell>
          <table:table-cell table:formula="of:=DEC2HEX([.D8];4)" office:value-type="string" office:string-value="0000" calcext:value-type="string">
            <text:p>0000</text:p>
          </table:table-cell>
          <table:table-cell table:formula="of:=MID([.E8];LEN([.E8])-3;4)" office:value-type="string" office:string-value="0040" calcext:value-type="string">
            <text:p>0040</text:p>
          </table:table-cell>
          <table:table-cell table:formula="of:=MID([.F8];LEN([.F8])-3;4)" office:value-type="string" office:string-value="0000" calcext:value-type="string">
            <text:p>0000</text:p>
          </table:table-cell>
          <table:table-cell/>
          <table:table-cell table:formula="of:=&quot;    dc.w &quot; &amp; &quot;$&quot; &amp; [.G8] &amp; &quot;, $&quot; &amp; [.H8]" office:value-type="string" office:string-value="    dc.w $0040, $0000" calcext:value-type="string">
            <text:p><text:s text:c="4"/>dc.w $0040, $0000</text:p>
          </table:table-cell>
        </table:table-row>
        <table:table-row table:style-name="ro1">
          <table:table-cell table:formula="of:=[.A8]" office:value-type="float" office:value="64" calcext:value-type="float">
            <text:p>64</text:p>
          </table:table-cell>
          <table:table-cell table:formula="of:=PI()/8" office:value-type="float" office:value="0.392699081698724" calcext:value-type="float">
            <text:p>0,392699081698724</text:p>
          </table:table-cell>
          <table:table-cell table:formula="of:=COS([.B9])*[.A9]" office:value-type="float" office:value="59.1282900807224" calcext:value-type="float">
            <text:p>59,1282900807224</text:p>
          </table:table-cell>
          <table:table-cell table:formula="of:=SIN([.B9])*[.$A9]" office:value-type="float" office:value="24.4917396713657" calcext:value-type="float">
            <text:p>24,4917396713657</text:p>
          </table:table-cell>
          <table:table-cell table:formula="of:=DEC2HEX([.C9];4)" office:value-type="string" office:string-value="003B" calcext:value-type="string">
            <text:p>003B</text:p>
          </table:table-cell>
          <table:table-cell table:formula="of:=DEC2HEX([.D9];4)" office:value-type="string" office:string-value="0018" calcext:value-type="string">
            <text:p>0018</text:p>
          </table:table-cell>
          <table:table-cell table:formula="of:=MID([.E9];LEN([.E9])-3;4)" office:value-type="string" office:string-value="003B" calcext:value-type="string">
            <text:p>003B</text:p>
          </table:table-cell>
          <table:table-cell table:formula="of:=MID([.F9];LEN([.F9])-3;4)" office:value-type="string" office:string-value="0018" calcext:value-type="string">
            <text:p>0018</text:p>
          </table:table-cell>
          <table:table-cell/>
          <table:table-cell table:formula="of:=&quot;    dc.w &quot; &amp; &quot;$&quot; &amp; [.G9] &amp; &quot;, $&quot; &amp; [.H9]" office:value-type="string" office:string-value="    dc.w $003B, $0018" calcext:value-type="string">
            <text:p><text:s text:c="4"/>dc.w $003B, $0018</text:p>
          </table:table-cell>
        </table:table-row>
        <table:table-row table:style-name="ro1">
          <table:table-cell table:formula="of:=[.A9]" office:value-type="float" office:value="64" calcext:value-type="float">
            <text:p>64</text:p>
          </table:table-cell>
          <table:table-cell table:formula="of:=2*PI()/8" office:value-type="float" office:value="0.785398163397448" calcext:value-type="float">
            <text:p>0,785398163397448</text:p>
          </table:table-cell>
          <table:table-cell table:formula="of:=COS([.B10])*[.A10]" office:value-type="float" office:value="45.254833995939" calcext:value-type="float">
            <text:p>45,254833995939</text:p>
          </table:table-cell>
          <table:table-cell table:formula="of:=SIN([.B10])*[.$A10]" office:value-type="float" office:value="45.254833995939" calcext:value-type="float">
            <text:p>45,254833995939</text:p>
          </table:table-cell>
          <table:table-cell table:formula="of:=DEC2HEX([.C10];4)" office:value-type="string" office:string-value="002D" calcext:value-type="string">
            <text:p>002D</text:p>
          </table:table-cell>
          <table:table-cell table:formula="of:=DEC2HEX([.D10];4)" office:value-type="string" office:string-value="002D" calcext:value-type="string">
            <text:p>002D</text:p>
          </table:table-cell>
          <table:table-cell table:formula="of:=MID([.E10];LEN([.E10])-3;4)" office:value-type="string" office:string-value="002D" calcext:value-type="string">
            <text:p>002D</text:p>
          </table:table-cell>
          <table:table-cell table:formula="of:=MID([.F10];LEN([.F10])-3;4)" office:value-type="string" office:string-value="002D" calcext:value-type="string">
            <text:p>002D</text:p>
          </table:table-cell>
          <table:table-cell/>
          <table:table-cell table:formula="of:=&quot;    dc.w &quot; &amp; &quot;$&quot; &amp; [.G10] &amp; &quot;, $&quot; &amp; [.H10]" office:value-type="string" office:string-value="    dc.w $002D, $002D" calcext:value-type="string">
            <text:p><text:s text:c="4"/>dc.w $002D, $002D</text:p>
          </table:table-cell>
        </table:table-row>
        <table:table-row table:style-name="ro1">
          <table:table-cell table:formula="of:=[.A10]" office:value-type="float" office:value="64" calcext:value-type="float">
            <text:p>64</text:p>
          </table:table-cell>
          <table:table-cell table:formula="of:=3*PI()/8" office:value-type="float" office:value="1.17809724509617" calcext:value-type="float">
            <text:p>1,17809724509617</text:p>
          </table:table-cell>
          <table:table-cell table:formula="of:=COS([.B11])*[.A11]" office:value-type="float" office:value="24.4917396713658" calcext:value-type="float">
            <text:p>24,4917396713658</text:p>
          </table:table-cell>
          <table:table-cell table:formula="of:=SIN([.B11])*[.$A11]" office:value-type="float" office:value="59.1282900807224" calcext:value-type="float">
            <text:p>59,1282900807224</text:p>
          </table:table-cell>
          <table:table-cell table:formula="of:=DEC2HEX([.C11];4)" office:value-type="string" office:string-value="0018" calcext:value-type="string">
            <text:p>0018</text:p>
          </table:table-cell>
          <table:table-cell table:formula="of:=DEC2HEX([.D11];4)" office:value-type="string" office:string-value="003B" calcext:value-type="string">
            <text:p>003B</text:p>
          </table:table-cell>
          <table:table-cell table:formula="of:=MID([.E11];LEN([.E11])-3;4)" office:value-type="string" office:string-value="0018" calcext:value-type="string">
            <text:p>0018</text:p>
          </table:table-cell>
          <table:table-cell table:formula="of:=MID([.F11];LEN([.F11])-3;4)" office:value-type="string" office:string-value="003B" calcext:value-type="string">
            <text:p>003B</text:p>
          </table:table-cell>
          <table:table-cell/>
          <table:table-cell table:formula="of:=&quot;    dc.w &quot; &amp; &quot;$&quot; &amp; [.G11] &amp; &quot;, $&quot; &amp; [.H11]" office:value-type="string" office:string-value="    dc.w $0018, $003B" calcext:value-type="string">
            <text:p><text:s text:c="4"/>dc.w $0018, $003B</text:p>
          </table:table-cell>
        </table:table-row>
        <table:table-row table:style-name="ro1">
          <table:table-cell table:formula="of:=[.A11]" office:value-type="float" office:value="64" calcext:value-type="float">
            <text:p>64</text:p>
          </table:table-cell>
          <table:table-cell table:formula="of:=4*PI()/8" office:value-type="float" office:value="1.5707963267949" calcext:value-type="float">
            <text:p>1,5707963267949</text:p>
          </table:table-cell>
          <table:table-cell table:formula="of:=COS([.B12])*[.A12]" office:value-type="float" office:value="3.91886975727153E-015" calcext:value-type="float">
            <text:p>3,91886975727153E-15</text:p>
          </table:table-cell>
          <table:table-cell table:formula="of:=SIN([.B12])*[.$A12]" office:value-type="float" office:value="64" calcext:value-type="float">
            <text:p>64</text:p>
          </table:table-cell>
          <table:table-cell table:formula="of:=DEC2HEX([.C12];4)" office:value-type="string" office:string-value="0000" calcext:value-type="string">
            <text:p>0000</text:p>
          </table:table-cell>
          <table:table-cell table:formula="of:=DEC2HEX([.D12];4)" office:value-type="string" office:string-value="0040" calcext:value-type="string">
            <text:p>0040</text:p>
          </table:table-cell>
          <table:table-cell table:formula="of:=MID([.E12];LEN([.E12])-3;4)" office:value-type="string" office:string-value="0000" calcext:value-type="string">
            <text:p>0000</text:p>
          </table:table-cell>
          <table:table-cell table:formula="of:=MID([.F12];LEN([.F12])-3;4)" office:value-type="string" office:string-value="0040" calcext:value-type="string">
            <text:p>0040</text:p>
          </table:table-cell>
          <table:table-cell/>
          <table:table-cell table:formula="of:=&quot;    dc.w &quot; &amp; &quot;$&quot; &amp; [.G12] &amp; &quot;, $&quot; &amp; [.H12]" office:value-type="string" office:string-value="    dc.w $0000, $0040" calcext:value-type="string">
            <text:p><text:s text:c="4"/>dc.w $0000, $0040</text:p>
          </table:table-cell>
        </table:table-row>
        <table:table-row table:style-name="ro1">
          <table:table-cell table:formula="of:=[.A12]" office:value-type="float" office:value="64" calcext:value-type="float">
            <text:p>64</text:p>
          </table:table-cell>
          <table:table-cell table:formula="of:=5*PI()/8" office:value-type="float" office:value="1.96349540849362" calcext:value-type="float">
            <text:p>1,96349540849362</text:p>
          </table:table-cell>
          <table:table-cell table:formula="of:=COS([.B13])*[.A13]" office:value-type="float" office:value="-24.4917396713657" calcext:value-type="float">
            <text:p>-24,4917396713657</text:p>
          </table:table-cell>
          <table:table-cell table:formula="of:=SIN([.B13])*[.$A13]" office:value-type="float" office:value="59.1282900807224" calcext:value-type="float">
            <text:p>59,1282900807224</text:p>
          </table:table-cell>
          <table:table-cell table:formula="of:=DEC2HEX([.C13];4)" office:value-type="string" office:string-value="FFFFFFFFE7" calcext:value-type="string">
            <text:p>FFFFFFFFE7</text:p>
          </table:table-cell>
          <table:table-cell table:formula="of:=DEC2HEX([.D13];4)" office:value-type="string" office:string-value="003B" calcext:value-type="string">
            <text:p>003B</text:p>
          </table:table-cell>
          <table:table-cell table:formula="of:=MID([.E13];LEN([.E13])-3;4)" office:value-type="string" office:string-value="FFE7" calcext:value-type="string">
            <text:p>FFE7</text:p>
          </table:table-cell>
          <table:table-cell table:formula="of:=MID([.F13];LEN([.F13])-3;4)" office:value-type="string" office:string-value="003B" calcext:value-type="string">
            <text:p>003B</text:p>
          </table:table-cell>
          <table:table-cell/>
          <table:table-cell table:formula="of:=&quot;    dc.w &quot; &amp; &quot;$&quot; &amp; [.G13] &amp; &quot;, $&quot; &amp; [.H13]" office:value-type="string" office:string-value="    dc.w $FFE7, $003B" calcext:value-type="string">
            <text:p><text:s text:c="4"/>dc.w $FFE7, $003B</text:p>
          </table:table-cell>
        </table:table-row>
        <table:table-row table:style-name="ro1">
          <table:table-cell table:formula="of:=[.A13]" office:value-type="float" office:value="64" calcext:value-type="float">
            <text:p>64</text:p>
          </table:table-cell>
          <table:table-cell table:formula="of:=6*PI()/8" office:value-type="float" office:value="2.35619449019235" calcext:value-type="float">
            <text:p>2,35619449019235</text:p>
          </table:table-cell>
          <table:table-cell table:formula="of:=COS([.B14])*[.A14]" office:value-type="float" office:value="-45.254833995939" calcext:value-type="float">
            <text:p>-45,254833995939</text:p>
          </table:table-cell>
          <table:table-cell table:formula="of:=SIN([.B14])*[.$A14]" office:value-type="float" office:value="45.254833995939" calcext:value-type="float">
            <text:p>45,254833995939</text:p>
          </table:table-cell>
          <table:table-cell table:formula="of:=DEC2HEX([.C14];4)" office:value-type="string" office:string-value="FFFFFFFFD2" calcext:value-type="string">
            <text:p>FFFFFFFFD2</text:p>
          </table:table-cell>
          <table:table-cell table:formula="of:=DEC2HEX([.D14];4)" office:value-type="string" office:string-value="002D" calcext:value-type="string">
            <text:p>002D</text:p>
          </table:table-cell>
          <table:table-cell table:formula="of:=MID([.E14];LEN([.E14])-3;4)" office:value-type="string" office:string-value="FFD2" calcext:value-type="string">
            <text:p>FFD2</text:p>
          </table:table-cell>
          <table:table-cell table:formula="of:=MID([.F14];LEN([.F14])-3;4)" office:value-type="string" office:string-value="002D" calcext:value-type="string">
            <text:p>002D</text:p>
          </table:table-cell>
          <table:table-cell/>
          <table:table-cell table:formula="of:=&quot;    dc.w &quot; &amp; &quot;$&quot; &amp; [.G14] &amp; &quot;, $&quot; &amp; [.H14]" office:value-type="string" office:string-value="    dc.w $FFD2, $002D" calcext:value-type="string">
            <text:p><text:s text:c="4"/>dc.w $FFD2, $002D</text:p>
          </table:table-cell>
        </table:table-row>
        <table:table-row table:style-name="ro1">
          <table:table-cell table:formula="of:=[.A14]" office:value-type="float" office:value="64" calcext:value-type="float">
            <text:p>64</text:p>
          </table:table-cell>
          <table:table-cell table:formula="of:=7*PI()/8" office:value-type="float" office:value="2.74889357189107" calcext:value-type="float">
            <text:p>2,74889357189107</text:p>
          </table:table-cell>
          <table:table-cell table:formula="of:=COS([.B15])*[.A15]" office:value-type="float" office:value="-59.1282900807224" calcext:value-type="float">
            <text:p>-59,1282900807224</text:p>
          </table:table-cell>
          <table:table-cell table:formula="of:=SIN([.B15])*[.$A15]" office:value-type="float" office:value="24.4917396713658" calcext:value-type="float">
            <text:p>24,4917396713658</text:p>
          </table:table-cell>
          <table:table-cell table:formula="of:=DEC2HEX([.C15];4)" office:value-type="string" office:string-value="FFFFFFFFC4" calcext:value-type="string">
            <text:p>FFFFFFFFC4</text:p>
          </table:table-cell>
          <table:table-cell table:formula="of:=DEC2HEX([.D15];4)" office:value-type="string" office:string-value="0018" calcext:value-type="string">
            <text:p>0018</text:p>
          </table:table-cell>
          <table:table-cell table:formula="of:=MID([.E15];LEN([.E15])-3;4)" office:value-type="string" office:string-value="FFC4" calcext:value-type="string">
            <text:p>FFC4</text:p>
          </table:table-cell>
          <table:table-cell table:formula="of:=MID([.F15];LEN([.F15])-3;4)" office:value-type="string" office:string-value="0018" calcext:value-type="string">
            <text:p>0018</text:p>
          </table:table-cell>
          <table:table-cell/>
          <table:table-cell table:formula="of:=&quot;    dc.w &quot; &amp; &quot;$&quot; &amp; [.G15] &amp; &quot;, $&quot; &amp; [.H15]" office:value-type="string" office:string-value="    dc.w $FFC4, $0018" calcext:value-type="string">
            <text:p><text:s text:c="4"/>dc.w $FFC4, $0018</text:p>
          </table:table-cell>
        </table:table-row>
        <table:table-row table:style-name="ro1">
          <table:table-cell table:formula="of:=[.A15]" office:value-type="float" office:value="64" calcext:value-type="float">
            <text:p>64</text:p>
          </table:table-cell>
          <table:table-cell table:formula="of:=8*PI()/8" office:value-type="float" office:value="3.14159265358979" calcext:value-type="float">
            <text:p>3,14159265358979</text:p>
          </table:table-cell>
          <table:table-cell table:formula="of:=COS([.B16])*[.A16]" office:value-type="float" office:value="-64" calcext:value-type="float">
            <text:p>-64</text:p>
          </table:table-cell>
          <table:table-cell table:formula="of:=SIN([.B16])*[.$A16]" office:value-type="float" office:value="7.83773951454306E-015" calcext:value-type="float">
            <text:p>7,83773951454306E-15</text:p>
          </table:table-cell>
          <table:table-cell table:formula="of:=DEC2HEX([.C16];4)" office:value-type="string" office:string-value="FFFFFFFFC0" calcext:value-type="string">
            <text:p>FFFFFFFFC0</text:p>
          </table:table-cell>
          <table:table-cell table:formula="of:=DEC2HEX([.D16];4)" office:value-type="string" office:string-value="0000" calcext:value-type="string">
            <text:p>0000</text:p>
          </table:table-cell>
          <table:table-cell table:formula="of:=MID([.E16];LEN([.E16])-3;4)" office:value-type="string" office:string-value="FFC0" calcext:value-type="string">
            <text:p>FFC0</text:p>
          </table:table-cell>
          <table:table-cell table:formula="of:=MID([.F16];LEN([.F16])-3;4)" office:value-type="string" office:string-value="0000" calcext:value-type="string">
            <text:p>0000</text:p>
          </table:table-cell>
          <table:table-cell/>
          <table:table-cell table:formula="of:=&quot;    dc.w &quot; &amp; &quot;$&quot; &amp; [.G16] &amp; &quot;, $&quot; &amp; [.H16]" office:value-type="string" office:string-value="    dc.w $FFC0, $0000" calcext:value-type="string">
            <text:p><text:s text:c="4"/>dc.w $FFC0, $0000</text:p>
          </table:table-cell>
        </table:table-row>
        <table:table-row table:style-name="ro1">
          <table:table-cell table:formula="of:=[.A16]" office:value-type="float" office:value="64" calcext:value-type="float">
            <text:p>64</text:p>
          </table:table-cell>
          <table:table-cell table:formula="of:=9*PI()/8" office:value-type="float" office:value="3.53429173528852" calcext:value-type="float">
            <text:p>3,53429173528852</text:p>
          </table:table-cell>
          <table:table-cell table:formula="of:=COS([.B17])*[.A17]" office:value-type="float" office:value="-59.1282900807224" calcext:value-type="float">
            <text:p>-59,1282900807224</text:p>
          </table:table-cell>
          <table:table-cell table:formula="of:=SIN([.B17])*[.$A17]" office:value-type="float" office:value="-24.4917396713657" calcext:value-type="float">
            <text:p>-24,4917396713657</text:p>
          </table:table-cell>
          <table:table-cell table:formula="of:=DEC2HEX([.C17];4)" office:value-type="string" office:string-value="FFFFFFFFC4" calcext:value-type="string">
            <text:p>FFFFFFFFC4</text:p>
          </table:table-cell>
          <table:table-cell table:formula="of:=DEC2HEX([.D17];4)" office:value-type="string" office:string-value="FFFFFFFFE7" calcext:value-type="string">
            <text:p>FFFFFFFFE7</text:p>
          </table:table-cell>
          <table:table-cell table:formula="of:=MID([.E17];LEN([.E17])-3;4)" office:value-type="string" office:string-value="FFC4" calcext:value-type="string">
            <text:p>FFC4</text:p>
          </table:table-cell>
          <table:table-cell table:formula="of:=MID([.F17];LEN([.F17])-3;4)" office:value-type="string" office:string-value="FFE7" calcext:value-type="string">
            <text:p>FFE7</text:p>
          </table:table-cell>
          <table:table-cell/>
          <table:table-cell table:formula="of:=&quot;    dc.w &quot; &amp; &quot;$&quot; &amp; [.G17] &amp; &quot;, $&quot; &amp; [.H17]" office:value-type="string" office:string-value="    dc.w $FFC4, $FFE7" calcext:value-type="string">
            <text:p><text:s text:c="4"/>dc.w $FFC4, $FFE7</text:p>
          </table:table-cell>
        </table:table-row>
        <table:table-row table:style-name="ro1">
          <table:table-cell table:formula="of:=[.A17]" office:value-type="float" office:value="64" calcext:value-type="float">
            <text:p>64</text:p>
          </table:table-cell>
          <table:table-cell table:formula="of:=10*PI()/8" office:value-type="float" office:value="3.92699081698724" calcext:value-type="float">
            <text:p>3,92699081698724</text:p>
          </table:table-cell>
          <table:table-cell table:formula="of:=COS([.B18])*[.A18]" office:value-type="float" office:value="-45.2548339959391" calcext:value-type="float">
            <text:p>-45,2548339959391</text:p>
          </table:table-cell>
          <table:table-cell table:formula="of:=SIN([.B18])*[.$A18]" office:value-type="float" office:value="-45.254833995939" calcext:value-type="float">
            <text:p>-45,254833995939</text:p>
          </table:table-cell>
          <table:table-cell table:formula="of:=DEC2HEX([.C18];4)" office:value-type="string" office:string-value="FFFFFFFFD2" calcext:value-type="string">
            <text:p>FFFFFFFFD2</text:p>
          </table:table-cell>
          <table:table-cell table:formula="of:=DEC2HEX([.D18];4)" office:value-type="string" office:string-value="FFFFFFFFD2" calcext:value-type="string">
            <text:p>FFFFFFFFD2</text:p>
          </table:table-cell>
          <table:table-cell table:formula="of:=MID([.E18];LEN([.E18])-3;4)" office:value-type="string" office:string-value="FFD2" calcext:value-type="string">
            <text:p>FFD2</text:p>
          </table:table-cell>
          <table:table-cell table:formula="of:=MID([.F18];LEN([.F18])-3;4)" office:value-type="string" office:string-value="FFD2" calcext:value-type="string">
            <text:p>FFD2</text:p>
          </table:table-cell>
          <table:table-cell/>
          <table:table-cell table:formula="of:=&quot;    dc.w &quot; &amp; &quot;$&quot; &amp; [.G18] &amp; &quot;, $&quot; &amp; [.H18]" office:value-type="string" office:string-value="    dc.w $FFD2, $FFD2" calcext:value-type="string">
            <text:p><text:s text:c="4"/>dc.w $FFD2, $FFD2</text:p>
          </table:table-cell>
        </table:table-row>
        <table:table-row table:style-name="ro1">
          <table:table-cell table:formula="of:=[.A18]" office:value-type="float" office:value="64" calcext:value-type="float">
            <text:p>64</text:p>
          </table:table-cell>
          <table:table-cell table:formula="of:=11*PI()/8" office:value-type="float" office:value="4.31968989868597" calcext:value-type="float">
            <text:p>4,31968989868597</text:p>
          </table:table-cell>
          <table:table-cell table:formula="of:=COS([.B19])*[.A19]" office:value-type="float" office:value="-24.4917396713658" calcext:value-type="float">
            <text:p>-24,4917396713658</text:p>
          </table:table-cell>
          <table:table-cell table:formula="of:=SIN([.B19])*[.$A19]" office:value-type="float" office:value="-59.1282900807223" calcext:value-type="float">
            <text:p>-59,1282900807223</text:p>
          </table:table-cell>
          <table:table-cell table:formula="of:=DEC2HEX([.C19];4)" office:value-type="string" office:string-value="FFFFFFFFE7" calcext:value-type="string">
            <text:p>FFFFFFFFE7</text:p>
          </table:table-cell>
          <table:table-cell table:formula="of:=DEC2HEX([.D19];4)" office:value-type="string" office:string-value="FFFFFFFFC4" calcext:value-type="string">
            <text:p>FFFFFFFFC4</text:p>
          </table:table-cell>
          <table:table-cell table:style-name="ce114" table:formula="of:=MID([.E19];LEN([.E19])-3;4)" office:value-type="string" office:string-value="FFE7" calcext:value-type="string">
            <text:p>FFE7</text:p>
          </table:table-cell>
          <table:table-cell table:style-name="ce117" table:formula="of:=MID([.F19];LEN([.F19])-3;4)" office:value-type="string" office:string-value="FFC4" calcext:value-type="string">
            <text:p>FFC4</text:p>
          </table:table-cell>
          <table:table-cell/>
          <table:table-cell table:formula="of:=&quot;    dc.w &quot; &amp; &quot;$&quot; &amp; [.G19] &amp; &quot;, $&quot; &amp; [.H19]" office:value-type="string" office:string-value="    dc.w $FFE7, $FFC4" calcext:value-type="string">
            <text:p><text:s text:c="4"/>dc.w $FFE7, $FFC4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90" office:value-type="string" calcext:value-type="string">
            <text:p>Radius</text:p>
          </table:table-cell>
          <table:table-cell table:style-name="ce90" office:value-type="float" office:value="128" calcext:value-type="float">
            <text:p>128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formula="of:=[.C22]" office:value-type="float" office:value="128" calcext:value-type="float">
            <text:p>128</text:p>
          </table:table-cell>
          <table:table-cell table:formula="of:=-PI()/2" office:value-type="float" office:value="-1.5707963267949" calcext:value-type="float">
            <text:p>-1,5707963267949</text:p>
          </table:table-cell>
          <table:table-cell table:formula="of:=COS([.B25])*[.A25]" office:value-type="float" office:value="7.83773951454306E-015" calcext:value-type="float">
            <text:p>7,83773951454306E-15</text:p>
          </table:table-cell>
          <table:table-cell table:formula="of:=SIN([.B25])*[.$A25]" office:value-type="float" office:value="-128" calcext:value-type="float">
            <text:p>-128</text:p>
          </table:table-cell>
          <table:table-cell table:formula="of:=DEC2HEX([.C25];4)" office:value-type="string" office:string-value="0000" calcext:value-type="string">
            <text:p>0000</text:p>
          </table:table-cell>
          <table:table-cell table:formula="of:=DEC2HEX([.D25];4)" office:value-type="string" office:string-value="FFFFFFFF80" calcext:value-type="string">
            <text:p>FFFFFFFF80</text:p>
          </table:table-cell>
          <table:table-cell table:style-name="ce112" table:formula="of:=MID([.E25];LEN([.E25])-3;4)" office:value-type="string" office:string-value="0000" calcext:value-type="string">
            <text:p>0000</text:p>
          </table:table-cell>
          <table:table-cell table:style-name="ce115" table:formula="of:=MID([.F25];LEN([.F25])-3;4)" office:value-type="string" office:string-value="FF80" calcext:value-type="string">
            <text:p>FF80</text:p>
          </table:table-cell>
          <table:table-cell/>
          <table:table-cell table:formula="of:=&quot;    dc.w &quot; &amp; &quot;$&quot; &amp; [.G25] &amp; &quot;, $&quot; &amp; [.H25]" office:value-type="string" office:string-value="    dc.w $0000, $FF80" calcext:value-type="string">
            <text:p><text:s text:c="4"/>dc.w $0000, $FF80</text:p>
          </table:table-cell>
        </table:table-row>
        <table:table-row table:style-name="ro1">
          <table:table-cell table:formula="of:=[.A25]" office:value-type="float" office:value="128" calcext:value-type="float">
            <text:p>128</text:p>
          </table:table-cell>
          <table:table-cell table:formula="of:=13*PI()/8" office:value-type="float" office:value="5.10508806208341" calcext:value-type="float">
            <text:p>5,10508806208341</text:p>
          </table:table-cell>
          <table:table-cell table:formula="of:=COS([.B26])*[.A26]" office:value-type="float" office:value="48.9834793427315" calcext:value-type="float">
            <text:p>48,9834793427315</text:p>
          </table:table-cell>
          <table:table-cell table:formula="of:=SIN([.B26])*[.$A26]" office:value-type="float" office:value="-118.256580161445" calcext:value-type="float">
            <text:p>-118,256580161445</text:p>
          </table:table-cell>
          <table:table-cell table:formula="of:=DEC2HEX([.C26];4)" office:value-type="string" office:string-value="0030" calcext:value-type="string">
            <text:p>0030</text:p>
          </table:table-cell>
          <table:table-cell table:formula="of:=DEC2HEX([.D26];4)" office:value-type="string" office:string-value="FFFFFFFF89" calcext:value-type="string">
            <text:p>FFFFFFFF89</text:p>
          </table:table-cell>
          <table:table-cell table:formula="of:=MID([.E26];LEN([.E26])-3;4)" office:value-type="string" office:string-value="0030" calcext:value-type="string">
            <text:p>0030</text:p>
          </table:table-cell>
          <table:table-cell table:formula="of:=MID([.F26];LEN([.F26])-3;4)" office:value-type="string" office:string-value="FF89" calcext:value-type="string">
            <text:p>FF89</text:p>
          </table:table-cell>
          <table:table-cell/>
          <table:table-cell table:formula="of:=&quot;    dc.w &quot; &amp; &quot;$&quot; &amp; [.G26] &amp; &quot;, $&quot; &amp; [.H26]" office:value-type="string" office:string-value="    dc.w $0030, $FF89" calcext:value-type="string">
            <text:p><text:s text:c="4"/>dc.w $0030, $FF89</text:p>
          </table:table-cell>
        </table:table-row>
        <table:table-row table:style-name="ro1">
          <table:table-cell table:formula="of:=[.A26]" office:value-type="float" office:value="128" calcext:value-type="float">
            <text:p>128</text:p>
          </table:table-cell>
          <table:table-cell table:formula="of:=14*PI()/8" office:value-type="float" office:value="5.49778714378214" calcext:value-type="float">
            <text:p>5,49778714378214</text:p>
          </table:table-cell>
          <table:table-cell table:formula="of:=COS([.B27])*[.A27]" office:value-type="float" office:value="90.5096679918781" calcext:value-type="float">
            <text:p>90,5096679918781</text:p>
          </table:table-cell>
          <table:table-cell table:formula="of:=SIN([.B27])*[.$A27]" office:value-type="float" office:value="-90.5096679918781" calcext:value-type="float">
            <text:p>-90,5096679918781</text:p>
          </table:table-cell>
          <table:table-cell table:formula="of:=DEC2HEX([.C27];4)" office:value-type="string" office:string-value="005A" calcext:value-type="string">
            <text:p>005A</text:p>
          </table:table-cell>
          <table:table-cell table:formula="of:=DEC2HEX([.D27];4)" office:value-type="string" office:string-value="FFFFFFFFA5" calcext:value-type="string">
            <text:p>FFFFFFFFA5</text:p>
          </table:table-cell>
          <table:table-cell table:formula="of:=MID([.E27];LEN([.E27])-3;4)" office:value-type="string" office:string-value="005A" calcext:value-type="string">
            <text:p>005A</text:p>
          </table:table-cell>
          <table:table-cell table:formula="of:=MID([.F27];LEN([.F27])-3;4)" office:value-type="string" office:string-value="FFA5" calcext:value-type="string">
            <text:p>FFA5</text:p>
          </table:table-cell>
          <table:table-cell/>
          <table:table-cell table:formula="of:=&quot;    dc.w &quot; &amp; &quot;$&quot; &amp; [.G27] &amp; &quot;, $&quot; &amp; [.H27]" office:value-type="string" office:string-value="    dc.w $005A, $FFA5" calcext:value-type="string">
            <text:p><text:s text:c="4"/>dc.w $005A, $FFA5</text:p>
          </table:table-cell>
        </table:table-row>
        <table:table-row table:style-name="ro1">
          <table:table-cell table:formula="of:=[.A27]" office:value-type="float" office:value="128" calcext:value-type="float">
            <text:p>128</text:p>
          </table:table-cell>
          <table:table-cell table:formula="of:=15*PI()/8" office:value-type="float" office:value="5.89048622548086" calcext:value-type="float">
            <text:p>5,89048622548086</text:p>
          </table:table-cell>
          <table:table-cell table:formula="of:=COS([.B28])*[.A28]" office:value-type="float" office:value="118.256580161445" calcext:value-type="float">
            <text:p>118,256580161445</text:p>
          </table:table-cell>
          <table:table-cell table:formula="of:=SIN([.B28])*[.$A28]" office:value-type="float" office:value="-48.9834793427316" calcext:value-type="float">
            <text:p>-48,9834793427316</text:p>
          </table:table-cell>
          <table:table-cell table:formula="of:=DEC2HEX([.C28];4)" office:value-type="string" office:string-value="0076" calcext:value-type="string">
            <text:p>0076</text:p>
          </table:table-cell>
          <table:table-cell table:formula="of:=DEC2HEX([.D28];4)" office:value-type="string" office:string-value="FFFFFFFFCF" calcext:value-type="string">
            <text:p>FFFFFFFFCF</text:p>
          </table:table-cell>
          <table:table-cell table:formula="of:=MID([.E28];LEN([.E28])-3;4)" office:value-type="string" office:string-value="0076" calcext:value-type="string">
            <text:p>0076</text:p>
          </table:table-cell>
          <table:table-cell table:formula="of:=MID([.F28];LEN([.F28])-3;4)" office:value-type="string" office:string-value="FFCF" calcext:value-type="string">
            <text:p>FFCF</text:p>
          </table:table-cell>
          <table:table-cell/>
          <table:table-cell table:formula="of:=&quot;    dc.w &quot; &amp; &quot;$&quot; &amp; [.G28] &amp; &quot;, $&quot; &amp; [.H28]" office:value-type="string" office:string-value="    dc.w $0076, $FFCF" calcext:value-type="string">
            <text:p><text:s text:c="4"/>dc.w $0076, $FFCF</text:p>
          </table:table-cell>
        </table:table-row>
        <table:table-row table:style-name="ro1">
          <table:table-cell table:formula="of:=[.A28]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COS([.B29])*[.A29]" office:value-type="float" office:value="128" calcext:value-type="float">
            <text:p>128</text:p>
          </table:table-cell>
          <table:table-cell table:formula="of:=SIN([.B29])*[.$A29]" office:value-type="float" office:value="0" calcext:value-type="float">
            <text:p>0</text:p>
          </table:table-cell>
          <table:table-cell table:formula="of:=DEC2HEX([.C29];4)" office:value-type="string" office:string-value="0080" calcext:value-type="string">
            <text:p>0080</text:p>
          </table:table-cell>
          <table:table-cell table:formula="of:=DEC2HEX([.D29];4)" office:value-type="string" office:string-value="0000" calcext:value-type="string">
            <text:p>0000</text:p>
          </table:table-cell>
          <table:table-cell table:formula="of:=MID([.E29];LEN([.E29])-3;4)" office:value-type="string" office:string-value="0080" calcext:value-type="string">
            <text:p>0080</text:p>
          </table:table-cell>
          <table:table-cell table:formula="of:=MID([.F29];LEN([.F29])-3;4)" office:value-type="string" office:string-value="0000" calcext:value-type="string">
            <text:p>0000</text:p>
          </table:table-cell>
          <table:table-cell/>
          <table:table-cell table:formula="of:=&quot;    dc.w &quot; &amp; &quot;$&quot; &amp; [.G29] &amp; &quot;, $&quot; &amp; [.H29]" office:value-type="string" office:string-value="    dc.w $0080, $0000" calcext:value-type="string">
            <text:p><text:s text:c="4"/>dc.w $0080, $0000</text:p>
          </table:table-cell>
        </table:table-row>
        <table:table-row table:style-name="ro1">
          <table:table-cell table:formula="of:=[.A29]" office:value-type="float" office:value="128" calcext:value-type="float">
            <text:p>128</text:p>
          </table:table-cell>
          <table:table-cell table:formula="of:=PI()/8" office:value-type="float" office:value="0.392699081698724" calcext:value-type="float">
            <text:p>0,392699081698724</text:p>
          </table:table-cell>
          <table:table-cell table:formula="of:=COS([.B30])*[.A30]" office:value-type="float" office:value="118.256580161445" calcext:value-type="float">
            <text:p>118,256580161445</text:p>
          </table:table-cell>
          <table:table-cell table:formula="of:=SIN([.B30])*[.$A30]" office:value-type="float" office:value="48.9834793427315" calcext:value-type="float">
            <text:p>48,9834793427315</text:p>
          </table:table-cell>
          <table:table-cell table:formula="of:=DEC2HEX([.C30];4)" office:value-type="string" office:string-value="0076" calcext:value-type="string">
            <text:p>0076</text:p>
          </table:table-cell>
          <table:table-cell table:formula="of:=DEC2HEX([.D30];4)" office:value-type="string" office:string-value="0030" calcext:value-type="string">
            <text:p>0030</text:p>
          </table:table-cell>
          <table:table-cell table:formula="of:=MID([.E30];LEN([.E30])-3;4)" office:value-type="string" office:string-value="0076" calcext:value-type="string">
            <text:p>0076</text:p>
          </table:table-cell>
          <table:table-cell table:formula="of:=MID([.F30];LEN([.F30])-3;4)" office:value-type="string" office:string-value="0030" calcext:value-type="string">
            <text:p>0030</text:p>
          </table:table-cell>
          <table:table-cell/>
          <table:table-cell table:formula="of:=&quot;    dc.w &quot; &amp; &quot;$&quot; &amp; [.G30] &amp; &quot;, $&quot; &amp; [.H30]" office:value-type="string" office:string-value="    dc.w $0076, $0030" calcext:value-type="string">
            <text:p><text:s text:c="4"/>dc.w $0076, $0030</text:p>
          </table:table-cell>
        </table:table-row>
        <table:table-row table:style-name="ro1">
          <table:table-cell table:formula="of:=[.A30]" office:value-type="float" office:value="128" calcext:value-type="float">
            <text:p>128</text:p>
          </table:table-cell>
          <table:table-cell table:formula="of:=2*PI()/8" office:value-type="float" office:value="0.785398163397448" calcext:value-type="float">
            <text:p>0,785398163397448</text:p>
          </table:table-cell>
          <table:table-cell table:formula="of:=COS([.B31])*[.A31]" office:value-type="float" office:value="90.5096679918781" calcext:value-type="float">
            <text:p>90,5096679918781</text:p>
          </table:table-cell>
          <table:table-cell table:formula="of:=SIN([.B31])*[.$A31]" office:value-type="float" office:value="90.5096679918781" calcext:value-type="float">
            <text:p>90,5096679918781</text:p>
          </table:table-cell>
          <table:table-cell table:formula="of:=DEC2HEX([.C31];4)" office:value-type="string" office:string-value="005A" calcext:value-type="string">
            <text:p>005A</text:p>
          </table:table-cell>
          <table:table-cell table:formula="of:=DEC2HEX([.D31];4)" office:value-type="string" office:string-value="005A" calcext:value-type="string">
            <text:p>005A</text:p>
          </table:table-cell>
          <table:table-cell table:formula="of:=MID([.E31];LEN([.E31])-3;4)" office:value-type="string" office:string-value="005A" calcext:value-type="string">
            <text:p>005A</text:p>
          </table:table-cell>
          <table:table-cell table:formula="of:=MID([.F31];LEN([.F31])-3;4)" office:value-type="string" office:string-value="005A" calcext:value-type="string">
            <text:p>005A</text:p>
          </table:table-cell>
          <table:table-cell/>
          <table:table-cell table:formula="of:=&quot;    dc.w &quot; &amp; &quot;$&quot; &amp; [.G31] &amp; &quot;, $&quot; &amp; [.H31]" office:value-type="string" office:string-value="    dc.w $005A, $005A" calcext:value-type="string">
            <text:p><text:s text:c="4"/>dc.w $005A, $005A</text:p>
          </table:table-cell>
        </table:table-row>
        <table:table-row table:style-name="ro1">
          <table:table-cell table:formula="of:=[.A31]" office:value-type="float" office:value="128" calcext:value-type="float">
            <text:p>128</text:p>
          </table:table-cell>
          <table:table-cell table:formula="of:=3*PI()/8" office:value-type="float" office:value="1.17809724509617" calcext:value-type="float">
            <text:p>1,17809724509617</text:p>
          </table:table-cell>
          <table:table-cell table:formula="of:=COS([.B32])*[.A32]" office:value-type="float" office:value="48.9834793427315" calcext:value-type="float">
            <text:p>48,9834793427315</text:p>
          </table:table-cell>
          <table:table-cell table:formula="of:=SIN([.B32])*[.$A32]" office:value-type="float" office:value="118.256580161445" calcext:value-type="float">
            <text:p>118,256580161445</text:p>
          </table:table-cell>
          <table:table-cell table:formula="of:=DEC2HEX([.C32];4)" office:value-type="string" office:string-value="0030" calcext:value-type="string">
            <text:p>0030</text:p>
          </table:table-cell>
          <table:table-cell table:formula="of:=DEC2HEX([.D32];4)" office:value-type="string" office:string-value="0076" calcext:value-type="string">
            <text:p>0076</text:p>
          </table:table-cell>
          <table:table-cell table:formula="of:=MID([.E32];LEN([.E32])-3;4)" office:value-type="string" office:string-value="0030" calcext:value-type="string">
            <text:p>0030</text:p>
          </table:table-cell>
          <table:table-cell table:formula="of:=MID([.F32];LEN([.F32])-3;4)" office:value-type="string" office:string-value="0076" calcext:value-type="string">
            <text:p>0076</text:p>
          </table:table-cell>
          <table:table-cell/>
          <table:table-cell table:formula="of:=&quot;    dc.w &quot; &amp; &quot;$&quot; &amp; [.G32] &amp; &quot;, $&quot; &amp; [.H32]" office:value-type="string" office:string-value="    dc.w $0030, $0076" calcext:value-type="string">
            <text:p><text:s text:c="4"/>dc.w $0030, $0076</text:p>
          </table:table-cell>
        </table:table-row>
        <table:table-row table:style-name="ro1">
          <table:table-cell table:formula="of:=[.A32]" office:value-type="float" office:value="128" calcext:value-type="float">
            <text:p>128</text:p>
          </table:table-cell>
          <table:table-cell table:formula="of:=4*PI()/8" office:value-type="float" office:value="1.5707963267949" calcext:value-type="float">
            <text:p>1,5707963267949</text:p>
          </table:table-cell>
          <table:table-cell table:formula="of:=COS([.B33])*[.A33]" office:value-type="float" office:value="7.83773951454306E-015" calcext:value-type="float">
            <text:p>7,83773951454306E-15</text:p>
          </table:table-cell>
          <table:table-cell table:formula="of:=SIN([.B33])*[.$A33]" office:value-type="float" office:value="128" calcext:value-type="float">
            <text:p>128</text:p>
          </table:table-cell>
          <table:table-cell table:formula="of:=DEC2HEX([.C33];4)" office:value-type="string" office:string-value="0000" calcext:value-type="string">
            <text:p>0000</text:p>
          </table:table-cell>
          <table:table-cell table:formula="of:=DEC2HEX([.D33];4)" office:value-type="string" office:string-value="0080" calcext:value-type="string">
            <text:p>0080</text:p>
          </table:table-cell>
          <table:table-cell table:formula="of:=MID([.E33];LEN([.E33])-3;4)" office:value-type="string" office:string-value="0000" calcext:value-type="string">
            <text:p>0000</text:p>
          </table:table-cell>
          <table:table-cell table:formula="of:=MID([.F33];LEN([.F33])-3;4)" office:value-type="string" office:string-value="0080" calcext:value-type="string">
            <text:p>0080</text:p>
          </table:table-cell>
          <table:table-cell/>
          <table:table-cell table:formula="of:=&quot;    dc.w &quot; &amp; &quot;$&quot; &amp; [.G33] &amp; &quot;, $&quot; &amp; [.H33]" office:value-type="string" office:string-value="    dc.w $0000, $0080" calcext:value-type="string">
            <text:p><text:s text:c="4"/>dc.w $0000, $0080</text:p>
          </table:table-cell>
        </table:table-row>
        <table:table-row table:style-name="ro1">
          <table:table-cell table:formula="of:=[.A33]" office:value-type="float" office:value="128" calcext:value-type="float">
            <text:p>128</text:p>
          </table:table-cell>
          <table:table-cell table:formula="of:=5*PI()/8" office:value-type="float" office:value="1.96349540849362" calcext:value-type="float">
            <text:p>1,96349540849362</text:p>
          </table:table-cell>
          <table:table-cell table:formula="of:=COS([.B34])*[.A34]" office:value-type="float" office:value="-48.9834793427315" calcext:value-type="float">
            <text:p>-48,9834793427315</text:p>
          </table:table-cell>
          <table:table-cell table:formula="of:=SIN([.B34])*[.$A34]" office:value-type="float" office:value="118.256580161445" calcext:value-type="float">
            <text:p>118,256580161445</text:p>
          </table:table-cell>
          <table:table-cell table:formula="of:=DEC2HEX([.C34];4)" office:value-type="string" office:string-value="FFFFFFFFCF" calcext:value-type="string">
            <text:p>FFFFFFFFCF</text:p>
          </table:table-cell>
          <table:table-cell table:formula="of:=DEC2HEX([.D34];4)" office:value-type="string" office:string-value="0076" calcext:value-type="string">
            <text:p>0076</text:p>
          </table:table-cell>
          <table:table-cell table:formula="of:=MID([.E34];LEN([.E34])-3;4)" office:value-type="string" office:string-value="FFCF" calcext:value-type="string">
            <text:p>FFCF</text:p>
          </table:table-cell>
          <table:table-cell table:formula="of:=MID([.F34];LEN([.F34])-3;4)" office:value-type="string" office:string-value="0076" calcext:value-type="string">
            <text:p>0076</text:p>
          </table:table-cell>
          <table:table-cell/>
          <table:table-cell table:formula="of:=&quot;    dc.w &quot; &amp; &quot;$&quot; &amp; [.G34] &amp; &quot;, $&quot; &amp; [.H34]" office:value-type="string" office:string-value="    dc.w $FFCF, $0076" calcext:value-type="string">
            <text:p><text:s text:c="4"/>dc.w $FFCF, $0076</text:p>
          </table:table-cell>
        </table:table-row>
        <table:table-row table:style-name="ro1">
          <table:table-cell table:formula="of:=[.A34]" office:value-type="float" office:value="128" calcext:value-type="float">
            <text:p>128</text:p>
          </table:table-cell>
          <table:table-cell table:formula="of:=6*PI()/8" office:value-type="float" office:value="2.35619449019235" calcext:value-type="float">
            <text:p>2,35619449019235</text:p>
          </table:table-cell>
          <table:table-cell table:formula="of:=COS([.B35])*[.A35]" office:value-type="float" office:value="-90.5096679918781" calcext:value-type="float">
            <text:p>-90,5096679918781</text:p>
          </table:table-cell>
          <table:table-cell table:formula="of:=SIN([.B35])*[.$A35]" office:value-type="float" office:value="90.5096679918781" calcext:value-type="float">
            <text:p>90,5096679918781</text:p>
          </table:table-cell>
          <table:table-cell table:formula="of:=DEC2HEX([.C35];4)" office:value-type="string" office:string-value="FFFFFFFFA5" calcext:value-type="string">
            <text:p>FFFFFFFFA5</text:p>
          </table:table-cell>
          <table:table-cell table:formula="of:=DEC2HEX([.D35];4)" office:value-type="string" office:string-value="005A" calcext:value-type="string">
            <text:p>005A</text:p>
          </table:table-cell>
          <table:table-cell table:formula="of:=MID([.E35];LEN([.E35])-3;4)" office:value-type="string" office:string-value="FFA5" calcext:value-type="string">
            <text:p>FFA5</text:p>
          </table:table-cell>
          <table:table-cell table:formula="of:=MID([.F35];LEN([.F35])-3;4)" office:value-type="string" office:string-value="005A" calcext:value-type="string">
            <text:p>005A</text:p>
          </table:table-cell>
          <table:table-cell/>
          <table:table-cell table:formula="of:=&quot;    dc.w &quot; &amp; &quot;$&quot; &amp; [.G35] &amp; &quot;, $&quot; &amp; [.H35]" office:value-type="string" office:string-value="    dc.w $FFA5, $005A" calcext:value-type="string">
            <text:p><text:s text:c="4"/>dc.w $FFA5, $005A</text:p>
          </table:table-cell>
        </table:table-row>
        <table:table-row table:style-name="ro1">
          <table:table-cell table:formula="of:=[.A35]" office:value-type="float" office:value="128" calcext:value-type="float">
            <text:p>128</text:p>
          </table:table-cell>
          <table:table-cell table:formula="of:=7*PI()/8" office:value-type="float" office:value="2.74889357189107" calcext:value-type="float">
            <text:p>2,74889357189107</text:p>
          </table:table-cell>
          <table:table-cell table:formula="of:=COS([.B36])*[.A36]" office:value-type="float" office:value="-118.256580161445" calcext:value-type="float">
            <text:p>-118,256580161445</text:p>
          </table:table-cell>
          <table:table-cell table:formula="of:=SIN([.B36])*[.$A36]" office:value-type="float" office:value="48.9834793427315" calcext:value-type="float">
            <text:p>48,9834793427315</text:p>
          </table:table-cell>
          <table:table-cell table:formula="of:=DEC2HEX([.C36];4)" office:value-type="string" office:string-value="FFFFFFFF89" calcext:value-type="string">
            <text:p>FFFFFFFF89</text:p>
          </table:table-cell>
          <table:table-cell table:formula="of:=DEC2HEX([.D36];4)" office:value-type="string" office:string-value="0030" calcext:value-type="string">
            <text:p>0030</text:p>
          </table:table-cell>
          <table:table-cell table:formula="of:=MID([.E36];LEN([.E36])-3;4)" office:value-type="string" office:string-value="FF89" calcext:value-type="string">
            <text:p>FF89</text:p>
          </table:table-cell>
          <table:table-cell table:formula="of:=MID([.F36];LEN([.F36])-3;4)" office:value-type="string" office:string-value="0030" calcext:value-type="string">
            <text:p>0030</text:p>
          </table:table-cell>
          <table:table-cell/>
          <table:table-cell table:formula="of:=&quot;    dc.w &quot; &amp; &quot;$&quot; &amp; [.G36] &amp; &quot;, $&quot; &amp; [.H36]" office:value-type="string" office:string-value="    dc.w $FF89, $0030" calcext:value-type="string">
            <text:p><text:s text:c="4"/>dc.w $FF89, $0030</text:p>
          </table:table-cell>
        </table:table-row>
        <table:table-row table:style-name="ro1">
          <table:table-cell table:formula="of:=[.A36]" office:value-type="float" office:value="128" calcext:value-type="float">
            <text:p>128</text:p>
          </table:table-cell>
          <table:table-cell table:formula="of:=8*PI()/8" office:value-type="float" office:value="3.14159265358979" calcext:value-type="float">
            <text:p>3,14159265358979</text:p>
          </table:table-cell>
          <table:table-cell table:formula="of:=COS([.B37])*[.A37]" office:value-type="float" office:value="-128" calcext:value-type="float">
            <text:p>-128</text:p>
          </table:table-cell>
          <table:table-cell table:formula="of:=SIN([.B37])*[.$A37]" office:value-type="float" office:value="0.0000000000000156754790290861" calcext:value-type="float">
            <text:p>1,56754790290861E-14</text:p>
          </table:table-cell>
          <table:table-cell table:formula="of:=DEC2HEX([.C37];4)" office:value-type="string" office:string-value="FFFFFFFF80" calcext:value-type="string">
            <text:p>FFFFFFFF80</text:p>
          </table:table-cell>
          <table:table-cell table:formula="of:=DEC2HEX([.D37];4)" office:value-type="string" office:string-value="0000" calcext:value-type="string">
            <text:p>0000</text:p>
          </table:table-cell>
          <table:table-cell table:formula="of:=MID([.E37];LEN([.E37])-3;4)" office:value-type="string" office:string-value="FF80" calcext:value-type="string">
            <text:p>FF80</text:p>
          </table:table-cell>
          <table:table-cell table:formula="of:=MID([.F37];LEN([.F37])-3;4)" office:value-type="string" office:string-value="0000" calcext:value-type="string">
            <text:p>0000</text:p>
          </table:table-cell>
          <table:table-cell/>
          <table:table-cell table:formula="of:=&quot;    dc.w &quot; &amp; &quot;$&quot; &amp; [.G37] &amp; &quot;, $&quot; &amp; [.H37]" office:value-type="string" office:string-value="    dc.w $FF80, $0000" calcext:value-type="string">
            <text:p><text:s text:c="4"/>dc.w $FF80, $0000</text:p>
          </table:table-cell>
        </table:table-row>
        <table:table-row table:style-name="ro1">
          <table:table-cell table:formula="of:=[.A37]" office:value-type="float" office:value="128" calcext:value-type="float">
            <text:p>128</text:p>
          </table:table-cell>
          <table:table-cell table:formula="of:=9*PI()/8" office:value-type="float" office:value="3.53429173528852" calcext:value-type="float">
            <text:p>3,53429173528852</text:p>
          </table:table-cell>
          <table:table-cell table:formula="of:=COS([.B38])*[.A38]" office:value-type="float" office:value="-118.256580161445" calcext:value-type="float">
            <text:p>-118,256580161445</text:p>
          </table:table-cell>
          <table:table-cell table:formula="of:=SIN([.B38])*[.$A38]" office:value-type="float" office:value="-48.9834793427315" calcext:value-type="float">
            <text:p>-48,9834793427315</text:p>
          </table:table-cell>
          <table:table-cell table:formula="of:=DEC2HEX([.C38];4)" office:value-type="string" office:string-value="FFFFFFFF89" calcext:value-type="string">
            <text:p>FFFFFFFF89</text:p>
          </table:table-cell>
          <table:table-cell table:formula="of:=DEC2HEX([.D38];4)" office:value-type="string" office:string-value="FFFFFFFFCF" calcext:value-type="string">
            <text:p>FFFFFFFFCF</text:p>
          </table:table-cell>
          <table:table-cell table:formula="of:=MID([.E38];LEN([.E38])-3;4)" office:value-type="string" office:string-value="FF89" calcext:value-type="string">
            <text:p>FF89</text:p>
          </table:table-cell>
          <table:table-cell table:formula="of:=MID([.F38];LEN([.F38])-3;4)" office:value-type="string" office:string-value="FFCF" calcext:value-type="string">
            <text:p>FFCF</text:p>
          </table:table-cell>
          <table:table-cell/>
          <table:table-cell table:formula="of:=&quot;    dc.w &quot; &amp; &quot;$&quot; &amp; [.G38] &amp; &quot;, $&quot; &amp; [.H38]" office:value-type="string" office:string-value="    dc.w $FF89, $FFCF" calcext:value-type="string">
            <text:p><text:s text:c="4"/>dc.w $FF89, $FFCF</text:p>
          </table:table-cell>
        </table:table-row>
        <table:table-row table:style-name="ro1">
          <table:table-cell table:formula="of:=[.A38]" office:value-type="float" office:value="128" calcext:value-type="float">
            <text:p>128</text:p>
          </table:table-cell>
          <table:table-cell table:formula="of:=10*PI()/8" office:value-type="float" office:value="3.92699081698724" calcext:value-type="float">
            <text:p>3,92699081698724</text:p>
          </table:table-cell>
          <table:table-cell table:formula="of:=COS([.B39])*[.A39]" office:value-type="float" office:value="-90.5096679918781" calcext:value-type="float">
            <text:p>-90,5096679918781</text:p>
          </table:table-cell>
          <table:table-cell table:formula="of:=SIN([.B39])*[.$A39]" office:value-type="float" office:value="-90.5096679918781" calcext:value-type="float">
            <text:p>-90,5096679918781</text:p>
          </table:table-cell>
          <table:table-cell table:formula="of:=DEC2HEX([.C39];4)" office:value-type="string" office:string-value="FFFFFFFFA5" calcext:value-type="string">
            <text:p>FFFFFFFFA5</text:p>
          </table:table-cell>
          <table:table-cell table:formula="of:=DEC2HEX([.D39];4)" office:value-type="string" office:string-value="FFFFFFFFA5" calcext:value-type="string">
            <text:p>FFFFFFFFA5</text:p>
          </table:table-cell>
          <table:table-cell table:formula="of:=MID([.E39];LEN([.E39])-3;4)" office:value-type="string" office:string-value="FFA5" calcext:value-type="string">
            <text:p>FFA5</text:p>
          </table:table-cell>
          <table:table-cell table:formula="of:=MID([.F39];LEN([.F39])-3;4)" office:value-type="string" office:string-value="FFA5" calcext:value-type="string">
            <text:p>FFA5</text:p>
          </table:table-cell>
          <table:table-cell/>
          <table:table-cell table:formula="of:=&quot;    dc.w &quot; &amp; &quot;$&quot; &amp; [.G39] &amp; &quot;, $&quot; &amp; [.H39]" office:value-type="string" office:string-value="    dc.w $FFA5, $FFA5" calcext:value-type="string">
            <text:p><text:s text:c="4"/>dc.w $FFA5, $FFA5</text:p>
          </table:table-cell>
        </table:table-row>
        <table:table-row table:style-name="ro1">
          <table:table-cell table:formula="of:=[.A39]" office:value-type="float" office:value="128" calcext:value-type="float">
            <text:p>128</text:p>
          </table:table-cell>
          <table:table-cell table:formula="of:=11*PI()/8" office:value-type="float" office:value="4.31968989868597" calcext:value-type="float">
            <text:p>4,31968989868597</text:p>
          </table:table-cell>
          <table:table-cell table:formula="of:=COS([.B40])*[.A40]" office:value-type="float" office:value="-48.9834793427316" calcext:value-type="float">
            <text:p>-48,9834793427316</text:p>
          </table:table-cell>
          <table:table-cell table:formula="of:=SIN([.B40])*[.$A40]" office:value-type="float" office:value="-118.256580161445" calcext:value-type="float">
            <text:p>-118,256580161445</text:p>
          </table:table-cell>
          <table:table-cell table:formula="of:=DEC2HEX([.C40];4)" office:value-type="string" office:string-value="FFFFFFFFCF" calcext:value-type="string">
            <text:p>FFFFFFFFCF</text:p>
          </table:table-cell>
          <table:table-cell table:formula="of:=DEC2HEX([.D40];4)" office:value-type="string" office:string-value="FFFFFFFF89" calcext:value-type="string">
            <text:p>FFFFFFFF89</text:p>
          </table:table-cell>
          <table:table-cell table:style-name="ce114" table:formula="of:=MID([.E40];LEN([.E40])-3;4)" office:value-type="string" office:string-value="FFCF" calcext:value-type="string">
            <text:p>FFCF</text:p>
          </table:table-cell>
          <table:table-cell table:style-name="ce117" table:formula="of:=MID([.F40];LEN([.F40])-3;4)" office:value-type="string" office:string-value="FF89" calcext:value-type="string">
            <text:p>FF89</text:p>
          </table:table-cell>
          <table:table-cell/>
          <table:table-cell table:formula="of:=&quot;    dc.w &quot; &amp; &quot;$&quot; &amp; [.G40] &amp; &quot;, $&quot; &amp; [.H40]" office:value-type="string" office:string-value="    dc.w $FFCF, $FF89" calcext:value-type="string">
            <text:p><text:s text:c="4"/>dc.w $FFCF, $FF89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90" office:value-type="string" calcext:value-type="string">
            <text:p>Radius</text:p>
          </table:table-cell>
          <table:table-cell table:style-name="ce90" office:value-type="float" office:value="192" calcext:value-type="float">
            <text:p>192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formula="of:=[.C43]" office:value-type="float" office:value="192" calcext:value-type="float">
            <text:p>192</text:p>
          </table:table-cell>
          <table:table-cell table:formula="of:=-PI()/2" office:value-type="float" office:value="-1.5707963267949" calcext:value-type="float">
            <text:p>-1,5707963267949</text:p>
          </table:table-cell>
          <table:table-cell table:formula="of:=COS([.B46])*[.A46]" office:value-type="float" office:value="0.0000000000000117566092718146" calcext:value-type="float">
            <text:p>1,17566092718146E-14</text:p>
          </table:table-cell>
          <table:table-cell table:formula="of:=SIN([.B46])*[.$A46]" office:value-type="float" office:value="-192" calcext:value-type="float">
            <text:p>-192</text:p>
          </table:table-cell>
          <table:table-cell table:formula="of:=DEC2HEX([.C46];4)" office:value-type="string" office:string-value="0000" calcext:value-type="string">
            <text:p>0000</text:p>
          </table:table-cell>
          <table:table-cell table:formula="of:=DEC2HEX([.D46];4)" office:value-type="string" office:string-value="FFFFFFFF40" calcext:value-type="string">
            <text:p>FFFFFFFF40</text:p>
          </table:table-cell>
          <table:table-cell table:style-name="ce112" table:formula="of:=MID([.E46];LEN([.E46])-3;4)" office:value-type="string" office:string-value="0000" calcext:value-type="string">
            <text:p>0000</text:p>
          </table:table-cell>
          <table:table-cell table:style-name="ce115" table:formula="of:=MID([.F46];LEN([.F46])-3;4)" office:value-type="string" office:string-value="FF40" calcext:value-type="string">
            <text:p>FF40</text:p>
          </table:table-cell>
          <table:table-cell/>
          <table:table-cell table:formula="of:=&quot;    dc.w &quot; &amp; &quot;$&quot; &amp; [.G46] &amp; &quot;, $&quot; &amp; [.H46]" office:value-type="string" office:string-value="    dc.w $0000, $FF40" calcext:value-type="string">
            <text:p><text:s text:c="4"/>dc.w $0000, $FF40</text:p>
          </table:table-cell>
        </table:table-row>
        <table:table-row table:style-name="ro1">
          <table:table-cell table:formula="of:=[.A46]" office:value-type="float" office:value="192" calcext:value-type="float">
            <text:p>192</text:p>
          </table:table-cell>
          <table:table-cell table:formula="of:=13*PI()/8" office:value-type="float" office:value="5.10508806208341" calcext:value-type="float">
            <text:p>5,10508806208341</text:p>
          </table:table-cell>
          <table:table-cell table:formula="of:=COS([.B47])*[.A47]" office:value-type="float" office:value="73.4752190140973" calcext:value-type="float">
            <text:p>73,4752190140973</text:p>
          </table:table-cell>
          <table:table-cell table:formula="of:=SIN([.B47])*[.$A47]" office:value-type="float" office:value="-177.384870242167" calcext:value-type="float">
            <text:p>-177,384870242167</text:p>
          </table:table-cell>
          <table:table-cell table:formula="of:=DEC2HEX([.C47];4)" office:value-type="string" office:string-value="0049" calcext:value-type="string">
            <text:p>0049</text:p>
          </table:table-cell>
          <table:table-cell table:formula="of:=DEC2HEX([.D47];4)" office:value-type="string" office:string-value="FFFFFFFF4E" calcext:value-type="string">
            <text:p>FFFFFFFF4E</text:p>
          </table:table-cell>
          <table:table-cell table:formula="of:=MID([.E47];LEN([.E47])-3;4)" office:value-type="string" office:string-value="0049" calcext:value-type="string">
            <text:p>0049</text:p>
          </table:table-cell>
          <table:table-cell table:formula="of:=MID([.F47];LEN([.F47])-3;4)" office:value-type="string" office:string-value="FF4E" calcext:value-type="string">
            <text:p>FF4E</text:p>
          </table:table-cell>
          <table:table-cell/>
          <table:table-cell table:formula="of:=&quot;    dc.w &quot; &amp; &quot;$&quot; &amp; [.G47] &amp; &quot;, $&quot; &amp; [.H47]" office:value-type="string" office:string-value="    dc.w $0049, $FF4E" calcext:value-type="string">
            <text:p><text:s text:c="4"/>dc.w $0049, $FF4E</text:p>
          </table:table-cell>
        </table:table-row>
        <table:table-row table:style-name="ro1">
          <table:table-cell table:formula="of:=[.A47]" office:value-type="float" office:value="192" calcext:value-type="float">
            <text:p>192</text:p>
          </table:table-cell>
          <table:table-cell table:formula="of:=14*PI()/8" office:value-type="float" office:value="5.49778714378214" calcext:value-type="float">
            <text:p>5,49778714378214</text:p>
          </table:table-cell>
          <table:table-cell table:formula="of:=COS([.B48])*[.A48]" office:value-type="float" office:value="135.764501987817" calcext:value-type="float">
            <text:p>135,764501987817</text:p>
          </table:table-cell>
          <table:table-cell table:formula="of:=SIN([.B48])*[.$A48]" office:value-type="float" office:value="-135.764501987817" calcext:value-type="float">
            <text:p>-135,764501987817</text:p>
          </table:table-cell>
          <table:table-cell table:formula="of:=DEC2HEX([.C48];4)" office:value-type="string" office:string-value="0087" calcext:value-type="string">
            <text:p>0087</text:p>
          </table:table-cell>
          <table:table-cell table:formula="of:=DEC2HEX([.D48];4)" office:value-type="string" office:string-value="FFFFFFFF78" calcext:value-type="string">
            <text:p>FFFFFFFF78</text:p>
          </table:table-cell>
          <table:table-cell table:formula="of:=MID([.E48];LEN([.E48])-3;4)" office:value-type="string" office:string-value="0087" calcext:value-type="string">
            <text:p>0087</text:p>
          </table:table-cell>
          <table:table-cell table:formula="of:=MID([.F48];LEN([.F48])-3;4)" office:value-type="string" office:string-value="FF78" calcext:value-type="string">
            <text:p>FF78</text:p>
          </table:table-cell>
          <table:table-cell/>
          <table:table-cell table:formula="of:=&quot;    dc.w &quot; &amp; &quot;$&quot; &amp; [.G48] &amp; &quot;, $&quot; &amp; [.H48]" office:value-type="string" office:string-value="    dc.w $0087, $FF78" calcext:value-type="string">
            <text:p><text:s text:c="4"/>dc.w $0087, $FF78</text:p>
          </table:table-cell>
        </table:table-row>
        <table:table-row table:style-name="ro1">
          <table:table-cell table:formula="of:=[.A48]" office:value-type="float" office:value="192" calcext:value-type="float">
            <text:p>192</text:p>
          </table:table-cell>
          <table:table-cell table:formula="of:=15*PI()/8" office:value-type="float" office:value="5.89048622548086" calcext:value-type="float">
            <text:p>5,89048622548086</text:p>
          </table:table-cell>
          <table:table-cell table:formula="of:=COS([.B49])*[.A49]" office:value-type="float" office:value="177.384870242167" calcext:value-type="float">
            <text:p>177,384870242167</text:p>
          </table:table-cell>
          <table:table-cell table:formula="of:=SIN([.B49])*[.$A49]" office:value-type="float" office:value="-73.4752190140974" calcext:value-type="float">
            <text:p>-73,4752190140974</text:p>
          </table:table-cell>
          <table:table-cell table:formula="of:=DEC2HEX([.C49];4)" office:value-type="string" office:string-value="00B1" calcext:value-type="string">
            <text:p>00B1</text:p>
          </table:table-cell>
          <table:table-cell table:formula="of:=DEC2HEX([.D49];4)" office:value-type="string" office:string-value="FFFFFFFFB6" calcext:value-type="string">
            <text:p>FFFFFFFFB6</text:p>
          </table:table-cell>
          <table:table-cell table:formula="of:=MID([.E49];LEN([.E49])-3;4)" office:value-type="string" office:string-value="00B1" calcext:value-type="string">
            <text:p>00B1</text:p>
          </table:table-cell>
          <table:table-cell table:formula="of:=MID([.F49];LEN([.F49])-3;4)" office:value-type="string" office:string-value="FFB6" calcext:value-type="string">
            <text:p>FFB6</text:p>
          </table:table-cell>
          <table:table-cell/>
          <table:table-cell table:formula="of:=&quot;    dc.w &quot; &amp; &quot;$&quot; &amp; [.G49] &amp; &quot;, $&quot; &amp; [.H49]" office:value-type="string" office:string-value="    dc.w $00B1, $FFB6" calcext:value-type="string">
            <text:p><text:s text:c="4"/>dc.w $00B1, $FFB6</text:p>
          </table:table-cell>
        </table:table-row>
        <table:table-row table:style-name="ro1">
          <table:table-cell table:formula="of:=[.A49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COS([.B50])*[.A50]" office:value-type="float" office:value="192" calcext:value-type="float">
            <text:p>192</text:p>
          </table:table-cell>
          <table:table-cell table:formula="of:=SIN([.B50])*[.$A50]" office:value-type="float" office:value="0" calcext:value-type="float">
            <text:p>0</text:p>
          </table:table-cell>
          <table:table-cell table:formula="of:=DEC2HEX([.C50];4)" office:value-type="string" office:string-value="00C0" calcext:value-type="string">
            <text:p>00C0</text:p>
          </table:table-cell>
          <table:table-cell table:formula="of:=DEC2HEX([.D50];4)" office:value-type="string" office:string-value="0000" calcext:value-type="string">
            <text:p>0000</text:p>
          </table:table-cell>
          <table:table-cell table:formula="of:=MID([.E50];LEN([.E50])-3;4)" office:value-type="string" office:string-value="00C0" calcext:value-type="string">
            <text:p>00C0</text:p>
          </table:table-cell>
          <table:table-cell table:formula="of:=MID([.F50];LEN([.F50])-3;4)" office:value-type="string" office:string-value="0000" calcext:value-type="string">
            <text:p>0000</text:p>
          </table:table-cell>
          <table:table-cell/>
          <table:table-cell table:formula="of:=&quot;    dc.w &quot; &amp; &quot;$&quot; &amp; [.G50] &amp; &quot;, $&quot; &amp; [.H50]" office:value-type="string" office:string-value="    dc.w $00C0, $0000" calcext:value-type="string">
            <text:p><text:s text:c="4"/>dc.w $00C0, $0000</text:p>
          </table:table-cell>
        </table:table-row>
        <table:table-row table:style-name="ro1">
          <table:table-cell table:formula="of:=[.A50]" office:value-type="float" office:value="192" calcext:value-type="float">
            <text:p>192</text:p>
          </table:table-cell>
          <table:table-cell table:formula="of:=PI()/8" office:value-type="float" office:value="0.392699081698724" calcext:value-type="float">
            <text:p>0,392699081698724</text:p>
          </table:table-cell>
          <table:table-cell table:formula="of:=COS([.B51])*[.A51]" office:value-type="float" office:value="177.384870242167" calcext:value-type="float">
            <text:p>177,384870242167</text:p>
          </table:table-cell>
          <table:table-cell table:formula="of:=SIN([.B51])*[.$A51]" office:value-type="float" office:value="73.4752190140972" calcext:value-type="float">
            <text:p>73,4752190140972</text:p>
          </table:table-cell>
          <table:table-cell table:formula="of:=DEC2HEX([.C51];4)" office:value-type="string" office:string-value="00B1" calcext:value-type="string">
            <text:p>00B1</text:p>
          </table:table-cell>
          <table:table-cell table:formula="of:=DEC2HEX([.D51];4)" office:value-type="string" office:string-value="0049" calcext:value-type="string">
            <text:p>0049</text:p>
          </table:table-cell>
          <table:table-cell table:formula="of:=MID([.E51];LEN([.E51])-3;4)" office:value-type="string" office:string-value="00B1" calcext:value-type="string">
            <text:p>00B1</text:p>
          </table:table-cell>
          <table:table-cell table:formula="of:=MID([.F51];LEN([.F51])-3;4)" office:value-type="string" office:string-value="0049" calcext:value-type="string">
            <text:p>0049</text:p>
          </table:table-cell>
          <table:table-cell/>
          <table:table-cell table:formula="of:=&quot;    dc.w &quot; &amp; &quot;$&quot; &amp; [.G51] &amp; &quot;, $&quot; &amp; [.H51]" office:value-type="string" office:string-value="    dc.w $00B1, $0049" calcext:value-type="string">
            <text:p><text:s text:c="4"/>dc.w $00B1, $0049</text:p>
          </table:table-cell>
        </table:table-row>
        <table:table-row table:style-name="ro1">
          <table:table-cell table:formula="of:=[.A51]" office:value-type="float" office:value="192" calcext:value-type="float">
            <text:p>192</text:p>
          </table:table-cell>
          <table:table-cell table:formula="of:=2*PI()/8" office:value-type="float" office:value="0.785398163397448" calcext:value-type="float">
            <text:p>0,785398163397448</text:p>
          </table:table-cell>
          <table:table-cell table:formula="of:=COS([.B52])*[.A52]" office:value-type="float" office:value="135.764501987817" calcext:value-type="float">
            <text:p>135,764501987817</text:p>
          </table:table-cell>
          <table:table-cell table:formula="of:=SIN([.B52])*[.$A52]" office:value-type="float" office:value="135.764501987817" calcext:value-type="float">
            <text:p>135,764501987817</text:p>
          </table:table-cell>
          <table:table-cell table:formula="of:=DEC2HEX([.C52];4)" office:value-type="string" office:string-value="0087" calcext:value-type="string">
            <text:p>0087</text:p>
          </table:table-cell>
          <table:table-cell table:formula="of:=DEC2HEX([.D52];4)" office:value-type="string" office:string-value="0087" calcext:value-type="string">
            <text:p>0087</text:p>
          </table:table-cell>
          <table:table-cell table:formula="of:=MID([.E52];LEN([.E52])-3;4)" office:value-type="string" office:string-value="0087" calcext:value-type="string">
            <text:p>0087</text:p>
          </table:table-cell>
          <table:table-cell table:formula="of:=MID([.F52];LEN([.F52])-3;4)" office:value-type="string" office:string-value="0087" calcext:value-type="string">
            <text:p>0087</text:p>
          </table:table-cell>
          <table:table-cell/>
          <table:table-cell table:formula="of:=&quot;    dc.w &quot; &amp; &quot;$&quot; &amp; [.G52] &amp; &quot;, $&quot; &amp; [.H52]" office:value-type="string" office:string-value="    dc.w $0087, $0087" calcext:value-type="string">
            <text:p><text:s text:c="4"/>dc.w $0087, $0087</text:p>
          </table:table-cell>
        </table:table-row>
        <table:table-row table:style-name="ro1">
          <table:table-cell table:formula="of:=[.A52]" office:value-type="float" office:value="192" calcext:value-type="float">
            <text:p>192</text:p>
          </table:table-cell>
          <table:table-cell table:formula="of:=3*PI()/8" office:value-type="float" office:value="1.17809724509617" calcext:value-type="float">
            <text:p>1,17809724509617</text:p>
          </table:table-cell>
          <table:table-cell table:formula="of:=COS([.B53])*[.A53]" office:value-type="float" office:value="73.4752190140973" calcext:value-type="float">
            <text:p>73,4752190140973</text:p>
          </table:table-cell>
          <table:table-cell table:formula="of:=SIN([.B53])*[.$A53]" office:value-type="float" office:value="177.384870242167" calcext:value-type="float">
            <text:p>177,384870242167</text:p>
          </table:table-cell>
          <table:table-cell table:formula="of:=DEC2HEX([.C53];4)" office:value-type="string" office:string-value="0049" calcext:value-type="string">
            <text:p>0049</text:p>
          </table:table-cell>
          <table:table-cell table:formula="of:=DEC2HEX([.D53];4)" office:value-type="string" office:string-value="00B1" calcext:value-type="string">
            <text:p>00B1</text:p>
          </table:table-cell>
          <table:table-cell table:formula="of:=MID([.E53];LEN([.E53])-3;4)" office:value-type="string" office:string-value="0049" calcext:value-type="string">
            <text:p>0049</text:p>
          </table:table-cell>
          <table:table-cell table:formula="of:=MID([.F53];LEN([.F53])-3;4)" office:value-type="string" office:string-value="00B1" calcext:value-type="string">
            <text:p>00B1</text:p>
          </table:table-cell>
          <table:table-cell/>
          <table:table-cell table:formula="of:=&quot;    dc.w &quot; &amp; &quot;$&quot; &amp; [.G53] &amp; &quot;, $&quot; &amp; [.H53]" office:value-type="string" office:string-value="    dc.w $0049, $00B1" calcext:value-type="string">
            <text:p><text:s text:c="4"/>dc.w $0049, $00B1</text:p>
          </table:table-cell>
        </table:table-row>
        <table:table-row table:style-name="ro1">
          <table:table-cell table:formula="of:=[.A53]" office:value-type="float" office:value="192" calcext:value-type="float">
            <text:p>192</text:p>
          </table:table-cell>
          <table:table-cell table:formula="of:=4*PI()/8" office:value-type="float" office:value="1.5707963267949" calcext:value-type="float">
            <text:p>1,5707963267949</text:p>
          </table:table-cell>
          <table:table-cell table:formula="of:=COS([.B54])*[.A54]" office:value-type="float" office:value="0.0000000000000117566092718146" calcext:value-type="float">
            <text:p>1,17566092718146E-14</text:p>
          </table:table-cell>
          <table:table-cell table:formula="of:=SIN([.B54])*[.$A54]" office:value-type="float" office:value="192" calcext:value-type="float">
            <text:p>192</text:p>
          </table:table-cell>
          <table:table-cell table:formula="of:=DEC2HEX([.C54];4)" office:value-type="string" office:string-value="0000" calcext:value-type="string">
            <text:p>0000</text:p>
          </table:table-cell>
          <table:table-cell table:formula="of:=DEC2HEX([.D54];4)" office:value-type="string" office:string-value="00C0" calcext:value-type="string">
            <text:p>00C0</text:p>
          </table:table-cell>
          <table:table-cell table:formula="of:=MID([.E54];LEN([.E54])-3;4)" office:value-type="string" office:string-value="0000" calcext:value-type="string">
            <text:p>0000</text:p>
          </table:table-cell>
          <table:table-cell table:formula="of:=MID([.F54];LEN([.F54])-3;4)" office:value-type="string" office:string-value="00C0" calcext:value-type="string">
            <text:p>00C0</text:p>
          </table:table-cell>
          <table:table-cell/>
          <table:table-cell table:formula="of:=&quot;    dc.w &quot; &amp; &quot;$&quot; &amp; [.G54] &amp; &quot;, $&quot; &amp; [.H54]" office:value-type="string" office:string-value="    dc.w $0000, $00C0" calcext:value-type="string">
            <text:p><text:s text:c="4"/>dc.w $0000, $00C0</text:p>
          </table:table-cell>
        </table:table-row>
        <table:table-row table:style-name="ro1">
          <table:table-cell table:formula="of:=[.A54]" office:value-type="float" office:value="192" calcext:value-type="float">
            <text:p>192</text:p>
          </table:table-cell>
          <table:table-cell table:formula="of:=5*PI()/8" office:value-type="float" office:value="1.96349540849362" calcext:value-type="float">
            <text:p>1,96349540849362</text:p>
          </table:table-cell>
          <table:table-cell table:formula="of:=COS([.B55])*[.A55]" office:value-type="float" office:value="-73.4752190140972" calcext:value-type="float">
            <text:p>-73,4752190140972</text:p>
          </table:table-cell>
          <table:table-cell table:formula="of:=SIN([.B55])*[.$A55]" office:value-type="float" office:value="177.384870242167" calcext:value-type="float">
            <text:p>177,384870242167</text:p>
          </table:table-cell>
          <table:table-cell table:formula="of:=DEC2HEX([.C55];4)" office:value-type="string" office:string-value="FFFFFFFFB6" calcext:value-type="string">
            <text:p>FFFFFFFFB6</text:p>
          </table:table-cell>
          <table:table-cell table:formula="of:=DEC2HEX([.D55];4)" office:value-type="string" office:string-value="00B1" calcext:value-type="string">
            <text:p>00B1</text:p>
          </table:table-cell>
          <table:table-cell table:formula="of:=MID([.E55];LEN([.E55])-3;4)" office:value-type="string" office:string-value="FFB6" calcext:value-type="string">
            <text:p>FFB6</text:p>
          </table:table-cell>
          <table:table-cell table:formula="of:=MID([.F55];LEN([.F55])-3;4)" office:value-type="string" office:string-value="00B1" calcext:value-type="string">
            <text:p>00B1</text:p>
          </table:table-cell>
          <table:table-cell/>
          <table:table-cell table:formula="of:=&quot;    dc.w &quot; &amp; &quot;$&quot; &amp; [.G55] &amp; &quot;, $&quot; &amp; [.H55]" office:value-type="string" office:string-value="    dc.w $FFB6, $00B1" calcext:value-type="string">
            <text:p><text:s text:c="4"/>dc.w $FFB6, $00B1</text:p>
          </table:table-cell>
        </table:table-row>
        <table:table-row table:style-name="ro1">
          <table:table-cell table:formula="of:=[.A55]" office:value-type="float" office:value="192" calcext:value-type="float">
            <text:p>192</text:p>
          </table:table-cell>
          <table:table-cell table:formula="of:=6*PI()/8" office:value-type="float" office:value="2.35619449019235" calcext:value-type="float">
            <text:p>2,35619449019235</text:p>
          </table:table-cell>
          <table:table-cell table:formula="of:=COS([.B56])*[.A56]" office:value-type="float" office:value="-135.764501987817" calcext:value-type="float">
            <text:p>-135,764501987817</text:p>
          </table:table-cell>
          <table:table-cell table:formula="of:=SIN([.B56])*[.$A56]" office:value-type="float" office:value="135.764501987817" calcext:value-type="float">
            <text:p>135,764501987817</text:p>
          </table:table-cell>
          <table:table-cell table:formula="of:=DEC2HEX([.C56];4)" office:value-type="string" office:string-value="FFFFFFFF78" calcext:value-type="string">
            <text:p>FFFFFFFF78</text:p>
          </table:table-cell>
          <table:table-cell table:formula="of:=DEC2HEX([.D56];4)" office:value-type="string" office:string-value="0087" calcext:value-type="string">
            <text:p>0087</text:p>
          </table:table-cell>
          <table:table-cell table:formula="of:=MID([.E56];LEN([.E56])-3;4)" office:value-type="string" office:string-value="FF78" calcext:value-type="string">
            <text:p>FF78</text:p>
          </table:table-cell>
          <table:table-cell table:formula="of:=MID([.F56];LEN([.F56])-3;4)" office:value-type="string" office:string-value="0087" calcext:value-type="string">
            <text:p>0087</text:p>
          </table:table-cell>
          <table:table-cell/>
          <table:table-cell table:formula="of:=&quot;    dc.w &quot; &amp; &quot;$&quot; &amp; [.G56] &amp; &quot;, $&quot; &amp; [.H56]" office:value-type="string" office:string-value="    dc.w $FF78, $0087" calcext:value-type="string">
            <text:p><text:s text:c="4"/>dc.w $FF78, $0087</text:p>
          </table:table-cell>
        </table:table-row>
        <table:table-row table:style-name="ro1">
          <table:table-cell table:formula="of:=[.A56]" office:value-type="float" office:value="192" calcext:value-type="float">
            <text:p>192</text:p>
          </table:table-cell>
          <table:table-cell table:formula="of:=7*PI()/8" office:value-type="float" office:value="2.74889357189107" calcext:value-type="float">
            <text:p>2,74889357189107</text:p>
          </table:table-cell>
          <table:table-cell table:formula="of:=COS([.B57])*[.A57]" office:value-type="float" office:value="-177.384870242167" calcext:value-type="float">
            <text:p>-177,384870242167</text:p>
          </table:table-cell>
          <table:table-cell table:formula="of:=SIN([.B57])*[.$A57]" office:value-type="float" office:value="73.4752190140973" calcext:value-type="float">
            <text:p>73,4752190140973</text:p>
          </table:table-cell>
          <table:table-cell table:formula="of:=DEC2HEX([.C57];4)" office:value-type="string" office:string-value="FFFFFFFF4E" calcext:value-type="string">
            <text:p>FFFFFFFF4E</text:p>
          </table:table-cell>
          <table:table-cell table:formula="of:=DEC2HEX([.D57];4)" office:value-type="string" office:string-value="0049" calcext:value-type="string">
            <text:p>0049</text:p>
          </table:table-cell>
          <table:table-cell table:formula="of:=MID([.E57];LEN([.E57])-3;4)" office:value-type="string" office:string-value="FF4E" calcext:value-type="string">
            <text:p>FF4E</text:p>
          </table:table-cell>
          <table:table-cell table:formula="of:=MID([.F57];LEN([.F57])-3;4)" office:value-type="string" office:string-value="0049" calcext:value-type="string">
            <text:p>0049</text:p>
          </table:table-cell>
          <table:table-cell/>
          <table:table-cell table:formula="of:=&quot;    dc.w &quot; &amp; &quot;$&quot; &amp; [.G57] &amp; &quot;, $&quot; &amp; [.H57]" office:value-type="string" office:string-value="    dc.w $FF4E, $0049" calcext:value-type="string">
            <text:p><text:s text:c="4"/>dc.w $FF4E, $0049</text:p>
          </table:table-cell>
        </table:table-row>
        <table:table-row table:style-name="ro1">
          <table:table-cell table:formula="of:=[.A57]" office:value-type="float" office:value="192" calcext:value-type="float">
            <text:p>192</text:p>
          </table:table-cell>
          <table:table-cell table:formula="of:=8*PI()/8" office:value-type="float" office:value="3.14159265358979" calcext:value-type="float">
            <text:p>3,14159265358979</text:p>
          </table:table-cell>
          <table:table-cell table:formula="of:=COS([.B58])*[.A58]" office:value-type="float" office:value="-192" calcext:value-type="float">
            <text:p>-192</text:p>
          </table:table-cell>
          <table:table-cell table:formula="of:=SIN([.B58])*[.$A58]" office:value-type="float" office:value="0.0000000000000235132185436292" calcext:value-type="float">
            <text:p>2,35132185436292E-14</text:p>
          </table:table-cell>
          <table:table-cell table:formula="of:=DEC2HEX([.C58];4)" office:value-type="string" office:string-value="FFFFFFFF40" calcext:value-type="string">
            <text:p>FFFFFFFF40</text:p>
          </table:table-cell>
          <table:table-cell table:formula="of:=DEC2HEX([.D58];4)" office:value-type="string" office:string-value="0000" calcext:value-type="string">
            <text:p>0000</text:p>
          </table:table-cell>
          <table:table-cell table:formula="of:=MID([.E58];LEN([.E58])-3;4)" office:value-type="string" office:string-value="FF40" calcext:value-type="string">
            <text:p>FF40</text:p>
          </table:table-cell>
          <table:table-cell table:formula="of:=MID([.F58];LEN([.F58])-3;4)" office:value-type="string" office:string-value="0000" calcext:value-type="string">
            <text:p>0000</text:p>
          </table:table-cell>
          <table:table-cell/>
          <table:table-cell table:formula="of:=&quot;    dc.w &quot; &amp; &quot;$&quot; &amp; [.G58] &amp; &quot;, $&quot; &amp; [.H58]" office:value-type="string" office:string-value="    dc.w $FF40, $0000" calcext:value-type="string">
            <text:p><text:s text:c="4"/>dc.w $FF40, $0000</text:p>
          </table:table-cell>
        </table:table-row>
        <table:table-row table:style-name="ro1">
          <table:table-cell table:formula="of:=[.A58]" office:value-type="float" office:value="192" calcext:value-type="float">
            <text:p>192</text:p>
          </table:table-cell>
          <table:table-cell table:formula="of:=9*PI()/8" office:value-type="float" office:value="3.53429173528852" calcext:value-type="float">
            <text:p>3,53429173528852</text:p>
          </table:table-cell>
          <table:table-cell table:formula="of:=COS([.B59])*[.A59]" office:value-type="float" office:value="-177.384870242167" calcext:value-type="float">
            <text:p>-177,384870242167</text:p>
          </table:table-cell>
          <table:table-cell table:formula="of:=SIN([.B59])*[.$A59]" office:value-type="float" office:value="-73.4752190140972" calcext:value-type="float">
            <text:p>-73,4752190140972</text:p>
          </table:table-cell>
          <table:table-cell table:formula="of:=DEC2HEX([.C59];4)" office:value-type="string" office:string-value="FFFFFFFF4E" calcext:value-type="string">
            <text:p>FFFFFFFF4E</text:p>
          </table:table-cell>
          <table:table-cell table:formula="of:=DEC2HEX([.D59];4)" office:value-type="string" office:string-value="FFFFFFFFB6" calcext:value-type="string">
            <text:p>FFFFFFFFB6</text:p>
          </table:table-cell>
          <table:table-cell table:formula="of:=MID([.E59];LEN([.E59])-3;4)" office:value-type="string" office:string-value="FF4E" calcext:value-type="string">
            <text:p>FF4E</text:p>
          </table:table-cell>
          <table:table-cell table:formula="of:=MID([.F59];LEN([.F59])-3;4)" office:value-type="string" office:string-value="FFB6" calcext:value-type="string">
            <text:p>FFB6</text:p>
          </table:table-cell>
          <table:table-cell/>
          <table:table-cell table:formula="of:=&quot;    dc.w &quot; &amp; &quot;$&quot; &amp; [.G59] &amp; &quot;, $&quot; &amp; [.H59]" office:value-type="string" office:string-value="    dc.w $FF4E, $FFB6" calcext:value-type="string">
            <text:p><text:s text:c="4"/>dc.w $FF4E, $FFB6</text:p>
          </table:table-cell>
        </table:table-row>
        <table:table-row table:style-name="ro1">
          <table:table-cell table:formula="of:=[.A59]" office:value-type="float" office:value="192" calcext:value-type="float">
            <text:p>192</text:p>
          </table:table-cell>
          <table:table-cell table:formula="of:=10*PI()/8" office:value-type="float" office:value="3.92699081698724" calcext:value-type="float">
            <text:p>3,92699081698724</text:p>
          </table:table-cell>
          <table:table-cell table:formula="of:=COS([.B60])*[.A60]" office:value-type="float" office:value="-135.764501987817" calcext:value-type="float">
            <text:p>-135,764501987817</text:p>
          </table:table-cell>
          <table:table-cell table:formula="of:=SIN([.B60])*[.$A60]" office:value-type="float" office:value="-135.764501987817" calcext:value-type="float">
            <text:p>-135,764501987817</text:p>
          </table:table-cell>
          <table:table-cell table:formula="of:=DEC2HEX([.C60];4)" office:value-type="string" office:string-value="FFFFFFFF78" calcext:value-type="string">
            <text:p>FFFFFFFF78</text:p>
          </table:table-cell>
          <table:table-cell table:formula="of:=DEC2HEX([.D60];4)" office:value-type="string" office:string-value="FFFFFFFF78" calcext:value-type="string">
            <text:p>FFFFFFFF78</text:p>
          </table:table-cell>
          <table:table-cell table:formula="of:=MID([.E60];LEN([.E60])-3;4)" office:value-type="string" office:string-value="FF78" calcext:value-type="string">
            <text:p>FF78</text:p>
          </table:table-cell>
          <table:table-cell table:formula="of:=MID([.F60];LEN([.F60])-3;4)" office:value-type="string" office:string-value="FF78" calcext:value-type="string">
            <text:p>FF78</text:p>
          </table:table-cell>
          <table:table-cell/>
          <table:table-cell table:formula="of:=&quot;    dc.w &quot; &amp; &quot;$&quot; &amp; [.G60] &amp; &quot;, $&quot; &amp; [.H60]" office:value-type="string" office:string-value="    dc.w $FF78, $FF78" calcext:value-type="string">
            <text:p><text:s text:c="4"/>dc.w $FF78, $FF78</text:p>
          </table:table-cell>
        </table:table-row>
        <table:table-row table:style-name="ro1">
          <table:table-cell table:formula="of:=[.A60]" office:value-type="float" office:value="192" calcext:value-type="float">
            <text:p>192</text:p>
          </table:table-cell>
          <table:table-cell table:formula="of:=11*PI()/8" office:value-type="float" office:value="4.31968989868597" calcext:value-type="float">
            <text:p>4,31968989868597</text:p>
          </table:table-cell>
          <table:table-cell table:formula="of:=COS([.B61])*[.A61]" office:value-type="float" office:value="-73.4752190140974" calcext:value-type="float">
            <text:p>-73,4752190140974</text:p>
          </table:table-cell>
          <table:table-cell table:formula="of:=SIN([.B61])*[.$A61]" office:value-type="float" office:value="-177.384870242167" calcext:value-type="float">
            <text:p>-177,384870242167</text:p>
          </table:table-cell>
          <table:table-cell table:formula="of:=DEC2HEX([.C61];4)" office:value-type="string" office:string-value="FFFFFFFFB6" calcext:value-type="string">
            <text:p>FFFFFFFFB6</text:p>
          </table:table-cell>
          <table:table-cell table:formula="of:=DEC2HEX([.D61];4)" office:value-type="string" office:string-value="FFFFFFFF4E" calcext:value-type="string">
            <text:p>FFFFFFFF4E</text:p>
          </table:table-cell>
          <table:table-cell table:style-name="ce114" table:formula="of:=MID([.E61];LEN([.E61])-3;4)" office:value-type="string" office:string-value="FFB6" calcext:value-type="string">
            <text:p>FFB6</text:p>
          </table:table-cell>
          <table:table-cell table:style-name="ce117" table:formula="of:=MID([.F61];LEN([.F61])-3;4)" office:value-type="string" office:string-value="FF4E" calcext:value-type="string">
            <text:p>FF4E</text:p>
          </table:table-cell>
          <table:table-cell/>
          <table:table-cell table:formula="of:=&quot;    dc.w &quot; &amp; &quot;$&quot; &amp; [.G61] &amp; &quot;, $&quot; &amp; [.H61]" office:value-type="string" office:string-value="    dc.w $FFB6, $FF4E" calcext:value-type="string">
            <text:p><text:s text:c="4"/>dc.w $FFB6, $FF4E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90" office:value-type="string" calcext:value-type="string">
            <text:p>Radius</text:p>
          </table:table-cell>
          <table:table-cell table:style-name="ce90" office:value-type="float" office:value="256" calcext:value-type="float">
            <text:p>256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formula="of:=[.C64]" office:value-type="float" office:value="256" calcext:value-type="float">
            <text:p>256</text:p>
          </table:table-cell>
          <table:table-cell table:formula="of:=-PI()/2" office:value-type="float" office:value="-1.5707963267949" calcext:value-type="float">
            <text:p>-1,5707963267949</text:p>
          </table:table-cell>
          <table:table-cell table:formula="of:=COS([.B67])*[.A67]" office:value-type="float" office:value="0.0000000000000156754790290861" calcext:value-type="float">
            <text:p>1,56754790290861E-14</text:p>
          </table:table-cell>
          <table:table-cell table:formula="of:=SIN([.B67])*[.$A67]" office:value-type="float" office:value="-256" calcext:value-type="float">
            <text:p>-256</text:p>
          </table:table-cell>
          <table:table-cell table:formula="of:=DEC2HEX([.C67];4)" office:value-type="string" office:string-value="0000" calcext:value-type="string">
            <text:p>0000</text:p>
          </table:table-cell>
          <table:table-cell table:formula="of:=DEC2HEX([.D67];4)" office:value-type="string" office:string-value="FFFFFFFF00" calcext:value-type="string">
            <text:p>FFFFFFFF00</text:p>
          </table:table-cell>
          <table:table-cell table:style-name="ce112" table:formula="of:=MID([.E67];LEN([.E67])-3;4)" office:value-type="string" office:string-value="0000" calcext:value-type="string">
            <text:p>0000</text:p>
          </table:table-cell>
          <table:table-cell table:style-name="ce115" table:formula="of:=MID([.F67];LEN([.F67])-3;4)" office:value-type="string" office:string-value="FF00" calcext:value-type="string">
            <text:p>FF00</text:p>
          </table:table-cell>
          <table:table-cell/>
          <table:table-cell table:formula="of:=&quot;    dc.w &quot; &amp; &quot;$&quot; &amp; [.G67] &amp; &quot;, $&quot; &amp; [.H67]" office:value-type="string" office:string-value="    dc.w $0000, $FF00" calcext:value-type="string">
            <text:p><text:s text:c="4"/>dc.w $0000, $FF00</text:p>
          </table:table-cell>
        </table:table-row>
        <table:table-row table:style-name="ro1">
          <table:table-cell table:formula="of:=[.A67]" office:value-type="float" office:value="256" calcext:value-type="float">
            <text:p>256</text:p>
          </table:table-cell>
          <table:table-cell table:formula="of:=13*PI()/8" office:value-type="float" office:value="5.10508806208341" calcext:value-type="float">
            <text:p>5,10508806208341</text:p>
          </table:table-cell>
          <table:table-cell table:formula="of:=COS([.B68])*[.A68]" office:value-type="float" office:value="97.966958685463" calcext:value-type="float">
            <text:p>97,966958685463</text:p>
          </table:table-cell>
          <table:table-cell table:formula="of:=SIN([.B68])*[.$A68]" office:value-type="float" office:value="-236.513160322889" calcext:value-type="float">
            <text:p>-236,513160322889</text:p>
          </table:table-cell>
          <table:table-cell table:formula="of:=DEC2HEX([.C68];4)" office:value-type="string" office:string-value="0061" calcext:value-type="string">
            <text:p>0061</text:p>
          </table:table-cell>
          <table:table-cell table:formula="of:=DEC2HEX([.D68];4)" office:value-type="string" office:string-value="FFFFFFFF13" calcext:value-type="string">
            <text:p>FFFFFFFF13</text:p>
          </table:table-cell>
          <table:table-cell table:formula="of:=MID([.E68];LEN([.E68])-3;4)" office:value-type="string" office:string-value="0061" calcext:value-type="string">
            <text:p>0061</text:p>
          </table:table-cell>
          <table:table-cell table:formula="of:=MID([.F68];LEN([.F68])-3;4)" office:value-type="string" office:string-value="FF13" calcext:value-type="string">
            <text:p>FF13</text:p>
          </table:table-cell>
          <table:table-cell/>
          <table:table-cell table:formula="of:=&quot;    dc.w &quot; &amp; &quot;$&quot; &amp; [.G68] &amp; &quot;, $&quot; &amp; [.H68]" office:value-type="string" office:string-value="    dc.w $0061, $FF13" calcext:value-type="string">
            <text:p><text:s text:c="4"/>dc.w $0061, $FF13</text:p>
          </table:table-cell>
        </table:table-row>
        <table:table-row table:style-name="ro1">
          <table:table-cell table:formula="of:=[.A68]" office:value-type="float" office:value="256" calcext:value-type="float">
            <text:p>256</text:p>
          </table:table-cell>
          <table:table-cell table:formula="of:=14*PI()/8" office:value-type="float" office:value="5.49778714378214" calcext:value-type="float">
            <text:p>5,49778714378214</text:p>
          </table:table-cell>
          <table:table-cell table:formula="of:=COS([.B69])*[.A69]" office:value-type="float" office:value="181.019335983756" calcext:value-type="float">
            <text:p>181,019335983756</text:p>
          </table:table-cell>
          <table:table-cell table:formula="of:=SIN([.B69])*[.$A69]" office:value-type="float" office:value="-181.019335983756" calcext:value-type="float">
            <text:p>-181,019335983756</text:p>
          </table:table-cell>
          <table:table-cell table:formula="of:=DEC2HEX([.C69];4)" office:value-type="string" office:string-value="00B5" calcext:value-type="string">
            <text:p>00B5</text:p>
          </table:table-cell>
          <table:table-cell table:formula="of:=DEC2HEX([.D69];4)" office:value-type="string" office:string-value="FFFFFFFF4A" calcext:value-type="string">
            <text:p>FFFFFFFF4A</text:p>
          </table:table-cell>
          <table:table-cell table:formula="of:=MID([.E69];LEN([.E69])-3;4)" office:value-type="string" office:string-value="00B5" calcext:value-type="string">
            <text:p>00B5</text:p>
          </table:table-cell>
          <table:table-cell table:formula="of:=MID([.F69];LEN([.F69])-3;4)" office:value-type="string" office:string-value="FF4A" calcext:value-type="string">
            <text:p>FF4A</text:p>
          </table:table-cell>
          <table:table-cell/>
          <table:table-cell table:formula="of:=&quot;    dc.w &quot; &amp; &quot;$&quot; &amp; [.G69] &amp; &quot;, $&quot; &amp; [.H69]" office:value-type="string" office:string-value="    dc.w $00B5, $FF4A" calcext:value-type="string">
            <text:p><text:s text:c="4"/>dc.w $00B5, $FF4A</text:p>
          </table:table-cell>
        </table:table-row>
        <table:table-row table:style-name="ro1">
          <table:table-cell table:formula="of:=[.A69]" office:value-type="float" office:value="256" calcext:value-type="float">
            <text:p>256</text:p>
          </table:table-cell>
          <table:table-cell table:formula="of:=15*PI()/8" office:value-type="float" office:value="5.89048622548086" calcext:value-type="float">
            <text:p>5,89048622548086</text:p>
          </table:table-cell>
          <table:table-cell table:formula="of:=COS([.B70])*[.A70]" office:value-type="float" office:value="236.513160322889" calcext:value-type="float">
            <text:p>236,513160322889</text:p>
          </table:table-cell>
          <table:table-cell table:formula="of:=SIN([.B70])*[.$A70]" office:value-type="float" office:value="-97.9669586854631" calcext:value-type="float">
            <text:p>-97,9669586854631</text:p>
          </table:table-cell>
          <table:table-cell table:formula="of:=DEC2HEX([.C70];4)" office:value-type="string" office:string-value="00EC" calcext:value-type="string">
            <text:p>00EC</text:p>
          </table:table-cell>
          <table:table-cell table:formula="of:=DEC2HEX([.D70];4)" office:value-type="string" office:string-value="FFFFFFFF9E" calcext:value-type="string">
            <text:p>FFFFFFFF9E</text:p>
          </table:table-cell>
          <table:table-cell table:formula="of:=MID([.E70];LEN([.E70])-3;4)" office:value-type="string" office:string-value="00EC" calcext:value-type="string">
            <text:p>00EC</text:p>
          </table:table-cell>
          <table:table-cell table:formula="of:=MID([.F70];LEN([.F70])-3;4)" office:value-type="string" office:string-value="FF9E" calcext:value-type="string">
            <text:p>FF9E</text:p>
          </table:table-cell>
          <table:table-cell/>
          <table:table-cell table:formula="of:=&quot;    dc.w &quot; &amp; &quot;$&quot; &amp; [.G70] &amp; &quot;, $&quot; &amp; [.H70]" office:value-type="string" office:string-value="    dc.w $00EC, $FF9E" calcext:value-type="string">
            <text:p><text:s text:c="4"/>dc.w $00EC, $FF9E</text:p>
          </table:table-cell>
        </table:table-row>
        <table:table-row table:style-name="ro1">
          <table:table-cell table:formula="of:=[.A70]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COS([.B71])*[.A71]" office:value-type="float" office:value="256" calcext:value-type="float">
            <text:p>256</text:p>
          </table:table-cell>
          <table:table-cell table:formula="of:=SIN([.B71])*[.$A71]" office:value-type="float" office:value="0" calcext:value-type="float">
            <text:p>0</text:p>
          </table:table-cell>
          <table:table-cell table:formula="of:=DEC2HEX([.C71];4)" office:value-type="string" office:string-value="0100" calcext:value-type="string">
            <text:p>0100</text:p>
          </table:table-cell>
          <table:table-cell table:formula="of:=DEC2HEX([.D71];4)" office:value-type="string" office:string-value="0000" calcext:value-type="string">
            <text:p>0000</text:p>
          </table:table-cell>
          <table:table-cell table:formula="of:=MID([.E71];LEN([.E71])-3;4)" office:value-type="string" office:string-value="0100" calcext:value-type="string">
            <text:p>0100</text:p>
          </table:table-cell>
          <table:table-cell table:formula="of:=MID([.F71];LEN([.F71])-3;4)" office:value-type="string" office:string-value="0000" calcext:value-type="string">
            <text:p>0000</text:p>
          </table:table-cell>
          <table:table-cell/>
          <table:table-cell table:formula="of:=&quot;    dc.w &quot; &amp; &quot;$&quot; &amp; [.G71] &amp; &quot;, $&quot; &amp; [.H71]" office:value-type="string" office:string-value="    dc.w $0100, $0000" calcext:value-type="string">
            <text:p><text:s text:c="4"/>dc.w $0100, $0000</text:p>
          </table:table-cell>
        </table:table-row>
        <table:table-row table:style-name="ro1">
          <table:table-cell table:formula="of:=[.A71]" office:value-type="float" office:value="256" calcext:value-type="float">
            <text:p>256</text:p>
          </table:table-cell>
          <table:table-cell table:formula="of:=PI()/8" office:value-type="float" office:value="0.392699081698724" calcext:value-type="float">
            <text:p>0,392699081698724</text:p>
          </table:table-cell>
          <table:table-cell table:formula="of:=COS([.B72])*[.A72]" office:value-type="float" office:value="236.513160322889" calcext:value-type="float">
            <text:p>236,513160322889</text:p>
          </table:table-cell>
          <table:table-cell table:formula="of:=SIN([.B72])*[.$A72]" office:value-type="float" office:value="97.966958685463" calcext:value-type="float">
            <text:p>97,966958685463</text:p>
          </table:table-cell>
          <table:table-cell table:formula="of:=DEC2HEX([.C72];4)" office:value-type="string" office:string-value="00EC" calcext:value-type="string">
            <text:p>00EC</text:p>
          </table:table-cell>
          <table:table-cell table:formula="of:=DEC2HEX([.D72];4)" office:value-type="string" office:string-value="0061" calcext:value-type="string">
            <text:p>0061</text:p>
          </table:table-cell>
          <table:table-cell table:formula="of:=MID([.E72];LEN([.E72])-3;4)" office:value-type="string" office:string-value="00EC" calcext:value-type="string">
            <text:p>00EC</text:p>
          </table:table-cell>
          <table:table-cell table:formula="of:=MID([.F72];LEN([.F72])-3;4)" office:value-type="string" office:string-value="0061" calcext:value-type="string">
            <text:p>0061</text:p>
          </table:table-cell>
          <table:table-cell/>
          <table:table-cell table:formula="of:=&quot;    dc.w &quot; &amp; &quot;$&quot; &amp; [.G72] &amp; &quot;, $&quot; &amp; [.H72]" office:value-type="string" office:string-value="    dc.w $00EC, $0061" calcext:value-type="string">
            <text:p><text:s text:c="4"/>dc.w $00EC, $0061</text:p>
          </table:table-cell>
        </table:table-row>
        <table:table-row table:style-name="ro1">
          <table:table-cell table:formula="of:=[.A72]" office:value-type="float" office:value="256" calcext:value-type="float">
            <text:p>256</text:p>
          </table:table-cell>
          <table:table-cell table:formula="of:=2*PI()/8" office:value-type="float" office:value="0.785398163397448" calcext:value-type="float">
            <text:p>0,785398163397448</text:p>
          </table:table-cell>
          <table:table-cell table:formula="of:=COS([.B73])*[.A73]" office:value-type="float" office:value="181.019335983756" calcext:value-type="float">
            <text:p>181,019335983756</text:p>
          </table:table-cell>
          <table:table-cell table:formula="of:=SIN([.B73])*[.$A73]" office:value-type="float" office:value="181.019335983756" calcext:value-type="float">
            <text:p>181,019335983756</text:p>
          </table:table-cell>
          <table:table-cell table:formula="of:=DEC2HEX([.C73];4)" office:value-type="string" office:string-value="00B5" calcext:value-type="string">
            <text:p>00B5</text:p>
          </table:table-cell>
          <table:table-cell table:formula="of:=DEC2HEX([.D73];4)" office:value-type="string" office:string-value="00B5" calcext:value-type="string">
            <text:p>00B5</text:p>
          </table:table-cell>
          <table:table-cell table:formula="of:=MID([.E73];LEN([.E73])-3;4)" office:value-type="string" office:string-value="00B5" calcext:value-type="string">
            <text:p>00B5</text:p>
          </table:table-cell>
          <table:table-cell table:formula="of:=MID([.F73];LEN([.F73])-3;4)" office:value-type="string" office:string-value="00B5" calcext:value-type="string">
            <text:p>00B5</text:p>
          </table:table-cell>
          <table:table-cell/>
          <table:table-cell table:formula="of:=&quot;    dc.w &quot; &amp; &quot;$&quot; &amp; [.G73] &amp; &quot;, $&quot; &amp; [.H73]" office:value-type="string" office:string-value="    dc.w $00B5, $00B5" calcext:value-type="string">
            <text:p><text:s text:c="4"/>dc.w $00B5, $00B5</text:p>
          </table:table-cell>
        </table:table-row>
        <table:table-row table:style-name="ro1">
          <table:table-cell table:formula="of:=[.A73]" office:value-type="float" office:value="256" calcext:value-type="float">
            <text:p>256</text:p>
          </table:table-cell>
          <table:table-cell table:formula="of:=3*PI()/8" office:value-type="float" office:value="1.17809724509617" calcext:value-type="float">
            <text:p>1,17809724509617</text:p>
          </table:table-cell>
          <table:table-cell table:formula="of:=COS([.B74])*[.A74]" office:value-type="float" office:value="97.966958685463" calcext:value-type="float">
            <text:p>97,966958685463</text:p>
          </table:table-cell>
          <table:table-cell table:formula="of:=SIN([.B74])*[.$A74]" office:value-type="float" office:value="236.513160322889" calcext:value-type="float">
            <text:p>236,513160322889</text:p>
          </table:table-cell>
          <table:table-cell table:formula="of:=DEC2HEX([.C74];4)" office:value-type="string" office:string-value="0061" calcext:value-type="string">
            <text:p>0061</text:p>
          </table:table-cell>
          <table:table-cell table:formula="of:=DEC2HEX([.D74];4)" office:value-type="string" office:string-value="00EC" calcext:value-type="string">
            <text:p>00EC</text:p>
          </table:table-cell>
          <table:table-cell table:formula="of:=MID([.E74];LEN([.E74])-3;4)" office:value-type="string" office:string-value="0061" calcext:value-type="string">
            <text:p>0061</text:p>
          </table:table-cell>
          <table:table-cell table:formula="of:=MID([.F74];LEN([.F74])-3;4)" office:value-type="string" office:string-value="00EC" calcext:value-type="string">
            <text:p>00EC</text:p>
          </table:table-cell>
          <table:table-cell/>
          <table:table-cell table:formula="of:=&quot;    dc.w &quot; &amp; &quot;$&quot; &amp; [.G74] &amp; &quot;, $&quot; &amp; [.H74]" office:value-type="string" office:string-value="    dc.w $0061, $00EC" calcext:value-type="string">
            <text:p><text:s text:c="4"/>dc.w $0061, $00EC</text:p>
          </table:table-cell>
        </table:table-row>
        <table:table-row table:style-name="ro1">
          <table:table-cell table:formula="of:=[.A74]" office:value-type="float" office:value="256" calcext:value-type="float">
            <text:p>256</text:p>
          </table:table-cell>
          <table:table-cell table:formula="of:=4*PI()/8" office:value-type="float" office:value="1.5707963267949" calcext:value-type="float">
            <text:p>1,5707963267949</text:p>
          </table:table-cell>
          <table:table-cell table:formula="of:=COS([.B75])*[.A75]" office:value-type="float" office:value="0.0000000000000156754790290861" calcext:value-type="float">
            <text:p>1,56754790290861E-14</text:p>
          </table:table-cell>
          <table:table-cell table:formula="of:=SIN([.B75])*[.$A75]" office:value-type="float" office:value="256" calcext:value-type="float">
            <text:p>256</text:p>
          </table:table-cell>
          <table:table-cell table:formula="of:=DEC2HEX([.C75];4)" office:value-type="string" office:string-value="0000" calcext:value-type="string">
            <text:p>0000</text:p>
          </table:table-cell>
          <table:table-cell table:formula="of:=DEC2HEX([.D75];4)" office:value-type="string" office:string-value="0100" calcext:value-type="string">
            <text:p>0100</text:p>
          </table:table-cell>
          <table:table-cell table:formula="of:=MID([.E75];LEN([.E75])-3;4)" office:value-type="string" office:string-value="0000" calcext:value-type="string">
            <text:p>0000</text:p>
          </table:table-cell>
          <table:table-cell table:formula="of:=MID([.F75];LEN([.F75])-3;4)" office:value-type="string" office:string-value="0100" calcext:value-type="string">
            <text:p>0100</text:p>
          </table:table-cell>
          <table:table-cell/>
          <table:table-cell table:formula="of:=&quot;    dc.w &quot; &amp; &quot;$&quot; &amp; [.G75] &amp; &quot;, $&quot; &amp; [.H75]" office:value-type="string" office:string-value="    dc.w $0000, $0100" calcext:value-type="string">
            <text:p><text:s text:c="4"/>dc.w $0000, $0100</text:p>
          </table:table-cell>
        </table:table-row>
        <table:table-row table:style-name="ro1">
          <table:table-cell table:formula="of:=[.A75]" office:value-type="float" office:value="256" calcext:value-type="float">
            <text:p>256</text:p>
          </table:table-cell>
          <table:table-cell table:formula="of:=5*PI()/8" office:value-type="float" office:value="1.96349540849362" calcext:value-type="float">
            <text:p>1,96349540849362</text:p>
          </table:table-cell>
          <table:table-cell table:formula="of:=COS([.B76])*[.A76]" office:value-type="float" office:value="-97.966958685463" calcext:value-type="float">
            <text:p>-97,966958685463</text:p>
          </table:table-cell>
          <table:table-cell table:formula="of:=SIN([.B76])*[.$A76]" office:value-type="float" office:value="236.513160322889" calcext:value-type="float">
            <text:p>236,513160322889</text:p>
          </table:table-cell>
          <table:table-cell table:formula="of:=DEC2HEX([.C76];4)" office:value-type="string" office:string-value="FFFFFFFF9E" calcext:value-type="string">
            <text:p>FFFFFFFF9E</text:p>
          </table:table-cell>
          <table:table-cell table:formula="of:=DEC2HEX([.D76];4)" office:value-type="string" office:string-value="00EC" calcext:value-type="string">
            <text:p>00EC</text:p>
          </table:table-cell>
          <table:table-cell table:formula="of:=MID([.E76];LEN([.E76])-3;4)" office:value-type="string" office:string-value="FF9E" calcext:value-type="string">
            <text:p>FF9E</text:p>
          </table:table-cell>
          <table:table-cell table:formula="of:=MID([.F76];LEN([.F76])-3;4)" office:value-type="string" office:string-value="00EC" calcext:value-type="string">
            <text:p>00EC</text:p>
          </table:table-cell>
          <table:table-cell/>
          <table:table-cell table:formula="of:=&quot;    dc.w &quot; &amp; &quot;$&quot; &amp; [.G76] &amp; &quot;, $&quot; &amp; [.H76]" office:value-type="string" office:string-value="    dc.w $FF9E, $00EC" calcext:value-type="string">
            <text:p><text:s text:c="4"/>dc.w $FF9E, $00EC</text:p>
          </table:table-cell>
        </table:table-row>
        <table:table-row table:style-name="ro1">
          <table:table-cell table:formula="of:=[.A76]" office:value-type="float" office:value="256" calcext:value-type="float">
            <text:p>256</text:p>
          </table:table-cell>
          <table:table-cell table:formula="of:=6*PI()/8" office:value-type="float" office:value="2.35619449019235" calcext:value-type="float">
            <text:p>2,35619449019235</text:p>
          </table:table-cell>
          <table:table-cell table:formula="of:=COS([.B77])*[.A77]" office:value-type="float" office:value="-181.019335983756" calcext:value-type="float">
            <text:p>-181,019335983756</text:p>
          </table:table-cell>
          <table:table-cell table:formula="of:=SIN([.B77])*[.$A77]" office:value-type="float" office:value="181.019335983756" calcext:value-type="float">
            <text:p>181,019335983756</text:p>
          </table:table-cell>
          <table:table-cell table:formula="of:=DEC2HEX([.C77];4)" office:value-type="string" office:string-value="FFFFFFFF4A" calcext:value-type="string">
            <text:p>FFFFFFFF4A</text:p>
          </table:table-cell>
          <table:table-cell table:formula="of:=DEC2HEX([.D77];4)" office:value-type="string" office:string-value="00B5" calcext:value-type="string">
            <text:p>00B5</text:p>
          </table:table-cell>
          <table:table-cell table:formula="of:=MID([.E77];LEN([.E77])-3;4)" office:value-type="string" office:string-value="FF4A" calcext:value-type="string">
            <text:p>FF4A</text:p>
          </table:table-cell>
          <table:table-cell table:formula="of:=MID([.F77];LEN([.F77])-3;4)" office:value-type="string" office:string-value="00B5" calcext:value-type="string">
            <text:p>00B5</text:p>
          </table:table-cell>
          <table:table-cell/>
          <table:table-cell table:formula="of:=&quot;    dc.w &quot; &amp; &quot;$&quot; &amp; [.G77] &amp; &quot;, $&quot; &amp; [.H77]" office:value-type="string" office:string-value="    dc.w $FF4A, $00B5" calcext:value-type="string">
            <text:p><text:s text:c="4"/>dc.w $FF4A, $00B5</text:p>
          </table:table-cell>
        </table:table-row>
        <table:table-row table:style-name="ro1">
          <table:table-cell table:formula="of:=[.A77]" office:value-type="float" office:value="256" calcext:value-type="float">
            <text:p>256</text:p>
          </table:table-cell>
          <table:table-cell table:formula="of:=7*PI()/8" office:value-type="float" office:value="2.74889357189107" calcext:value-type="float">
            <text:p>2,74889357189107</text:p>
          </table:table-cell>
          <table:table-cell table:formula="of:=COS([.B78])*[.A78]" office:value-type="float" office:value="-236.513160322889" calcext:value-type="float">
            <text:p>-236,513160322889</text:p>
          </table:table-cell>
          <table:table-cell table:formula="of:=SIN([.B78])*[.$A78]" office:value-type="float" office:value="97.966958685463" calcext:value-type="float">
            <text:p>97,966958685463</text:p>
          </table:table-cell>
          <table:table-cell table:formula="of:=DEC2HEX([.C78];4)" office:value-type="string" office:string-value="FFFFFFFF13" calcext:value-type="string">
            <text:p>FFFFFFFF13</text:p>
          </table:table-cell>
          <table:table-cell table:formula="of:=DEC2HEX([.D78];4)" office:value-type="string" office:string-value="0061" calcext:value-type="string">
            <text:p>0061</text:p>
          </table:table-cell>
          <table:table-cell table:formula="of:=MID([.E78];LEN([.E78])-3;4)" office:value-type="string" office:string-value="FF13" calcext:value-type="string">
            <text:p>FF13</text:p>
          </table:table-cell>
          <table:table-cell table:formula="of:=MID([.F78];LEN([.F78])-3;4)" office:value-type="string" office:string-value="0061" calcext:value-type="string">
            <text:p>0061</text:p>
          </table:table-cell>
          <table:table-cell/>
          <table:table-cell table:formula="of:=&quot;    dc.w &quot; &amp; &quot;$&quot; &amp; [.G78] &amp; &quot;, $&quot; &amp; [.H78]" office:value-type="string" office:string-value="    dc.w $FF13, $0061" calcext:value-type="string">
            <text:p><text:s text:c="4"/>dc.w $FF13, $0061</text:p>
          </table:table-cell>
        </table:table-row>
        <table:table-row table:style-name="ro1">
          <table:table-cell table:formula="of:=[.A78]" office:value-type="float" office:value="256" calcext:value-type="float">
            <text:p>256</text:p>
          </table:table-cell>
          <table:table-cell table:formula="of:=8*PI()/8" office:value-type="float" office:value="3.14159265358979" calcext:value-type="float">
            <text:p>3,14159265358979</text:p>
          </table:table-cell>
          <table:table-cell table:formula="of:=COS([.B79])*[.A79]" office:value-type="float" office:value="-256" calcext:value-type="float">
            <text:p>-256</text:p>
          </table:table-cell>
          <table:table-cell table:formula="of:=SIN([.B79])*[.$A79]" office:value-type="float" office:value="0.0000000000000313509580581722" calcext:value-type="float">
            <text:p>3,13509580581722E-14</text:p>
          </table:table-cell>
          <table:table-cell table:formula="of:=DEC2HEX([.C79];4)" office:value-type="string" office:string-value="FFFFFFFF00" calcext:value-type="string">
            <text:p>FFFFFFFF00</text:p>
          </table:table-cell>
          <table:table-cell table:formula="of:=DEC2HEX([.D79];4)" office:value-type="string" office:string-value="0000" calcext:value-type="string">
            <text:p>0000</text:p>
          </table:table-cell>
          <table:table-cell table:formula="of:=MID([.E79];LEN([.E79])-3;4)" office:value-type="string" office:string-value="FF00" calcext:value-type="string">
            <text:p>FF00</text:p>
          </table:table-cell>
          <table:table-cell table:formula="of:=MID([.F79];LEN([.F79])-3;4)" office:value-type="string" office:string-value="0000" calcext:value-type="string">
            <text:p>0000</text:p>
          </table:table-cell>
          <table:table-cell/>
          <table:table-cell table:formula="of:=&quot;    dc.w &quot; &amp; &quot;$&quot; &amp; [.G79] &amp; &quot;, $&quot; &amp; [.H79]" office:value-type="string" office:string-value="    dc.w $FF00, $0000" calcext:value-type="string">
            <text:p><text:s text:c="4"/>dc.w $FF00, $0000</text:p>
          </table:table-cell>
        </table:table-row>
        <table:table-row table:style-name="ro1">
          <table:table-cell table:formula="of:=[.A79]" office:value-type="float" office:value="256" calcext:value-type="float">
            <text:p>256</text:p>
          </table:table-cell>
          <table:table-cell table:formula="of:=9*PI()/8" office:value-type="float" office:value="3.53429173528852" calcext:value-type="float">
            <text:p>3,53429173528852</text:p>
          </table:table-cell>
          <table:table-cell table:formula="of:=COS([.B80])*[.A80]" office:value-type="float" office:value="-236.513160322889" calcext:value-type="float">
            <text:p>-236,513160322889</text:p>
          </table:table-cell>
          <table:table-cell table:formula="of:=SIN([.B80])*[.$A80]" office:value-type="float" office:value="-97.966958685463" calcext:value-type="float">
            <text:p>-97,966958685463</text:p>
          </table:table-cell>
          <table:table-cell table:formula="of:=DEC2HEX([.C80];4)" office:value-type="string" office:string-value="FFFFFFFF13" calcext:value-type="string">
            <text:p>FFFFFFFF13</text:p>
          </table:table-cell>
          <table:table-cell table:formula="of:=DEC2HEX([.D80];4)" office:value-type="string" office:string-value="FFFFFFFF9E" calcext:value-type="string">
            <text:p>FFFFFFFF9E</text:p>
          </table:table-cell>
          <table:table-cell table:formula="of:=MID([.E80];LEN([.E80])-3;4)" office:value-type="string" office:string-value="FF13" calcext:value-type="string">
            <text:p>FF13</text:p>
          </table:table-cell>
          <table:table-cell table:formula="of:=MID([.F80];LEN([.F80])-3;4)" office:value-type="string" office:string-value="FF9E" calcext:value-type="string">
            <text:p>FF9E</text:p>
          </table:table-cell>
          <table:table-cell/>
          <table:table-cell table:formula="of:=&quot;    dc.w &quot; &amp; &quot;$&quot; &amp; [.G80] &amp; &quot;, $&quot; &amp; [.H80]" office:value-type="string" office:string-value="    dc.w $FF13, $FF9E" calcext:value-type="string">
            <text:p><text:s text:c="4"/>dc.w $FF13, $FF9E</text:p>
          </table:table-cell>
        </table:table-row>
        <table:table-row table:style-name="ro1">
          <table:table-cell table:formula="of:=[.A80]" office:value-type="float" office:value="256" calcext:value-type="float">
            <text:p>256</text:p>
          </table:table-cell>
          <table:table-cell table:formula="of:=10*PI()/8" office:value-type="float" office:value="3.92699081698724" calcext:value-type="float">
            <text:p>3,92699081698724</text:p>
          </table:table-cell>
          <table:table-cell table:formula="of:=COS([.B81])*[.A81]" office:value-type="float" office:value="-181.019335983756" calcext:value-type="float">
            <text:p>-181,019335983756</text:p>
          </table:table-cell>
          <table:table-cell table:formula="of:=SIN([.B81])*[.$A81]" office:value-type="float" office:value="-181.019335983756" calcext:value-type="float">
            <text:p>-181,019335983756</text:p>
          </table:table-cell>
          <table:table-cell table:formula="of:=DEC2HEX([.C81];4)" office:value-type="string" office:string-value="FFFFFFFF4A" calcext:value-type="string">
            <text:p>FFFFFFFF4A</text:p>
          </table:table-cell>
          <table:table-cell table:formula="of:=DEC2HEX([.D81];4)" office:value-type="string" office:string-value="FFFFFFFF4A" calcext:value-type="string">
            <text:p>FFFFFFFF4A</text:p>
          </table:table-cell>
          <table:table-cell table:formula="of:=MID([.E81];LEN([.E81])-3;4)" office:value-type="string" office:string-value="FF4A" calcext:value-type="string">
            <text:p>FF4A</text:p>
          </table:table-cell>
          <table:table-cell table:formula="of:=MID([.F81];LEN([.F81])-3;4)" office:value-type="string" office:string-value="FF4A" calcext:value-type="string">
            <text:p>FF4A</text:p>
          </table:table-cell>
          <table:table-cell/>
          <table:table-cell table:formula="of:=&quot;    dc.w &quot; &amp; &quot;$&quot; &amp; [.G81] &amp; &quot;, $&quot; &amp; [.H81]" office:value-type="string" office:string-value="    dc.w $FF4A, $FF4A" calcext:value-type="string">
            <text:p><text:s text:c="4"/>dc.w $FF4A, $FF4A</text:p>
          </table:table-cell>
        </table:table-row>
        <table:table-row table:style-name="ro1">
          <table:table-cell table:formula="of:=[.A81]" office:value-type="float" office:value="256" calcext:value-type="float">
            <text:p>256</text:p>
          </table:table-cell>
          <table:table-cell table:formula="of:=11*PI()/8" office:value-type="float" office:value="4.31968989868597" calcext:value-type="float">
            <text:p>4,31968989868597</text:p>
          </table:table-cell>
          <table:table-cell table:formula="of:=COS([.B82])*[.A82]" office:value-type="float" office:value="-97.9669586854631" calcext:value-type="float">
            <text:p>-97,9669586854631</text:p>
          </table:table-cell>
          <table:table-cell table:formula="of:=SIN([.B82])*[.$A82]" office:value-type="float" office:value="-236.513160322889" calcext:value-type="float">
            <text:p>-236,513160322889</text:p>
          </table:table-cell>
          <table:table-cell table:formula="of:=DEC2HEX([.C82];4)" office:value-type="string" office:string-value="FFFFFFFF9E" calcext:value-type="string">
            <text:p>FFFFFFFF9E</text:p>
          </table:table-cell>
          <table:table-cell table:formula="of:=DEC2HEX([.D82];4)" office:value-type="string" office:string-value="FFFFFFFF13" calcext:value-type="string">
            <text:p>FFFFFFFF13</text:p>
          </table:table-cell>
          <table:table-cell table:style-name="ce114" table:formula="of:=MID([.E82];LEN([.E82])-3;4)" office:value-type="string" office:string-value="FF9E" calcext:value-type="string">
            <text:p>FF9E</text:p>
          </table:table-cell>
          <table:table-cell table:style-name="ce117" table:formula="of:=MID([.F82];LEN([.F82])-3;4)" office:value-type="string" office:string-value="FF13" calcext:value-type="string">
            <text:p>FF13</text:p>
          </table:table-cell>
          <table:table-cell/>
          <table:table-cell table:formula="of:=&quot;    dc.w &quot; &amp; &quot;$&quot; &amp; [.G82] &amp; &quot;, $&quot; &amp; [.H82]" office:value-type="string" office:string-value="    dc.w $FF9E, $FF13" calcext:value-type="string">
            <text:p><text:s text:c="4"/>dc.w $FF9E, $FF13</text:p>
          </table:table-cell>
        </table:table-row>
      </table:table>
      <table:table table:name="'file:///C:/GitProjects/PHC25Turbo/CircuitHelp%20-%20Copie.ods'#Caractères" table:print="false" table:style-name="ta_extref">
        <table:table-source xlink:type="simple" xlink:href="../CircuitHelp%20-%20Copie.ods" table:table-name="Caractères" table:mode="copy-results-only"/>
        <table:table-column table:number-columns-repeated="8"/>
        <table:table-row>
          <table:table-cell table:number-columns-repeated="8"/>
        </table:table-row>
        <table:table-row>
          <table:table-cell/>
          <table:table-cell table:style-name="ce1" office:value-type="string">
            <text:p> </text:p>
          </table:table-cell>
          <table:table-cell table:number-columns-repeated="5"/>
          <table:table-cell table:style-name="ce1" office:value-type="string">
            <text:p>h</text:p>
          </table:table-cell>
        </table:table-row>
        <table:table-row>
          <table:table-cell table:number-columns-repeated="7"/>
          <table:table-cell table:style-name="ce1" office:value-type="string">
            <text:p>k</text:p>
          </table:table-cell>
        </table:table-row>
        <table:table-row>
          <table:table-cell/>
          <table:table-cell table:style-name="ce1" office:value-type="string">
            <text:p>│</text:p>
          </table:table-cell>
          <table:table-cell table:number-columns-repeated="5"/>
          <table:table-cell table:style-name="ce1" office:value-type="string">
            <text:p>g</text:p>
          </table:table-cell>
        </table:table-row>
        <table:table-row>
          <table:table-cell/>
          <table:table-cell table:style-name="ce1" office:value-type="string">
            <text:p>─</text:p>
          </table:table-cell>
          <table:table-cell table:number-columns-repeated="5"/>
          <table:table-cell table:style-name="ce1" office:value-type="string">
            <text:p>m</text:p>
          </table:table-cell>
        </table:table-row>
        <table:table-row>
          <table:table-cell table:number-columns-repeated="7"/>
          <table:table-cell table:style-name="ce1" office:value-type="string">
            <text:p>i</text:p>
          </table:table-cell>
        </table:table-row>
        <table:table-row>
          <table:table-cell table:number-columns-repeated="7"/>
          <table:table-cell table:style-name="ce1" office:value-type="string">
            <text:p>l</text:p>
          </table:table-cell>
        </table:table-row>
        <table:table-row>
          <table:table-cell table:number-columns-repeated="7"/>
          <table:table-cell table:style-name="ce1" office:value-type="string">
            <text:p>f</text:p>
          </table:table-cell>
        </table:table-row>
        <table:table-row>
          <table:table-cell table:number-columns-repeated="7"/>
          <table:table-cell table:style-name="ce1" office:value-type="string">
            <text:p>j</text:p>
          </table:table-cell>
        </table:table-row>
        <table:table-row>
          <table:table-cell table:number-columns-repeated="8"/>
        </table:table-row>
        <table:table-row>
          <table:table-cell/>
          <table:table-cell table:style-name="ce1" office:value-type="string">
            <text:p></text:p>
          </table:table-cell>
        </table:table-row>
        <table:table-row>
          <table:table-cell table:number-columns-repeated="8"/>
        </table:table-row>
        <table:table-row>
          <table:table-cell/>
          <table:table-cell table:style-name="ce1" office:value-type="string">
            <text:p>▂</text:p>
          </table:table-cell>
        </table:table-row>
        <table:table-row>
          <table:table-cell/>
          <table:table-cell table:style-name="ce1" office:value-type="string">
            <text:p>▒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 style:data-style-name="N2" text:time-value="22:52:57.424770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23:36:08.168774100</meta:creation-date>
    <meta:generator>LibreOffice/25.2.5.2$Windows_X86_64 LibreOffice_project/03d19516eb2e1dd5d4ccd751a0d6f35f35e08022</meta:generator>
    <dc:date>2025-09-12T23:44:07.023813000</dc:date>
    <meta:editing-duration>P1DT13H57M21S</meta:editing-duration>
    <meta:editing-cycles>148</meta:editing-cycles>
    <meta:document-statistic meta:table-count="12" meta:cell-count="7834" meta:object-count="0"/>
  </office:meta>
</office:document-meta>
</file>